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Hindi" svg:font-family="'Lohit Hindi'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DejaVu Sans Mono" svg:font-family="'DejaVu Sans Mono'" style:font-family-generic="modern" style:font-pitch="fixed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Arial3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7.503cm" fo:margin-left="-1cm" table:align="left" style:writing-mode="lr-tb"/>
    </style:style>
    <style:style style:name="Tabla1.A" style:family="table-column">
      <style:table-column-properties style:column-width="3.5cm"/>
    </style:style>
    <style:style style:name="Tabla1.B" style:family="table-column">
      <style:table-column-properties style:column-width="3.251cm"/>
    </style:style>
    <style:style style:name="Tabla1.C" style:family="table-column">
      <style:table-column-properties style:column-width="2.748cm"/>
    </style:style>
    <style:style style:name="Tabla1.D" style:family="table-column">
      <style:table-column-properties style:column-width="2.755cm"/>
    </style:style>
    <style:style style:name="Tabla1.F" style:family="table-column">
      <style:table-column-properties style:column-width="2.501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d9d9d9" fo:padding="0.097cm" fo:border-left="0.1pt solid #000001" fo:border-right="none" fo:border-top="0.1pt solid #000001" fo:border-bottom="0.1pt solid #000001">
        <style:background-image/>
      </style:table-cell-properties>
    </style:style>
    <style:style style:name="Tabla1.F1" style:family="table-cell">
      <style:table-cell-properties style:vertical-align="middle" fo:background-color="#d9d9d9" fo:padding="0.097cm" fo:border="0.1pt solid #000001">
        <style:background-image/>
      </style:table-cell-properties>
    </style:style>
    <style:style style:name="Tabla1.2" style:family="table-row">
      <style:table-row-properties style:min-row-height="0.639cm" fo:keep-together="auto"/>
    </style:style>
    <style:style style:name="Tabla1.A2" style:family="table-cell">
      <style:table-cell-properties style:vertical-align="middle" fo:background-color="#ffffff" fo:padding="0.097cm" fo:border-left="0.1pt solid #000001" fo:border-right="none" fo:border-top="none" fo:border-bottom="0.1pt solid #000001">
        <style:background-image/>
      </style:table-cell-properties>
    </style:style>
    <style:style style:name="Tabla1.F2" style:family="table-cell">
      <style:table-cell-properties style:vertical-align="middle" fo:background-color="#ffffff" fo:padding="0.097cm" fo:border-left="0.1pt solid #000001" fo:border-right="0.1pt solid #000001" fo:border-top="none" fo:border-bottom="0.1pt solid #000001">
        <style:background-image/>
      </style:table-cell-properties>
    </style:style>
    <style:style style:name="Tabla2" style:family="table">
      <style:table-properties style:width="17.189cm" fo:margin-left="-0.102cm" table:align="left" style:writing-mode="lr-tb"/>
    </style:style>
    <style:style style:name="Tabla2.A" style:family="table-column">
      <style:table-column-properties style:column-width="4.452cm"/>
    </style:style>
    <style:style style:name="Tabla2.B" style:family="table-column">
      <style:table-column-properties style:column-width="3.958cm"/>
    </style:style>
    <style:style style:name="Tabla2.C" style:family="table-column">
      <style:table-column-properties style:column-width="3.771cm"/>
    </style:style>
    <style:style style:name="Tabla2.D" style:family="table-column">
      <style:table-column-properties style:column-width="5.008cm"/>
    </style:style>
    <style:style style:name="Tabla2.1" style:family="table-row">
      <style:table-row-properties style:min-row-height="0.808cm" fo:keep-together="auto"/>
    </style:style>
    <style:style style:name="Tabla2.A1" style:family="table-cell">
      <style:table-cell-properties fo:padding-left="0.191cm" fo:padding-right="0.191cm" fo:padding-top="0cm" fo:padding-bottom="0cm" fo:border="none"/>
    </style:style>
    <style:style style:name="Tabla2.2" style:family="table-row">
      <style:table-row-properties style:min-row-height="0.252cm" fo:keep-together="auto"/>
    </style:style>
    <style:style style:name="Tabla3" style:family="table">
      <style:table-properties style:width="15cm" table:align="margins" style:writing-mode="lr-tb"/>
    </style:style>
    <style:style style:name="Tabla3.A" style:family="table-column">
      <style:table-column-properties style:column-width="3.75cm" style:rel-column-width="16383*"/>
    </style:style>
    <style:style style:name="Tabla3.D" style:family="table-column">
      <style:table-column-properties style:column-width="3.75cm" style:rel-column-width="16386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5cm" table:align="margins" style:writing-mode="lr-tb"/>
    </style:style>
    <style:style style:name="Tabla4.A" style:family="table-column">
      <style:table-column-properties style:column-width="15cm" style:rel-column-width="65535*"/>
    </style:style>
    <style:style style:name="Tabla4.A1" style:family="table-cell">
      <style:table-cell-properties fo:padding="0.097cm" fo:border="0.05pt solid #000000"/>
    </style:style>
    <style:style style:name="Tabla5" style:family="table">
      <style:table-properties style:width="15.236cm" fo:margin-left="-0.123cm" table:align="left" style:writing-mode="lr-tb"/>
    </style:style>
    <style:style style:name="Tabla5.A" style:family="table-column">
      <style:table-column-properties style:column-width="3.614cm"/>
    </style:style>
    <style:style style:name="Tabla5.B" style:family="table-column">
      <style:table-column-properties style:column-width="11.622cm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#f2f2f2" style:border-line-width-left="0.062cm 0.062cm 0.062cm" style:border-line-width-right="0.053cm 0.053cm 0.053cm" style:border-line-width-top="0.062cm 0.062cm 0.062cm" style:border-line-width-bottom="0.053cm 0.053cm 0.053cm" fo:padding-left="0.123cm" fo:padding-right="0.123cm" fo:padding-top="0cm" fo:padding-bottom="0cm" fo:border-left="1.75pt double #808080" fo:border-right="1.5pt double #808080" fo:border-top="1.75pt double #808080" fo:border-bottom="1.5pt double #808080">
        <style:background-image/>
      </style:table-cell-properties>
    </style:style>
    <style:style style:name="Tabla5.B1" style:family="table-cell">
      <style:table-cell-properties style:border-line-width-left="0.053cm 0.053cm 0.053cm" style:border-line-width-right="0.062cm 0.062cm 0.062cm" style:border-line-width-top="0.062cm 0.062cm 0.062cm" style:border-line-width-bottom="0.053cm 0.053cm 0.053cm" fo:padding-left="0.123cm" fo:padding-right="0.123cm" fo:padding-top="0cm" fo:padding-bottom="0cm" fo:border-left="1.5pt double #808080" fo:border-right="1.75pt double #808080" fo:border-top="1.75pt double #808080" fo:border-bottom="1.5pt double #808080"/>
    </style:style>
    <style:style style:name="Tabla5.A2" style:family="table-cell">
      <style:table-cell-properties fo:background-color="#f2f2f2" style:border-line-width-left="0.062cm 0.062cm 0.062cm" style:border-line-width-right="0.053cm 0.053cm 0.053cm" style:border-line-width-top="0.053cm 0.053cm 0.053cm" style:border-line-width-bottom="0.053cm 0.053cm 0.053cm" fo:padding-left="0.123cm" fo:padding-right="0.123cm" fo:padding-top="0cm" fo:padding-bottom="0cm" fo:border-left="1.75pt double #808080" fo:border-right="1.5pt double #808080" fo:border-top="1.5pt double #808080" fo:border-bottom="1.5pt double #808080">
        <style:background-image/>
      </style:table-cell-properties>
    </style:style>
    <style:style style:name="Tabla5.B2" style:family="table-cell">
      <style:table-cell-properties style:border-line-width-left="0.053cm 0.053cm 0.053cm" style:border-line-width-right="0.062cm 0.062cm 0.062cm" style:border-line-width-top="0.053cm 0.053cm 0.053cm" style:border-line-width-bottom="0.053cm 0.053cm 0.053cm" fo:padding-left="0.123cm" fo:padding-right="0.123cm" fo:padding-top="0cm" fo:padding-bottom="0cm" fo:border-left="1.5pt double #808080" fo:border-right="1.75pt double #808080" fo:border-top="1.5pt double #808080" fo:border-bottom="1.5pt double #808080"/>
    </style:style>
    <style:style style:name="Tabla5.A3" style:family="table-cell">
      <style:table-cell-properties fo:background-color="#f2f2f2" style:border-line-width-left="0.062cm 0.062cm 0.062cm" style:border-line-width-right="0.053cm 0.053cm 0.053cm" style:border-line-width-bottom="0.053cm 0.053cm 0.053cm" fo:padding-left="0.123cm" fo:padding-right="0.123cm" fo:padding-top="0cm" fo:padding-bottom="0cm" fo:border-left="1.75pt double #808080" fo:border-right="1.5pt double #808080" fo:border-top="none" fo:border-bottom="1.5pt double #808080">
        <style:background-image/>
      </style:table-cell-properties>
    </style:style>
    <style:style style:name="Tabla5.B3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5.B4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5.B5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5.B6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5.B7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5.B8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5.B9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5.A10" style:family="table-cell">
      <style:table-cell-properties fo:background-color="#f2f2f2" style:border-line-width-left="0.062cm 0.062cm 0.062cm" style:border-line-width-right="0.062cm 0.062cm 0.062cm" style:border-line-width-bottom="0.053cm 0.053cm 0.053cm" fo:padding-left="0.123cm" fo:padding-right="0.123cm" fo:padding-top="0cm" fo:padding-bottom="0cm" fo:border-left="1.75pt double #808080" fo:border-right="1.75pt double #808080" fo:border-top="none" fo:border-bottom="1.5pt double #808080">
        <style:background-image/>
      </style:table-cell-properties>
    </style:style>
    <style:style style:name="Tabla5.B11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5.A12" style:family="table-cell">
      <style:table-cell-properties style:vertical-align="" fo:background-color="#f2f2f2" style:border-line-width-left="0.062cm 0.062cm 0.062cm" style:border-line-width-right="0.053cm 0.053cm 0.053cm" style:border-line-width-bottom="0.053cm 0.053cm 0.053cm" fo:padding-left="0.123cm" fo:padding-right="0.123cm" fo:padding-top="0cm" fo:padding-bottom="0cm" fo:border-left="1.75pt double #808080" fo:border-right="1.5pt double #808080" fo:border-top="none" fo:border-bottom="1.5pt double #808080">
        <style:background-image/>
      </style:table-cell-properties>
    </style:style>
    <style:style style:name="Tabla5.B12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5.A13" style:family="table-cell">
      <style:table-cell-properties style:vertical-align="middle" fo:background-color="#f2f2f2" style:border-line-width-left="0.062cm 0.062cm 0.062cm" style:border-line-width-right="0.062cm 0.062cm 0.062cm" style:border-line-width-bottom="0.053cm 0.053cm 0.053cm" fo:padding-left="0.123cm" fo:padding-right="0.123cm" fo:padding-top="0cm" fo:padding-bottom="0cm" fo:border-left="1.75pt double #808080" fo:border-right="1.75pt double #808080" fo:border-top="none" fo:border-bottom="1.5pt double #808080">
        <style:background-image/>
      </style:table-cell-properties>
    </style:style>
    <style:style style:name="Tabla5.B15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6" style:family="table">
      <style:table-properties style:width="14.471cm" table:align="center" style:writing-mode="lr-tb"/>
    </style:style>
    <style:style style:name="Tabla6.A" style:family="table-column">
      <style:table-column-properties style:column-width="6.944cm"/>
    </style:style>
    <style:style style:name="Tabla6.B" style:family="table-column">
      <style:table-column-properties style:column-width="7.527cm"/>
    </style:style>
    <style:style style:name="Tabla6.1" style:family="table-row">
      <style:table-row-properties style:min-row-height="0.702cm" fo:keep-together="auto"/>
    </style:style>
    <style:style style:name="Tabla6.A1" style:family="table-cell">
      <style:table-cell-properties style:vertical-align="middle" fo:background-color="#c4bc96" fo:padding-left="0.123cm" fo:padding-right="0.123cm" fo:padding-top="0cm" fo:padding-bottom="0cm" fo:border="0.5pt solid #00000a">
        <style:background-image/>
      </style:table-cell-properties>
    </style:style>
    <style:style style:name="Tabla6.A2" style:family="table-cell">
      <style:table-cell-properties style:vertical-align="middle" fo:background-color="transparent" fo:padding-left="0.123cm" fo:padding-right="0.123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a6.B2" style:family="table-cell">
      <style:table-cell-properties style:vertical-align="" fo:background-color="transparent" fo:padding-left="0.123cm" fo:padding-right="0.123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a7" style:family="table">
      <style:table-properties style:width="16.154cm" fo:margin-left="-0.191cm" table:align="left" style:writing-mode="lr-tb"/>
    </style:style>
    <style:style style:name="Tabla7.A" style:family="table-column">
      <style:table-column-properties style:column-width="4.276cm"/>
    </style:style>
    <style:style style:name="Tabla7.B" style:family="table-column">
      <style:table-column-properties style:column-width="11.878cm"/>
    </style:style>
    <style:style style:name="Tabla7.1" style:family="table-row">
      <style:table-row-properties fo:keep-together="auto"/>
    </style:style>
    <style:style style:name="Tabla7.A1" style:family="table-cell">
      <style:table-cell-properties fo:padding-left="0.191cm" fo:padding-right="0.191cm" fo:padding-top="0cm" fo:padding-bottom="0cm" fo:border="0.5pt solid #000001"/>
    </style:style>
    <style:style style:name="Tabla7.2" style:family="table-row">
      <style:table-row-properties style:min-row-height="1.259cm" fo:keep-together="auto"/>
    </style:style>
    <style:style style:name="Tabla7.A2" style:family="table-cell">
      <style:table-cell-properties style:vertical-align="middle" fo:padding-left="0.191cm" fo:padding-right="0.191cm" fo:padding-top="0cm" fo:padding-bottom="0cm" fo:border-left="0.5pt solid #000001" fo:border-right="0.5pt solid #000001" fo:border-top="none" fo:border-bottom="0.5pt solid #000001"/>
    </style:style>
    <style:style style:name="Tabla7.B2" style:family="table-cell">
      <style:table-cell-properties fo:padding-left="0.191cm" fo:padding-right="0.191cm" fo:padding-top="0cm" fo:padding-bottom="0cm" fo:border-left="0.5pt solid #000001" fo:border-right="0.5pt solid #000001" fo:border-top="none" fo:border-bottom="0.5pt solid #000001"/>
    </style:style>
    <style:style style:name="Tabla7.B3" style:family="table-cell">
      <style:table-cell-properties fo:padding-left="0.191cm" fo:padding-right="0.191cm" fo:padding-top="0cm" fo:padding-bottom="0cm" fo:border-left="0.5pt solid #000001" fo:border-right="0.5pt solid #000001" fo:border-top="none" fo:border-bottom="0.5pt solid #000001"/>
    </style:style>
    <style:style style:name="Tabla7.B4" style:family="table-cell">
      <style:table-cell-properties fo:padding-left="0.191cm" fo:padding-right="0.191cm" fo:padding-top="0cm" fo:padding-bottom="0cm" fo:border-left="0.5pt solid #000001" fo:border-right="0.5pt solid #000001" fo:border-top="none" fo:border-bottom="0.5pt solid #000001"/>
    </style:style>
    <style:style style:name="Tabla8" style:family="table">
      <style:table-properties style:width="10.633cm" fo:margin-left="-0.191cm" table:align="left" style:writing-mode="lr-tb"/>
    </style:style>
    <style:style style:name="Tabla8.A" style:family="table-column">
      <style:table-column-properties style:column-width="10.633cm"/>
    </style:style>
    <style:style style:name="Tabla8.1" style:family="table-row">
      <style:table-row-properties style:min-row-height="1.374cm" fo:keep-together="auto"/>
    </style:style>
    <style:style style:name="Tabla8.A1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 fo:background-color="transparent">
        <style:tab-stops>
          <style:tab-stop style:position="7.5cm" style:type="center"/>
        </style:tab-stops>
        <style:background-image/>
      </style:paragraph-properties>
      <style:text-properties fo:language="pt" fo:country="BR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margin-top="0cm" fo:margin-bottom="0cm" fo:text-align="justify" style:justify-single-word="false"/>
      <style:text-properties fo:color="#000000" style:font-name="Arial" fo:language="pt" fo:country="BR"/>
    </style:style>
    <style:style style:name="P4" style:family="paragraph" style:parent-style-name="Standard">
      <style:paragraph-properties fo:margin-top="0cm" fo:margin-bottom="0cm" fo:text-align="justify" style:justify-single-word="false">
        <style:tab-stops>
          <style:tab-stop style:position="12.619cm"/>
        </style:tab-stops>
      </style:paragraph-properties>
      <style:text-properties fo:color="#000000" style:font-name="Arial" fo:language="pt" fo:country="BR"/>
    </style:style>
    <style:style style:name="P5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.501cm"/>
        </style:tab-stops>
      </style:paragraph-properties>
      <style:text-properties fo:color="#000000" style:font-name="Arial" fo:language="pt" fo:country="BR"/>
    </style:style>
    <style:style style:name="P6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cm"/>
        </style:tab-stops>
      </style:paragraph-properties>
      <style:text-properties fo:color="#000000" style:font-name="Arial" fo:language="pt" fo:country="BR"/>
    </style:style>
    <style:style style:name="P7" style:family="paragraph" style:parent-style-name="Standard">
      <style:paragraph-properties fo:margin-top="0cm" fo:margin-bottom="0cm" fo:line-height="100%" fo:text-align="end" style:justify-single-word="false"/>
      <style:text-properties fo:color="#000000" style:font-name="Arial" fo:language="pt" fo:country="BR"/>
    </style:style>
    <style:style style:name="P8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language="pt" fo:country="BR"/>
    </style:style>
    <style:style style:name="P9" style:family="paragraph" style:parent-style-name="Standard">
      <style:paragraph-properties fo:margin-top="0cm" fo:margin-bottom="0cm" fo:text-align="justify" style:justify-single-word="false">
        <style:tab-stops>
          <style:tab-stop style:position="12.619cm"/>
        </style:tab-stops>
      </style:paragraph-properties>
      <style:text-properties fo:color="#000000" style:font-name="Arial" fo:font-size="10pt" fo:language="pt" fo:country="BR" style:font-size-asian="10pt" style:font-size-complex="10pt"/>
    </style:style>
    <style:style style:name="P10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cm"/>
        </style:tab-stops>
      </style:paragraph-properties>
      <style:text-properties fo:color="#000000" style:font-name="Arial" fo:font-size="10pt" fo:language="pt" fo:country="BR" style:font-size-asian="10pt" style:font-size-complex="10pt"/>
    </style:style>
    <style:style style:name="P11" style:family="paragraph" style:parent-style-name="Standard">
      <style:paragraph-properties fo:margin-top="0cm" fo:margin-bottom="0cm"/>
      <style:text-properties fo:color="#000000" style:font-name="Arial" fo:font-size="10pt" fo:language="pt" fo:country="BR" style:font-size-asian="10pt" style:font-name-complex="Arial3" style:font-size-complex="10pt"/>
    </style:style>
    <style:style style:name="P12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style:font-size-asian="10pt" style:font-name-complex="Arial3" style:font-size-complex="10pt"/>
    </style:style>
    <style:style style:name="P13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.501cm"/>
        </style:tab-stops>
      </style:paragraph-properties>
      <style:text-properties fo:color="#000000" style:font-name="Arial" fo:font-size="10pt" fo:language="pt" fo:country="BR" style:font-size-asian="10pt" style:font-name-complex="Arial3" style:font-size-complex="10pt"/>
    </style:style>
    <style:style style:name="P14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cm"/>
        </style:tab-stops>
      </style:paragraph-properties>
      <style:text-properties fo:color="#000000" style:font-name="Arial" fo:font-size="10pt" fo:language="pt" fo:country="BR" style:font-size-asian="10pt" style:font-name-complex="Arial3" style:font-size-complex="10pt"/>
    </style:style>
    <style:style style:name="P15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pt" fo:country="BR" style:font-size-asian="10pt" style:font-name-complex="Arial3" style:font-size-complex="10pt"/>
    </style:style>
    <style:style style:name="P16" style:family="paragraph" style:parent-style-name="Standard">
      <style:paragraph-properties fo:margin-top="0cm" fo:margin-bottom="0cm"/>
      <style:text-properties fo:color="#000000" style:font-name="Arial" fo:font-size="10pt" fo:language="pt" fo:country="BR" style:font-size-asian="10pt" style:font-name-complex="Arial3" style:font-size-complex="10pt" style:font-weight-complex="bold"/>
    </style:style>
    <style:style style:name="P17" style:family="paragraph" style:parent-style-name="Standard">
      <style:paragraph-properties fo:margin-top="0cm" fo:margin-bottom="0cm" fo:line-height="100%"/>
      <style:text-properties fo:color="#000000" style:font-name="Arial" fo:font-size="10pt" fo:language="pt" fo:country="BR" style:font-size-asian="10pt" style:font-name-complex="Arial3" style:font-size-complex="10pt" style:font-weight-complex="bold"/>
    </style:style>
    <style:style style:name="P18" style:family="paragraph" style:parent-style-name="Standard">
      <style:paragraph-properties fo:margin-top="0cm" fo:margin-bottom="0cm" fo:line-height="100%">
        <style:tab-stops>
          <style:tab-stop style:position="0cm"/>
        </style:tab-stops>
      </style:paragraph-properties>
      <style:text-properties fo:color="#000000" style:font-name="Arial" fo:font-size="10pt" fo:language="pt" fo:country="BR" style:font-size-asian="10pt" style:font-name-complex="Arial3" style:font-size-complex="10pt" style:font-weight-complex="bold"/>
    </style:style>
    <style:style style:name="P19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style:font-size-asian="10pt" style:font-name-complex="Arial3" style:font-size-complex="10pt" style:font-weight-complex="bold"/>
    </style:style>
    <style:style style:name="P20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style:font-size-asian="10pt" style:font-name-complex="Arial3" style:font-size-complex="10pt" style:font-weight-complex="bold"/>
    </style:style>
    <style:style style:name="P21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style:font-size-asian="10pt" style:font-name-complex="Arial3" style:font-size-complex="10pt"/>
    </style:style>
    <style:style style:name="P22" style:family="paragraph" style:parent-style-name="Standard">
      <style:paragraph-properties fo:margin-top="0cm" fo:margin-bottom="0cm" fo:text-align="justify" style:justify-single-word="false">
        <style:tab-stops>
          <style:tab-stop style:position="12.619cm"/>
        </style:tab-stops>
      </style:paragraph-properties>
      <style:text-properties fo:color="#000000" style:font-name="Arial" fo:font-size="10pt" fo:language="pt" fo:country="BR" style:font-size-asian="10pt" style:font-name-complex="Arial3" style:font-size-complex="10pt"/>
    </style:style>
    <style:style style:name="P23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style:font-size-asian="10pt" style:font-name-complex="Arial3" style:font-size-complex="10pt" style:font-style-complex="italic"/>
    </style:style>
    <style:style style:name="P24" style:family="paragraph" style:parent-style-name="Standard">
      <style:paragraph-properties fo:margin-top="0cm" fo:margin-bottom="0cm" fo:line-height="100%"/>
      <style:text-properties fo:color="#000000" style:font-name="Arial" fo:font-size="10pt" fo:language="pt" fo:country="BR" style:font-size-asian="10pt" style:language-asian="pt" style:country-asian="BR" style:font-name-complex="Arial3" style:font-size-complex="10pt"/>
    </style:style>
    <style:style style:name="P25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style:font-size-asian="10pt" style:language-asian="pt" style:country-asian="BR" style:font-name-complex="Arial3" style:font-size-complex="10pt"/>
    </style:style>
    <style:style style:name="P26" style:family="paragraph" style:parent-style-name="Standard">
      <style:paragraph-properties fo:margin-top="0cm" fo:margin-bottom="0cm" fo:text-align="justify" style:justify-single-word="false">
        <style:tab-stops>
          <style:tab-stop style:position="1.988cm"/>
        </style:tab-stops>
      </style:paragraph-properties>
      <style:text-properties fo:color="#000000" style:font-name="Arial" fo:font-size="10pt" fo:language="pt" fo:country="BR" style:font-size-asian="10pt" style:language-asian="pt" style:country-asian="BR" style:font-name-complex="Arial3" style:font-size-complex="10pt"/>
    </style:style>
    <style:style style:name="P27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pt" fo:country="BR" fo:font-weight="bold" style:font-size-asian="10pt" style:font-weight-asian="bold" style:font-name-complex="Arial" style:font-size-complex="10pt" style:font-style-complex="italic" style:font-weight-complex="bold"/>
    </style:style>
    <style:style style:name="P28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style-complex="italic" style:font-weight-complex="bold"/>
    </style:style>
    <style:style style:name="P29" style:family="paragraph" style:parent-style-name="Standard">
      <style:paragraph-properties fo:margin-top="0cm" fo:margin-bottom="0cm" fo:line-height="100%"/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style-complex="italic"/>
    </style:style>
    <style:style style:name="P30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style-complex="italic"/>
    </style:style>
    <style:style style:name="P31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32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.501cm"/>
        </style:tab-stops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33" style:family="paragraph" style:parent-style-name="Standard">
      <style:paragraph-properties fo:margin-top="0cm" fo:margin-bottom="0cm" fo:line-height="100%">
        <style:tab-stops>
          <style:tab-stop style:position="0cm"/>
        </style:tab-stops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34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35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36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.501cm"/>
        </style:tab-stops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37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38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39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40" style:family="paragraph" style:parent-style-name="Standard">
      <style:paragraph-properties fo:margin-top="0cm" fo:margin-bottom="0cm" fo:text-align="justify" style:justify-single-word="false">
        <style:tab-stops>
          <style:tab-stop style:position="12.619cm"/>
        </style:tab-stops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41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.501cm"/>
        </style:tab-stops>
      </style:paragraph-properties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3" style:font-size-complex="10pt"/>
    </style:style>
    <style:style style:name="P42" style:family="paragraph" style:parent-style-name="Standard">
      <style:paragraph-properties fo:margin-top="0cm" fo:margin-bottom="0cm" fo:line-height="100%">
        <style:tab-stops>
          <style:tab-stop style:position="0cm"/>
        </style:tab-stops>
      </style:paragraph-properties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3" style:font-size-complex="10pt" style:font-weight-complex="bold"/>
    </style:style>
    <style:style style:name="P43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3" style:font-size-complex="10pt"/>
    </style:style>
    <style:style style:name="P44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cm"/>
        </style:tab-stops>
      </style:paragraph-properties>
      <style:text-properties fo:color="#000000" style:font-name="Arial" fo:font-size="10pt" fo:language="pt" fo:country="BR" fo:font-weight="bold" fo:background-color="transparent" style:font-size-asian="10pt" style:font-weight-asian="bold" style:font-name-complex="Arial3" style:font-size-complex="8pt" style:font-style-complex="italic" style:font-weight-complex="bold"/>
    </style:style>
    <style:style style:name="P45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pt" fo:country="BR" fo:font-weight="bold" style:font-name-asian="Calibri1" style:font-size-asian="10pt" style:language-asian="pt" style:country-asian="BR" style:font-weight-asian="bold" style:font-name-complex="Arial3" style:font-size-complex="10pt"/>
    </style:style>
    <style:style style:name="P46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fo:font-weight="bold" style:font-name-asian="Times New Roman1" style:font-size-asian="10pt" style:language-asian="pt" style:country-asian="BR" style:font-weight-asian="bold" style:font-name-complex="Arial3" style:font-size-complex="10pt" style:font-weight-complex="bold"/>
    </style:style>
    <style:style style:name="P47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fo:font-weight="bold" fo:background-color="#ffff00" style:font-size-asian="10pt" style:font-weight-asian="bold" style:font-name-complex="Arial3" style:font-size-complex="10pt" style:font-weight-complex="bold"/>
    </style:style>
    <style:style style:name="P48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cm"/>
        </style:tab-stops>
      </style:paragraph-properties>
      <style:text-properties fo:color="#000000" style:font-name="Arial" fo:font-size="10pt" fo:language="pt" fo:country="BR" style:text-underline-style="none" fo:font-weight="bold" style:font-size-asian="10pt" style:font-weight-asian="bold" style:font-name-complex="Arial3" style:font-size-complex="10pt" style:font-weight-complex="bold"/>
    </style:style>
    <style:style style:name="P49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style:text-underline-style="none" fo:font-weight="normal" style:font-size-asian="10pt" style:font-weight-asian="normal" style:font-name-complex="Arial3" style:font-size-complex="10pt" style:font-weight-complex="normal"/>
    </style:style>
    <style:style style:name="P50" style:family="paragraph" style:parent-style-name="Standard">
      <style:paragraph-properties fo:margin-top="0cm" fo:margin-bottom="0cm" fo:line-height="100%" fo:text-align="start" style:justify-single-word="false"/>
      <style:text-properties fo:color="#000000" style:font-name="Arial" fo:font-size="10pt" fo:language="pt" fo:country="BR" style:text-underline-style="none" fo:font-weight="normal" style:font-size-asian="10pt" style:font-weight-asian="normal" style:font-name-complex="Arial3" style:font-size-complex="10pt" style:font-weight-complex="normal"/>
    </style:style>
    <style:style style:name="P51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style:text-underline-style="none" fo:font-weight="normal" style:font-size-asian="10pt" style:font-weight-asian="normal" style:font-name-complex="Arial3" style:font-size-complex="10pt" style:font-weight-complex="normal"/>
    </style:style>
    <style:style style:name="P52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cm"/>
          <style:tab-stop style:position="0.501cm"/>
        </style:tab-stops>
      </style:paragraph-properties>
      <style:text-properties fo:color="#000000" style:font-name="Arial" fo:font-size="10pt" fo:language="pt" fo:country="BR" style:text-underline-style="none" fo:font-weight="normal" fo:background-color="#ffff00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53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fo:font-weight="normal" fo:background-color="#ffff00" style:font-size-asian="10pt" style:font-weight-asian="normal" style:font-name-complex="Arial3" style:font-size-complex="10pt" style:font-weight-complex="normal"/>
    </style:style>
    <style:style style:name="P54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fo:font-weight="normal" fo:background-color="transparent" style:font-size-asian="10pt" style:font-weight-asian="normal" style:font-name-complex="Arial3" style:font-size-complex="10pt" style:font-weight-complex="normal"/>
    </style:style>
    <style:style style:name="P55" style:family="paragraph" style:parent-style-name="Standard">
      <style:paragraph-properties fo:margin-top="0cm" fo:margin-bottom="0cm" style:line-height-at-least="0.388cm" fo:text-align="justify" style:justify-single-word="false">
        <style:tab-stops>
          <style:tab-stop style:position="1.27cm"/>
        </style:tab-stops>
      </style:paragraph-properties>
      <style:text-properties fo:color="#000000" style:font-name="Arial" fo:font-size="10pt" fo:language="pt" fo:country="BR" fo:font-weight="normal" fo:background-color="transparent" style:font-size-asian="10pt" style:font-weight-asian="normal" style:font-name-complex="Arial3" style:font-size-complex="10pt" style:font-weight-complex="normal"/>
    </style:style>
    <style:style style:name="P56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weight-complex="bold"/>
    </style:style>
    <style:style style:name="P57" style:family="paragraph" style:parent-style-name="Standard">
      <style:paragraph-properties fo:margin-top="0cm" fo:margin-bottom="0cm" fo:text-align="start" style:justify-single-word="false"/>
      <style:text-properties fo:color="#000000" style:font-name="Arial" fo:font-size="10pt" fo:language="pt" fo:country="BR" fo:font-weight="normal" style:font-size-asian="10pt" style:font-weight-asian="normal" style:font-name-complex="Arial3" style:font-size-complex="10pt"/>
    </style:style>
    <style:style style:name="P58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style:font-name-asian="Times New Roman1" style:font-size-asian="10pt" style:language-asian="pt" style:country-asian="BR" style:font-name-complex="Arial3" style:font-size-complex="10pt"/>
    </style:style>
    <style:style style:name="P59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style:text-underline-style="solid" style:text-underline-width="auto" style:text-underline-color="font-color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style-complex="italic" style:font-weight-complex="bold"/>
    </style:style>
    <style:style style:name="P60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.501cm"/>
        </style:tab-stops>
      </style:paragraph-properties>
    </style:style>
    <style:style style:name="P61" style:family="paragraph" style:parent-style-name="Standard">
      <style:paragraph-properties fo:margin-top="0cm" fo:margin-bottom="0cm" fo:text-align="center" style:justify-single-word="false"/>
      <style:text-properties style:font-name="Arial" fo:language="pt" fo:country="BR"/>
    </style:style>
    <style:style style:name="P62" style:family="paragraph" style:parent-style-name="Standard">
      <style:paragraph-properties fo:margin-top="0cm" fo:margin-bottom="0cm" fo:text-align="justify" style:justify-single-word="false"/>
      <style:text-properties style:font-name="Arial" fo:language="pt" fo:country="BR"/>
    </style:style>
    <style:style style:name="P63" style:family="paragraph" style:parent-style-name="Standard">
      <style:paragraph-properties fo:margin-top="0cm" fo:margin-bottom="0cm" fo:text-align="justify" style:justify-single-word="false">
        <style:tab-stops>
          <style:tab-stop style:position="0.501cm"/>
        </style:tab-stops>
      </style:paragraph-properties>
      <style:text-properties style:font-name="Arial" fo:language="pt" fo:country="BR"/>
    </style:style>
    <style:style style:name="P64" style:family="paragraph" style:parent-style-name="Standard">
      <style:paragraph-properties fo:margin-top="0cm" fo:margin-bottom="0cm" fo:text-align="justify" style:justify-single-word="false">
        <style:tab-stops>
          <style:tab-stop style:position="0cm"/>
          <style:tab-stop style:position="0.501cm"/>
        </style:tab-stops>
      </style:paragraph-properties>
      <style:text-properties style:font-name="Arial" fo:language="pt" fo:country="BR"/>
    </style:style>
    <style:style style:name="P65" style:family="paragraph" style:parent-style-name="Standard">
      <style:paragraph-properties fo:margin-top="0cm" fo:margin-bottom="0cm" fo:line-height="100%"/>
      <style:text-properties style:font-name="Arial" fo:language="pt" fo:country="BR"/>
    </style:style>
    <style:style style:name="P66" style:family="paragraph" style:parent-style-name="Standard">
      <style:paragraph-properties fo:margin-top="0cm" fo:margin-bottom="0cm" fo:line-height="100%" fo:text-align="justify" style:justify-single-word="false"/>
      <style:text-properties style:font-name="Arial" fo:language="pt" fo:country="BR"/>
    </style:style>
    <style:style style:name="P67" style:family="paragraph" style:parent-style-name="Standard">
      <style:paragraph-properties fo:margin-top="0cm" fo:margin-bottom="0cm" fo:line-height="100%" fo:text-align="justify" style:justify-single-word="false" fo:orphans="0" fo:widows="0"/>
      <style:text-properties style:font-name="Arial" fo:language="pt" fo:country="BR"/>
    </style:style>
    <style:style style:name="P68" style:family="paragraph" style:parent-style-name="Standard">
      <style:paragraph-properties fo:margin-top="0cm" fo:margin-bottom="0cm" fo:line-height="100%" fo:text-align="center" style:justify-single-word="false"/>
      <style:text-properties style:font-name="Arial" fo:language="pt" fo:country="BR" fo:background-color="transparent"/>
    </style:style>
    <style:style style:name="P69" style:family="paragraph" style:parent-style-name="Standard">
      <style:paragraph-properties fo:margin-top="0cm" fo:margin-bottom="0cm" fo:line-height="100%" fo:text-align="justify" style:justify-single-word="false"/>
      <style:text-properties style:font-name="Arial" fo:language="pt" fo:country="BR" fo:background-color="transparent"/>
    </style:style>
    <style:style style:name="P70" style:family="paragraph" style:parent-style-name="Standard">
      <style:paragraph-properties fo:margin-top="0cm" fo:margin-bottom="0cm" fo:line-height="100%" fo:text-align="justify" style:justify-single-word="false" fo:orphans="0" fo:widows="0"/>
      <style:text-properties style:font-name="Arial" fo:language="pt" fo:country="BR" fo:background-color="transparent"/>
    </style:style>
    <style:style style:name="P71" style:family="paragraph" style:parent-style-name="Standard">
      <style:paragraph-properties fo:margin-top="0cm" fo:margin-bottom="0cm" fo:line-height="100%" fo:text-align="justify" style:justify-single-word="false"/>
      <style:text-properties style:font-name="Arial" fo:language="pt" fo:country="BR" fo:font-weight="normal" style:font-weight-asian="normal" style:font-weight-complex="normal"/>
    </style:style>
    <style:style style:name="P72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style:font-size-asian="10pt" style:font-size-complex="10pt"/>
    </style:style>
    <style:style style:name="P73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style:font-size-asian="10pt" style:language-asian="pt" style:country-asian="BR" style:font-name-complex="Arial3" style:font-size-complex="10pt"/>
    </style:style>
    <style:style style:name="P74" style:family="paragraph" style:parent-style-name="Standard">
      <style:paragraph-properties fo:margin-top="0cm" fo:margin-bottom="0cm" fo:text-align="justify" style:justify-single-word="false">
        <style:tab-stops>
          <style:tab-stop style:position="0.501cm"/>
        </style:tab-stops>
      </style:paragraph-properties>
      <style:text-properties style:font-name="Arial" fo:font-size="10pt" fo:language="pt" fo:country="BR" style:font-size-asian="10pt" style:language-asian="pt" style:country-asian="BR" style:font-name-complex="Arial3" style:font-size-complex="10pt"/>
    </style:style>
    <style:style style:name="P75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style:font-size-asian="10pt" style:font-name-complex="Arial3" style:font-size-complex="10pt" style:font-weight-complex="bold"/>
    </style:style>
    <style:style style:name="P76" style:family="paragraph" style:parent-style-name="Standard">
      <style:paragraph-properties fo:margin-top="0cm" fo:margin-bottom="0cm" fo:line-height="100%" fo:text-align="justify" style:justify-single-word="false" fo:orphans="0" fo:widows="0"/>
      <style:text-properties style:font-name="Arial" fo:font-size="10pt" fo:language="pt" fo:country="BR" style:font-size-asian="10pt" style:font-name-complex="Arial3" style:font-size-complex="10pt" style:font-weight-complex="bold"/>
    </style:style>
    <style:style style:name="P77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style:font-size-asian="10pt" style:font-name-complex="Arial3" style:font-size-complex="10pt"/>
    </style:style>
    <style:style style:name="P78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fo:font-weight="bold" style:font-size-asian="10pt" style:language-asian="pt" style:country-asian="BR" style:font-weight-asian="bold" style:font-name-complex="Arial3" style:font-size-complex="10pt"/>
    </style:style>
    <style:style style:name="P79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fo:font-weight="bold" style:font-size-asian="10pt" style:font-weight-asian="bold" style:font-size-complex="10pt"/>
    </style:style>
    <style:style style:name="P80" style:family="paragraph" style:parent-style-name="Standard">
      <style:paragraph-properties fo:margin-top="0cm" fo:margin-bottom="0cm" fo:line-height="100%"/>
      <style:text-properties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81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82" style:family="paragraph" style:parent-style-name="Standard">
      <style:paragraph-properties fo:margin-top="0cm" fo:margin-bottom="0cm" fo:text-align="center" style:justify-single-word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83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84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85" style:family="paragraph" style:parent-style-name="Standard">
      <style:paragraph-properties fo:margin-top="0cm" fo:margin-bottom="0cm" fo:line-height="100%" fo:text-align="center" style:justify-single-word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86" style:family="paragraph" style:parent-style-name="Standard">
      <style:paragraph-properties fo:margin-top="0cm" fo:margin-bottom="0cm"/>
      <style:text-properties style:font-name="Arial" fo:font-size="10pt" fo:language="pt" fo:country="BR" fo:font-weight="bold" fo:background-color="transparent" style:font-size-asian="10pt" style:font-weight-asian="bold" style:font-name-complex="Arial3" style:font-size-complex="10pt"/>
    </style:style>
    <style:style style:name="P87" style:family="paragraph" style:parent-style-name="Standard">
      <style:paragraph-properties fo:margin-top="0cm" fo:margin-bottom="0cm" fo:text-align="center" style:justify-single-word="false"/>
      <style:text-properties style:font-name="Arial" fo:font-size="10pt" fo:language="pt" fo:country="BR" fo:font-weight="bold" fo:background-color="transparent" style:font-size-asian="10pt" style:font-weight-asian="bold" style:font-name-complex="Arial3" style:font-size-complex="10pt"/>
    </style:style>
    <style:style style:name="P88" style:family="paragraph" style:parent-style-name="Standard">
      <style:paragraph-properties fo:margin-top="0cm" fo:margin-bottom="0cm" fo:line-height="100%" fo:text-align="center" style:justify-single-word="false"/>
      <style:text-properties style:font-name="Arial" fo:font-size="10pt" fo:language="pt" fo:country="BR" fo:font-weight="bold" fo:background-color="transparent" style:font-size-asian="10pt" style:font-weight-asian="bold" style:font-name-complex="Arial3" style:font-size-complex="10pt"/>
    </style:style>
    <style:style style:name="P89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weight="bold" fo:background-color="transparent" style:font-size-asian="10pt" style:font-weight-asian="bold" style:font-name-complex="Arial3" style:font-size-complex="10pt"/>
    </style:style>
    <style:style style:name="P90" style:family="paragraph" style:parent-style-name="Standard">
      <style:paragraph-properties fo:margin-top="0cm" fo:margin-bottom="0cm" fo:line-height="100%"/>
      <style:text-properties style:font-name="Arial" fo:font-size="10pt" fo:language="pt" fo:country="BR" fo:font-weight="bold" fo:background-color="transparent" style:font-size-asian="10pt" style:font-weight-asian="bold" style:font-name-complex="Arial3" style:font-size-complex="10pt" style:font-weight-complex="bold"/>
    </style:style>
    <style:style style:name="P91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weight="bold" style:font-name-asian="Times New Roman1" style:font-size-asian="10pt" style:language-asian="pt" style:country-asian="BR" style:font-weight-asian="bold" style:font-name-complex="Arial3" style:font-size-complex="10pt"/>
    </style:style>
    <style:style style:name="P92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style:text-underline-style="none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P93" style:family="paragraph" style:parent-style-name="Standard">
      <style:paragraph-properties fo:margin-top="0cm" fo:margin-bottom="0cm" fo:text-align="start" style:justify-single-word="false"/>
      <style:text-properties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94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style:text-underline-style="none" fo:font-weight="bold" style:font-size-asian="10pt" style:language-asian="pt" style:country-asian="BR" style:font-weight-asian="bold" style:font-name-complex="Arial3" style:font-size-complex="10pt" style:font-weight-complex="normal"/>
    </style:style>
    <style:style style:name="P95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P96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weight="normal" style:font-size-asian="10pt" style:font-weight-asian="normal" style:font-name-complex="Arial3" style:font-size-complex="10pt" style:font-weight-complex="normal"/>
    </style:style>
    <style:style style:name="P97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1.251cm"/>
        </style:tab-stops>
      </style:paragraph-properties>
      <style:text-properties style:font-name="Arial" fo:font-size="10pt" fo:language="pt" fo:country="BR" fo:font-weight="normal" style:font-size-asian="10pt" style:font-weight-asian="normal" style:font-name-complex="Arial3" style:font-size-complex="10pt" style:font-weight-complex="normal"/>
    </style:style>
    <style:style style:name="P98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weight="normal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99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weight="normal" fo:background-color="transparent" style:font-size-asian="10pt" style:font-weight-asian="normal" style:font-name-complex="Arial3" style:font-size-complex="10pt" style:font-weight-complex="normal"/>
    </style:style>
    <style:style style:name="P100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background-color="transparent" style:font-size-asian="10pt" style:font-name-complex="Arial3" style:font-size-complex="10pt" style:font-weight-complex="bold"/>
    </style:style>
    <style:style style:name="P101" style:family="paragraph" style:parent-style-name="Standard">
      <style:paragraph-properties fo:margin-top="0cm" fo:margin-bottom="0cm" fo:line-height="100%" fo:text-align="justify" style:justify-single-word="false" fo:orphans="0" fo:widows="0"/>
      <style:text-properties style:font-name="Arial" fo:font-size="10pt" fo:language="pt" fo:country="BR" fo:background-color="transparent" style:font-size-asian="10pt" style:font-name-complex="Arial3" style:font-size-complex="10pt" style:font-weight-complex="bold"/>
    </style:style>
    <style:style style:name="P102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fo:font-style="italic" style:font-size-asian="10pt" style:language-asian="pt" style:country-asian="BR" style:font-style-asian="italic" style:font-name-complex="Arial3" style:font-size-complex="10pt"/>
    </style:style>
    <style:style style:name="P103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fo:font-style="italic" style:font-size-asian="10pt" style:font-style-asian="italic" style:font-name-complex="Arial3" style:font-size-complex="10pt"/>
    </style:style>
    <style:style style:name="P104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style="italic" fo:font-weight="normal" style:font-size-asian="10pt" style:font-style-asian="italic" style:font-weight-asian="normal" style:font-name-complex="Arial3" style:font-size-complex="10pt" style:font-weight-complex="normal"/>
    </style:style>
    <style:style style:name="P105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17.408cm"/>
        </style:tab-stops>
      </style:paragraph-properties>
      <style:text-properties style:font-name="Arial" fo:font-size="10pt" fo:language="pt" fo:country="BR" fo:font-style="italic" fo:font-weight="normal" style:font-size-asian="10pt" style:font-style-asian="italic" style:font-weight-asian="normal" style:font-name-complex="Arial3" style:font-size-complex="10pt" style:font-weight-complex="normal"/>
    </style:style>
    <style:style style:name="P106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7.001cm"/>
          <style:tab-stop style:position="17.408cm"/>
        </style:tab-stops>
      </style:paragraph-properties>
      <style:text-properties style:font-name="Arial" fo:font-size="10pt" fo:language="pt" fo:country="BR" fo:font-style="italic" fo:font-weight="normal" style:font-size-asian="10pt" style:font-style-asian="italic" style:font-weight-asian="normal" style:font-name-complex="Arial3" style:font-size-complex="10pt" style:font-weight-complex="normal"/>
    </style:style>
    <style:style style:name="P107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style="italic" fo:font-weight="normal" style:font-size-asian="10pt" style:language-asian="pt" style:country-asian="BR" style:font-style-asian="italic" style:font-weight-asian="normal" style:font-name-complex="Arial3" style:font-size-complex="10pt" style:font-weight-complex="normal"/>
    </style:style>
    <style:style style:name="P108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style="italic" fo:font-weight="bold" style:font-size-asian="10pt" style:font-style-asian="italic" style:font-weight-asian="bold" style:font-name-complex="Arial3" style:font-size-complex="10pt" style:font-weight-complex="normal"/>
    </style:style>
    <style:style style:name="P109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style:font-name-asian="Times New Roman1" style:font-size-asian="10pt" style:language-asian="pt" style:country-asian="BR" style:font-name-complex="Arial3" style:font-size-complex="10pt"/>
    </style:style>
    <style:style style:name="P110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.635cm"/>
          <style:tab-stop style:position="1.251cm"/>
          <style:tab-stop style:position="1.778cm"/>
          <style:tab-stop style:position="3.048cm"/>
          <style:tab-stop style:position="4.318cm"/>
          <style:tab-stop style:position="5.588cm"/>
          <style:tab-stop style:position="6.858cm"/>
          <style:tab-stop style:position="8.128cm"/>
          <style:tab-stop style:position="9.398cm"/>
          <style:tab-stop style:position="10.668cm"/>
          <style:tab-stop style:position="11.938cm"/>
        </style:tab-stops>
      </style:paragraph-properties>
      <style:text-properties style:font-name="Arial"/>
    </style:style>
    <style:style style:name="P111" style:family="paragraph" style:parent-style-name="Standard">
      <style:paragraph-properties fo:margin-top="0cm" fo:margin-bottom="0cm" fo:line-height="100%" fo:text-align="justify" style:justify-single-word="false" fo:background-color="#d9d9d9">
        <style:background-image/>
      </style:paragraph-properties>
      <style:text-properties fo:color="#000000" style:font-name="Arial" fo:font-size="10pt" fo:language="pt" fo:country="BR" fo:font-weight="bold" style:font-name-asian="Calibri1" style:font-size-asian="10pt" style:font-weight-asian="bold" style:font-name-complex="Arial3" style:font-size-complex="10pt"/>
    </style:style>
    <style:style style:name="P112" style:family="paragraph" style:parent-style-name="Standard">
      <style:paragraph-properties fo:margin-top="0cm" fo:margin-bottom="0cm" fo:text-align="justify" style:justify-single-word="false" fo:background-color="#d9d9d9"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113" style:family="paragraph" style:parent-style-name="Standard">
      <style:paragraph-properties fo:margin-top="0cm" fo:margin-bottom="0cm" fo:text-align="justify" style:justify-single-word="false" fo:background-color="#d9d9d9">
        <style:tab-stops>
          <style:tab-stop style:position="0.501cm"/>
        </style:tab-stops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114" style:family="paragraph" style:parent-style-name="Standard">
      <style:paragraph-properties fo:margin-top="0cm" fo:margin-bottom="0cm" fo:line-height="100%" fo:text-align="justify" style:justify-single-word="false" fo:background-color="#d9d9d9">
        <style:background-image/>
      </style:paragraph-properties>
      <style:text-properties fo:color="#000000" style:font-name="Arial" fo:language="pt" fo:country="BR"/>
    </style:style>
    <style:style style:name="P115" style:family="paragraph" style:parent-style-name="Standard">
      <style:paragraph-properties fo:margin-top="0cm" fo:margin-bottom="0cm" fo:background-color="#d9d9d9">
        <style:background-image/>
      </style:paragraph-properties>
      <style:text-properties style:font-name="Arial" fo:language="pt" fo:country="BR"/>
    </style:style>
    <style:style style:name="P116" style:family="paragraph" style:parent-style-name="Standard">
      <style:paragraph-properties fo:margin-top="0cm" fo:margin-bottom="0cm" fo:text-align="justify" style:justify-single-word="false" fo:background-color="#d9d9d9">
        <style:background-image/>
      </style:paragraph-properties>
      <style:text-properties style:font-name="Arial" fo:language="pt" fo:country="BR"/>
    </style:style>
    <style:style style:name="P117" style:family="paragraph" style:parent-style-name="Standard">
      <style:paragraph-properties fo:margin-top="0cm" fo:margin-bottom="0cm" fo:line-height="100%" fo:text-align="justify" style:justify-single-word="false" fo:background-color="#d9d9d9">
        <style:background-image/>
      </style:paragraph-properties>
      <style:text-properties style:font-name="Arial" fo:language="pt" fo:country="BR"/>
    </style:style>
    <style:style style:name="P118" style:family="paragraph" style:parent-style-name="Standard">
      <style:paragraph-properties fo:margin-top="0cm" fo:margin-bottom="0cm" fo:line-height="100%" fo:text-align="justify" style:justify-single-word="false" fo:hyphenation-ladder-count="no-limit" fo:background-color="#d9d9d9">
        <style:background-image/>
      </style:paragraph-properties>
      <style:text-properties style:font-name="Arial" fo:language="pt" fo:country="BR" fo:hyphenate="false" fo:hyphenation-remain-char-count="2" fo:hyphenation-push-char-count="2"/>
    </style:style>
    <style:style style:name="P119" style:family="paragraph" style:parent-style-name="Standard">
      <style:paragraph-properties fo:margin-top="0cm" fo:margin-bottom="0cm" fo:text-align="justify" style:justify-single-word="false" fo:background-color="#d9d9d9">
        <style:background-image/>
      </style:paragraph-properties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120" style:family="paragraph" style:parent-style-name="Standard">
      <style:paragraph-properties fo:margin-top="0cm" fo:margin-bottom="0cm" fo:text-align="justify" style:justify-single-word="false" fo:background-color="#d9d9d9">
        <style:tab-stops>
          <style:tab-stop style:position="0cm"/>
        </style:tab-stops>
        <style:background-image/>
      </style:paragraph-properties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121" style:family="paragraph" style:parent-style-name="Standard">
      <style:paragraph-properties fo:margin-top="0cm" fo:margin-bottom="0cm" fo:text-align="justify" style:justify-single-word="false" fo:background-color="#d9d9d9">
        <style:background-image/>
      </style:paragraph-properties>
      <style:text-properties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122" style:family="paragraph" style:parent-style-name="Standard">
      <style:paragraph-properties fo:margin-top="0cm" fo:margin-bottom="0cm" fo:line-height="100%" fo:text-align="justify" style:justify-single-word="false" fo:background-color="#d9d9d9">
        <style:background-image/>
      </style:paragraph-properties>
      <style:text-properties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123" style:family="paragraph" style:parent-style-name="Standard">
      <style:paragraph-properties fo:margin-top="0cm" fo:margin-bottom="0cm" fo:line-height="100%" fo:text-align="justify" style:justify-single-word="false" fo:background-color="#d9d9d9">
        <style:background-image/>
      </style:paragraph-properties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124" style:family="paragraph" style:parent-style-name="Standard">
      <style:paragraph-properties fo:margin-top="0cm" fo:margin-bottom="0cm" fo:line-height="100%" fo:text-align="justify" style:justify-single-word="false" fo:orphans="0" fo:widows="0" fo:background-color="#d9d9d9">
        <style:background-image/>
      </style:paragraph-properties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125" style:family="paragraph" style:parent-style-name="Standard">
      <style:paragraph-properties fo:margin-top="0cm" fo:margin-bottom="0cm" fo:text-align="justify" style:justify-single-word="false" fo:background-color="#d9d9d9">
        <style:background-image/>
      </style:paragraph-properties>
      <style:text-properties style:font-name="Arial" fo:font-size="10pt" fo:language="pt" fo:country="BR" fo:font-weight="bold" style:font-size-asian="10pt" style:language-asian="pt" style:country-asian="BR" style:font-weight-asian="bold" style:font-name-complex="Arial3" style:font-size-complex="10pt"/>
    </style:style>
    <style:style style:name="P126" style:family="paragraph" style:parent-style-name="Standard">
      <style:paragraph-properties fo:margin-top="0cm" fo:margin-bottom="0cm" fo:text-align="justify" style:justify-single-word="false" fo:background-color="#d9d9d9">
        <style:background-image/>
      </style:paragraph-properties>
      <style:text-properties style:font-name="Arial" fo:font-size="10pt" fo:language="pt" fo:country="BR" fo:font-weight="bold" style:font-size-asian="10pt" style:language-asian="pt" style:country-asian="BR" style:font-weight-asian="bold" style:font-name-complex="Arial3" style:font-size-complex="10pt" style:font-weight-complex="bold"/>
    </style:style>
    <style:style style:name="P127" style:family="paragraph" style:parent-style-name="Standard">
      <style:paragraph-properties fo:margin-top="0cm" fo:margin-bottom="0cm" fo:line-height="100%" fo:text-align="justify" style:justify-single-word="false" fo:background-color="#d9d9d9">
        <style:background-image/>
      </style:paragraph-properties>
      <style:text-properties style:font-name="Arial" fo:font-size="10pt" fo:language="pt" fo:country="BR" fo:font-weight="bold" fo:background-color="transparent" style:font-size-asian="10pt" style:font-weight-asian="bold" style:font-name-complex="Arial3" style:font-size-complex="10pt"/>
    </style:style>
    <style:style style:name="P128" style:family="paragraph" style:parent-style-name="Standard">
      <style:paragraph-properties fo:margin-top="0cm" fo:margin-bottom="0cm" fo:line-height="100%" fo:text-align="center" style:justify-single-word="false" fo:background-color="#d9d9d9" fo:padding-left="0.141cm" fo:padding-right="0.141cm" fo:padding-top="0.035cm" fo:padding-bottom="0.035cm" fo:border="0.51pt solid #00000a"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129" style:family="paragraph" style:parent-style-name="Text_20_body">
      <style:paragraph-properties fo:margin-top="0cm" fo:margin-bottom="0cm" fo:background-color="#d9d9d9">
        <style:background-image/>
      </style:paragraph-properties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130" style:family="paragraph" style:parent-style-name="Normal_20__28_Web_29_">
      <style:paragraph-properties fo:margin-top="0cm" fo:margin-bottom="0cm" fo:text-align="center" style:justify-single-word="false" fo:background-color="#d9d9d9">
        <style:background-image/>
      </style:paragraph-properties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131" style:family="paragraph" style:parent-style-name="Standard">
      <style:paragraph-properties fo:margin-top="0cm" fo:margin-bottom="0cm" fo:text-align="justify" style:justify-single-word="false" fo:background-color="transparent">
        <style:background-image/>
      </style:paragraph-properties>
      <style:text-properties style:font-name="Arial" fo:font-size="10pt" fo:language="pt" fo:country="BR" fo:background-color="transparent" style:font-size-asian="10pt" style:font-name-complex="Arial3" style:font-size-complex="10pt"/>
    </style:style>
    <style:style style:name="P132" style:family="paragraph" style:parent-style-name="Standard">
      <style:paragraph-properties fo:margin-top="0cm" fo:margin-bottom="0cm" fo:text-align="center" style:justify-single-word="false" fo:break-before="page"/>
      <style:text-properties style:font-name="Arial" fo:language="pt" fo:country="BR"/>
    </style:style>
    <style:style style:name="P133" style:family="paragraph" style:parent-style-name="Text_20_body">
      <style:paragraph-properties fo:margin-top="0cm" fo:margin-bottom="0cm"/>
      <style:text-properties style:font-name="Arial" fo:font-size="10pt" fo:language="pt" fo:country="BR" style:font-size-asian="10pt" style:font-name-complex="Arial3" style:font-size-complex="10pt"/>
    </style:style>
    <style:style style:name="P134" style:family="paragraph" style:parent-style-name="List_20_Paragraph">
      <style:paragraph-properties fo:margin-top="0cm" fo:margin-bottom="0cm" fo:line-height="100%" fo:text-align="justify" style:justify-single-word="false">
        <style:tab-stops>
          <style:tab-stop style:position="0cm"/>
          <style:tab-stop style:position="0.751cm"/>
        </style:tab-stops>
      </style:paragraph-properties>
      <style:text-properties fo:color="#000000" style:font-name="Arial" fo:font-size="10pt" fo:language="pt" fo:country="BR" style:font-size-asian="10pt" style:font-name-complex="Arial3" style:font-size-complex="10pt"/>
    </style:style>
    <style:style style:name="P135" style:family="paragraph" style:parent-style-name="Body_20_Text_20_3">
      <style:paragraph-properties fo:margin-top="0cm" fo:margin-bottom="0cm" fo:line-height="100%" fo:orphans="2" fo:widows="2"/>
      <style:text-properties style:font-name="Arial"/>
    </style:style>
    <style:style style:name="P136" style:family="paragraph" style:parent-style-name="Body_20_Text_20_3">
      <style:paragraph-properties fo:margin-top="0cm" fo:margin-bottom="0cm"/>
      <style:text-properties fo:color="#000000" style:font-name="Arial" fo:language="pt" fo:country="BR"/>
    </style:style>
    <style:style style:name="P137" style:family="paragraph" style:parent-style-name="Body_20_Text_20_3">
      <style:paragraph-properties fo:margin-top="0cm" fo:margin-bottom="0cm"/>
      <style:text-properties fo:color="#000000" style:font-name="Arial" fo:font-size="10pt" fo:language="pt" fo:country="BR" fo:font-weight="bold" style:font-size-asian="10pt" style:font-weight-asian="bold" style:font-name-complex="Arial3" style:font-weight-complex="bold"/>
    </style:style>
    <style:style style:name="P138" style:family="paragraph" style:parent-style-name="Heading_20_1">
      <style:paragraph-properties fo:margin-top="0cm" fo:margin-bottom="0cm" fo:text-align="start" style:justify-single-word="false"/>
      <style:text-properties fo:color="#000000" style:font-name="Arial" fo:font-size="10pt" fo:language="pt" fo:country="BR" fo:font-weight="normal" style:font-size-asian="10pt" style:font-weight-asian="normal" style:font-name-complex="Arial3" style:font-size-complex="10pt"/>
    </style:style>
    <style:style style:name="P139" style:family="paragraph" style:parent-style-name="Title">
      <style:paragraph-properties fo:margin-top="0cm" fo:margin-bottom="0cm" fo:orphans="2" fo:widows="2" style:writing-mode="lr-tb"/>
      <style:text-properties style:font-name="Arial" fo:language="pt" fo:country="BR"/>
    </style:style>
    <style:style style:name="P140" style:family="paragraph" style:parent-style-name="Title">
      <style:paragraph-properties fo:margin-top="0cm" fo:margin-bottom="0cm"/>
      <style:text-properties fo:text-transform="uppercase" fo:color="#000000" style:font-name="Arial" fo:font-size="10pt" fo:language="pt" fo:country="BR" style:font-size-asian="10pt"/>
    </style:style>
    <style:style style:name="P141" style:family="paragraph" style:parent-style-name="Title">
      <style:paragraph-properties fo:margin-top="0cm" fo:margin-bottom="0cm"/>
      <style:text-properties fo:text-transform="uppercase" fo:color="#000000" style:font-name="Arial" fo:font-size="10pt" fo:language="pt" fo:country="BR" fo:font-style="italic" style:font-size-asian="10pt" style:font-style-asian="italic"/>
    </style:style>
    <style:style style:name="P142" style:family="paragraph" style:parent-style-name="Conteúdo_20_de_20_tabela">
      <style:paragraph-properties fo:margin-top="0cm" fo:margin-bottom="0cm" fo:text-align="center" style:justify-single-word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143" style:family="paragraph" style:parent-style-name="Conteúdo_20_de_20_tabela">
      <style:paragraph-properties fo:margin-top="0cm" fo:margin-bottom="0cm" fo:text-align="center" style:justify-single-word="false"/>
      <style:text-properties style:font-name="Arial" fo:language="pt" fo:country="BR"/>
    </style:style>
    <style:style style:name="P144" style:family="paragraph" style:parent-style-name="Normal_20__28_Web_29_">
      <style:paragraph-properties fo:margin-top="0cm" fo:margin-bottom="0cm" fo:text-align="center" style:justify-single-word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145" style:family="paragraph" style:parent-style-name="Normal_20__28_Web_29_">
      <style:paragraph-properties fo:margin-top="0cm" fo:margin-bottom="0cm" fo:text-align="center" style:justify-single-word="false"/>
      <style:text-properties style:font-name="Arial" fo:font-size="10pt" fo:language="pt" fo:country="BR" style:font-size-asian="10pt" style:font-name-complex="Arial3" style:font-size-complex="10pt"/>
    </style:style>
    <style:style style:name="P146" style:family="paragraph" style:parent-style-name="Table_20_Contents">
      <style:paragraph-properties fo:margin-top="0cm" fo:margin-bottom="0cm" fo:text-align="start" style:justify-single-word="false"/>
      <style:text-properties style:font-name="Arial" fo:language="pt" fo:country="BR" style:font-name-complex="Arial3"/>
    </style:style>
    <style:style style:name="P147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148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style:font-name="Arial" fo:font-size="10pt" style:text-underline-style="none" fo:font-weight="bold" style:font-size-asian="10pt" style:font-weight-asian="bold" style:font-size-complex="10pt" style:font-weight-complex="bold"/>
    </style:style>
    <style:style style:name="P149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150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151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152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153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name-complex="Arial3" style:font-size-complex="10pt" style:font-weight-complex="normal"/>
    </style:style>
    <style:style style:name="P15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name-complex="Arial3" style:font-size-complex="10pt" style:font-weight-complex="normal"/>
    </style:style>
    <style:style style:name="P155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name-complex="Arial3" style:font-size-complex="10pt" style:font-style-complex="italic" style:font-weight-complex="normal"/>
    </style:style>
    <style:style style:name="P156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>
        <style:tab-stops>
          <style:tab-stop style:position="0.751cm"/>
        </style:tab-stops>
      </style:paragraph-properties>
      <style:text-properties style:font-name="Arial" fo:font-size="10pt" fo:language="pt" fo:country="BR" style:text-underline-style="none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P157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>
        <style:tab-stops>
          <style:tab-stop style:position="0.751cm"/>
        </style:tab-stops>
      </style:paragraph-properties>
      <style:text-properties style:font-name="Arial" fo:font-size="10pt" fo:language="pt" fo:country="BR" style:text-underline-style="none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P158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" fo:font-size="10pt" fo:language="pt" fo:country="BR" style:text-underline-style="none" fo:font-weight="normal" fo:background-color="transparent" style:font-size-asian="10pt" style:font-weight-asian="normal" style:font-name-complex="Arial3" style:font-size-complex="10pt" style:font-weight-complex="normal"/>
    </style:style>
    <style:style style:name="P159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style:font-name="Arial" fo:font-size="10pt" fo:language="pt" fo:country="BR" style:text-underline-style="none" fo:font-weight="normal" fo:background-color="transparent" style:font-size-asian="10pt" style:font-weight-asian="normal" style:font-size-complex="10pt" style:font-weight-complex="normal"/>
    </style:style>
    <style:style style:name="P160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text-underline-style="none" fo:font-weight="normal" fo:background-color="transparent" style:font-size-asian="10pt" style:font-weight-asian="normal" style:font-size-complex="10pt" style:font-weight-complex="normal"/>
    </style:style>
    <style:style style:name="P161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.751cm"/>
        </style:tab-stops>
      </style:paragraph-properties>
      <style:text-properties style:font-name="Arial" fo:font-size="10pt" fo:language="pt" fo:country="BR" style:text-underline-style="none" fo:font-weight="bold" style:font-size-asian="10pt" style:language-asian="pt" style:country-asian="BR" style:font-weight-asian="bold" style:font-name-complex="Arial3" style:font-size-complex="10pt" style:font-weight-complex="normal"/>
    </style:style>
    <style:style style:name="P162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style:font-name="Arial" fo:font-size="10pt" fo:language="pt" fo:country="BR" style:text-underline-style="none" fo:font-weight="bold" style:font-size-asian="10pt" style:language-asian="pt" style:country-asian="BR" style:font-weight-asian="bold" style:font-name-complex="Arial3" style:font-size-complex="10pt" style:font-weight-complex="normal"/>
    </style:style>
    <style:style style:name="P163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font-size="10pt" fo:language="pt" fo:country="BR" style:text-underline-style="none" fo:font-weight="bold" fo:background-color="transparent" style:font-size-asian="10pt" style:font-weight-asian="bold" style:font-name-complex="Arial3" style:font-size-complex="10pt" style:font-weight-complex="normal"/>
    </style:style>
    <style:style style:name="P164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.751cm"/>
        </style:tab-stops>
      </style:paragraph-properties>
      <style:text-properties style:font-name="Arial" fo:font-size="10pt" fo:language="pt" fo:country="BR" style:font-size-asian="10pt" style:font-size-complex="10pt"/>
    </style:style>
    <style:style style:name="P165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P166" style:family="paragraph" style:parent-style-name="Standard">
      <style:paragraph-properties fo:margin-left="0cm" fo:margin-right="0cm" fo:margin-top="0cm" fo:margin-bottom="0cm" fo:line-height="100%" fo:text-align="justify" style:justify-single-word="false" fo:orphans="0" fo:widows="0" fo:text-indent="0cm" style:auto-text-indent="false"/>
      <style:text-properties style:font-name="Arial" fo:font-size="10pt" fo:language="pt" fo:country="BR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167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>
        <style:tab-stops>
          <style:tab-stop style:position="0.751cm"/>
        </style:tab-stops>
      </style:paragraph-properties>
      <style:text-properties style:font-name="Arial" fo:font-size="10pt" fo:language="pt" fo:country="BR" style:text-underline-style="solid" style:text-underline-width="auto" style:text-underline-color="font-color" fo:font-weight="bold" style:font-size-asian="10pt" style:language-asian="pt" style:country-asian="BR" style:font-weight-asian="bold" style:font-name-complex="Arial3" style:font-size-complex="10pt" style:font-weight-complex="bold"/>
    </style:style>
    <style:style style:name="P168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" fo:language="pt" fo:country="BR" fo:font-weight="normal" style:font-weight-asian="normal" style:font-weight-complex="normal"/>
    </style:style>
    <style:style style:name="P169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1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170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Arial1" fo:font-size="10pt" fo:language="pt" fo:country="PT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171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.751cm"/>
        </style:tab-stops>
      </style:paragraph-properties>
      <style:text-properties fo:color="#000000" style:font-name="Arial" fo:font-size="10pt" fo:language="pt" fo:country="BR" style:text-underline-style="none" fo:font-weight="normal" style:font-size-asian="10pt" style:font-weight-asian="normal" style:font-name-complex="Arial3" style:font-size-complex="10pt" style:font-weight-complex="normal"/>
    </style:style>
    <style:style style:name="P172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" fo:font-size="10pt" fo:language="pt" fo:country="BR" style:text-underline-style="none" fo:font-weight="normal" style:font-size-asian="10pt" style:font-weight-asian="normal" style:font-name-complex="Arial3" style:font-size-complex="10pt" style:font-weight-complex="normal"/>
    </style:style>
    <style:style style:name="P173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" fo:font-size="10pt" fo:language="pt" fo:country="BR" style:text-underline-style="none" fo:font-weight="normal" style:font-size-asian="10pt" style:font-weight-asian="normal" style:font-name-complex="Arial3" style:font-size-complex="10pt" style:font-weight-complex="normal"/>
    </style:style>
    <style:style style:name="P174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fo:color="#000000"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175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" fo:font-size="10pt" fo:language="pt" fo:country="BR" style:text-underline-style="none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P176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size-asian="10pt" style:font-weight-asian="normal" style:font-name-complex="Arial3" style:font-size-complex="10pt" style:font-style-complex="italic" style:font-weight-complex="normal"/>
    </style:style>
    <style:style style:name="P177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size-asian="10pt" style:font-weight-asian="normal" style:font-name-complex="Arial3" style:font-size-complex="10pt" style:font-weight-complex="normal"/>
    </style:style>
    <style:style style:name="P178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  <style:tab-stop style:position="0.751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size-asian="10pt" style:font-weight-asian="normal" style:font-name-complex="Arial3" style:font-size-complex="10pt" style:font-weight-complex="normal"/>
    </style:style>
    <style:style style:name="P179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Arial" fo:font-size="10pt" fo:language="pt" fo:country="BR" style:text-underline-style="none" fo:font-weight="normal" fo:background-color="transparent" style:font-size-asian="10pt" style:font-weight-asian="normal" style:font-name-complex="Arial3" style:font-size-complex="10pt" style:font-weight-complex="normal"/>
    </style:style>
    <style:style style:name="P180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0.751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181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182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183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.751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184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Arial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185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name-asian="Calibri1" style:font-size-asian="10pt" style:font-weight-asian="normal" style:font-name-complex="Arial3" style:font-size-complex="10pt" style:font-weight-complex="normal"/>
    </style:style>
    <style:style style:name="P186" style:family="paragraph" style:parent-style-name="Standard">
      <style:paragraph-properties fo:margin-left="0cm" fo:margin-right="0cm" fo:margin-top="0cm" fo:margin-bottom="0cm" fo:line-height="100%" fo:text-align="justify" style:justify-single-word="false" fo:orphans="2" fo:widows="2" fo:text-indent="0cm" style:auto-text-indent="false">
        <style:tab-stops>
          <style:tab-stop style:position="0.751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name-asian="Calibri1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187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.751cm"/>
        </style:tab-stops>
      </style:paragraph-properties>
      <style:text-properties fo:color="#000000" style:font-name="Arial" fo:font-size="10pt" fo:language="pt" fo:country="BR" style:text-underline-style="none" fo:font-weight="normal" style:font-name-asian="Calibri1" style:font-size-asian="10pt" style:font-weight-asian="normal" style:font-name-complex="Arial3" style:font-size-complex="10pt" style:font-weight-complex="normal"/>
    </style:style>
    <style:style style:name="P188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text-underline-style="none" fo:font-weight="normal" fo:background-color="#ffff00" style:font-size-asian="10pt" style:font-weight-asian="normal" style:font-name-complex="Arial3" style:font-size-complex="10pt" style:font-weight-complex="normal"/>
    </style:style>
    <style:style style:name="P189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Arial" fo:font-size="10pt" fo:language="pt" fo:country="BR" style:text-underline-style="none" fo:font-weight="bold" style:font-size-asian="10pt" style:font-weight-asian="bold" style:font-name-complex="Arial3" style:font-size-complex="10pt" style:font-weight-complex="bold"/>
    </style:style>
    <style:style style:name="P190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color="#000000" style:font-name="Arial" fo:font-size="10pt" fo:language="pt" fo:country="BR" style:text-underline-style="none" fo:font-weight="bold" fo:background-color="transparent" style:font-name-asian="Times New Roman1" style:font-size-asian="10pt" style:language-asian="pt" style:country-asian="BR" style:font-weight-asian="bold" style:font-name-complex="Arial3" style:font-size-complex="8pt" style:font-style-complex="italic" style:font-weight-complex="bold"/>
    </style:style>
    <style:style style:name="P191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" fo:font-size="10pt" fo:language="pt" fo:country="BR" fo:font-weight="normal" style:font-size-asian="10pt" style:language-asian="pt" style:country-asian="BR" style:font-weight-asian="normal" style:font-name-complex="Arial3" style:font-size-complex="10pt"/>
    </style:style>
    <style:style style:name="P192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" fo:font-size="10pt" fo:language="pt" fo:country="BR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P193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" fo:font-size="10pt" fo:language="pt" fo:country="BR" fo:font-weight="normal" fo:background-color="transparent" style:font-size-asian="10pt" style:language-asian="pt" style:country-asian="BR" style:font-weight-asian="normal" style:font-name-complex="Arial3" style:font-size-complex="8pt" style:font-style-complex="italic" style:font-weight-complex="normal"/>
    </style:style>
    <style:style style:name="P194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fo:color="#000000" style:font-name="Arial" fo:font-size="10pt" fo:language="pt" fo:country="BR" fo:font-weight="normal" fo:background-color="transparent" style:font-size-asian="10pt" style:font-weight-asian="normal" style:font-name-complex="Arial3" style:font-size-complex="10pt" style:font-weight-complex="normal"/>
    </style:style>
    <style:style style:name="P195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normal" fo:background-color="#ffff00" style:font-name-asian="Times New Roman1" style:font-size-asian="10pt" style:language-asian="pt" style:country-asian="BR" style:font-weight-asian="normal" style:font-name-complex="Arial3" style:font-size-complex="10pt" style:font-style-complex="italic" style:font-weight-complex="bold"/>
    </style:style>
    <style:style style:name="P196" style:family="paragraph" style:parent-style-name="Standard">
      <style:paragraph-properties fo:margin-left="0cm" fo:margin-right="0cm" fo:margin-top="0cm" fo:margin-bottom="0cm" fo:line-height="100%" fo:text-indent="0cm" style:auto-text-indent="false">
        <style:tab-stops>
          <style:tab-stop style:position="0cm"/>
        </style:tab-stops>
      </style:paragraph-properties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3" style:font-size-complex="10pt" style:font-weight-complex="bold"/>
    </style:style>
    <style:style style:name="P197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3" style:font-size-complex="10pt" style:font-weight-complex="bold"/>
    </style:style>
    <style:style style:name="P198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199" style:family="paragraph" style:parent-style-name="Standard">
      <style:paragraph-properties fo:margin-left="0cm" fo:margin-right="0cm" fo:margin-top="0cm" fo:margin-bottom="0cm" fo:line-height="100%" fo:text-indent="0cm" style:auto-text-indent="false">
        <style:tab-stops>
          <style:tab-stop style:position="0cm"/>
        </style:tab-stops>
      </style:paragraph-properties>
      <style:text-properties fo:color="#000000" style:font-name="Arial" fo:font-size="10pt" fo:language="pt" fo:country="BR" style:font-size-asian="10pt" style:language-asian="pt" style:country-asian="BR" style:font-name-complex="Arial3" style:font-size-complex="10pt"/>
    </style:style>
    <style:style style:name="P200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font-size-asian="10pt" style:font-name-complex="Arial3" style:font-size-complex="10pt" style:font-weight-complex="bold"/>
    </style:style>
    <style:style style:name="P201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  <style:tab-stop style:position="0.751cm"/>
        </style:tab-stops>
      </style:paragraph-properties>
      <style:text-properties fo:color="#000000" style:font-name="Arial" fo:font-size="10pt" fo:language="pt" fo:country="BR" style:font-size-asian="10pt" style:font-name-complex="Arial3" style:font-size-complex="10pt" style:font-weight-complex="bold"/>
    </style:style>
    <style:style style:name="P202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font-name-asian="Times New Roman1" style:font-size-asian="10pt" style:language-asian="pt" style:country-asian="BR" style:font-name-complex="Arial3" style:font-size-complex="10pt"/>
    </style:style>
    <style:style style:name="P203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background-color="transparent" style:font-name-asian="Times New Roman1" style:font-size-asian="10pt" style:language-asian="pt" style:country-asian="BR" style:font-name-complex="Arial3" style:font-size-complex="10pt"/>
    </style:style>
    <style:style style:name="P20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color="#000000" style:font-name="Arial" fo:font-size="10pt" fo:language="pt" fo:country="BR" fo:font-style="italic" style:text-underline-style="none" fo:font-weight="normal" style:font-size-asian="10pt" style:language-asian="pt" style:country-asian="BR" style:font-style-asian="italic" style:font-weight-asian="normal" style:font-name-complex="Arial3" style:font-size-complex="10pt" style:font-weight-complex="normal"/>
    </style:style>
    <style:style style:name="P205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" fo:font-size="10pt" style:font-size-asian="10pt" style:language-asian="pt" style:country-asian="BR" style:font-name-complex="Arial3" style:font-size-complex="10pt"/>
    </style:style>
    <style:style style:name="P206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" fo:font-size="10pt" fo:language="en" fo:country="US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207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text-position="super 58%" style:font-name="Arial" fo:font-size="10pt" fo:language="pt" fo:country="BR" fo:font-weight="bold" style:font-size-asian="10pt" style:font-weight-asian="bold" style:font-name-complex="Arial3" style:font-size-complex="10pt"/>
    </style:style>
    <style:style style:name="P208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0.751cm"/>
        </style:tab-stops>
      </style:paragraph-properties>
      <style:text-properties style:font-name="Arial1" fo:font-size="10pt" style:text-underline-style="none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P209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210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</style:style>
    <style:style style:name="P211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fo:text-transform="uppercase" fo:color="#000000" style:font-name="Arial" fo:font-size="10pt" fo:language="pt" fo:country="BR" style:font-size-asian="10pt"/>
    </style:style>
    <style:style style:name="P212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ff0000" style:font-name="Arial" fo:font-size="10pt" fo:language="pt" fo:country="BR" style:text-underline-style="none" fo:font-weight="bold" fo:background-color="transparent" style:font-name-asian="Times New Roman1" style:font-size-asian="10pt" style:language-asian="pt" style:country-asian="BR" style:font-weight-asian="bold" style:font-name-complex="Arial3" style:font-size-complex="10pt" style:font-style-complex="italic" style:font-weight-complex="normal"/>
    </style:style>
    <style:style style:name="P213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/>
      </style:paragraph-properties>
      <style:text-properties fo:color="#ff0000" style:font-name="Arial" fo:font-size="10pt" fo:language="pt" fo:country="BR" style:text-underline-style="none" fo:font-weight="bold" fo:background-color="transparent" style:font-name-asian="Times New Roman1" style:font-size-asian="10pt" style:language-asian="pt" style:country-asian="BR" style:font-weight-asian="bold" style:font-name-complex="Arial3" style:font-size-complex="10pt" style:font-style-complex="italic" style:font-weight-complex="normal"/>
    </style:style>
    <style:style style:name="P214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ackground-color="transparent">
        <style:background-image/>
      </style:paragraph-properties>
      <style:text-properties fo:color="#000000" style:font-name="Arial1" fo:font-size="10pt" fo:font-weight="normal" fo:background-color="transparent" style:font-size-asian="10pt" style:font-weight-asian="normal" style:font-name-complex="Arial3" style:font-size-complex="10pt" style:font-weight-complex="normal"/>
    </style:style>
    <style:style style:name="P215" style:family="paragraph" style:parent-style-name="List_20_Paragraph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1" fo:font-size="10pt" fo:font-weight="normal" style:font-size-asian="10pt" style:font-weight-asian="normal" style:font-name-complex="Arial3" style:font-size-complex="10pt"/>
    </style:style>
    <style:style style:name="P216" style:family="paragraph" style:parent-style-name="List_20_Paragraph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1" fo:font-size="10pt" fo:font-weight="normal" style:font-size-asian="10pt" style:font-weight-asian="normal" style:font-name-complex="Arial3" style:font-size-complex="10pt" style:font-style-complex="italic"/>
    </style:style>
    <style:style style:name="P217" style:family="paragraph" style:parent-style-name="List_20_Paragraph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1" fo:font-size="10pt" fo:language="pt" fo:country="BR" fo:font-weight="normal" style:font-size-asian="10pt" style:font-weight-asian="normal" style:font-name-complex="Arial3" style:font-size-complex="10pt"/>
    </style:style>
    <style:style style:name="P218" style:family="paragraph" style:parent-style-name="List_20_Paragraph">
      <style:paragraph-properties fo:margin-left="0cm" fo:margin-right="0cm" fo:margin-top="0cm" fo:margin-bottom="0cm" fo:line-height="100%" fo:text-indent="0cm" style:auto-text-indent="false">
        <style:tab-stops>
          <style:tab-stop style:position="1.656cm"/>
        </style:tab-stops>
      </style:paragraph-properties>
      <style:text-properties fo:color="#000000"/>
    </style:style>
    <style:style style:name="P219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1.656cm"/>
        </style:tab-stops>
      </style:paragraph-properties>
      <style:text-properties fo:color="#000000"/>
    </style:style>
    <style:style style:name="P220" style:family="paragraph" style:parent-style-name="List_20_Paragraph">
      <style:paragraph-properties fo:margin-left="0cm" fo:margin-right="0cm" fo:margin-top="0cm" fo:margin-bottom="0cm" fo:line-height="100%" fo:text-indent="0cm" style:auto-text-indent="false"/>
      <style:text-properties fo:color="#000000" style:font-name="Arial" fo:font-size="10pt" fo:language="pt" fo:country="BR" style:font-size-asian="10pt" style:font-name-complex="Arial3" style:font-size-complex="10pt"/>
    </style:style>
    <style:style style:name="P221" style:family="paragraph" style:parent-style-name="List_20_Paragraph">
      <style:paragraph-properties fo:margin-left="0cm" fo:margin-right="0cm" fo:margin-top="0cm" fo:margin-bottom="0cm" fo:line-height="100%" fo:text-indent="0cm" style:auto-text-indent="false">
        <style:tab-stops>
          <style:tab-stop style:position="0.501cm"/>
        </style:tab-stops>
      </style:paragraph-properties>
      <style:text-properties fo:color="#000000" style:font-name="Arial" fo:font-size="10pt" fo:language="pt" fo:country="BR" style:font-size-asian="10pt" style:font-name-complex="Arial3" style:font-size-complex="10pt"/>
    </style:style>
    <style:style style:name="P222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font-size-asian="10pt" style:font-name-complex="Arial3" style:font-size-complex="10pt"/>
    </style:style>
    <style:style style:name="P223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font-size-asian="10pt" style:font-name-complex="Arial3" style:font-size-complex="10pt" style:font-weight-complex="bold"/>
    </style:style>
    <style:style style:name="P224" style:family="paragraph" style:parent-style-name="List_20_Paragraph">
      <style:paragraph-properties fo:margin-left="0cm" fo:margin-right="0cm" fo:margin-top="0cm" fo:margin-bottom="0cm" fo:line-height="100%" fo:text-indent="0cm" style:auto-text-indent="false">
        <style:tab-stops>
          <style:tab-stop style:position="1.656cm"/>
        </style:tab-stops>
      </style:paragraph-properties>
      <style:text-properties fo:color="#000000" style:font-name="Arial" fo:font-size="10pt" fo:language="pt" fo:country="BR" fo:font-weight="bold" fo:background-color="transparent" style:font-size-asian="10pt" style:font-weight-asian="bold" style:font-name-complex="Arial3" style:font-size-complex="10pt" style:font-style-complex="italic" style:font-weight-complex="bold"/>
    </style:style>
    <style:style style:name="P225" style:family="paragraph" style:parent-style-name="List_20_Paragraph">
      <style:paragraph-properties fo:margin-left="0cm" fo:margin-right="0cm" fo:margin-top="0cm" fo:margin-bottom="0cm" fo:line-height="100%" fo:text-indent="0cm" style:auto-text-indent="false">
        <style:tab-stops>
          <style:tab-stop style:position="1.656cm"/>
        </style:tab-stops>
      </style:paragraph-properties>
      <style:text-properties fo:color="#000000" style:font-name="Arial" fo:font-size="10pt" fo:language="pt" fo:country="BR" fo:font-weight="bold" fo:background-color="transparent" style:font-size-asian="10pt" style:font-weight-asian="bold" style:font-name-complex="Arial3" style:font-size-complex="8pt" style:font-style-complex="italic" style:font-weight-complex="bold"/>
    </style:style>
    <style:style style:name="P226" style:family="paragraph" style:parent-style-name="List_20_Paragraph">
      <style:paragraph-properties fo:margin-left="0cm" fo:margin-right="0cm" fo:margin-top="0cm" fo:margin-bottom="0cm" fo:line-height="100%" fo:text-indent="0cm" style:auto-text-indent="false"/>
      <style:text-properties fo:color="#000000" style:font-name="Arial" fo:font-size="10pt" fo:language="pt" fo:country="BR" fo:font-weight="bold" fo:background-color="transparent" style:font-name-asian="Times New Roman1" style:font-size-asian="10pt" style:language-asian="pt" style:country-asian="BR" style:font-weight-asian="bold" style:font-name-complex="Arial3" style:font-size-complex="8pt" style:font-style-complex="italic" style:font-weight-complex="bold"/>
    </style:style>
    <style:style style:name="P227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228" style:family="paragraph" style:parent-style-name="List_20_Paragraph">
      <style:paragraph-properties fo:margin-left="0cm" fo:margin-right="0cm" fo:margin-top="0cm" fo:margin-bottom="0cm" fo:line-height="100%" fo:text-align="center" style:justify-single-word="false" fo:text-indent="0cm" style:auto-text-indent="false"/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3" style:font-size-complex="10pt" style:font-weight-complex="bold"/>
    </style:style>
    <style:style style:name="P229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bold" style:font-name-asian="Calibri1" style:font-size-asian="10pt" style:language-asian="pt" style:country-asian="BR" style:font-weight-asian="bold" style:font-name-complex="Arial3" style:font-size-complex="10pt"/>
    </style:style>
    <style:style style:name="P230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231" style:family="paragraph" style:parent-style-name="List_20_Paragraph">
      <style:paragraph-properties fo:margin-left="0cm" fo:margin-right="0cm" fo:margin-top="0cm" fo:margin-bottom="0cm" fo:line-height="100%" fo:text-align="justify" style:justify-single-word="false" fo:orphans="0" fo:widows="0" fo:text-indent="0cm" style:auto-text-indent="false"/>
      <style:text-properties fo:color="#000000" style:font-name="Arial" fo:font-size="10pt" fo:language="pt" fo:country="BR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232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normal" fo:background-color="#ffff00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233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normal" style:font-size-asian="10pt" style:font-weight-asian="normal" style:font-name-complex="Arial3" style:font-size-complex="10pt" style:font-weight-complex="bold"/>
    </style:style>
    <style:style style:name="P234" style:family="paragraph" style:parent-style-name="List_20_Paragraph">
      <style:paragraph-properties fo:margin-left="0cm" fo:margin-right="0cm" fo:margin-top="0cm" fo:margin-bottom="0cm" fo:line-height="100%" fo:text-indent="0cm" style:auto-text-indent="false"/>
      <style:text-properties fo:color="#000000" style:font-name="Arial" fo:font-size="10pt" fo:language="pt" fo:country="BR" fo:background-color="transparent" style:font-size-asian="10pt" style:font-name-complex="Arial3" style:font-size-complex="10pt"/>
    </style:style>
    <style:style style:name="P235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  <style:tab-stop style:position="0.501cm"/>
        </style:tab-stops>
      </style:paragraph-properties>
      <style:text-properties fo:color="#000000" style:font-name="Arial" fo:font-size="10pt" fo:language="pt" fo:country="BR" fo:background-color="transparent" style:font-size-asian="10pt" style:font-name-complex="Arial3" style:font-size-complex="10pt"/>
    </style:style>
    <style:style style:name="P236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  <style:tab-stop style:position="0.751cm"/>
        </style:tab-stops>
      </style:paragraph-properties>
      <style:text-properties fo:color="#000000" style:font-name="Arial" fo:font-size="10pt" fo:language="pt" fo:country="BR" fo:background-color="transparent" style:font-size-asian="10pt" style:font-name-complex="Arial3" style:font-size-complex="10pt"/>
    </style:style>
    <style:style style:name="P237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language="pt" fo:country="BR"/>
    </style:style>
    <style:style style:name="P238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  <style:tab-stop style:position="0.751cm"/>
        </style:tab-stops>
      </style:paragraph-properties>
      <style:text-properties fo:color="#000000" style:font-name="Arial" fo:language="pt" fo:country="BR"/>
    </style:style>
    <style:style style:name="P239" style:family="paragraph" style:parent-style-name="List_20_Paragraph">
      <style:paragraph-properties fo:margin-left="0cm" fo:margin-right="0cm" fo:margin-top="0cm" fo:margin-bottom="0cm" fo:line-height="100%" fo:text-indent="0cm" style:auto-text-indent="false"/>
      <style:text-properties fo:color="#000000" style:font-name="Arial" fo:language="pt" fo:country="BR" fo:background-color="transparent"/>
    </style:style>
    <style:style style:name="P240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241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font-size="10pt" fo:language="pt" fo:country="BR" fo:font-weight="bold" style:font-size-asian="10pt" style:font-weight-asian="bold" style:font-size-complex="10pt"/>
    </style:style>
    <style:style style:name="P242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style:font-name="Arial" fo:font-size="10pt" fo:language="pt" fo:country="BR" fo:font-weight="bold" style:font-size-asian="10pt" style:language-asian="pt" style:country-asian="BR" style:font-weight-asian="bold" style:font-name-complex="Arial3" style:font-size-complex="10pt"/>
    </style:style>
    <style:style style:name="P243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font-size="10pt" fo:language="pt" fo:country="BR" fo:font-weight="normal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244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font-size="10pt" fo:language="pt" fo:country="BR" fo:font-weight="normal" style:font-name-asian="Times New Roman1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245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font-size="10pt" fo:language="pt" fo:country="BR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246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font-size="10pt" fo:language="pt" fo:country="BR" fo:font-weight="normal" style:font-size-asian="10pt" style:font-weight-asian="normal" style:font-name-complex="Arial3" style:font-size-complex="10pt" style:font-style-complex="italic" style:font-weight-complex="normal"/>
    </style:style>
    <style:style style:name="P247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language="pt" fo:country="BR" fo:font-weight="normal" style:font-weight-asian="normal" style:font-weight-complex="normal"/>
    </style:style>
    <style:style style:name="P248" style:family="paragraph" style:parent-style-name="Normal_20__28_Web_29_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1" fo:font-size="10pt" fo:language="pt" fo:country="BR" style:text-underline-style="none" fo:font-weight="normal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249" style:family="paragraph" style:parent-style-name="Normal_20__28_Web_29_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Arial1" fo:font-size="10pt" fo:language="pt" fo:country="BR" style:text-underline-style="none" fo:font-weight="normal" fo:background-color="transparent" style:font-size-asian="10pt" style:font-weight-asian="normal" style:font-name-complex="Arial3" style:font-size-complex="10pt" style:font-style-complex="italic" style:font-weight-complex="normal"/>
    </style:style>
    <style:style style:name="P250" style:family="paragraph" style:parent-style-name="Normal_20__28_Web_29_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Arial1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251" style:family="paragraph" style:parent-style-name="Normal_20__28_Web_29_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1" fo:font-size="10pt" fo:language="pt" fo:country="BR" fo:font-weight="normal" style:font-size-asian="10pt" style:font-weight-asian="normal" style:font-name-complex="Arial3" style:font-size-complex="10pt" style:font-weight-complex="normal"/>
    </style:style>
    <style:style style:name="P252" style:family="paragraph" style:parent-style-name="Standard">
      <style:paragraph-properties fo:margin-left="0cm" fo:margin-right="0cm" fo:margin-top="0cm" fo:margin-bottom="0cm" fo:line-height="100%" fo:text-align="justify" style:justify-single-word="false" fo:hyphenation-ladder-count="no-limit" fo:text-indent="0cm" style:auto-text-indent="false" fo:background-color="#d9d9d9">
        <style:background-image/>
      </style:paragraph-properties>
      <style:text-properties fo:color="#ff0000" style:font-name="Arial" fo:font-size="10pt" fo:language="pt" fo:country="BR" style:text-underline-style="none" fo:font-weight="bold" fo:background-color="transparent" style:font-name-asian="Times New Roman1" style:font-size-asian="10pt" style:language-asian="pt" style:country-asian="BR" style:font-weight-asian="bold" style:font-name-complex="Arial3" style:font-size-complex="10pt" style:font-style-complex="italic" style:font-weight-complex="normal" fo:hyphenate="false" fo:hyphenation-remain-char-count="2" fo:hyphenation-push-char-count="2"/>
    </style:style>
    <style:style style:name="P253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 fo:background-color="#d9d9d9">
        <style:tab-stops>
          <style:tab-stop style:position="0cm"/>
          <style:tab-stop style:position="0.751cm"/>
        </style:tab-stops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254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 fo:background-color="#d9d9d9">
        <style:tab-stops>
          <style:tab-stop style:position="0cm"/>
          <style:tab-stop style:position="0.751cm"/>
        </style:tab-stops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255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 fo:background-color="#d9d9d9">
        <style:tab-stops>
          <style:tab-stop style:position="0cm"/>
          <style:tab-stop style:position="0.751cm"/>
        </style:tab-stops>
        <style:background-image/>
      </style:paragraph-properties>
      <style:text-properties fo:color="#000000" style:font-name="Arial" fo:language="pt" fo:country="BR"/>
    </style:style>
    <style:style style:name="P256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 fo:background-color="#d9d9d9">
        <style:tab-stops>
          <style:tab-stop style:position="0.501cm"/>
        </style:tab-stops>
        <style:background-image/>
      </style:paragraph-properties>
      <style:text-properties style:font-name="Arial" fo:font-size="10pt" fo:language="pt" fo:country="BR" fo:font-weight="bold" style:font-size-asian="10pt" style:language-asian="pt" style:country-asian="BR" style:font-weight-asian="bold" style:font-name-complex="Arial3" style:font-size-complex="10pt"/>
    </style:style>
    <style:style style:name="P257" style:family="paragraph" style:parent-style-name="Standard">
      <style:paragraph-properties fo:margin-left="0.501cm" fo:margin-right="0cm" fo:margin-top="0cm" fo:margin-bottom="0cm" fo:line-height="100%" fo:text-align="justify" style:justify-single-word="false" fo:text-indent="0cm" style:auto-text-indent="false" fo:background-color="transparent">
        <style:tab-stops>
          <style:tab-stop style:position="0cm"/>
        </style:tab-stops>
        <style:background-image/>
      </style:paragraph-properties>
      <style:text-properties fo:color="#000000" style:font-name="Arial1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258" style:family="paragraph" style:parent-style-name="Standard">
      <style:paragraph-properties fo:margin-left="0.501cm" fo:margin-right="0cm" fo:margin-top="0cm" fo:margin-bottom="0cm" fo:text-align="justify" style:justify-single-word="false" fo:text-indent="0cm" style:auto-text-indent="false" fo:background-color="transparent">
        <style:background-image/>
      </style:paragraph-properties>
      <style:text-properties style:font-name="Arial" fo:font-size="10pt" fo:language="pt" fo:country="BR" fo:font-style="italic" fo:background-color="transparent" style:font-size-asian="10pt" style:language-asian="pt" style:country-asian="BR" style:font-style-asian="italic" style:font-name-complex="Arial3" style:font-size-complex="10pt"/>
    </style:style>
    <style:style style:name="P259" style:family="paragraph" style:parent-style-name="Standard">
      <style:paragraph-properties fo:margin-left="0.501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3" style:font-size-complex="10pt"/>
    </style:style>
    <style:style style:name="P260" style:family="paragraph" style:parent-style-name="List_20_Paragraph">
      <style:paragraph-properties fo:margin-left="0.501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  <style:tab-stop style:position="0.751cm"/>
        </style:tab-stops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261" style:family="paragraph" style:parent-style-name="List_20_Paragraph">
      <style:paragraph-properties fo:margin-left="0.501cm" fo:margin-right="0cm" fo:margin-top="0cm" fo:margin-bottom="0cm" fo:line-height="100%" fo:text-indent="0cm" style:auto-text-indent="false"/>
      <style:text-properties fo:color="#000000" style:font-name="Arial" fo:font-size="10pt" fo:language="pt" fo:country="BR" style:font-size-asian="10pt" style:font-name-complex="Arial3" style:font-size-complex="10pt"/>
    </style:style>
    <style:style style:name="P262" style:family="paragraph" style:parent-style-name="Standard">
      <style:paragraph-properties fo:margin-left="0cm" fo:margin-right="0.101cm" fo:margin-top="0cm" fo:margin-bottom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Arial1" fo:font-size="10pt" fo:language="en" fo:country="US" style:text-underline-style="none" fo:font-weight="bold" fo:background-color="transparent" style:font-size-asian="10pt" style:language-asian="pt" style:country-asian="BR" style:font-weight-asian="bold" style:font-name-complex="Arial3" style:font-size-complex="10pt" style:font-style-complex="italic" style:font-weight-complex="normal"/>
    </style:style>
    <style:style style:name="P263" style:family="paragraph" style:parent-style-name="Standard">
      <style:paragraph-properties fo:margin-left="0.501cm" fo:margin-right="0cm" fo:margin-top="0cm" fo:margin-bottom="0cm" fo:text-align="justify" style:justify-single-word="false" fo:text-indent="-0.501cm" style:auto-text-indent="false"/>
      <style:text-properties style:font-name="Arial" fo:font-size="10pt" fo:language="pt" fo:country="BR" style:text-underline-style="none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P264" style:family="paragraph" style:parent-style-name="Standard">
      <style:paragraph-properties fo:margin-left="0.501cm" fo:margin-right="0cm" fo:margin-top="0cm" fo:margin-bottom="0cm" fo:text-align="justify" style:justify-single-word="false" fo:text-indent="-0.501cm" style:auto-text-indent="false"/>
      <style:text-properties style:font-name="Arial" fo:font-size="10pt" fo:language="pt" fo:country="BR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P265" style:family="paragraph" style:parent-style-name="Standard">
      <style:paragraph-properties fo:margin-left="1.27cm" fo:margin-right="0cm" fo:margin-top="0cm" fo:margin-bottom="0cm" fo:line-height="100%" fo:text-align="start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Arial" fo:font-size="10pt" fo:language="pt" fo:country="BR" style:text-underline-style="none" fo:font-weight="bold" style:font-size-asian="10pt" style:font-weight-asian="bold" style:font-name-complex="Arial3" style:font-size-complex="10pt" style:font-weight-complex="bold"/>
    </style:style>
    <style:style style:name="P266" style:family="paragraph" style:parent-style-name="Standard">
      <style:paragraph-properties fo:margin-left="1.27cm" fo:margin-right="0cm" fo:margin-top="0cm" fo:margin-bottom="0cm" fo:text-align="start" style:justify-single-word="false" fo:text-indent="0cm" style:auto-text-indent="false"/>
      <style:text-properties style:font-name="Arial" fo:language="pt" fo:country="BR"/>
    </style:style>
    <style:style style:name="P267" style:family="paragraph" style:parent-style-name="Standard">
      <style:paragraph-properties fo:margin-left="0cm" fo:margin-right="0cm" fo:margin-top="0cm" fo:margin-bottom="0cm" fo:line-height="100%" fo:text-align="start" style:justify-single-word="false" fo:text-indent="-0.635cm" style:auto-text-indent="false">
        <style:tab-stops>
          <style:tab-stop style:position="1.656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268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style:font-name="Arial" fo:font-size="10pt" fo:language="pt" fo:country="BR" fo:background-color="transparent" style:font-size-asian="10pt" style:font-name-complex="Arial3" style:font-size-complex="10pt"/>
    </style:style>
    <style:style style:name="P269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style:font-name="Arial" fo:font-size="10pt" fo:language="pt" fo:country="BR" fo:font-weight="bold" style:font-name-asian="Times New Roman1" style:font-size-asian="10pt" style:language-asian="pt" style:country-asian="BR" style:font-weight-asian="bold" style:font-name-complex="Arial3" style:font-size-complex="10pt"/>
    </style:style>
    <style:style style:name="P270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style:font-name="Arial" fo:language="pt" fo:country="BR"/>
    </style:style>
    <style:style style:name="P271" style:family="paragraph" style:parent-style-name="Standard">
      <style:paragraph-properties fo:margin-left="0.032cm" fo:margin-right="0cm" fo:margin-top="0cm" fo:margin-bottom="0cm" fo:text-align="center" style:justify-single-word="false" fo:text-indent="0cm" style:auto-text-indent="false"/>
      <style:text-properties style:font-name="Arial" fo:font-size="10pt" fo:language="pt" fo:country="BR" fo:font-weight="bold" fo:background-color="transparent" style:font-size-asian="10pt" style:font-weight-asian="bold" style:font-name-complex="Arial3" style:font-size-complex="10pt"/>
    </style:style>
    <style:style style:name="P272" style:family="paragraph" style:parent-style-name="Standard">
      <style:paragraph-properties fo:margin-left="0cm" fo:margin-right="0.31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bold" fo:background-color="transparent" style:font-name-asian="Times New Roman1" style:font-size-asian="10pt" style:language-asian="pt" style:country-asian="BR" style:font-weight-asian="bold" style:font-name-complex="Arial3" style:font-size-complex="8pt" style:font-style-complex="italic" style:font-weight-complex="bold"/>
    </style:style>
    <style:style style:name="P273" style:family="paragraph" style:parent-style-name="Standard">
      <style:paragraph-properties fo:margin-left="0cm" fo:margin-right="0.31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text-underline-style="solid" style:text-underline-width="auto" style:text-underline-color="font-color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style-complex="italic" style:font-weight-complex="bold"/>
    </style:style>
    <style:style style:name="P274" style:family="paragraph" style:parent-style-name="Standard">
      <style:paragraph-properties fo:margin-left="0cm" fo:margin-right="0.31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text-underline-style="solid" style:text-underline-width="auto" style:text-underline-color="font-color" fo:font-weight="bold" fo:background-color="transparent" style:font-name-asian="Times New Roman1" style:font-size-asian="10pt" style:language-asian="pt" style:country-asian="BR" style:font-weight-asian="bold" style:font-name-complex="Arial3" style:font-size-complex="8pt" style:font-style-complex="italic" style:font-weight-complex="bold"/>
    </style:style>
    <style:style style:name="P275" style:family="paragraph" style:parent-style-name="Standard">
      <style:paragraph-properties fo:margin-left="0cm" fo:margin-right="0.31cm" fo:margin-top="0cm" fo:margin-bottom="0cm" fo:line-height="100%" fo:text-align="justify" style:justify-single-word="false" fo:text-indent="0cm" style:auto-text-indent="false"/>
      <style:text-properties style:font-name="Arial" fo:language="pt" fo:country="BR" fo:background-color="transparent"/>
    </style:style>
    <style:style style:name="P276" style:family="paragraph" style:parent-style-name="Standard">
      <style:paragraph-properties fo:margin-left="0cm" fo:margin-right="0.31cm" fo:margin-top="0cm" fo:margin-bottom="0cm" fo:line-height="100%" fo:text-align="justify" style:justify-single-word="false" fo:text-indent="0cm" style:auto-text-indent="false"/>
      <style:text-properties style:font-name="Arial" fo:font-size="10pt" fo:language="pt" fo:country="BR" fo:background-color="transparent" style:font-size-asian="10pt" style:font-name-complex="Arial3" style:font-size-complex="10pt"/>
    </style:style>
    <style:style style:name="P277" style:family="paragraph" style:parent-style-name="Header">
      <style:paragraph-properties fo:margin-left="0cm" fo:margin-right="0.31cm" fo:margin-top="0cm" fo:margin-bottom="0cm" fo:line-height="100%" fo:text-align="center" style:justify-single-word="false" fo:text-indent="0cm" style:auto-text-indent="false" fo:background-color="transparent">
        <style:tab-stops>
          <style:tab-stop style:position="7.5cm" style:type="center"/>
        </style:tab-stops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style-complex="italic" style:font-weight-complex="bold"/>
    </style:style>
    <style:style style:name="P278" style:family="paragraph" style:parent-style-name="Body_20_Text_20_3">
      <style:paragraph-properties fo:margin-left="0cm" fo:margin-right="0.31cm" fo:margin-top="0cm" fo:margin-bottom="0cm" fo:line-height="100%" fo:text-align="center" style:justify-single-word="false" fo:text-indent="0cm" style:auto-text-indent="false"/>
      <style:text-properties fo:color="#000000" style:font-name="Arial" fo:font-size="10pt" fo:language="pt" fo:country="BR" fo:font-weight="bold" fo:background-color="transparent" style:font-size-asian="10pt" style:font-weight-asian="bold" style:font-name-complex="Arial3" style:font-size-complex="8pt" style:font-style-complex="italic" style:font-weight-complex="bold"/>
    </style:style>
    <style:style style:name="P279" style:family="paragraph" style:parent-style-name="Body_20_Text_20_3">
      <style:paragraph-properties fo:margin-left="0cm" fo:margin-right="0.31cm" fo:margin-top="0cm" fo:margin-bottom="0cm" fo:text-indent="0cm" style:auto-text-indent="false"/>
      <style:text-properties fo:color="#000000" style:font-name="Arial" fo:font-size="10pt" fo:language="pt" fo:country="BR" fo:font-weight="bold" style:font-size-asian="10pt" style:font-weight-asian="bold" style:font-name-complex="Arial3" style:font-weight-complex="bold"/>
    </style:style>
    <style:style style:name="P280" style:family="paragraph" style:parent-style-name="Body_20_Text_20_3">
      <style:paragraph-properties fo:margin-left="0cm" fo:margin-right="0.31cm" fo:margin-top="0cm" fo:margin-bottom="0cm" fo:text-indent="0cm" style:auto-text-indent="false"/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281" style:family="paragraph" style:parent-style-name="Body_20_Text_20_3">
      <style:paragraph-properties fo:margin-left="0cm" fo:margin-right="0.31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text-underline-style="solid" style:text-underline-width="auto" style:text-underline-color="font-color" fo:font-weight="bold" fo:background-color="transparent" style:font-name-asian="Times New Roman1" style:font-size-asian="10pt" style:language-asian="pt" style:country-asian="BR" style:font-weight-asian="bold" style:font-name-complex="Arial3" style:font-size-complex="8pt" style:font-style-complex="italic" style:font-weight-complex="bold"/>
    </style:style>
    <style:style style:name="P282" style:family="paragraph" style:parent-style-name="Body_20_Text_20_3">
      <style:paragraph-properties fo:margin-left="0cm" fo:margin-right="0.31cm" fo:margin-top="0cm" fo:margin-bottom="0cm" fo:text-indent="0cm" style:auto-text-indent="false"/>
      <style:text-properties fo:color="#000000" style:font-name="Arial" fo:language="pt" fo:country="BR"/>
    </style:style>
    <style:style style:name="P283" style:family="paragraph" style:parent-style-name="Standard">
      <style:paragraph-properties fo:margin-left="0cm" fo:margin-right="-0.513cm" fo:margin-top="0cm" fo:margin-bottom="0cm" fo:text-align="justify" style:justify-single-word="false" fo:text-indent="0cm" style:auto-text-indent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284" style:family="paragraph" style:parent-style-name="Standard">
      <style:paragraph-properties fo:margin-left="0cm" fo:margin-right="-0.513cm" fo:margin-top="0cm" fo:margin-bottom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3" style:font-size-complex="10pt"/>
    </style:style>
    <style:style style:name="P285" style:family="paragraph" style:parent-style-name="Standard">
      <style:paragraph-properties fo:margin-left="0.635cm" fo:margin-right="-0.513cm" fo:margin-top="0cm" fo:margin-bottom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3" style:font-size-complex="10pt"/>
    </style:style>
    <style:style style:name="P286" style:family="paragraph" style:parent-style-name="Standard">
      <style:paragraph-properties fo:margin-left="-0.021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background-color="#ffff00" style:font-name-asian="Times New Roman1" style:font-size-asian="10pt" style:language-asian="pt" style:country-asian="BR" style:font-name-complex="Arial3" style:font-size-complex="10pt"/>
    </style:style>
    <style:style style:name="P287" style:family="paragraph" style:parent-style-name="Standard">
      <style:paragraph-properties fo:margin-left="-0.021cm" fo:margin-right="0cm" fo:margin-top="0cm" fo:margin-bottom="0cm" fo:line-height="100%" fo:text-align="start" style:justify-single-word="false" fo:text-indent="0cm" style:auto-text-indent="false">
        <style:tab-stops>
          <style:tab-stop style:position="0.021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288" style:family="paragraph" style:parent-style-name="Standard">
      <style:paragraph-properties fo:margin-left="-0.021cm" fo:margin-right="0cm" fo:margin-top="0cm" fo:margin-bottom="0cm" fo:line-height="100%" fo:text-align="start" style:justify-single-word="false" fo:text-indent="0cm" style:auto-text-indent="false"/>
      <style:text-properties fo:color="#000000" style:font-name="Arial" fo:font-size="10pt" fo:language="pt" fo:country="BR" style:text-underline-style="none" fo:font-weight="normal" fo:background-color="transparent" style:font-size-asian="10pt" style:font-weight-asian="normal" style:font-name-complex="Arial3" style:font-size-complex="10pt" style:font-weight-complex="normal"/>
    </style:style>
    <style:style style:name="P289" style:family="paragraph" style:parent-style-name="Standard">
      <style:paragraph-properties fo:margin-left="-0.021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text-underline-style="none" fo:font-weight="bold" fo:background-color="transparent" style:font-name-asian="Times New Roman1" style:font-size-asian="10pt" style:language-asian="pt" style:country-asian="BR" style:font-weight-asian="bold" style:font-name-complex="Arial3" style:font-size-complex="10pt" style:font-style-complex="italic" style:font-weight-complex="bold"/>
    </style:style>
    <style:style style:name="P290" style:family="paragraph" style:parent-style-name="Standard">
      <style:paragraph-properties fo:margin-left="-0.021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bold" fo:background-color="transparent" style:font-name-asian="Times New Roman1" style:font-size-asian="10pt" style:language-asian="pt" style:country-asian="BR" style:font-weight-asian="bold" style:font-name-complex="Arial3" style:font-size-complex="10pt" style:font-style-complex="italic" style:font-weight-complex="bold"/>
    </style:style>
    <style:style style:name="P291" style:family="paragraph" style:parent-style-name="Standard">
      <style:paragraph-properties fo:margin-left="-0.021cm" fo:margin-right="0cm" fo:margin-top="0cm" fo:margin-bottom="0cm" fo:line-height="100%" fo:text-indent="0cm" style:auto-text-indent="false"/>
      <style:text-properties fo:color="#000000" style:font-name="Arial" fo:font-size="10pt" fo:language="pt" fo:country="BR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292" style:family="paragraph" style:parent-style-name="Standard">
      <style:paragraph-properties fo:margin-left="-0.021cm" fo:margin-right="0cm" fo:margin-top="0cm" fo:margin-bottom="0cm" fo:line-height="100%" fo:text-indent="0cm" style:auto-text-indent="false"/>
      <style:text-properties style:font-name="Arial" fo:language="pt" fo:country="BR" fo:background-color="transparent"/>
    </style:style>
    <style:style style:name="P293" style:family="paragraph" style:parent-style-name="Standard">
      <style:paragraph-properties fo:margin-left="0cm" fo:margin-right="0.307cm" fo:margin-top="0cm" fo:margin-bottom="0cm" fo:text-align="justify" style:justify-single-word="false" fo:text-indent="0cm" style:auto-text-indent="false"/>
      <style:text-properties fo:color="#000000" style:font-name="Arial" fo:language="pt" fo:country="BR"/>
    </style:style>
    <style:style style:name="P294" style:family="paragraph" style:parent-style-name="Standard">
      <style:paragraph-properties fo:margin-left="0cm" fo:margin-right="0.307cm" fo:margin-top="0cm" fo:margin-bottom="0cm" fo:text-align="justify" style:justify-single-word="false" fo:text-indent="0cm" style:auto-text-indent="false"/>
      <style:text-properties fo:color="#000000" style:font-name="Arial" fo:font-size="10pt" fo:language="pt" fo:country="BR" fo:font-weight="bold" fo:background-color="transparent" style:font-name-asian="Times New Roman1" style:font-size-asian="10pt" style:language-asian="pt" style:country-asian="BR" style:font-weight-asian="bold" style:font-name-complex="Arial3" style:font-size-complex="10pt" style:font-style-complex="italic" style:font-weight-complex="bold"/>
    </style:style>
    <style:style style:name="P295" style:family="paragraph" style:parent-style-name="Standard">
      <style:paragraph-properties fo:margin-left="0cm" fo:margin-right="0.307cm" fo:margin-top="0cm" fo:margin-bottom="0cm" fo:text-align="justify" style:justify-single-word="false" fo:text-indent="0cm" style:auto-text-indent="false"/>
      <style:text-properties fo:color="#000000" style:font-name="Arial" fo:font-size="10pt" fo:language="pt" fo:country="BR" fo:font-weight="bold" fo:background-color="#ffff00" style:font-size-asian="10pt" style:language-asian="pt" style:country-asian="BR" style:font-weight-asian="bold" style:font-name-complex="Arial3" style:font-size-complex="10pt" style:font-weight-complex="bold"/>
    </style:style>
    <style:style style:name="P296" style:family="paragraph" style:parent-style-name="Body_20_Text_20_3">
      <style:paragraph-properties fo:margin-left="0cm" fo:margin-right="0.307cm" fo:margin-top="0cm" fo:margin-bottom="0cm" fo:text-indent="0cm" style:auto-text-indent="false"/>
      <style:text-properties fo:color="#000000" style:font-name="Arial" fo:language="pt" fo:country="BR"/>
    </style:style>
    <style:style style:name="P297" style:family="paragraph" style:parent-style-name="Body_20_Text_20_3">
      <style:paragraph-properties fo:margin-left="0cm" fo:margin-right="0.307cm" fo:margin-top="0cm" fo:margin-bottom="0cm" fo:text-indent="0cm" style:auto-text-indent="false"/>
      <style:text-properties fo:color="#000000" style:font-name="Arial" fo:font-size="10pt" fo:language="pt" fo:country="BR" fo:font-weight="bold" style:font-size-asian="10pt" style:font-weight-asian="bold" style:font-name-complex="Arial3" style:font-weight-complex="bold"/>
    </style:style>
    <style:style style:name="P298" style:family="paragraph" style:parent-style-name="Standard">
      <style:paragraph-properties fo:margin-left="1.249cm" fo:margin-right="0cm" fo:margin-top="0cm" fo:margin-bottom="0cm" fo:text-align="start" style:justify-single-word="false" fo:text-indent="0cm" style:auto-text-indent="false"/>
      <style:text-properties fo:color="#000000" style:font-name="Arial" fo:font-size="10pt" fo:language="pt" fo:country="BR" style:text-underline-style="none" fo:font-weight="normal" fo:background-color="#ff0000" style:font-size-asian="10pt" style:font-weight-asian="normal" style:font-name-complex="Arial3" style:font-size-complex="10pt" style:font-weight-complex="normal"/>
    </style:style>
    <style:style style:name="P299" style:family="paragraph" style:parent-style-name="Standard">
      <style:paragraph-properties fo:margin-left="1.251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fo:font-style="italic" style:font-size-asian="10pt" style:font-style-asian="italic" style:font-name-complex="Arial3" style:font-size-complex="10pt"/>
    </style:style>
    <style:style style:name="P300" style:family="paragraph" style:parent-style-name="Standard">
      <style:paragraph-properties fo:margin-left="0cm" fo:margin-right="0.258cm" fo:margin-top="0cm" fo:margin-bottom="0cm" fo:line-height="100%" fo:text-align="center" style:justify-single-word="false" fo:text-indent="0cm" style:auto-text-indent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301" style:family="paragraph" style:parent-style-name="Standard">
      <style:paragraph-properties fo:margin-left="0.75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fo:font-style="italic" style:font-size-asian="10pt" style:font-style-asian="italic" style:font-name-complex="Arial3" style:font-size-complex="10pt"/>
    </style:style>
    <style:style style:name="P302" style:family="paragraph" style:parent-style-name="List_20_Paragraph">
      <style:paragraph-properties fo:margin-left="0.751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font-size-asian="10pt" style:font-name-complex="Arial3" style:font-size-complex="10pt" style:font-weight-complex="bold"/>
    </style:style>
    <style:style style:name="P303" style:family="paragraph" style:parent-style-name="List_20_Paragraph">
      <style:paragraph-properties fo:margin-left="0.15cm" fo:margin-right="0cm" fo:margin-top="0cm" fo:margin-bottom="0cm" fo:line-height="100%" fo:text-align="center" style:justify-single-word="false" fo:text-indent="0cm" style:auto-text-indent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304" style:family="paragraph" style:parent-style-name="Body_20_Text_20_3">
      <style:paragraph-properties fo:margin-left="0.63cm" fo:margin-right="0.31cm" fo:margin-top="0cm" fo:margin-bottom="0cm" fo:text-indent="0cm" style:auto-text-indent="false"/>
      <style:text-properties fo:color="#000000" style:font-name="Arial" fo:font-size="10pt" fo:language="pt" fo:country="BR" style:font-size-asian="10pt" style:font-name-complex="Arial3" style:font-weight-complex="bold"/>
    </style:style>
    <style:style style:name="P305" style:family="paragraph" style:parent-style-name="Body_20_Text_20_3">
      <style:paragraph-properties fo:margin-left="0.63cm" fo:margin-right="0.307cm" fo:margin-top="0cm" fo:margin-bottom="0cm" fo:text-indent="0cm" style:auto-text-indent="false"/>
      <style:text-properties fo:color="#000000" style:font-name="Arial" fo:font-size="10pt" fo:language="pt" fo:country="BR" style:font-size-asian="10pt" style:font-name-complex="Arial3" style:font-weight-complex="bold"/>
    </style:style>
    <style:style style:name="P306" style:family="paragraph" style:parent-style-name="Conteúdo_20_de_20_tabela">
      <style:paragraph-properties fo:margin-left="-0.097cm" fo:margin-right="-0.097cm" fo:margin-top="0cm" fo:margin-bottom="0cm" fo:text-align="center" style:justify-single-word="false" fo:text-indent="-0.097cm" style:auto-text-indent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307" style:family="paragraph" style:parent-style-name="Conteúdo_20_de_20_tabela">
      <style:paragraph-properties fo:margin-left="0cm" fo:margin-right="-0.097cm" fo:margin-top="0cm" fo:margin-bottom="0cm" fo:text-align="center" style:justify-single-word="false" fo:text-indent="0cm" style:auto-text-indent="false"/>
      <style:text-properties style:font-name="Arial" fo:language="pt" fo:country="BR"/>
    </style:style>
    <style:style style:name="P308" style:family="paragraph" style:parent-style-name="Normal_20__28_Web_29_">
      <style:paragraph-properties fo:margin-left="3.81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8pt" style:font-style-complex="italic" style:font-weight-complex="normal"/>
    </style:style>
    <style:style style:name="P309" style:family="paragraph" style:parent-style-name="Normal_20__28_Web_29_">
      <style:paragraph-properties fo:margin-left="2.54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text-underline-style="none" fo:font-weight="bold" fo:background-color="transparent" style:font-size-asian="10pt" style:language-asian="pt" style:country-asian="BR" style:font-weight-asian="bold" style:font-name-complex="Arial3" style:font-size-complex="8pt" style:font-style-complex="italic" style:font-weight-complex="bold"/>
    </style:style>
    <style:style style:name="P310" style:family="paragraph" style:parent-style-name="Standard" style:master-page-name="Standard">
      <style:paragraph-properties fo:margin-top="0cm" fo:margin-bottom="0cm" fo:line-height="100%" fo:text-align="center" style:justify-single-word="false" style:page-number="auto"/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style-complex="italic" style:font-weight-complex="bold"/>
    </style:style>
    <style:style style:name="P311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312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fo:font-style="italic" style:font-size-asian="10pt" style:font-style-asian="italic" style:font-name-complex="Arial3" style:font-size-complex="10pt"/>
    </style:style>
    <style:style style:name="P313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style="italic" style:text-underline-style="none" fo:font-weight="normal" style:font-name-asian="Times New Roman1" style:font-size-asian="10pt" style:language-asian="pt" style:country-asian="BR" style:font-style-asian="italic" style:font-weight-asian="normal" style:font-name-complex="Arial3" style:font-size-complex="10pt" style:font-style-complex="italic" style:font-weight-complex="bold"/>
    </style:style>
    <style:style style:name="P314" style:family="paragraph" style:parent-style-name="Standard">
      <style:paragraph-properties fo:margin-top="0cm" fo:margin-bottom="0cm" fo:text-align="justify" style:justify-single-word="false">
        <style:tab-stops>
          <style:tab-stop style:position="0.501cm"/>
        </style:tab-stops>
      </style:paragraph-properties>
      <style:text-properties style:font-name="Arial" fo:font-size="10pt" fo:language="pt" fo:country="BR" style:font-size-asian="10pt" style:language-asian="pt" style:country-asian="BR" style:font-name-complex="Arial3" style:font-size-complex="10pt"/>
    </style:style>
    <style:style style:name="P315" style:family="paragraph" style:parent-style-name="Standard">
      <style:paragraph-properties fo:margin-top="0cm" fo:margin-bottom="0cm" fo:text-align="justify" style:justify-single-word="false">
        <style:tab-stops>
          <style:tab-stop style:position="0cm"/>
          <style:tab-stop style:position="0.501cm"/>
        </style:tab-stops>
      </style:paragraph-properties>
      <style:text-properties style:font-name="Arial" fo:font-size="10pt" fo:language="pt" fo:country="BR" style:font-size-asian="10pt" style:font-name-complex="Arial3" style:font-size-complex="10pt"/>
    </style:style>
    <style:style style:name="P316" style:family="paragraph" style:parent-style-name="Standard">
      <style:paragraph-properties fo:margin-top="0cm" fo:margin-bottom="0cm" fo:text-align="justify" style:justify-single-word="false">
        <style:tab-stops>
          <style:tab-stop style:position="0.501cm"/>
        </style:tab-stops>
      </style:paragraph-properties>
      <style:text-properties style:font-name="Arial" fo:font-size="10pt" fo:language="pt" fo:country="BR" style:font-size-asian="10pt" style:font-name-complex="Arial3" style:font-size-complex="10pt" style:font-style-complex="italic"/>
    </style:style>
    <style:style style:name="P317" style:family="paragraph" style:parent-style-name="Standard">
      <style:paragraph-properties fo:margin-top="0cm" fo:margin-bottom="0cm" fo:text-align="justify" style:justify-single-word="false">
        <style:tab-stops>
          <style:tab-stop style:position="0cm"/>
          <style:tab-stop style:position="0.501cm"/>
        </style:tab-stops>
      </style:paragraph-properties>
      <style:text-properties style:font-name="Arial" fo:font-size="10pt" fo:language="pt" fo:country="BR" style:font-name-asian="Times New Roman1" style:font-size-asian="10pt" style:language-asian="pt" style:country-asian="BR" style:font-name-complex="Arial3" style:font-size-complex="10pt"/>
    </style:style>
    <style:style style:name="P318" style:family="paragraph" style:parent-style-name="Standard" style:list-style-name="L2">
      <style:paragraph-properties fo:margin-top="0cm" fo:margin-bottom="0cm" fo:line-height="100%" fo:text-align="justify" style:justify-single-word="false"/>
      <style:text-properties style:font-name="Arial" fo:language="pt" fo:country="BR"/>
    </style:style>
    <style:style style:name="P319" style:family="paragraph" style:parent-style-name="Standard" style:list-style-name="L2">
      <style:paragraph-properties fo:margin-top="0cm" fo:margin-bottom="0cm" fo:line-height="100%" fo:text-align="justify" style:justify-single-word="false">
        <style:tab-stops/>
      </style:paragraph-properties>
      <style:text-properties style:font-name="Arial" fo:language="pt" fo:country="BR"/>
    </style:style>
    <style:style style:name="P320" style:family="paragraph" style:parent-style-name="Standard" style:list-style-name="L1">
      <style:paragraph-properties fo:margin-top="0cm" fo:margin-bottom="0cm" fo:text-align="justify" style:justify-single-word="false" fo:background-color="#d9d9d9">
        <style:background-image/>
      </style:paragraph-properties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321" style:family="paragraph" style:parent-style-name="Standard" style:list-style-name="WWNum34">
      <style:paragraph-properties fo:margin-top="0cm" fo:margin-bottom="0cm" fo:line-height="100%" fo:text-align="justify" style:justify-single-word="false" fo:background-color="#d9d9d9">
        <style:tab-stops>
          <style:tab-stop style:position="0cm"/>
          <style:tab-stop style:position="0.751cm"/>
        </style:tab-stops>
        <style:background-image/>
      </style:paragraph-properties>
      <style:text-properties fo:color="#000000" style:font-name="Arial" fo:font-size="10pt" fo:language="pt" fo:country="BR" style:text-underline-style="none" fo:font-weight="bold" fo:background-color="transparent" style:font-size-asian="10pt" style:font-weight-asian="bold" style:font-name-complex="Arial3" style:font-size-complex="10pt" style:font-style-complex="italic" style:font-weight-complex="normal"/>
    </style:style>
    <style:style style:name="P322" style:family="paragraph" style:parent-style-name="Standard" style:list-style-name="WWNum5">
      <style:paragraph-properties fo:margin-left="0.501cm" fo:margin-right="0cm" fo:margin-top="0cm" fo:margin-bottom="0cm" fo:line-height="100%" fo:text-align="justify" style:justify-single-word="false" fo:text-indent="-0.501cm" style:auto-text-indent="false" fo:background-color="#d9d9d9">
        <style:background-image/>
      </style:paragraph-properties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3" style:font-size-complex="10pt"/>
    </style:style>
    <style:style style:name="P323" style:family="paragraph" style:parent-style-name="Standard" style:list-style-name="WWNum10">
      <style:paragraph-properties fo:margin-left="0.501cm" fo:margin-right="0cm" fo:margin-top="0cm" fo:margin-bottom="0cm" fo:text-indent="-0.501cm" style:auto-text-indent="false">
        <style:tab-stops>
          <style:tab-stop style:position="0.501cm"/>
        </style:tab-stops>
      </style:paragraph-properties>
      <style:text-properties style:font-name="Arial" fo:font-size="10pt" fo:language="pt" fo:country="BR" style:font-size-asian="10pt" style:language-asian="pt" style:country-asian="BR" style:font-name-complex="Arial3" style:font-size-complex="10pt"/>
    </style:style>
    <style:style style:name="P324" style:family="paragraph" style:parent-style-name="Standard" style:list-style-name="WWNum11">
      <style:paragraph-properties fo:margin-left="0.501cm" fo:margin-right="0cm" fo:margin-top="0cm" fo:margin-bottom="0cm" fo:text-align="justify" style:justify-single-word="false" fo:text-indent="-0.501cm" style:auto-text-indent="false"/>
      <style:text-properties style:font-name="Arial" fo:font-size="10pt" fo:language="pt" fo:country="BR" style:font-size-asian="10pt" style:language-asian="pt" style:country-asian="BR" style:font-name-complex="Arial3" style:font-size-complex="10pt"/>
    </style:style>
    <style:style style:name="P325" style:family="paragraph" style:parent-style-name="Standard" style:list-style-name="WWNum12">
      <style:paragraph-properties fo:margin-left="0.501cm" fo:margin-right="0cm" fo:margin-top="0cm" fo:margin-bottom="0cm" fo:text-align="justify" style:justify-single-word="false" fo:text-indent="-0.501cm" style:auto-text-indent="false"/>
      <style:text-properties style:font-name="Arial" fo:font-size="10pt" fo:language="pt" fo:country="BR" style:font-size-asian="10pt" style:language-asian="pt" style:country-asian="BR" style:font-name-complex="Arial3" style:font-size-complex="10pt"/>
    </style:style>
    <style:style style:name="P326" style:family="paragraph" style:parent-style-name="Standard" style:list-style-name="WWNum12">
      <style:paragraph-properties fo:margin-left="0.501cm" fo:margin-right="0cm" fo:margin-top="0cm" fo:margin-bottom="0cm" fo:line-height="100%" fo:text-align="justify" style:justify-single-word="false" fo:text-indent="-0.501cm" style:auto-text-indent="false"/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3" style:font-size-complex="10pt" style:font-weight-complex="bold"/>
    </style:style>
    <style:style style:name="P327" style:family="paragraph" style:parent-style-name="Standard" style:list-style-name="WWNum10">
      <style:paragraph-properties fo:margin-left="0.501cm" fo:margin-right="-0.513cm" fo:margin-top="0cm" fo:margin-bottom="0cm" fo:text-align="justify" style:justify-single-word="false" fo:text-indent="-0.501cm" style:auto-text-indent="false">
        <style:tab-stops>
          <style:tab-stop style:position="0.501cm"/>
        </style:tab-stops>
      </style:paragraph-properties>
      <style:text-properties style:font-name="Arial" fo:language="pt" fo:country="BR"/>
    </style:style>
    <style:style style:name="P328" style:family="paragraph" style:parent-style-name="Standard" style:list-style-name="WWNum10">
      <style:paragraph-properties fo:margin-left="0.501cm" fo:margin-right="-0.513cm" fo:margin-top="0cm" fo:margin-bottom="0cm" fo:text-align="justify" style:justify-single-word="false" fo:text-indent="-0.501cm" style:auto-text-indent="false">
        <style:tab-stops>
          <style:tab-stop style:position="0.501cm"/>
        </style:tab-stops>
      </style:paragraph-properties>
      <style:text-properties style:font-name="Arial" fo:font-size="10pt" fo:language="pt" fo:country="BR" style:font-size-asian="10pt" style:font-name-complex="Arial3" style:font-size-complex="10pt"/>
    </style:style>
    <style:style style:name="P329" style:family="paragraph" style:parent-style-name="Standard" style:list-style-name="WWNum12">
      <style:paragraph-properties fo:margin-left="-0.635cm" fo:margin-right="0cm" fo:margin-top="0cm" fo:margin-bottom="0cm" fo:line-height="100%" fo:text-align="start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330" style:family="paragraph" style:parent-style-name="Standard">
      <style:paragraph-properties fo:margin-left="0cm" fo:margin-right="0cm" fo:margin-top="0cm" fo:margin-bottom="0cm" fo:line-height="100%" fo:text-indent="0cm" style:auto-text-indent="false"/>
      <style:text-properties fo:font-variant="normal" fo:text-transform="none" fo:color="#000000" style:font-name="Arial" fo:font-size="10pt" fo:letter-spacing="normal" fo:language="pt" fo:country="BR" fo:font-style="normal" style:text-underline-style="none" fo:font-weight="normal" style:font-size-asian="10pt" style:font-weight-asian="normal" style:font-name-complex="Arial3" style:font-size-complex="10pt" style:font-weight-complex="normal"/>
    </style:style>
    <style:style style:name="P331" style:family="paragraph" style:parent-style-name="Standard" style:list-style-name="L1">
      <style:paragraph-properties fo:margin-left="0cm" fo:margin-right="0cm" fo:margin-top="0cm" fo:margin-bottom="0cm" fo:text-align="start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332" style:family="paragraph" style:parent-style-name="Standard" style:list-style-name="L2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1" fo:font-size="10pt" fo:language="pt" fo:country="BR" fo:font-weight="normal" style:font-size-asian="10pt" style:font-weight-asian="normal" style:font-name-complex="Arial3" style:font-size-complex="10pt" style:font-weight-complex="normal"/>
    </style:style>
    <style:style style:name="P333" style:family="paragraph" style:parent-style-name="Standard" style:list-style-name="WWNum34">
      <style:paragraph-properties fo:margin-left="0cm" fo:margin-right="0cm" fo:margin-top="0cm" fo:margin-bottom="0cm" fo:text-align="justify" style:justify-single-word="false" fo:text-indent="0cm" style:auto-text-indent="false" fo:background-color="#d9d9d9">
        <style:background-image/>
      </style:paragraph-properties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334" style:family="paragraph" style:parent-style-name="List_20_Paragraph" style:list-style-name="WWNum5">
      <style:paragraph-properties fo:margin-left="0cm" fo:margin-right="0cm" fo:margin-top="0cm" fo:margin-bottom="0cm" fo:line-height="100%" fo:text-indent="0cm" style:auto-text-indent="false" fo:background-color="#d9d9d9">
        <style:tab-stops>
          <style:tab-stop style:position="0.501cm"/>
        </style:tab-stops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335" style:family="paragraph" style:parent-style-name="List_20_Paragraph" style:list-style-name="WWNum5">
      <style:paragraph-properties fo:margin-left="0cm" fo:margin-right="0cm" fo:margin-top="0cm" fo:margin-bottom="0cm" fo:line-height="100%" fo:text-align="justify" style:justify-single-word="false" fo:text-indent="0cm" style:auto-text-indent="false" fo:background-color="#d9d9d9">
        <style:tab-stops>
          <style:tab-stop style:position="0.501cm"/>
        </style:tab-stops>
        <style:background-image/>
      </style:paragraph-properties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3" style:font-size-complex="10pt"/>
    </style:style>
    <style:style style:name="P336" style:family="paragraph" style:parent-style-name="List_20_Paragraph" style:list-style-name="WWNum5">
      <style:paragraph-properties fo:margin-left="0cm" fo:margin-right="0cm" fo:margin-top="0cm" fo:margin-bottom="0cm" fo:line-height="100%" fo:text-indent="0cm" style:auto-text-indent="false" fo:background-color="#d9d9d9">
        <style:tab-stops>
          <style:tab-stop style:position="0.501cm"/>
        </style:tab-stops>
        <style:background-image/>
      </style:paragraph-properties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3" style:font-size-complex="10pt"/>
    </style:style>
    <style:style style:name="P337" style:family="paragraph" style:parent-style-name="List_20_Paragraph" style:list-style-name="WWNum5">
      <style:paragraph-properties fo:margin-left="0cm" fo:margin-right="0cm" fo:margin-top="0cm" fo:margin-bottom="0cm" fo:line-height="100%" fo:text-indent="0cm" style:auto-text-indent="false" fo:background-color="#d9d9d9">
        <style:tab-stops>
          <style:tab-stop style:position="0.501cm"/>
        </style:tab-stops>
        <style:background-image/>
      </style:paragraph-properties>
      <style:text-properties fo:color="#000000" style:font-name="Arial" fo:font-size="10pt" fo:language="pt" fo:country="BR" fo:font-weight="bold" style:font-name-asian="Calibri1" style:font-size-asian="10pt" style:language-asian="pt" style:country-asian="BR" style:font-weight-asian="bold" style:font-name-complex="Arial3" style:font-size-complex="10pt"/>
    </style:style>
    <style:style style:name="P338" style:family="paragraph" style:parent-style-name="List_20_Paragraph" style:list-style-name="WWNum5">
      <style:paragraph-properties fo:margin-left="0cm" fo:margin-right="0cm" fo:margin-top="0cm" fo:margin-bottom="0cm" fo:line-height="100%" fo:text-indent="0cm" style:auto-text-indent="false" fo:background-color="#d9d9d9">
        <style:tab-stops>
          <style:tab-stop style:position="0.501cm"/>
        </style:tab-stops>
        <style:background-image/>
      </style:paragraph-properties>
      <style:text-properties fo:color="#000000" style:font-name="Arial" fo:font-size="10pt" fo:language="pt" fo:country="BR" style:font-size-asian="10pt" style:font-size-complex="10pt"/>
    </style:style>
    <style:style style:name="P339" style:family="paragraph" style:parent-style-name="List_20_Paragraph" style:list-style-name="WWNum34">
      <style:paragraph-properties fo:margin-left="0cm" fo:margin-right="0cm" fo:margin-top="0cm" fo:margin-bottom="0cm" fo:text-align="justify" style:justify-single-word="false" fo:text-indent="0cm" style:auto-text-indent="false" fo:background-color="#d9d9d9">
        <style:background-image/>
      </style:paragraph-properties>
      <style:text-properties style:font-name="Arial" fo:language="pt" fo:country="BR"/>
    </style:style>
    <style:style style:name="P340" style:family="paragraph" style:parent-style-name="List_20_Paragraph" style:list-style-name="WWNum5">
      <style:paragraph-properties fo:margin-left="0.501cm" fo:margin-right="0cm" fo:margin-top="0cm" fo:margin-bottom="0cm" fo:line-height="100%" fo:text-align="justify" style:justify-single-word="false" fo:text-indent="-0.501cm" style:auto-text-indent="false" fo:background-color="#d9d9d9">
        <style:background-image/>
      </style:paragraph-properties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3" style:font-size-complex="10pt"/>
    </style:style>
    <style:style style:name="P341" style:family="paragraph" style:parent-style-name="List_20_Paragraph" style:list-style-name="WWNum5">
      <style:paragraph-properties fo:margin-left="0.501cm" fo:margin-right="0cm" fo:margin-top="0cm" fo:margin-bottom="0cm" fo:line-height="100%" fo:text-align="justify" style:justify-single-word="false" fo:text-indent="-0.501cm" style:auto-text-indent="false" fo:background-color="#d9d9d9"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342" style:family="paragraph" style:parent-style-name="List_20_Paragraph" style:list-style-name="WWNum34">
      <style:paragraph-properties fo:margin-top="0cm" fo:margin-bottom="0cm" fo:line-height="100%" fo:text-align="justify" style:justify-single-word="false" fo:background-color="#d9d9d9">
        <style:tab-stops>
          <style:tab-stop style:position="0cm"/>
          <style:tab-stop style:position="0.751cm"/>
        </style:tab-stops>
        <style:background-image/>
      </style:paragraph-properties>
      <style:text-properties style:font-name="Arial" fo:font-size="10pt" fo:language="pt" fo:country="BR" fo:font-weight="bold" style:font-size-asian="10pt" style:font-weight-asian="bold" style:font-name-complex="Arial3" style:font-size-complex="10pt" style:font-style-complex="italic" style:font-weight-complex="normal"/>
    </style:style>
    <style:style style:name="T1" style:family="text">
      <style:text-properties fo:color="#000000" style:font-name="Arial" fo:font-size="8pt" fo:font-weight="bold" fo:background-color="transparent" style:font-size-asian="8pt" style:font-weight-asian="bold" style:font-name-complex="Arial" style:font-size-complex="8pt" style:font-weight-complex="bold"/>
    </style:style>
    <style:style style:name="T2" style:family="text"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T3" style:family="text">
      <style:text-properties fo:color="#000000" style:font-name="Arial" fo:font-size="10pt" fo:language="pt" fo:country="BR" style:font-size-asian="10pt" style:font-name-complex="Arial3" style:font-size-complex="10pt"/>
    </style:style>
    <style:style style:name="T4" style:family="text">
      <style:text-properties fo:color="#000000" style:font-name="Arial" fo:font-size="10pt" fo:language="pt" fo:country="BR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T5" style:family="text">
      <style:text-properties fo:color="#000000" style:font-name="Arial" fo:font-size="10pt" fo:language="en" fo:country="US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T6" style:family="text">
      <style:text-properties fo:color="#000000" style:font-name="Arial" fo:background-color="transparent" style:language-asian="pt" style:country-asian="BR" style:font-name-complex="Arial3" style:font-style-complex="italic"/>
    </style:style>
    <style:style style:name="T7" style:family="text">
      <style:text-properties fo:color="#000000" style:font-name="Arial" fo:language="pt" fo:country="BR" fo:background-color="transparent" style:language-asian="pt" style:country-asian="BR" style:font-name-complex="Arial3" style:font-style-complex="italic"/>
    </style:style>
    <style:style style:name="T8" style:family="text">
      <style:text-properties fo:color="#000000" style:font-name="Arial" fo:language="pt" fo:country="BR" fo:background-color="transparent" style:font-style-complex="italic"/>
    </style:style>
    <style:style style:name="T9" style:family="text">
      <style:text-properties fo:color="#000000" style:font-name-complex="Arial3"/>
    </style:style>
    <style:style style:name="T10" style:family="text">
      <style:text-properties fo:color="#000000" style:text-position="super 58%" fo:font-size="10pt" style:font-size-asian="10pt" style:font-name-complex="Arial3" style:font-size-complex="10pt"/>
    </style:style>
    <style:style style:name="T11" style:family="text">
      <style:text-properties fo:color="#000000" fo:font-weight="normal" fo:background-color="transparent" style:font-weight-asian="normal" style:font-name-complex="Arial3" style:font-weight-complex="normal"/>
    </style:style>
    <style:style style:name="T12" style:family="text">
      <style:text-properties fo:color="#000000" fo:font-size="10pt" style:text-underline-style="none" fo:font-weight="normal" style:font-size-asian="10pt" style:font-weight-asian="normal" style:font-name-complex="Arial3" style:font-size-complex="10pt" style:font-weight-complex="normal"/>
    </style:style>
    <style:style style:name="T13" style:family="text">
      <style:text-properties fo:color="#000000" fo:font-size="10pt" style:text-underline-style="none" fo:font-weight="normal" fo:background-color="transparent" style:font-size-asian="10pt" style:font-weight-asian="normal" style:font-name-complex="Arial3" style:font-size-complex="10pt" style:font-weight-complex="normal"/>
    </style:style>
    <style:style style:name="T14" style:family="text">
      <style:text-properties fo:color="#000000" fo:font-size="10pt" style:text-underline-style="none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T15" style:family="text">
      <style:text-properties fo:color="#000000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T16" style:family="text">
      <style:text-properties fo:color="#000000" fo:font-size="10pt" style:font-size-asian="10pt" style:font-name-complex="Arial3" style:font-size-complex="10pt"/>
    </style:style>
    <style:style style:name="T17" style:family="text">
      <style:text-properties fo:color="#000000" fo:font-size="10pt" fo:font-weight="normal" fo:background-color="transparent" style:font-size-asian="10pt" style:font-weight-asian="normal" style:font-name-complex="Arial3" style:font-size-complex="10pt" style:font-weight-complex="normal"/>
    </style:style>
    <style:style style:name="T18" style:family="text">
      <style:text-properties fo:color="#000000" fo:font-size="10pt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weight-complex="bold"/>
    </style:style>
    <style:style style:name="T19" style:family="text">
      <style:text-properties fo:color="#000000" fo:font-size="10pt" fo:font-weight="normal" fo:background-color="transparent" style:font-name-asian="Times New Roman1" style:font-size-asian="10pt" style:language-asian="pt" style:country-asian="BR" style:font-weight-asian="normal" style:font-name-complex="Arial3" style:font-size-complex="8pt" style:font-style-complex="italic" style:font-weight-complex="normal"/>
    </style:style>
    <style:style style:name="T20" style:family="text">
      <style:text-properties fo:color="#000000" fo:font-size="10pt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T21" style:family="text">
      <style:text-properties fo:color="#000000" fo:font-size="10pt" fo:font-weight="normal" style:font-name-asian="Times New Roman1" style:font-size-asian="10pt" style:language-asian="pt" style:country-asian="BR" style:font-weight-asian="normal" style:font-name-complex="Arial3" style:font-size-complex="10pt" style:font-weight-complex="bold"/>
    </style:style>
    <style:style style:name="T22" style:family="text">
      <style:text-properties fo:color="#000000" fo:font-size="10pt" style:font-name-asian="Times New Roman1" style:font-size-asian="10pt" style:language-asian="pt" style:country-asian="BR" style:font-name-complex="Arial3" style:font-size-complex="10pt"/>
    </style:style>
    <style:style style:name="T23" style:family="text">
      <style:text-properties fo:color="#000000" fo:font-size="10pt" style:font-name-asian="Times New Roman1" style:font-size-asian="10pt" style:language-asian="pt" style:country-asian="BR" style:font-name-complex="Arial3" style:font-size-complex="10pt" style:font-weight-complex="bold"/>
    </style:style>
    <style:style style:name="T24" style:family="text">
      <style:text-properties fo:color="#000000" fo:font-size="10pt" fo:font-weight="bold" fo:background-color="#d9d9d9" style:font-size-asian="10pt" style:font-weight-asian="bold" style:font-name-complex="Arial3" style:font-size-complex="10pt"/>
    </style:style>
    <style:style style:name="T25" style:family="text">
      <style:text-properties fo:color="#000000" fo:font-size="10pt" fo:font-weight="bold" fo:background-color="transparent" style:font-size-asian="10pt" style:font-weight-asian="bold" style:font-name-complex="Arial3" style:font-size-complex="8pt" style:font-style-complex="italic" style:font-weight-complex="bold"/>
    </style:style>
    <style:style style:name="T26" style:family="text">
      <style:text-properties fo:color="#000000" style:text-underline-style="none" fo:font-weight="normal" style:language-asian="pt" style:country-asian="BR" style:font-weight-asian="normal" style:font-name-complex="Arial3" style:font-weight-complex="normal"/>
    </style:style>
    <style:style style:name="T27" style:family="text">
      <style:text-properties fo:color="#000000" style:text-underline-style="none" fo:font-weight="normal" style:font-weight-asian="normal" style:font-name-complex="Arial3" style:font-weight-complex="normal"/>
    </style:style>
    <style:style style:name="T28" style:family="text">
      <style:text-properties fo:text-transform="uppercase" fo:font-size="10pt" style:font-size-asian="10pt"/>
    </style:style>
    <style:style style:name="T29" style:family="text">
      <style:text-properties fo:text-transform="uppercase" fo:color="#000000" fo:font-size="10pt" fo:font-style="normal" fo:font-weight="bold" fo:background-color="transparent" style:font-size-asian="10pt" style:font-style-asian="normal" style:font-weight-asian="bold" style:font-name-complex="Arial" style:font-size-complex="8pt" style:font-style-complex="italic" style:font-weight-complex="bold"/>
    </style:style>
    <style:style style:name="T30" style:family="text">
      <style:text-properties style:text-underline-style="none"/>
    </style:style>
    <style:style style:name="T31" style:family="text">
      <style:text-properties style:text-underline-style="none" fo:font-weight="normal" style:font-weight-asian="normal" style:font-weight-complex="normal"/>
    </style:style>
    <style:style style:name="T32" style:family="text">
      <style:text-properties style:text-underline-style="none" fo:font-weight="normal" style:font-weight-asian="normal" style:font-name-complex="Arial3" style:font-weight-complex="normal"/>
    </style:style>
    <style:style style:name="T33" style:family="text">
      <style:text-properties style:text-underline-style="none" fo:background-color="transparent" style:font-style-complex="italic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fo:background-color="transparent" style:font-weight-asian="bold" style:font-name-complex="Arial3" style:font-style-complex="italic" style:font-weight-complex="bold"/>
    </style:style>
    <style:style style:name="T36" style:family="text">
      <style:text-properties fo:font-weight="bold" style:font-name-asian="Calibri1" style:language-asian="pt" style:country-asian="BR" style:font-weight-asian="bold" style:font-name-complex="Arial3"/>
    </style:style>
    <style:style style:name="T37" style:family="text">
      <style:text-properties fo:font-weight="bold" style:font-name-asian="Calibri1" style:font-weight-asian="bold" style:font-name-complex="Arial3"/>
    </style:style>
    <style:style style:name="T38" style:family="text">
      <style:text-properties style:use-window-font-color="true" style:font-name="Arial" fo:font-size="10pt" fo:language="pt" fo:country="BR" style:text-underline-style="none" fo:font-weight="normal" style:font-size-asian="10pt" style:language-asian="es" style:country-asian="ES" style:font-weight-asian="normal" style:font-name-complex="Arial3" style:font-size-complex="10pt" style:font-style-complex="italic" style:font-weight-complex="normal"/>
    </style:style>
    <style:style style:name="T39" style:family="text">
      <style:text-properties style:use-window-font-color="true" style:font-name="Arial" fo:language="pt" fo:country="BR" style:language-asian="es" style:country-asian="ES" style:font-style-complex="italic"/>
    </style:style>
    <style:style style:name="T40" style:family="text">
      <style:text-properties style:font-name="Arial"/>
    </style:style>
    <style:style style:name="T41" style:family="text">
      <style:text-properties style:font-name="Arial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" style:font-size-complex="10pt" style:font-style-complex="italic" style:font-weight-complex="normal"/>
    </style:style>
    <style:style style:name="T42" style:family="text">
      <style:text-properties style:font-name="Arial" style:text-underline-style="none" fo:background-color="transparent" style:font-style-complex="italic" style:font-weight-complex="normal"/>
    </style:style>
    <style:style style:name="T43" style:family="text">
      <style:text-properties style:font-name="Arial" style:text-underline-style="none" fo:background-color="transparent" style:language-asian="pt" style:country-asian="BR" style:font-name-complex="Arial" style:font-style-complex="italic"/>
    </style:style>
    <style:style style:name="T44" style:family="text">
      <style:text-properties style:font-name="Arial" style:text-underline-style="none" fo:background-color="transparent" style:language-asian="pt" style:country-asian="BR" style:font-name-complex="Arial" style:font-style-complex="italic" style:font-weight-complex="normal"/>
    </style:style>
    <style:style style:name="T45" style:family="text">
      <style:text-properties style:font-name="Arial" style:text-underline-style="none" fo:background-color="transparent" style:language-asian="pt" style:country-asian="BR" style:font-style-complex="italic"/>
    </style:style>
    <style:style style:name="T46" style:family="text">
      <style:text-properties style:font-name="Arial" fo:background-color="transparent" style:font-name-complex="Arial"/>
    </style:style>
    <style:style style:name="T47" style:family="text">
      <style:text-properties style:font-name="Arial" fo:background-color="transparent" style:language-asian="pt" style:country-asian="BR" style:font-style-complex="italic"/>
    </style:style>
    <style:style style:name="T48" style:family="text">
      <style:text-properties style:font-name="Arial" style:font-name-complex="Arial"/>
    </style:style>
    <style:style style:name="T49" style:family="text">
      <style:text-properties style:font-name="Arial" fo:language="pt" fo:country="BR"/>
    </style:style>
    <style:style style:name="T50" style:family="text">
      <style:text-properties style:font-name="Arial" fo:language="pt" fo:country="BR" style:text-underline-style="none" fo:background-color="transparent" style:language-asian="pt" style:country-asian="BR" style:font-name-complex="Arial" style:font-style-complex="italic" style:font-weight-complex="normal"/>
    </style:style>
    <style:style style:name="T51" style:family="text">
      <style:text-properties style:font-name="Arial" fo:language="pt" fo:country="BR" style:text-underline-style="none" fo:background-color="transparent" style:language-asian="pt" style:country-asian="BR" style:font-name-complex="Arial" style:font-weight-complex="normal"/>
    </style:style>
    <style:style style:name="T52" style:family="text">
      <style:text-properties style:font-name="Arial" fo:language="pt" fo:country="BR" style:text-underline-style="none" fo:font-weight="normal" fo:background-color="transparent" style:font-weight-asian="normal" style:font-style-complex="italic" style:font-weight-complex="normal"/>
    </style:style>
    <style:style style:name="T53" style:family="text">
      <style:text-properties style:font-name="Arial" fo:language="pt" fo:country="BR" fo:font-style="normal" style:text-underline-style="none" style:font-style-asian="normal" style:font-name-complex="Arial" style:font-style-complex="normal"/>
    </style:style>
    <style:style style:name="T54" style:family="text">
      <style:text-properties style:font-name="Arial" fo:language="pt" fo:country="BR" fo:font-weight="bold" style:font-weight-asian="bold" style:font-weight-complex="bold"/>
    </style:style>
    <style:style style:name="T55" style:family="text">
      <style:text-properties style:font-name="Arial" fo:language="pt" fo:country="BR" fo:font-weight="normal" style:font-weight-asian="normal"/>
    </style:style>
    <style:style style:name="T56" style:family="text">
      <style:text-properties style:font-name="Arial" fo:language="pt" fo:country="BR" style:font-name-complex="Arial"/>
    </style:style>
    <style:style style:name="T57" style:family="text">
      <style:text-properties style:font-name="Arial" style:font-size-complex="8pt" style:font-style-complex="italic"/>
    </style:style>
    <style:style style:name="T58" style:family="text">
      <style:text-properties style:font-name="Arial" fo:font-weight="bold" style:font-weight-asian="bold"/>
    </style:style>
    <style:style style:name="T59" style:family="text">
      <style:text-properties style:font-name="Arial" style:language-asian="pt" style:country-asian="BR"/>
    </style:style>
    <style:style style:name="T60" style:family="text">
      <style:text-properties style:font-name="Arial" style:font-weight-complex="bold"/>
    </style:style>
    <style:style style:name="T61" style:family="text">
      <style:text-properties fo:font-weight="normal" fo:background-color="transparent" style:font-name-asian="Times New Roman1" style:language-asian="pt" style:country-asian="BR" style:font-weight-asian="normal" style:font-weight-complex="normal"/>
    </style:style>
    <style:style style:name="T62" style:family="text">
      <style:text-properties fo:font-weight="normal" fo:background-color="transparent" style:font-weight-asian="normal" style:font-name-complex="Arial3" style:font-style-complex="italic" style:font-weight-complex="normal"/>
    </style:style>
    <style:style style:name="T63" style:family="text">
      <style:text-properties fo:font-weight="normal" style:font-name-asian="Times New Roman1" style:language-asian="pt" style:country-asian="BR" style:font-weight-asian="normal" style:font-weight-complex="normal"/>
    </style:style>
    <style:style style:name="T64" style:family="text">
      <style:text-properties fo:font-weight="normal" style:font-weight-asian="normal" style:font-name-complex="Arial3" style:font-weight-complex="normal"/>
    </style:style>
    <style:style style:name="T65" style:family="text">
      <style:text-properties fo:font-weight="normal" style:language-asian="pt" style:country-asian="BR" style:font-weight-asian="normal" style:font-weight-complex="normal"/>
    </style:style>
    <style:style style:name="T66" style:family="text">
      <style:text-properties fo:font-weight="normal" style:language-asian="pt" style:country-asian="BR" style:font-weight-asian="normal" style:font-name-complex="Arial3" style:font-weight-complex="normal"/>
    </style:style>
    <style:style style:name="T67" style:family="text">
      <style:text-properties fo:background-color="transparent"/>
    </style:style>
    <style:style style:name="T68" style:family="text">
      <style:text-properties fo:background-color="transparent" style:font-style-complex="italic"/>
    </style:style>
    <style:style style:name="T69" style:family="text">
      <style:text-properties fo:background-color="transparent" style:font-name-complex="Arial"/>
    </style:style>
    <style:style style:name="T70" style:family="text">
      <style:text-properties fo:background-color="transparent" style:font-name-complex="Arial" style:font-size-complex="8pt"/>
    </style:style>
    <style:style style:name="T71" style:family="text">
      <style:text-properties style:font-name-complex="Arial3"/>
    </style:style>
    <style:style style:name="T72" style:family="text">
      <style:text-properties style:font-name-complex="Arial3" style:font-weight-complex="bold"/>
    </style:style>
    <style:style style:name="T73" style:family="text">
      <style:text-properties style:font-weight-complex="bold"/>
    </style:style>
    <style:style style:name="T74" style:family="text">
      <style:text-properties style:text-position="super 58%" fo:background-color="transparent" style:font-style-complex="italic"/>
    </style:style>
    <style:style style:name="T75" style:family="text">
      <style:text-properties fo:font-variant="normal" fo:text-transform="none" fo:color="#000000" fo:font-size="10pt" fo:letter-spacing="normal" fo:font-style="normal" style:text-underline-style="none" fo:font-weight="bold" style:font-size-asian="10pt" style:font-weight-asian="bold" style:font-name-complex="Arial3" style:font-size-complex="10pt" style:font-style-complex="italic" style:font-weight-complex="bold"/>
    </style:style>
    <style:style style:name="T76" style:family="text">
      <style:text-properties fo:font-variant="normal" fo:text-transform="none" fo:color="#000000" fo:font-size="10pt" fo:letter-spacing="normal" fo:font-style="normal" style:text-underline-style="none" fo:font-weight="bold" fo:background-color="transparent" style:font-name-asian="Times New Roman1" style:font-size-asian="10pt" style:language-asian="pt" style:country-asian="BR" style:font-weight-asian="bold" style:font-name-complex="Arial3" style:font-size-complex="10pt" style:font-style-complex="italic" style:font-weight-complex="bold"/>
    </style:style>
    <style:style style:name="T77" style:family="text">
      <style:text-properties fo:font-variant="normal" fo:text-transform="none" fo:color="#000000" fo:font-size="10pt" fo:letter-spacing="normal" fo:font-style="normal" style:text-underline-style="none" style:font-size-asian="10pt" style:font-name-complex="Arial3" style:font-size-complex="10pt" style:font-style-complex="italic"/>
    </style:style>
    <style:style style:name="T78" style:family="text">
      <style:text-properties fo:font-variant="normal" fo:text-transform="none" fo:color="#000000" fo:font-size="10pt" fo:letter-spacing="normal" fo:font-style="normal" style:text-underline-style="none" fo:background-color="transparent" style:font-name-asian="Times New Roman1" style:font-size-asian="10pt" style:language-asian="pt" style:country-asian="BR" style:font-name-complex="Arial3" style:font-size-complex="10pt" style:font-style-complex="italic"/>
    </style:style>
    <style:style style:name="T79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80" style:family="text">
      <style:text-properties fo:font-size="10pt" style:text-underline-style="none" fo:font-weight="normal" style:font-size-asian="10pt" style:font-weight-asian="normal" style:font-name-complex="Arial3" style:font-size-complex="10pt" style:font-weight-complex="normal"/>
    </style:style>
    <style:style style:name="T81" style:family="text">
      <style:text-properties fo:font-size="10pt" style:text-underline-style="none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T82" style:family="text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T83" style:family="text">
      <style:text-properties fo:font-size="10pt" style:text-underline-style="none" fo:font-weight="bold" style:font-size-asian="10pt" style:font-weight-asian="bold" style:font-name-complex="Arial3" style:font-size-complex="10pt" style:font-weight-complex="normal"/>
    </style:style>
    <style:style style:name="T84" style:family="text">
      <style:text-properties fo:font-size="10pt" style:text-underline-style="none" fo:font-weight="bold" fo:background-color="#ffff00" style:font-size-asian="10pt" style:font-weight-asian="bold" style:font-name-complex="Arial3" style:font-size-complex="10pt" style:font-weight-complex="normal"/>
    </style:style>
    <style:style style:name="T85" style:family="text">
      <style:text-properties fo:font-size="10pt" style:text-underline-style="none" style:font-size-asian="10pt" style:font-name-complex="Arial3" style:font-size-complex="10pt"/>
    </style:style>
    <style:style style:name="T86" style:family="text">
      <style:text-properties fo:font-size="10pt" fo:font-weight="bold" style:font-size-asian="10pt" style:font-weight-asian="bold" style:font-name-complex="Arial3" style:font-size-complex="10pt"/>
    </style:style>
    <style:style style:name="T87" style:family="text">
      <style:text-properties fo:font-size="10pt" fo:font-weight="bold" style:font-size-asian="10pt" style:font-weight-asian="bold" style:font-name-complex="Arial3" style:font-size-complex="10pt" style:font-weight-complex="bold"/>
    </style:style>
    <style:style style:name="T88" style:family="text">
      <style:text-properties fo:font-size="10pt" fo:font-weight="bold" style:font-size-asian="10pt" style:font-weight-asian="bold" style:font-name-complex="Arial3" style:font-size-complex="10pt" style:font-style-complex="italic"/>
    </style:style>
    <style:style style:name="T89" style:family="text">
      <style:text-properties fo:font-size="10pt" fo:font-weight="bold" style:font-size-asian="10pt" style:font-weight-asian="bold" style:font-name-complex="Arial3" style:font-size-complex="10pt" style:font-style-complex="italic" style:font-weight-complex="bold"/>
    </style:style>
    <style:style style:name="T90" style:family="text">
      <style:text-properties fo:font-size="10pt" fo:font-weight="bold" style:font-size-asian="10pt" style:font-weight-asian="bold" style:font-name-complex="Arial3" style:font-weight-complex="bold"/>
    </style:style>
    <style:style style:name="T91" style:family="text">
      <style:text-properties fo:font-size="10pt" fo:font-weight="bold" style:font-size-asian="10pt" style:language-asian="pt" style:country-asian="BR" style:font-weight-asian="bold" style:font-name-complex="Arial3" style:font-size-complex="10pt"/>
    </style:style>
    <style:style style:name="T92" style:family="text">
      <style:text-properties fo:font-size="10pt" fo:font-weight="bold" style:font-size-asian="10pt" style:language-asian="pt" style:country-asian="BR" style:font-weight-asian="bold" style:font-name-complex="Arial3" style:font-size-complex="10pt" style:font-weight-complex="bold"/>
    </style:style>
    <style:style style:name="T93" style:family="text">
      <style:text-properties fo:font-size="10pt" fo:font-weight="bold" fo:background-color="transparent" style:font-size-asian="10pt" style:font-weight-asian="bold" style:font-name-complex="Arial3" style:font-size-complex="8pt" style:font-style-complex="italic" style:font-weight-complex="bold"/>
    </style:style>
    <style:style style:name="T94" style:family="text">
      <style:text-properties fo:font-size="10pt" fo:font-weight="bold" fo:background-color="transparent" style:font-size-asian="10pt" style:font-weight-asian="bold" style:font-name-complex="Arial3" style:font-size-complex="10pt" style:font-weight-complex="bold"/>
    </style:style>
    <style:style style:name="T95" style:family="text">
      <style:text-properties fo:font-size="10pt" fo:font-weight="bold" style:font-name-asian="Calibri1" style:font-size-asian="10pt" style:font-weight-asian="bold" style:font-name-complex="Arial3" style:font-size-complex="10pt"/>
    </style:style>
    <style:style style:name="T96" style:family="text">
      <style:text-properties fo:font-size="10pt" fo:font-weight="bold" style:font-name-asian="Calibri1" style:font-size-asian="10pt" style:font-weight-asian="bold" style:font-name-complex="Arial3" style:font-size-complex="10pt" style:font-weight-complex="bold"/>
    </style:style>
    <style:style style:name="T97" style:family="text">
      <style:text-properties fo:font-size="10pt" style:font-size-asian="10pt" style:font-name-complex="Arial3" style:font-size-complex="10pt"/>
    </style:style>
    <style:style style:name="T98" style:family="text">
      <style:text-properties fo:font-size="10pt" style:font-size-asian="10pt" style:font-name-complex="Arial3" style:font-size-complex="10pt" style:font-style-complex="italic"/>
    </style:style>
    <style:style style:name="T99" style:family="text">
      <style:text-properties fo:font-size="10pt" style:font-size-asian="10pt" style:font-name-complex="Arial3" style:font-size-complex="10pt" style:font-weight-complex="bold"/>
    </style:style>
    <style:style style:name="T100" style:family="text">
      <style:text-properties fo:font-size="10pt" style:font-size-asian="10pt" style:font-name-complex="Arial3" style:font-weight-complex="bold"/>
    </style:style>
    <style:style style:name="T101" style:family="text">
      <style:text-properties fo:font-size="10pt" style:font-size-asian="10pt" style:language-asian="pt" style:country-asian="BR" style:font-name-complex="Arial3" style:font-size-complex="10pt"/>
    </style:style>
    <style:style style:name="T102" style:family="text">
      <style:text-properties fo:font-size="10pt" style:font-size-asian="10pt" style:language-asian="pt" style:country-asian="BR" style:font-name-complex="Arial3" style:font-size-complex="10pt" style:font-weight-complex="bold"/>
    </style:style>
    <style:style style:name="T103" style:family="text">
      <style:text-properties fo:font-size="10pt" fo:language="pt" fo:country="BR" fo:font-weight="normal" style:font-size-asian="10pt" style:font-weight-asian="normal" style:font-size-complex="10pt" style:font-weight-complex="normal"/>
    </style:style>
    <style:style style:name="T104" style:family="text">
      <style:text-properties fo:font-size="10pt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T105" style:family="text">
      <style:text-properties fo:font-size="10pt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T106" style:family="text">
      <style:text-properties fo:font-size="10pt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weight-complex="bold"/>
    </style:style>
    <style:style style:name="T107" style:family="text">
      <style:text-properties fo:font-size="10pt" fo:font-weight="normal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T108" style:family="text">
      <style:text-properties fo:font-size="10pt" fo:font-weight="normal" style:font-name-asian="Times New Roman1" style:font-size-asian="10pt" style:language-asian="pt" style:country-asian="BR" style:font-weight-asian="normal" style:font-name-complex="Arial3" style:font-size-complex="10pt" style:font-weight-complex="bold"/>
    </style:style>
    <style:style style:name="T109" style:family="text">
      <style:text-properties fo:font-size="10pt" fo:background-color="transparent" style:font-name-asian="Times New Roman1" style:font-size-asian="10pt" style:language-asian="pt" style:country-asian="BR" style:font-name-complex="Arial3" style:font-size-complex="10pt" style:font-style-complex="italic"/>
    </style:style>
    <style:style style:name="T110" style:family="text">
      <style:text-properties fo:font-size="10pt" fo:font-style="italic" style:font-size-asian="10pt" style:language-asian="pt" style:country-asian="BR" style:font-style-asian="italic" style:font-name-complex="Arial3" style:font-size-complex="10pt"/>
    </style:style>
    <style:style style:name="T111" style:family="text">
      <style:text-properties fo:font-size="10pt" fo:font-style="italic" style:font-size-asian="10pt" style:font-style-asian="italic" style:font-name-complex="Arial3" style:font-size-complex="10pt"/>
    </style:style>
    <style:style style:name="T112" style:family="text">
      <style:text-properties fo:font-size="10pt" fo:font-style="italic" style:text-underline-style="none" fo:font-weight="normal" style:font-name-asian="Times New Roman1" style:font-size-asian="10pt" style:language-asian="pt" style:country-asian="BR" style:font-style-asian="italic" style:font-weight-asian="normal" style:font-name-complex="Arial3" style:font-size-complex="10pt" style:font-style-complex="italic" style:font-weight-complex="bold"/>
    </style:style>
    <style:style style:name="T113" style:family="text">
      <style:text-properties fo:font-size="10pt" fo:font-style="italic" style:font-name-asian="Times New Roman1" style:font-size-asian="10pt" style:language-asian="pt" style:country-asian="BR" style:font-style-asian="italic" style:font-name-complex="Arial3" style:font-size-complex="10pt" style:font-style-complex="italic"/>
    </style:style>
    <style:style style:name="T114" style:family="text">
      <style:text-properties fo:font-size="10pt" style:font-name-asian="Times New Roman1" style:font-size-asian="10pt" style:language-asian="pt" style:country-asian="BR" style:font-name-complex="Arial3" style:font-size-complex="10pt"/>
    </style:style>
    <style:style style:name="T115" style:family="text">
      <style:text-properties fo:font-size="10pt" fo:font-style="normal" style:text-underline-style="none" fo:font-weight="normal" style:font-name-asian="Times New Roman1" style:font-size-asian="10pt" style:language-asian="pt" style:country-asian="BR" style:font-style-asian="normal" style:font-weight-asian="normal" style:font-name-complex="Arial3" style:font-size-complex="10pt" style:font-style-complex="normal" style:font-weight-complex="normal"/>
    </style:style>
    <style:style style:name="T116" style:family="text">
      <style:text-properties style:language-asian="pt" style:country-asian="BR"/>
    </style:style>
    <style:style style:name="T117" style:family="text">
      <style:text-properties style:language-asian="pt" style:country-asian="BR" style:font-name-complex="Arial3"/>
    </style:style>
    <style:style style:name="fr1" style:family="graphic" style:parent-style-name="Frame">
      <style:graphic-properties style:run-through="foreground" style:wrap="none" style:vertical-pos="top" style:vertical-rel="paragraph" style:horizontal-pos="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text:list-style style:name="L1">
      <text:list-level-style-number text:level="1" text:style-name="Numbering_20_Symbols" style:num-suffix="." style:num-format="1" text:start-value="2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0">RELATÓRIO TÉCNICO II</text:p>
      <text:p text:style-name="P27"><text:placeholder text:placeholder-type="text">&lt;setLang('pt_BR')&gt;</text:placeholder></text:p>
      <text:p text:style-name="P277"><text:bookmark-start text:name="bmkHeaderProd1"/><text:span text:style-name="T70"><text:placeholder text:placeholder-type="text">&lt;if test="o.type=='technical_product'"&gt;</text:placeholder></text:span><text:bookmark-end text:name="bmkHeaderProd1"/><text:span text:style-name="T70"><text:placeholder text:placeholder-type="text">&lt;o.technical_product_id.name&gt;</text:placeholder></text:span><text:span text:style-name="T70"><text:placeholder text:placeholder-type="text">&lt;/if&gt;</text:placeholder></text:span><text:bookmark-start text:name="bmkHeaderProd21"/><text:span text:style-name="T70"><text:placeholder text:placeholder-type="text">&lt;if test="o.type=='formulated_product'"&gt;</text:placeholder></text:span><text:bookmark-end text:name="bmkHeaderProd21"/><text:span text:style-name="T70"><text:placeholder text:placeholder-type="text">&lt;o.formulated_product_id.name&gt;</text:placeholder></text:span><text:span text:style-name="T70"><text:placeholder text:placeholder-type="text">&lt;/if&gt;</text:placeholder></text:span></text:p>
      <text:p text:style-name="P278"/>
      <text:p text:style-name="P28"><text:span text:style-name="T69"><text:placeholder text:placeholder-type="text">&lt;if test="o.type=='technical_product'"&gt;</text:placeholder></text:span><text:span text:style-name="T67">PRODUTO TÉCNICO por EQUIVALÊNCIA </text:span><text:span text:style-name="T69"><text:placeholder text:placeholder-type="text">&lt;/if&gt;</text:placeholder></text:span><text:span text:style-name="T69"><text:placeholder text:placeholder-type="text">&lt;if test="o.type=='formulated_product'"&gt;</text:placeholder></text:span><text:span text:style-name="T67">PRODUTO FORMULADO A BASE DE PRODUTO TÉCNICO EQUIVALENTE</text:span><text:span text:style-name="T69"><text:placeholder text:placeholder-type="text">&lt;/if&gt;</text:placeholder></text:span></text:p>
      <text:p text:style-name="P28"/>
      <text:list xml:id="list2012839113" text:style-name="WWNum5">
        <text:list-item>
          <text:p text:style-name="P334">Nome técnico ou comum do(s) ingrediente(s) ativo(s):</text:p>
        </text:list-item>
      </text:list>
      <text:p text:style-name="P221"/>
      <text:p text:style-name="P150"><text:placeholder text:placeholder-type="text">&lt;for each="cqq in cqqs(o,'chemical', False)"&gt;</text:placeholder></text:p>
      <text:p text:style-name="P150"><text:placeholder text:placeholder-type="text">&lt;cqq.ingredient_id.name&gt;</text:placeholder></text:p>
      <text:p text:style-name="P172"><text:placeholder text:placeholder-type="text">&lt;/for&gt;</text:placeholder></text:p>
      <text:p text:style-name="P221"/>
      <text:list xml:id="list411395565" text:continue-numbering="true" text:style-name="WWNum5">
        <text:list-item>
          <text:p text:style-name="P322">Sinonímia (não incluir marcas comerciais):</text:p>
        </text:list-item>
      </text:list>
      <text:p text:style-name="P221"/>
      <text:p text:style-name="P150"><text:placeholder text:placeholder-type="text">&lt;for each="cqq in cqqs(o,'chemical')"&gt;</text:placeholder></text:p>
      <text:p text:style-name="P147"><text:span text:style-name="Fuente_20_de_20_párrafo_20_predeter."><text:span text:style-name="T39"><text:placeholder text:placeholder-type="text">&lt;for each="other_name in ing_other_names(cqq.ingredient_id,'Synonymy')"&gt;</text:placeholder></text:span></text:span></text:p>
      <text:p text:style-name="P147"><text:span text:style-name="T49"><text:placeholder text:placeholder-type="text">&lt;cqq.ingredient_id.name&gt;</text:placeholder></text:span><text:span text:style-name="T49"> : </text:span><text:span text:style-name="Fuente_20_de_20_párrafo_20_predeter."><text:span text:style-name="T39"><text:placeholder text:placeholder-type="text">&lt;other_name.name&gt;</text:placeholder></text:span></text:span><text:span text:style-name="Fuente_20_de_20_párrafo_20_predeter."><text:span text:style-name="T39"> </text:span></text:span></text:p>
      <text:p text:style-name="P172"><text:placeholder text:placeholder-type="text">&lt;/for&gt;</text:placeholder></text:p>
      <text:p text:style-name="P172"><text:placeholder text:placeholder-type="text">&lt;/for&gt;</text:placeholder></text:p>
      <text:p text:style-name="P31"/>
      <text:list xml:id="list1324388877" text:continue-numbering="true" text:style-name="WWNum5">
        <text:list-item>
          <text:p text:style-name="P335">Nomes químicos, fórmula estrutural e fórmula bruta do(s) ingrediente(s) ativo(s):</text:p>
        </text:list-item>
      </text:list>
      <text:p text:style-name="P32"/>
      <text:p text:style-name="P150"><text:placeholder text:placeholder-type="text">&lt;for each="cqq in cqqs(o,'chemical')"&gt;</text:placeholder></text:p>
      <text:p text:style-name="P60"><text:span text:style-name="T2">Nome químico:</text:span><text:span text:style-name="T3"> </text:span><text:span text:style-name="Fuente_20_de_20_párrafo_20_predeter."><text:span text:style-name="T38"><text:placeholder text:placeholder-type="text">&lt;for each="other_name in ing_other_names(cqq.ingredient_id,'Chemical Name')"&gt;</text:placeholder></text:span></text:span><text:span text:style-name="Fuente_20_de_20_párrafo_20_predeter."><text:span text:style-name="T38"><text:placeholder text:placeholder-type="text">&lt;other_name.name&gt;</text:placeholder></text:span></text:span><text:span text:style-name="Fuente_20_de_20_párrafo_20_predeter."><text:span text:style-name="T38"> </text:span></text:span><text:span text:style-name="T4"><text:placeholder text:placeholder-type="text">&lt;/for&gt;</text:placeholder></text:span></text:p>
      <text:p text:style-name="P175"/>
      <text:p text:style-name="P36">Fórmula estrutural:</text:p>
      <text:p text:style-name="P36"/>
      <text:p text:style-name="P13"><draw:frame draw:style-name="fr1" draw:name="image: asimage(cqq.ingredient_id.chemical_structure,)" text:anchor-type="paragraph" draw:z-index="0"><draw:text-box fo:min-height="3.948cm" fo:min-width="8.193cm"><text:p text:style-name="Frame_20_contents">Imagen</text:p></draw:text-box></draw:frame></text:p>
      <text:p text:style-name="P13"/>
      <text:p text:style-name="P5"><text:span text:style-name="T87">Fórmula bruta:</text:span><text:span text:style-name="T97"> </text:span><text:span text:style-name="T97"><text:placeholder text:placeholder-type="text">&lt;cqq.ingredient_id.molecular_formula&gt;</text:placeholder></text:span></text:p>
      <text:p text:style-name="P221"/>
      <text:p text:style-name="P41"><text:placeholder text:placeholder-type="text">&lt;/for&gt;</text:placeholder></text:p>
      <text:p text:style-name="P32"><text:bookmark-start text:name="bkmFabNome31"/><text:bookmark-start text:name="bkmFabProcs"/></text:p>
      <text:list xml:id="list661284961" text:continue-numbering="true" text:style-name="WWNum5">
        <text:list-item>
          <text:p text:style-name="P340">Grau de pureza e procedência do(s) produto(s) técnico(s):</text:p>
        </text:list-item>
      </text:list>
      <text:p text:style-name="P33"/>
      <text:p text:style-name="P161">Grau de pureza</text:p>
      <text:p text:style-name="P150"><text:placeholder text:placeholder-type="text">&lt;for each="cqq in cqqs(o,'chemical')"&gt;</text:placeholder></text:p>
      <text:p text:style-name="P266"><text:span text:style-name="T82"><text:placeholder text:placeholder-type="text">&lt;cqq.ingredient_id.name&gt;</text:placeholder></text:span><text:span text:style-name="T79">: </text:span><text:span text:style-name="T16">concentração mínima de </text:span><text:span text:style-name="T16"><text:placeholder text:placeholder-type="text">&lt;cqq.min_concentration&gt;</text:placeholder></text:span><text:span text:style-name="T16"> </text:span><text:span text:style-name="T16"><text:placeholder text:placeholder-type="text">&lt;cqq.uom_id.name&gt;</text:placeholder></text:span></text:p>
      <text:p text:style-name="P196"><text:soft-page-break/><text:placeholder text:placeholder-type="text">&lt;/for&gt;</text:placeholder></text:p>
      <text:p text:style-name="P18"/>
      <text:p text:style-name="P48">Procedência do produto técnico:</text:p>
      <text:p text:style-name="P150"><text:placeholder text:placeholder-type="text">&lt;for each="cqq in cqqs(o,'chemical')"&gt;</text:placeholder></text:p>
      <text:p text:style-name="P265"><text:placeholder text:placeholder-type="text">&lt;cqq.ingredient_id.name&gt;</text:placeholder></text:p>
      <text:p text:style-name="P189"><text:span text:style-name="T116"><text:placeholder text:placeholder-type="text">&lt;/for&gt;</text:placeholder></text:span><text:span text:style-name="T116"> </text:span></text:p>
      <text:p text:style-name="P150"><text:placeholder text:placeholder-type="text">&lt;for each="partner in partners(o, 'manufacturer')"&gt;</text:placeholder></text:p>
      <text:p text:style-name="P309"><text:placeholder text:placeholder-type="text">&lt;partner.name&gt;</text:placeholder></text:p>
      <text:p text:style-name="P308"><text:placeholder text:placeholder-type="text">&lt;format_partner_address(partner)&gt;</text:placeholder></text:p>
      <text:p text:style-name="P199"><text:span text:style-name="T34"><text:placeholder text:placeholder-type="text">&lt;/for&gt;</text:placeholder></text:span><text:span text:style-name="T34"> </text:span></text:p>
      <text:p text:style-name="P42"/>
      <text:list xml:id="list141354158" text:continue-numbering="true" text:style-name="WWNum5">
        <text:list-item>
          <text:p text:style-name="P337">Identidade, concentração e toxicidade, quando aplicável, das impurezas presente no(s) produto(s) técnico(s):</text:p>
        </text:list-item>
      </text:list>
      <text:p text:style-name="P24"/>
      <text:p text:style-name="P248"><text:span text:style-name="Fuente_20_de_20_párrafo_20_predeter."><text:span text:style-name="T46"><text:placeholder text:placeholder-type="text">&lt;if test="o.type=='technical_product'"&gt;</text:placeholder></text:span></text:span></text:p>
      <text:p text:style-name="P6"><text:span text:style-name="T97">As impurezas são discutidas na </text:span><text:span text:style-name="T86">“Declaração da Composição Qualitativa e Quantitativa”</text:span><text:span text:style-name="T97"> do produto </text:span><text:span text:style-name="T93"><text:placeholder text:placeholder-type="text">&lt;o.technical_product_id.name&gt;</text:placeholder></text:span><text:span text:style-name="T93"> </text:span></text:p>
      <text:p text:style-name="P44"/>
      <text:p text:style-name="P6"><text:span text:style-name="T97">Estas informações e documentos estão constantes no </text:span><text:span text:style-name="T86">Anexo 16.1</text:span><text:span text:style-name="T97">.</text:span></text:p>
      <text:p text:style-name="P177"><text:span text:style-name="Fuente_20_de_20_párrafo_20_predeter."><text:span text:style-name="T57"><text:placeholder text:placeholder-type="text">&lt;/if&gt;</text:placeholder></text:span></text:span></text:p>
      <text:p text:style-name="P249"><text:span text:style-name="Fuente_20_de_20_párrafo_20_predeter."><text:span text:style-name="T48"><text:placeholder text:placeholder-type="text">&lt;if test="o.type=='formulated_product'"&gt;</text:placeholder></text:span></text:span></text:p>
      <text:p text:style-name="P10"><text:span text:style-name="T72">Segue anexa a Declaração da Composição Quali-quantitativa dos produto(s) </text:span><text:span text:style-name="T62"><text:placeholder text:placeholder-type="text">&lt;o.formulated_product_id.name&gt;</text:placeholder></text:span><text:span text:style-name="T62">,</text:span><text:span text:style-name="T35"> </text:span><text:span text:style-name="T72">emitido(s) em </text:span><field:fieldmark-start text:name="__Fieldmark__92555_1203057633" field:type=""/><text:span text:style-name="T117">12 de julho de 2010</text:span><field:fieldmark-end/><text:span text:style-name="T72"> e em </text:span><field:fieldmark-start text:name="__Fieldmark__92562_1203057633" field:type=""/><text:span text:style-name="T117">19 de julho de 2010</text:span><field:fieldmark-end/><text:span text:style-name="T72">, respectivamente, baseada nos estudo(s):</text:span></text:p>
      <text:p text:style-name="P183"><text:span text:style-name="Fuente_20_de_20_párrafo_20_predeter."><text:span text:style-name="T40"/></text:span></text:p>
      <text:p text:style-name="P180"><text:span text:style-name="Fuente_20_de_20_párrafo_20_predeter."><text:span text:style-name="T40"><text:placeholder text:placeholder-type="text">&lt;for each="cqq in cqqs(o,'chemical')"&gt;</text:placeholder></text:span></text:span></text:p>
      <text:p text:style-name="P180"><text:span text:style-name="Fuente_20_de_20_párrafo_20_predeter."><text:span text:style-name="T58"><text:placeholder text:placeholder-type="text">&lt;cqq.ingredient_id.name&gt;</text:placeholder></text:span></text:span><text:span text:style-name="Fuente_20_de_20_párrafo_20_predeter."><text:span text:style-name="T58">:</text:span></text:span></text:p>
      <text:p text:style-name="P186"><text:span text:style-name="Fuente_20_de_20_párrafo_20_predeter."><text:span text:style-name="T40"><text:placeholder text:placeholder-type="text">&lt;/for&gt;</text:placeholder></text:span></text:span></text:p>
      <text:p text:style-name="P171"><text:span text:style-name="Fuente_20_de_20_párrafo_20_predeter."><text:span text:style-name="T47"><text:placeholder text:placeholder-type="text">&lt;for each="study in studies(o, 'Five-Batches')"&gt;</text:placeholder></text:span></text:span></text:p>
      <text:p text:style-name="P135"><text:span text:style-name="T103">Fabricante: </text:span><text:span text:style-name="T15"><text:placeholder text:placeholder-type="text">&lt;study.supplier_id.name&gt;</text:placeholder></text:span></text:p>
      <text:p text:style-name="P164"><text:span text:style-name="T72">Estudo Ref.:</text:span><text:span text:style-name="T26"><text:placeholder text:placeholder-type="text">&lt;study.name&gt;</text:placeholder></text:span><text:span text:style-name="T26">.</text:span><text:span text:style-name="T72"> Laboratório </text:span><text:span text:style-name="T26"><text:placeholder text:placeholder-type="text">&lt;study.laboratory_id.name&gt;</text:placeholder></text:span></text:p>
      <text:p text:style-name="P187"><text:placeholder text:placeholder-type="text">&lt;/for&gt;</text:placeholder></text:p>
      <text:p text:style-name="P185"><text:span text:style-name="Fuente_20_de_20_párrafo_20_predeter."><text:span text:style-name="T57"><text:placeholder text:placeholder-type="text">&lt;/if&gt;</text:placeholder></text:span></text:span></text:p>
      <text:p text:style-name="P24"/>
      <text:list xml:id="list201391617" text:continue-numbering="true" text:style-name="WWNum5">
        <text:list-item>
          <text:p text:style-name="P334">Nomes comerciais (das formulações): </text:p>
        </text:list-item>
      </text:list>
      <text:p text:style-name="P224"/>
      <text:p text:style-name="P218"><text:span text:style-name="Fuente_20_de_20_párrafo_20_predeter."><text:span text:style-name="T41"><text:placeholder text:placeholder-type="text">&lt;if test="o.type=='technical_product'"&gt;</text:placeholder></text:span></text:span></text:p>
      <text:p text:style-name="P225"><text:placeholder text:placeholder-type="text">&lt;o.technical_product_id.name&gt;</text:placeholder></text:p>
      <text:p text:style-name="P176"><text:placeholder text:placeholder-type="text">&lt;/if&gt;</text:placeholder></text:p>
      <text:p text:style-name="P249"><text:span text:style-name="Fuente_20_de_20_párrafo_20_predeter."><text:span text:style-name="T48"><text:placeholder text:placeholder-type="text">&lt;if test="o.type=='formulated_product'"&gt;</text:placeholder></text:span></text:span></text:p>
      <text:p text:style-name="P170"><text:span text:style-name="Fuente_20_de_20_párrafo_20_predeter."><text:span text:style-name="T54"><text:placeholder text:placeholder-type="text">&lt;o.formulated_product_id.name&gt;</text:placeholder></text:span></text:span></text:p>
      <text:p text:style-name="P176"><text:span text:style-name="Fuente_20_de_20_párrafo_20_predeter."><text:span text:style-name="T40"><text:placeholder text:placeholder-type="text">&lt;/if&gt;</text:placeholder></text:span></text:span></text:p>
      <text:p text:style-name="P225"/>
      <text:list xml:id="list1911525991" text:continue-numbering="true" text:style-name="WWNum5">
        <text:list-item>
          <text:p text:style-name="P336">Concentração total de ingredientes ativos e inertes e identidade de todos os componentes da formulação:</text:p>
        </text:list-item>
      </text:list>
      <text:p text:style-name="P25"/>
      <text:p text:style-name="P218"><text:span text:style-name="Fuente_20_de_20_párrafo_20_predeter."><text:span text:style-name="T41"><text:placeholder text:placeholder-type="text">&lt;if test="o.type=='technical_product'"&gt;</text:placeholder></text:span></text:span></text:p>
      <text:p text:style-name="P193">Não se aplica. Trata-se de produto técnico.</text:p>
      <text:p text:style-name="P176"><text:placeholder text:placeholder-type="text">&lt;/if&gt;</text:placeholder></text:p>
      <text:p text:style-name="P249"><text:span text:style-name="Fuente_20_de_20_párrafo_20_predeter."><text:span text:style-name="T48"><text:placeholder text:placeholder-type="text">&lt;if test="o.type=='formulated_product'"&gt;</text:placeholder></text:span>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C"/>
        <table:table-column table:style-name="Tabla1.F"/>
        <table:table-row table:style-name="Tabla1.1">
          <table:table-cell table:style-name="Tabla1.A1" office:value-type="string">
            <text:p text:style-name="P142">Componente Químico</text:p>
          </table:table-cell>
          <table:table-cell table:style-name="Tabla1.A1" office:value-type="string">
            <text:p text:style-name="P142">Função</text:p>
          </table:table-cell>
          <table:table-cell table:style-name="Tabla1.A1" office:value-type="string">
            <text:p text:style-name="P142">Concentração</text:p>
            <text:p text:style-name="P142">(g/l)</text:p>
          </table:table-cell>
          <table:table-cell table:style-name="Tabla1.A1" office:value-type="string">
            <text:p text:style-name="P142">Limite Mínimo</text:p>
            <text:p text:style-name="P142">(g/l )</text:p>
          </table:table-cell>
          <table:table-cell table:style-name="Tabla1.A1" office:value-type="string">
            <text:p text:style-name="P306">Limite Máximo (g/l)</text:p>
          </table:table-cell>
          <table:table-cell table:style-name="Tabla1.F1" office:value-type="string">
            <text:p text:style-name="P142">Nº CAS</text:p>
          </table:table-cell>
        </table:table-row>
        <table:table-row table:style-name="Tabla1.2">
          <table:table-cell table:style-name="Tabla1.A2" office:value-type="string">
            <text:p text:style-name="P150"><text:placeholder text:placeholder-type="text">&lt;for each="cqq in cqqs(o,only_main_ing=False)"&gt;</text:placeholder><text:soft-page-break/></text:p>
          </table:table-cell>
          <table:table-cell table:style-name="Tabla1.A2" office:value-type="string">
            <text:p text:style-name="P143"/>
          </table:table-cell>
          <table:table-cell table:style-name="Tabla1.A2" office:value-type="string">
            <text:p text:style-name="P143"/>
          </table:table-cell>
          <table:table-cell table:style-name="Tabla1.A2" office:value-type="string">
            <text:p text:style-name="P143"/>
          </table:table-cell>
          <table:table-cell table:style-name="Tabla1.A2" office:value-type="string">
            <text:p text:style-name="P143"/>
          </table:table-cell>
          <table:table-cell table:style-name="Tabla1.F2" office:value-type="string">
            <text:p text:style-name="P61"/>
          </table:table-cell>
        </table:table-row>
        <table:table-row table:style-name="Tabla1.2">
          <table:table-cell table:style-name="Tabla1.A2" office:value-type="string">
            <text:p text:style-name="P156"><text:placeholder text:placeholder-type="text">&lt;cqq.ingredient_id.name&gt;</text:placeholder></text:p>
          </table:table-cell>
          <table:table-cell table:style-name="Tabla1.A2" office:value-type="string">
            <text:p text:style-name="P156"><text:placeholder text:placeholder-type="text">&lt;cqq.ingredient_function_id.name&gt;</text:placeholder></text:p>
          </table:table-cell>
          <table:table-cell table:style-name="Tabla1.A2" office:value-type="string">
            <text:p text:style-name="P156"><text:placeholder text:placeholder-type="text">&lt;cqq.declared_concentration&gt;</text:placeholder> <text:placeholder text:placeholder-type="text">&lt;cqq.uom_id.name&gt;</text:placeholder></text:p>
          </table:table-cell>
          <table:table-cell table:style-name="Tabla1.A2" office:value-type="string">
            <text:p text:style-name="P156"><text:placeholder text:placeholder-type="text">&lt;cqq.min_concentration&gt;</text:placeholder> <text:placeholder text:placeholder-type="text">&lt;cqq.uom_id.name&gt;</text:placeholder></text:p>
          </table:table-cell>
          <table:table-cell table:style-name="Tabla1.A2" office:value-type="string">
            <text:p text:style-name="P156"><text:placeholder text:placeholder-type="text">&lt;cqq.max_concentration&gt;</text:placeholder> <text:placeholder text:placeholder-type="text">&lt;cqq.uom_id.name&gt;</text:placeholder></text:p>
          </table:table-cell>
          <table:table-cell table:style-name="Tabla1.F2" office:value-type="string">
            <text:p text:style-name="P156"><text:placeholder text:placeholder-type="text">&lt;cqq.ingredient_id.cas&gt;</text:placeholder></text:p>
          </table:table-cell>
        </table:table-row>
        <table:table-row table:style-name="Tabla1.2">
          <table:table-cell table:style-name="Tabla1.A2" office:value-type="string">
            <text:p text:style-name="P307"><text:placeholder text:placeholder-type="text">&lt;/for&gt;</text:placeholder></text:p>
          </table:table-cell>
          <table:table-cell table:style-name="Tabla1.A2" office:value-type="string">
            <text:p text:style-name="P143"/>
          </table:table-cell>
          <table:table-cell table:style-name="Tabla1.A2" office:value-type="string">
            <text:p text:style-name="P143"/>
          </table:table-cell>
          <table:table-cell table:style-name="Tabla1.A2" office:value-type="string">
            <text:p text:style-name="P143"/>
          </table:table-cell>
          <table:table-cell table:style-name="Tabla1.A2" office:value-type="string">
            <text:p text:style-name="P143"/>
          </table:table-cell>
          <table:table-cell table:style-name="Tabla1.F2" office:value-type="string">
            <text:p text:style-name="P61"/>
          </table:table-cell>
        </table:table-row>
      </table:table>
      <text:p text:style-name="P205"><text:span text:style-name="Fuente_20_de_20_párrafo_20_predeter."><text:span text:style-name="T52"><text:placeholder text:placeholder-type="text">&lt;/if&gt;</text:placeholder></text:span></text:span></text:p>
      <text:p text:style-name="P26"><text:tab/></text:p>
      <text:list xml:id="list452536388" text:continue-numbering="true" text:style-name="WWNum5">
        <text:list-item>
          <text:p text:style-name="P336">Classe, segundo o uso agronômico, grupo químico e o modo de ação:</text:p>
        </text:list-item>
      </text:list>
      <text:p text:style-name="P173"/>
      <text:p text:style-name="P173"><text:placeholder text:placeholder-type="text">&lt;for each="cqq in cqqs(o,'chemical')"&gt;</text:placeholder></text:p>
      <text:p text:style-name="P197"><text:placeholder text:placeholder-type="text">&lt;cqq.ingredient_id.name&gt;</text:placeholder></text:p>
      <text:p text:style-name="P3"><text:span text:style-name="T101">Classe: </text:span><text:span text:style-name="T101"><text:placeholder text:placeholder-type="text">&lt;cqq.ingredient_id.agronomic_class_id.name&gt;</text:placeholder></text:span></text:p>
      <text:p text:style-name="P3"><text:span text:style-name="T101">Grupo químico: </text:span><text:span text:style-name="T101"><text:placeholder text:placeholder-type="text">&lt;cqq.ingredient_id.ingredient_group_id.name&gt;</text:placeholder></text:span></text:p>
      <text:p text:style-name="P219"><text:span text:style-name="Fuente_20_de_20_párrafo_20_predeter."><text:span text:style-name="T41"><text:placeholder text:placeholder-type="text">&lt;if test="o.type=='technical_product'"&gt;</text:placeholder></text:span></text:span></text:p>
      <text:p text:style-name="P3"><text:span text:style-name="T101">Modo de ação: </text:span><text:span text:style-name="T101"><text:placeholder text:placeholder-type="text">&lt;for each="modes in cqq.ingredient_id.mode_of_action_ids"&gt;</text:placeholder></text:span><text:span text:style-name="T97"><text:placeholder text:placeholder-type="text">&lt;modes.name&gt;</text:placeholder></text:span><text:span text:style-name="T97">, </text:span><text:span text:style-name="T92"><text:placeholder text:placeholder-type="text">&lt;/for&gt;</text:placeholder></text:span><text:span text:style-name="T92"> </text:span></text:p>
      <text:p text:style-name="P72"><text:span text:style-name="T9">Referência: </text:span><text:span text:style-name="T27"><text:placeholder text:placeholder-type="text">&lt;for each="inf in informations(o, 'Referência RT II, item H','approved')"&gt;</text:placeholder></text:span><text:span text:style-name="T31"><text:placeholder text:placeholder-type="text">&lt;insert_html(inf)&gt;</text:placeholder></text:span><text:span text:style-name="T27"><text:placeholder text:placeholder-type="text">&lt;/for&gt;</text:placeholder></text:span></text:p>
      <text:p text:style-name="P176"><text:placeholder text:placeholder-type="text">&lt;/if&gt;</text:placeholder></text:p>
      <text:p text:style-name="P249"><text:span text:style-name="Fuente_20_de_20_párrafo_20_predeter."><text:span text:style-name="T48"><text:placeholder text:placeholder-type="text">&lt;if test="o.type=='formulated_product'"&gt;</text:placeholder></text:span></text:span></text:p>
      <text:p text:style-name="P249"><text:span text:style-name="Fuente_20_de_20_párrafo_20_predeter."><text:span text:style-name="T59">Modo de ação: </text:span></text:span><text:span text:style-name="Fuente_20_de_20_párrafo_20_predeter."><text:span text:style-name="T59"><text:placeholder text:placeholder-type="text">&lt;o.mode_of_action&gt;</text:placeholder></text:span></text:span></text:p>
      <text:p text:style-name="P176"><text:span text:style-name="Fuente_20_de_20_párrafo_20_predeter."><text:span text:style-name="T59"><text:placeholder text:placeholder-type="text">&lt;/if&gt;</text:placeholder></text:span></text:span></text:p>
      <text:p text:style-name="P176"><text:span text:style-name="Fuente_20_de_20_párrafo_20_predeter."><text:span text:style-name="T59"/></text:span></text:p>
      <text:p text:style-name="P14"><text:span text:style-name="T65"><text:placeholder text:placeholder-type="text">&lt;/for&gt;</text:placeholder></text:span><text:span text:style-name="T65"> </text:span></text:p>
      <text:list xml:id="list1746715136" text:continue-numbering="true" text:style-name="WWNum5">
        <text:list-item>
          <text:p text:style-name="P336">Modalidade de aplicação (costal, tratorizada, aérea ou outra):</text:p>
        </text:list-item>
      </text:list>
      <text:p text:style-name="P25"/>
      <text:p text:style-name="P218"><text:span text:style-name="Fuente_20_de_20_párrafo_20_predeter."><text:span text:style-name="T41"><text:placeholder text:placeholder-type="text">&lt;if test="o.type=='technical_product'"&gt;</text:placeholder></text:span></text:span></text:p>
      <text:p text:style-name="P193">Não se aplica. Trata-se de produto técnico.</text:p>
      <text:p text:style-name="P176"><text:placeholder text:placeholder-type="text">&lt;/if&gt;</text:placeholder></text:p>
      <text:p text:style-name="P250"><text:span text:style-name="Fuente_20_de_20_párrafo_20_predeter."><text:span text:style-name="T48"><text:placeholder text:placeholder-type="text">&lt;if test="o.type=='formulated_product'"&gt;</text:placeholder></text:span></text:span></text:p>
      <text:p text:style-name="P150"><text:placeholder text:placeholder-type="text">&lt;for each="inf in informations(o, 'Modalidade de aplicação','approved')"&gt;</text:placeholder></text:p>
      <text:p text:style-name="P149"><text:placeholder text:placeholder-type="text">&lt;insert_html(inf)&gt;</text:placeholder></text:p>
      <text:p text:style-name="P182"><text:span text:style-name="Fuente_20_de_20_párrafo_20_predeter."><text:span text:style-name="T40"><text:placeholder text:placeholder-type="text">&lt;/for&gt;</text:placeholder></text:span></text:span></text:p>
      <text:p text:style-name="P181"><text:span text:style-name="Fuente_20_de_20_párrafo_20_predeter."><text:span text:style-name="T40"><text:placeholder text:placeholder-type="text">&lt;/if&gt;</text:placeholder></text:span></text:span></text:p>
      <text:p text:style-name="P25"/>
      <text:list xml:id="list1750759185" text:continue-numbering="true" text:style-name="WWNum5">
        <text:list-item>
          <text:p text:style-name="P336">Forma de apresentação - características físicas e químicas da formulação, concentração do produto técnico, dosagem utilizada por hectare ou por substrato tratado, época de aplicação, frequência e restrição de uso:</text:p>
        </text:list-item>
      </text:list>
      <text:p text:style-name="P25"/>
      <text:p text:style-name="P218"><text:span text:style-name="Fuente_20_de_20_párrafo_20_predeter."><text:span text:style-name="T41"><text:placeholder text:placeholder-type="text">&lt;if test="o.type=='technical_product'"&gt;</text:placeholder></text:span></text:span></text:p>
      <text:p text:style-name="P193">Não se aplica. Trata-se de produto técnico.</text:p>
      <text:p text:style-name="P176"><text:placeholder text:placeholder-type="text">&lt;/if&gt;</text:placeholder></text:p>
      <text:p text:style-name="P250"><text:span text:style-name="Fuente_20_de_20_párrafo_20_predeter."><text:span text:style-name="T48"><text:placeholder text:placeholder-type="text">&lt;if test="o.type=='formulated_product'"&gt;</text:placeholder></text:span></text:span></text:p>
      <text:p text:style-name="P184"><text:span text:style-name="Fuente_20_de_20_párrafo_20_predeter."><text:span text:style-name="T58">Tipo de formulação: </text:span></text:span><text:span text:style-name="Fuente_20_de_20_párrafo_20_predeter."><text:span text:style-name="T40"><text:placeholder text:placeholder-type="text">&lt;o.formulation_type_id.name&gt;</text:placeholder></text:span></text:span></text:p>
      <text:p text:style-name="P181"><text:span text:style-name="Fuente_20_de_20_párrafo_20_predeter."><text:span text:style-name="T49"/></text:span></text:p>
      <text:p text:style-name="P78">Características físicas e químicas da formulação:</text:p>
      <text:p text:style-name="P92"><text:placeholder text:placeholder-type="text">&lt;for each="study in studies(o, 'Estado Físico, aspecto, cor e odor')"&gt;</text:placeholder></text:p>
      <text:p text:style-name="P78"/>
      <text:p text:style-name="P62"><text:soft-page-break/><text:span text:style-name="T91">Aspecto, cor e odor:</text:span><text:span text:style-name="T104"> </text:span><text:span text:style-name="T81"><text:placeholder text:placeholder-type="text">&lt;insert_html(study.result_pt)&gt;</text:placeholder></text:span></text:p>
      <text:p text:style-name="P65"><text:span text:style-name="T87">Ref.: </text:span><text:span text:style-name="T105"><text:placeholder text:placeholder-type="text">&lt;study.reference&gt;</text:placeholder></text:span><text:span text:style-name="T105">, </text:span><text:span text:style-name="T105"><text:placeholder text:placeholder-type="text">&lt;study.name&gt;</text:placeholder></text:span><text:span text:style-name="T105">, </text:span><text:span text:style-name="T105"><text:placeholder text:placeholder-type="text">&lt;if test="study.laboratory_id"&gt;</text:placeholder></text:span><text:span text:style-name="T105"><text:placeholder text:placeholder-type="text">&lt;study.laboratory_id.name&gt;</text:placeholder></text:span><text:span text:style-name="T105"><text:placeholder text:placeholder-type="text">&lt;/if&gt;</text:placeholder></text:span><text:span text:style-name="T105">, </text:span><text:span text:style-name="T105"><text:placeholder text:placeholder-type="text">&lt;if test="study.director_author_id"&gt;</text:placeholder></text:span><text:span text:style-name="T105"><text:placeholder text:placeholder-type="text">&lt;study.director_author_id.name&gt;</text:placeholder></text:span><text:span text:style-name="T105"><text:placeholder text:placeholder-type="text">&lt;/if&gt;</text:placeholder></text:span><text:span text:style-name="T105">, </text:span><text:span text:style-name="T105"><text:placeholder text:placeholder-type="text">&lt;study.number_of_pages&gt;</text:placeholder></text:span><text:span text:style-name="T105"> pag, </text:span><text:span text:style-name="T105"><text:placeholder text:placeholder-type="text">&lt;if test="study.end_date"&gt;</text:placeholder></text:span><text:span text:style-name="T105"><text:placeholder text:placeholder-type="text">&lt;formatLang(study.end_date,date=True)&gt;</text:placeholder></text:span><text:span text:style-name="T105"><text:placeholder text:placeholder-type="text">&lt;/if&gt;</text:placeholder></text:span></text:p>
      <text:p text:style-name="P263"><text:placeholder text:placeholder-type="text">&lt;/for&gt;</text:placeholder></text:p>
      <text:p text:style-name="P264"/>
      <text:p text:style-name="P92"><text:placeholder text:placeholder-type="text">&lt;for each="study in studies(o, 'Densidade')"&gt;</text:placeholder></text:p>
      <text:p text:style-name="P62"><text:span text:style-name="T91">Densidade:</text:span><text:span text:style-name="T104"> </text:span><text:span text:style-name="T81"><text:placeholder text:placeholder-type="text">&lt;insert_html(study.result_pt)&gt;</text:placeholder></text:span></text:p>
      <text:p text:style-name="P65"><text:span text:style-name="T87">Ref.: </text:span><text:span text:style-name="T105"><text:placeholder text:placeholder-type="text">&lt;study.reference&gt;</text:placeholder></text:span><text:span text:style-name="T105">, </text:span><text:span text:style-name="T105"><text:placeholder text:placeholder-type="text">&lt;study.name&gt;</text:placeholder></text:span><text:span text:style-name="T105">, </text:span><text:span text:style-name="T105"><text:placeholder text:placeholder-type="text">&lt;if test="study.laboratory_id"&gt;</text:placeholder></text:span><text:span text:style-name="T105"><text:placeholder text:placeholder-type="text">&lt;study.laboratory_id.name&gt;</text:placeholder></text:span><text:span text:style-name="T105"><text:placeholder text:placeholder-type="text">&lt;/if&gt;</text:placeholder></text:span><text:span text:style-name="T105">, </text:span><text:span text:style-name="T105"><text:placeholder text:placeholder-type="text">&lt;if test="study.director_author_id"&gt;</text:placeholder></text:span><text:span text:style-name="T105"><text:placeholder text:placeholder-type="text">&lt;study.director_author_id.name&gt;</text:placeholder></text:span><text:span text:style-name="T105"><text:placeholder text:placeholder-type="text">&lt;/if&gt;</text:placeholder></text:span><text:span text:style-name="T105">, </text:span><text:span text:style-name="T105"><text:placeholder text:placeholder-type="text">&lt;study.number_of_pages&gt;</text:placeholder></text:span><text:span text:style-name="T105"> pag, </text:span><text:span text:style-name="T105"><text:placeholder text:placeholder-type="text">&lt;if test="study.end_date"&gt;</text:placeholder></text:span><text:span text:style-name="T105"><text:placeholder text:placeholder-type="text">&lt;formatLang(study.end_date,date=True)&gt;</text:placeholder></text:span><text:span text:style-name="T105"><text:placeholder text:placeholder-type="text">&lt;/if&gt;</text:placeholder></text:span></text:p>
      <text:p text:style-name="P263"><text:placeholder text:placeholder-type="text">&lt;/for&gt;</text:placeholder></text:p>
      <text:p text:style-name="P264"/>
      <text:p text:style-name="P92"><text:placeholder text:placeholder-type="text">&lt;for each="study in studies(o, 'Solubilidade/Miscibilidade')"&gt;</text:placeholder></text:p>
      <text:p text:style-name="P62"><text:span text:style-name="T91">Solubilidade / Miscibilidade:</text:span><text:span text:style-name="T104"> </text:span><text:span text:style-name="T81"><text:placeholder text:placeholder-type="text">&lt;insert_html(study.result_pt)&gt;</text:placeholder></text:span></text:p>
      <text:p text:style-name="P65"><text:span text:style-name="T87">Ref.: </text:span><text:span text:style-name="T105"><text:placeholder text:placeholder-type="text">&lt;study.reference&gt;</text:placeholder></text:span><text:span text:style-name="T105">, </text:span><text:span text:style-name="T105"><text:placeholder text:placeholder-type="text">&lt;study.name&gt;</text:placeholder></text:span><text:span text:style-name="T105">, </text:span><text:span text:style-name="T105"><text:placeholder text:placeholder-type="text">&lt;if test="study.laboratory_id"&gt;</text:placeholder></text:span><text:span text:style-name="T105"><text:placeholder text:placeholder-type="text">&lt;study.laboratory_id.name&gt;</text:placeholder></text:span><text:span text:style-name="T105"><text:placeholder text:placeholder-type="text">&lt;/if&gt;</text:placeholder></text:span><text:span text:style-name="T105">, </text:span><text:span text:style-name="T105"><text:placeholder text:placeholder-type="text">&lt;if test="study.director_author_id"&gt;</text:placeholder></text:span><text:span text:style-name="T105"><text:placeholder text:placeholder-type="text">&lt;study.director_author_id.name&gt;</text:placeholder></text:span><text:span text:style-name="T105"><text:placeholder text:placeholder-type="text">&lt;/if&gt;</text:placeholder></text:span><text:span text:style-name="T105">, </text:span><text:span text:style-name="T105"><text:placeholder text:placeholder-type="text">&lt;study.number_of_pages&gt;</text:placeholder></text:span><text:span text:style-name="T105"> pag, </text:span><text:span text:style-name="T105"><text:placeholder text:placeholder-type="text">&lt;if test="study.end_date"&gt;</text:placeholder></text:span><text:span text:style-name="T105"><text:placeholder text:placeholder-type="text">&lt;formatLang(study.end_date,date=True)&gt;</text:placeholder></text:span><text:span text:style-name="T105"><text:placeholder text:placeholder-type="text">&lt;/if&gt;</text:placeholder></text:span></text:p>
      <text:p text:style-name="P264"><text:placeholder text:placeholder-type="text">&lt;/for&gt;</text:placeholder></text:p>
      <text:p text:style-name="P165"/>
      <text:p text:style-name="P62"><text:span text:style-name="T91">Concentração do produto técnico na formulação:</text:span><text:span text:style-name="T101"> </text:span></text:p>
      <text:p text:style-name="P94"><text:placeholder text:placeholder-type="text">&lt;for each="cqq in cqqs(o,'chemical')"&gt;</text:placeholder></text:p>
      <text:p text:style-name="P157"><text:placeholder text:placeholder-type="text">&lt;cqq.ingredient_id.name&gt;</text:placeholder>: <text:placeholder text:placeholder-type="text">&lt;cqq.declared_concentration&gt;</text:placeholder> <text:s/><text:placeholder text:placeholder-type="text">&lt;cqq.uom_id.name&gt;</text:placeholder></text:p>
      <text:p text:style-name="P157"><text:placeholder text:placeholder-type="text">&lt;/for&gt;</text:placeholder></text:p>
      <text:p text:style-name="P157"/>
      <text:p text:style-name="P62"><text:span text:style-name="T91">Dosagem: </text:span><text:span text:style-name="T104">Complementar</text:span></text:p>
      <text:p text:style-name="P95"/>
      <text:p text:style-name="P79"><text:span text:style-name="T117">Época de aplicação e frequência:</text:span><text:span text:style-name="T66"> </text:span><text:span text:style-name="T31"><text:placeholder text:placeholder-type="text">&lt;for each="inf in informations(o, 'Número, Época e Intervalo de Aplicação','approved')"&gt;</text:placeholder></text:span><text:span text:style-name="T31"><text:placeholder text:placeholder-type="text">&lt;insert_html(inf)&gt;</text:placeholder></text:span><text:span text:style-name="T32"><text:placeholder text:placeholder-type="text">&lt;/for&gt;</text:placeholder></text:span></text:p>
      <text:p text:style-name="P153"/>
      <text:p text:style-name="P79"><text:span text:style-name="T71">Restrição de uso:</text:span><text:span text:style-name="T64"> </text:span><text:span text:style-name="T31"><text:placeholder text:placeholder-type="text">&lt;for each="inf in informations(o, 'Restrições de uso','approved')"&gt;</text:placeholder></text:span></text:p>
      <text:p text:style-name="P149"><text:span text:style-name="T40"><text:placeholder text:placeholder-type="text">&lt;insert_html(inf)&gt;</text:placeholder></text:span><text:span text:style-name="Fuente_20_de_20_párrafo_20_predeter."><text:span text:style-name="T6"><text:placeholder text:placeholder-type="text">&lt;/for&gt;</text:placeholder></text:span></text:span></text:p>
      <text:p text:style-name="P181"><text:span text:style-name="Fuente_20_de_20_párrafo_20_predeter."><text:span text:style-name="T40"><text:placeholder text:placeholder-type="text">&lt;/if&gt;</text:placeholder></text:span></text:span></text:p>
      <text:p text:style-name="P25"/>
      <text:list xml:id="list643895192" text:continue-numbering="true" text:style-name="WWNum5">
        <text:list-item>
          <text:p text:style-name="P336">Finalidade - indicação das culturas onde será aplicado, bem como as pragas, doenças ou ervas daninhas visadas para controle:</text:p>
        </text:list-item>
      </text:list>
      <text:p text:style-name="P25"/>
      <text:p text:style-name="P218"><text:span text:style-name="Fuente_20_de_20_párrafo_20_predeter."><text:span text:style-name="T41"><text:placeholder text:placeholder-type="text">&lt;if test="o.type=='technical_product'"&gt;</text:placeholder></text:span></text:span></text:p>
      <text:p text:style-name="P193">Não se aplica. Trata-se de produto técnico.</text:p>
      <text:p text:style-name="P176"><text:placeholder text:placeholder-type="text">&lt;/if&gt;</text:placeholder></text:p>
      <text:p text:style-name="P250"><text:span text:style-name="Fuente_20_de_20_párrafo_20_predeter."><text:span text:style-name="T48"><text:placeholder text:placeholder-type="text">&lt;if test="o.type=='formulated_product'"&gt;</text:placeholder></text:span></text:span></text:p>
      <text:p text:style-name="P240">INSTRUÇÕES DE USO:</text:p>
      <text:p text:style-name="P150"><text:placeholder text:placeholder-type="text">&lt;for each="inf in informations(o, 'Purpose')"&gt;</text:placeholder></text:p>
      <text:p text:style-name="P149"><text:placeholder text:placeholder-type="text">&lt;insert_html(inf)&gt;</text:placeholder></text:p>
      <text:p text:style-name="P163"><text:placeholder text:placeholder-type="text">&lt;/for&gt;</text:placeholder></text:p>
      <text:p text:style-name="P268"><text:soft-page-break/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rows-spanned="2" office:value-type="string">
            <text:p text:style-name="P87">Cultura</text:p>
          </table:table-cell>
          <table:table-cell table:style-name="Tabla2.A1" table:number-columns-spanned="2" office:value-type="string">
            <text:p text:style-name="P271">Praga</text:p>
          </table:table-cell>
          <table:covered-table-cell/>
          <table:table-cell table:style-name="Tabla2.A1" table:number-rows-spanned="2" office:value-type="string">
            <text:p text:style-name="P87">Dose</text:p>
          </table:table-cell>
        </table:table-row>
        <table:table-row table:style-name="Tabla2.2">
          <table:covered-table-cell/>
          <table:table-cell table:style-name="Tabla2.A1" office:value-type="string">
            <text:p text:style-name="P88">Nome Científico</text:p>
          </table:table-cell>
          <table:table-cell table:style-name="Tabla2.A1" office:value-type="string">
            <text:p text:style-name="P88">Nome Comum</text:p>
          </table:table-cell>
          <table:covered-table-cell/>
        </table:table-row>
        <table:table-row table:style-name="Tabla2.1">
          <table:table-cell table:style-name="Tabla2.A1" office:value-type="string">
            <text:p text:style-name="P272"><text:placeholder text:placeholder-type="text">&lt;for each="rec in o.use_recommendation_ids"&gt;</text:placeholder></text:p>
          </table:table-cell>
          <table:table-cell table:style-name="Tabla2.A1" office:value-type="string">
            <text:p text:style-name="P275"/>
          </table:table-cell>
          <table:table-cell table:style-name="Tabla2.A1" office:value-type="string">
            <text:p text:style-name="P68"/>
          </table:table-cell>
          <table:table-cell table:style-name="Tabla2.A1" office:value-type="string">
            <text:p text:style-name="P68"/>
          </table:table-cell>
        </table:table-row>
        <table:table-row table:style-name="Tabla2.1">
          <table:table-cell table:style-name="Tabla2.A1" office:value-type="string">
            <text:p text:style-name="P276"><text:placeholder text:placeholder-type="text">&lt;rec.crop_id.common_name&gt;</text:placeholder></text:p>
          </table:table-cell>
          <table:table-cell table:style-name="Tabla2.A1" office:value-type="string">
            <text:p text:style-name="P276"><text:placeholder text:placeholder-type="text">&lt;rec.crop_id.name&gt;</text:placeholder></text:p>
          </table:table-cell>
          <table:table-cell table:style-name="Tabla2.A1" office:value-type="string">
            <text:p text:style-name="P276"><text:placeholder text:placeholder-type="text">&lt;rec.crop_id.common_name&gt;</text:placeholder></text:p>
          </table:table-cell>
          <table:table-cell table:style-name="Tabla2.A1" office:value-type="string">
            <text:p text:style-name="P276"><text:placeholder text:placeholder-type="text">&lt;rec.commecial_product_rate&gt;</text:placeholder> <text:placeholder text:placeholder-type="text">&lt;o.commecial_product_rate_uom.name&gt;</text:placeholder></text:p>
          </table:table-cell>
        </table:table-row>
        <table:table-row table:style-name="Tabla2.1">
          <table:table-cell table:style-name="Tabla2.A1" office:value-type="string">
            <text:p text:style-name="P276"><text:placeholder text:placeholder-type="text">&lt;/for&gt;</text:placeholder></text:p>
          </table:table-cell>
          <table:table-cell table:style-name="Tabla2.A1" office:value-type="string">
            <text:p text:style-name="P275"/>
          </table:table-cell>
          <table:table-cell table:style-name="Tabla2.A1" office:value-type="string">
            <text:p text:style-name="P68"/>
          </table:table-cell>
          <table:table-cell table:style-name="Tabla2.A1" office:value-type="string">
            <text:p text:style-name="P68"/>
          </table:table-cell>
        </table:table-row>
      </table:table>
      <text:p text:style-name="P268"/>
      <text:p text:style-name="P169"><text:span text:style-name="Fuente_20_de_20_párrafo_20_predeter."><text:span text:style-name="T40"><text:placeholder text:placeholder-type="text">&lt;for each="inf in informations(o, 'Use instructions')"&gt;</text:placeholder></text:span></text:span></text:p>
      <text:p text:style-name="P149"><text:placeholder text:placeholder-type="text">&lt;insert_html(inf)&gt;</text:placeholder></text:p>
      <text:p text:style-name="P209"><text:span text:style-name="Fuente_20_de_20_párrafo_20_predeter."><text:span text:style-name="T7"><text:placeholder text:placeholder-type="text">&lt;/for&gt;</text:placeholder></text:span></text:span></text:p>
      <text:p text:style-name="P181"><text:span text:style-name="Fuente_20_de_20_párrafo_20_predeter."><text:span text:style-name="T40"><text:placeholder text:placeholder-type="text">&lt;/if&gt;</text:placeholder></text:span></text:span></text:p>
      <text:p text:style-name="P39"/>
      <text:list xml:id="list2167078138" text:continue-numbering="true" text:style-name="WWNum5">
        <text:list-item>
          <text:p text:style-name="P336">Testes de campo, método analítico e resultados das análises dos ingredientes ativos remanescentes na cultura alimentar:</text:p>
        </text:list-item>
      </text:list>
      <text:p text:style-name="P25"/>
      <text:p text:style-name="P218"><text:span text:style-name="Fuente_20_de_20_párrafo_20_predeter."><text:span text:style-name="T41"><text:placeholder text:placeholder-type="text">&lt;if test="o.type=='technical_product'"&gt;</text:placeholder></text:span></text:span></text:p>
      <text:p text:style-name="P193">Não se aplica. Trata-se de produto técnico.</text:p>
      <text:p text:style-name="P176"><text:placeholder text:placeholder-type="text">&lt;/if&gt;</text:placeholder></text:p>
      <text:p text:style-name="P250"><text:span text:style-name="Fuente_20_de_20_párrafo_20_predeter."><text:span text:style-name="T48"><text:placeholder text:placeholder-type="text">&lt;if test="o.type=='formulated_product'"&gt;</text:placeholder></text:span></text:span></text:p>
      <text:p text:style-name="P131">Trata-se de registro de Produto Formulado com base em Produto Técnico Equivalente, e, segundo o Decreto Nº 5.981, de 06 de dezembro de 2006:</text:p>
      <text:p text:style-name="P258">“Os estudos de resíduos constantes dos itens 18.4 e 19.2 e dos itens 21.4 e 22.2 do Anexo II, relacionados respectivamente a produtos formulados e produtos formulados com base em produto técnico equivalente, não serão exigidos dos produtos que, comparados a produtos formulados já registrados,  apresentarem todas as características a seguir:</text:p>
      <text:p text:style-name="P258">I - mesmo tipo de formulação;</text:p>
      <text:p text:style-name="P258">II - mesmas indicações de culturas e modalidades de emprego já registradas;</text:p>
      <text:p text:style-name="P258">III - aplicação de quantidade igual ou inferior de ingrediente ativo durante o ciclo ou safra da cultura; e</text:p>
      <text:p text:style-name="P258">IV - intervalo de segurança igual ou superior.</text:p>
      <text:p text:style-name="P257"><text:span text:style-name="Fuente_20_de_20_párrafo_20_predeter."><text:span text:style-name="T40">Estes dados se encontram disponíveis no item </text:span></text:span><text:span text:style-name="Fuente_20_de_20_párrafo_20_predeter."><text:span text:style-name="T60">22.2 “Relatório de estudos de resíduos, intervalo de segurança e, quando for o caso, limite dos resíduos estranhos”, deste Relatório Técnico, pois são integrantres do item: I</text:span></text:span><text:span text:style-name="Fuente_20_de_20_párrafo_20_predeter."><text:span text:style-name="T40">nformações e documentos exigidos no Anexo II, item 22 do Decreto 4.074/02 e informações de acordo com os § 2 e 16, do Art.10, do Decreto 5.981/06.</text:span></text:span></text:p>
      <text:p text:style-name="P181"><text:span text:style-name="Fuente_20_de_20_párrafo_20_predeter."><text:span text:style-name="T40"><text:placeholder text:placeholder-type="text">&lt;/if&gt;</text:placeholder></text:span></text:span></text:p>
      <text:p text:style-name="P21"/>
      <text:list xml:id="list250794445" text:continue-numbering="true" text:style-name="WWNum5">
        <text:list-item>
          <text:p text:style-name="P336">Proposições quanto a Limite Máximo de Resíduo - LMR ou quando, for o caso, Limite dos Resíduos Estranho – LRE:</text:p>
        </text:list-item>
      </text:list>
      <text:p text:style-name="P25"/>
      <text:p text:style-name="P218"><text:span text:style-name="Fuente_20_de_20_párrafo_20_predeter."><text:span text:style-name="T41"><text:placeholder text:placeholder-type="text">&lt;if test="o.type=='technical_product'"&gt;</text:placeholder></text:span></text:span></text:p>
      <text:p text:style-name="P193">Não se aplica. Trata-se de produto técnico.</text:p>
      <text:p text:style-name="P176"><text:placeholder text:placeholder-type="text">&lt;/if&gt;</text:placeholder></text:p>
      <text:p text:style-name="P250"><text:span text:style-name="Fuente_20_de_20_párrafo_20_predeter."><text:span text:style-name="T48"><text:placeholder text:placeholder-type="text">&lt;if test="o.type=='formulated_product'"&gt;</text:placeholder></text:span></text:span></text:p>
      <text:p text:style-name="P162"><text:placeholder text:placeholder-type="text">&lt;for each="cqq in cqqs(o,'chemical')"&gt;</text:placeholder></text:p>
      <text:p text:style-name="P167"><text:placeholder text:placeholder-type="text">&lt;cqq.ingredient_id.name&gt;</text:placeholder></text:p>
      <table:table table:name="Tabla3" table:style-name="Tabla3">
        <table:table-column table:style-name="Tabla3.A" table:number-columns-repeated="3"/>
        <table:table-column table:style-name="Tabla3.D"/>
        <text:soft-page-break/>
        <table:table-row>
          <table:table-cell table:style-name="Tabla3.A1" office:value-type="string">
            <text:p text:style-name="P156">Culturas</text:p>
          </table:table-cell>
          <table:table-cell table:style-name="Tabla3.A1" office:value-type="string">
            <text:p text:style-name="P156">LMR (mg/kg)</text:p>
          </table:table-cell>
          <table:table-cell table:style-name="Tabla3.A1" office:value-type="string">
            <text:p text:style-name="P156">Modalidade de</text:p>
            <text:p text:style-name="P156">Emprego (Aplicação)</text:p>
          </table:table-cell>
          <table:table-cell table:style-name="Tabla3.D1" office:value-type="string">
            <text:p text:style-name="P156">Intervalo de</text:p>
            <text:p text:style-name="P156">Segurança (dias)</text:p>
          </table:table-cell>
        </table:table-row>
        <table:table-row>
          <table:table-cell table:style-name="Tabla3.A2" office:value-type="string">
            <text:p text:style-name="P272"><text:placeholder text:placeholder-type="text">&lt;for each="rec in o.use_recommendation_ids"&gt;</text:placeholder></text:p>
          </table:table-cell>
          <table:table-cell table:style-name="Tabla3.A2" office:value-type="string">
            <text:p text:style-name="P146"/>
          </table:table-cell>
          <table:table-cell table:style-name="Tabla3.A2" office:value-type="string">
            <text:p text:style-name="P146"/>
          </table:table-cell>
          <table:table-cell table:style-name="Tabla3.D2" office:value-type="string">
            <text:p text:style-name="P146"/>
          </table:table-cell>
        </table:table-row>
        <table:table-row>
          <table:table-cell table:style-name="Tabla3.A2" office:value-type="string">
            <text:p text:style-name="P276"><text:placeholder text:placeholder-type="text">&lt;rec.crop_id.common_name&gt;</text:placeholder></text:p>
          </table:table-cell>
          <table:table-cell table:style-name="Tabla3.A2" office:value-type="string">
            <text:p text:style-name="P276"><text:placeholder text:placeholder-type="text">&lt;rec.LMR&gt;</text:placeholder></text:p>
          </table:table-cell>
          <table:table-cell table:style-name="Tabla3.A2" office:value-type="string">
            <text:p text:style-name="P276"><text:placeholder text:placeholder-type="text">&lt;rec.application_mode_id.name&gt;</text:placeholder></text:p>
          </table:table-cell>
          <table:table-cell table:style-name="Tabla3.D2" office:value-type="string">
            <text:p text:style-name="P276"><text:placeholder text:placeholder-type="text">&lt;rec.security_interval_in_days&gt;</text:placeholder></text:p>
          </table:table-cell>
        </table:table-row>
        <table:table-row>
          <table:table-cell table:style-name="Tabla3.A2" office:value-type="string">
            <text:p text:style-name="P276"><text:placeholder text:placeholder-type="text">&lt;/for&gt;</text:placeholder></text:p>
          </table:table-cell>
          <table:table-cell table:style-name="Tabla3.A2" office:value-type="string">
            <text:p text:style-name="P146"/>
          </table:table-cell>
          <table:table-cell table:style-name="Tabla3.A2" office:value-type="string">
            <text:p text:style-name="P146"/>
          </table:table-cell>
          <table:table-cell table:style-name="Tabla3.D2" office:value-type="string">
            <text:p text:style-name="P146"/>
          </table:table-cell>
        </table:table-row>
      </table:table>
      <text:p text:style-name="P208"><text:span text:style-name="Fuente_20_de_20_párrafo_20_predeter."><text:span text:style-name="T8"><text:placeholder text:placeholder-type="text">&lt;/for&gt;</text:placeholder></text:span></text:span></text:p>
      <text:p text:style-name="P181"><text:span text:style-name="Fuente_20_de_20_párrafo_20_predeter."><text:span text:style-name="T40"><text:placeholder text:placeholder-type="text">&lt;/if&gt;</text:placeholder></text:span></text:span></text:p>
      <text:p text:style-name="P25"/>
      <text:list xml:id="list1039249172" text:continue-numbering="true" text:style-name="WWNum5">
        <text:list-item>
          <text:p text:style-name="P336">Intervalo de reentrada de pessoas nas áreas tratadas:</text:p>
        </text:list-item>
      </text:list>
      <text:p text:style-name="P25"/>
      <text:p text:style-name="P218"><text:span text:style-name="Fuente_20_de_20_párrafo_20_predeter."><text:span text:style-name="T41"><text:placeholder text:placeholder-type="text">&lt;if test="o.type=='technical_product'"&gt;</text:placeholder></text:span></text:span></text:p>
      <text:p text:style-name="P193">Não se aplica. Trata-se de produto técnico.</text:p>
      <text:p text:style-name="P176"><text:placeholder text:placeholder-type="text">&lt;/if&gt;</text:placeholder></text:p>
      <text:p text:style-name="P250"><text:span text:style-name="Fuente_20_de_20_párrafo_20_predeter."><text:span text:style-name="T48"><text:placeholder text:placeholder-type="text">&lt;if test="o.type=='formulated_product'"&gt;</text:placeholder></text:span></text:span></text:p>
      <text:p text:style-name="P158"><text:placeholder text:placeholder-type="text">&lt;for each="inf in informations(o, 'Intervalo de reentrada')"&gt;</text:placeholder></text:p>
      <text:p text:style-name="P149"><text:placeholder text:placeholder-type="text">&lt;insert_html(inf)&gt;</text:placeholder></text:p>
      <text:p text:style-name="P262"><text:span text:style-name="Fuente_20_de_20_párrafo_20_predeter."><text:span text:style-name="T55"><text:placeholder text:placeholder-type="text">&lt;/for&gt;</text:placeholder></text:span></text:span></text:p>
      <text:p text:style-name="P181"><text:span text:style-name="Fuente_20_de_20_párrafo_20_predeter."><text:span text:style-name="T40"><text:placeholder text:placeholder-type="text">&lt;/if&gt;</text:placeholder></text:span></text:span></text:p>
      <text:p text:style-name="P43"/>
      <text:list xml:id="list1925320180" text:continue-numbering="true" text:style-name="WWNum5">
        <text:list-item>
          <text:p text:style-name="P336">Limites Máximos de Resíduos - LMR - disponíveis, de preferência a nível internacional;</text:p>
        </text:list-item>
      </text:list>
      <text:p text:style-name="P25"/>
      <text:p text:style-name="P218"><text:span text:style-name="Fuente_20_de_20_párrafo_20_predeter."><text:span text:style-name="T41"><text:placeholder text:placeholder-type="text">&lt;if test="o.type=='technical_product'"&gt;</text:placeholder></text:span></text:span></text:p>
      <text:p text:style-name="P193">Não se aplica. Trata-se de produto técnico.</text:p>
      <text:p text:style-name="P176"/>
      <text:p text:style-name="P176"><text:placeholder text:placeholder-type="text">&lt;/if&gt;</text:placeholder></text:p>
      <text:p text:style-name="P250"><text:span text:style-name="Fuente_20_de_20_párrafo_20_predeter."><text:span text:style-name="T48"><text:placeholder text:placeholder-type="text">&lt;if test="o.type=='formulated_product'"&gt;</text:placeholder></text:span></text:span></text:p>
      <text:p text:style-name="P147"><text:placeholder text:placeholder-type="text">&lt;for each="cqq in cqqs(o,'chemical')"&gt;</text:placeholder></text:p>
      <text:p text:style-name="P147"><text:placeholder text:placeholder-type="text">&lt;cqq.ingredient_id.name&gt;</text:placeholder></text:p>
      <text:p text:style-name="P147"><text:placeholder text:placeholder-type="text">&lt;for each="lmr in cqq.ingredient_id.lmr_ids"&gt;</text:placeholder></text:p>
      <text:p text:style-name="P250"><text:span text:style-name="Fuente_20_de_20_párrafo_20_predeter."><text:span text:style-name="T48"><text:placeholder text:placeholder-type="text">&lt;if test="not lmr.country_id"&gt;</text:placeholder></text:span></text:span></text:p>
      <text:p text:style-name="P147"><text:placeholder text:placeholder-type="text">&lt;insert_html(lmr.description)&gt;</text:placeholder></text:p>
      <text:p text:style-name="P250"><text:span text:style-name="Fuente_20_de_20_párrafo_20_predeter."><text:span text:style-name="T56"/></text:span></text:p>
      <text:p text:style-name="P250"><text:span text:style-name="Fuente_20_de_20_párrafo_20_predeter."><text:span text:style-name="T48"><text:placeholder text:placeholder-type="text">&lt;/if&gt;</text:placeholder></text:span></text:span></text:p>
      <text:p text:style-name="P206"><text:span text:style-name="Fuente_20_de_20_párrafo_20_predeter."><text:span text:style-name="T40"><text:placeholder text:placeholder-type="text">&lt;/for&gt;</text:placeholder></text:span></text:span></text:p>
      <text:p text:style-name="P210"><text:span text:style-name="Fuente_20_de_20_párrafo_20_predeter."><text:span text:style-name="T5"><text:placeholder text:placeholder-type="text">&lt;/for&gt;</text:placeholder></text:span></text:span></text:p>
      <text:p text:style-name="P191"><text:span text:style-name="Fuente_20_de_20_párrafo_20_predeter."><text:span text:style-name="T42"><text:placeholder text:placeholder-type="text">&lt;/if&gt;</text:placeholder></text:span></text:span></text:p>
      <text:list xml:id="list1913412547" text:continue-numbering="true" text:style-name="WWNum5">
        <text:list-item>
          <text:p text:style-name="P336">Dados biológicos envolvendo aspectos bioquímicos e toxicológicos</text:p>
        </text:list-item>
      </text:list>
      <text:p text:style-name="P21"/>
      <text:p text:style-name="P218"><text:span text:style-name="Fuente_20_de_20_párrafo_20_predeter."><text:span text:style-name="T41"><text:placeholder text:placeholder-type="text">&lt;if test="o.type=='technical_product'"&gt;</text:placeholder></text:span></text:span></text:p>
      <text:p text:style-name="P192"><text:span text:style-name="T68">Trata-se de Registro de Produto Técnico por Equivalência, e, portanto, as características bioquímicas e toxicológicas são equivalentes ao produto técnico de referência </text:span><text:span text:style-name="T33"><text:placeholder text:placeholder-type="text">&lt;for each="inf in informations(o, 'Produto de referência - Nome','approved')"&gt;</text:placeholder></text:span><text:span text:style-name="T33"><text:placeholder text:placeholder-type="text">&lt;insert_html(inf)&gt;</text:placeholder></text:span><text:span text:style-name="T33"><text:placeholder text:placeholder-type="text">&lt;/for&gt;</text:placeholder></text:span><text:span text:style-name="T33"> - </text:span><text:span text:style-name="T68">registro no MAPA sob o n</text:span><text:span text:style-name="T74">0</text:span><text:span text:style-name="T33"><text:placeholder text:placeholder-type="text">&lt;for each="inf in informations(o, 'Produto de referência - Número Registro','approved')"&gt;</text:placeholder></text:span><text:span text:style-name="T33"> </text:span><text:span text:style-name="T33"><text:placeholder text:placeholder-type="text">&lt;insert_html(inf)&gt;</text:placeholder></text:span><text:span text:style-name="T68"><text:placeholder text:placeholder-type="text">&lt;/for&gt;</text:placeholder></text:span><text:span text:style-name="T68"> de acordo com Lista Positiva de Produtos Técnicos de Referência, emitida pela ANVISA.</text:span></text:p>
      <text:p text:style-name="P176"><text:placeholder text:placeholder-type="text">&lt;/if&gt;</text:placeholder></text:p>
      <text:p text:style-name="P250"><text:span text:style-name="Fuente_20_de_20_párrafo_20_predeter."><text:span text:style-name="T48"><text:placeholder text:placeholder-type="text">&lt;if test="o.type=='formulated_product'"&gt;</text:placeholder></text:span></text:span></text:p>
      <text:p text:style-name="P25"><text:soft-page-break/>Sumário de estudos toxicológicos solicitados de acordo com a Portaria nº 03, de 16/01/1992, constante no Anexo I, deste Relatório Técnico.</text:p>
      <text:p text:style-name="P181"><text:span text:style-name="Fuente_20_de_20_párrafo_20_predeter."><text:span text:style-name="T40"><text:placeholder text:placeholder-type="text">&lt;/if&gt;</text:placeholder></text:span></text:span></text:p>
      <text:p text:style-name="P31"/>
      <text:list xml:id="list2006771842" text:continue-numbering="true" text:style-name="WWNum5">
        <text:list-item>
          <text:p text:style-name="P338"><text:span text:style-name="T36">Métodos de desativação e descarte do agrotóxico e de seus componentes de modo a impedir que os remanescentes provoquem riscos ao meio ambiente e a saúde pública </text:span><text:span text:style-name="T37">(Anexo 11.9)</text:span><text:span text:style-name="T36">:</text:span></text:p>
        </text:list-item>
      </text:list>
      <text:p text:style-name="P227"/>
      <text:p text:style-name="P241"><text:span text:style-name="T9">Método de desativação: </text:span><text:span text:style-name="T31"><text:placeholder text:placeholder-type="text">&lt;for each="inf in informations(o, 'Método de desativação','approved')"&gt;</text:placeholder></text:span><text:span text:style-name="T31"><text:placeholder text:placeholder-type="text">&lt;insert_html(inf)&gt;</text:placeholder></text:span><text:span text:style-name="T11"><text:placeholder text:placeholder-type="text">&lt;/for&gt;</text:placeholder></text:span></text:p>
      <text:p text:style-name="P53"/>
      <text:p text:style-name="P150"><text:placeholder text:placeholder-type="text">&lt;for each="study in studies(o, 'Laudo de Desativação','approved')"&gt;</text:placeholder></text:p>
      <text:p text:style-name="P110"><text:span text:style-name="T97">Segue anexa cópia autenticada do Laudo Técnico nº </text:span><text:span text:style-name="T105"><text:placeholder text:placeholder-type="text">&lt;study.reference&gt;</text:placeholder></text:span><text:span text:style-name="T98"> </text:span><text:span text:style-name="T97">da </text:span><text:span text:style-name="T105"><text:placeholder text:placeholder-type="text">&lt;study.name&gt;</text:placeholder></text:span><text:span text:style-name="T97"> referente à desativação do produto </text:span><text:bookmark-start text:name="bkmHeaderName1"/><text:bookmark-start text:name="bmkHeaderProd3"/><text:span text:style-name="T17"><text:placeholder text:placeholder-type="text">&lt;if test="o.type=='technical_product'"&gt;</text:placeholder></text:span><text:bookmark-end text:name="bmkHeaderProd3"/><text:span text:style-name="T17"><text:placeholder text:placeholder-type="text">&lt;o.technical_product_id.name&gt;</text:placeholder></text:span><text:span text:style-name="T17"><text:placeholder text:placeholder-type="text">&lt;/if&gt;</text:placeholder></text:span><text:bookmark-end text:name="bkmHeaderName1"/><text:bookmark-start text:name="bmkHeaderProd22"/><text:span text:style-name="T17"><text:placeholder text:placeholder-type="text">&lt;if test="o.type=='formulated_product'"&gt;</text:placeholder></text:span><text:bookmark-end text:name="bmkHeaderProd22"/><text:span text:style-name="T17"><text:placeholder text:placeholder-type="text">&lt;o.formulated_product_id.name&gt;</text:placeholder></text:span><text:span text:style-name="T17"><text:placeholder text:placeholder-type="text">&lt;/if&gt;</text:placeholder></text:span><text:span text:style-name="T97"> de </text:span><text:span text:style-name="T105"><text:placeholder text:placeholder-type="text">&lt;if test="study.end_date")&gt;</text:placeholder></text:span><text:span text:style-name="T105"><text:placeholder text:placeholder-type="text">&lt;formatLang(study.end_date, date=True)&gt;</text:placeholder></text:span><text:span text:style-name="T105"><text:placeholder text:placeholder-type="text">&lt;/if&gt;</text:placeholder></text:span></text:p>
      <text:p text:style-name="P188"><text:placeholder text:placeholder-type="text">&lt;/for&gt;</text:placeholder></text:p>
      <text:p text:style-name="P188"/>
      <text:list xml:id="list881115268" text:continue-numbering="true" text:style-name="WWNum5">
        <text:list-item>
          <text:p text:style-name="P336">Sumário das informações toxicológicas relativo aos cuidados com a saúde humana, com destaque para os primeiros socorros, tratamento médico de emergência, antídoto para cada formulação de acordo com o item 15 do ANEXO I</text:p>
        </text:list-item>
      </text:list>
      <text:p text:style-name="P228"/>
      <text:p text:style-name="P250"><text:span text:style-name="Fuente_20_de_20_párrafo_20_predeter."><text:span text:style-name="T48"><text:placeholder text:placeholder-type="text">&lt;if test="o.type=='formulated_product'"&gt;</text:placeholder></text:span></text:span></text:p>
      <text:p text:style-name="P283">PRECAUÇÕES GERAIS: </text:p>
      <text:list xml:id="list94966092" text:style-name="WWNum10">
        <text:list-item>
          <text:p text:style-name="P327"><text:span text:style-name="T97">Produto para </text:span><text:span text:style-name="T86">uso exclusivamente agrícola </text:span></text:p>
        </text:list-item>
        <text:list-item>
          <text:p text:style-name="P328">Não coma, não beba e não fume durante o manuseio e aplicação do produto.</text:p>
        </text:list-item>
        <text:list-item>
          <text:p text:style-name="P328">Não manuseie ou aplique o produto sem os equipamentos de proteção individual (EPI) recomendados.</text:p>
        </text:list-item>
        <text:list-item>
          <text:p text:style-name="P328">Os equipamentos de proteção individual (EPI) recomendados devem ser vestidos na seguinte ordem: macacão, botas, avental, máscara, óculos, touca árabe e luvas.</text:p>
        </text:list-item>
        <text:list-item>
          <text:p text:style-name="P328">Não utilize equipamentos de proteção individual (EPI) danificados.</text:p>
        </text:list-item>
        <text:list-item>
          <text:p text:style-name="P328">Não utilize equipamentos com vazamentos ou defeitos.</text:p>
        </text:list-item>
        <text:list-item>
          <text:p text:style-name="P328">Não desentupa bicos, orifícios e válvulas com a boca.</text:p>
        </text:list-item>
        <text:list-item>
          <text:p text:style-name="P328">Não transporte o produto juntamente com alimentos, medicamentos, rações, animais e pessoas.</text:p>
        </text:list-item>
      </text:list>
      <text:p text:style-name="P284"/>
      <text:p text:style-name="P283">PRECAUÇÕES NA PREPARAÇÃO DA CALDA: </text:p>
      <text:list xml:id="list374865353" text:continue-numbering="true" text:style-name="WWNum10">
        <text:list-item>
          <text:p text:style-name="P328">Caso ocorra contato acidental da pessoa com o produto, siga as orientações descritas em primeiros socorros e procure rapidamente um serviço médico de emergência.</text:p>
        </text:list-item>
        <text:list-item>
          <text:p text:style-name="P328">Ao abrir a embalagem, faça-o de modo a evitar respingos dispersão de poeira.</text:p>
        </text:list-item>
        <text:list-item>
          <text:p text:style-name="P327"><text:span text:style-name="T97">Utilize equipamento de proteção individual – EPI: macacão com tratamento hidrorrepelente com </text:span><text:span text:style-name="T101">mangas compridas passando por cima do punho das luvas e as pernas das calças por cima das botas; botas de borracha; avental impermeável; máscara com filtro combinado (filtro químico contra vapores orgânico e filtro mecânico classe P2); touca árabe, óculos de segurança com proteção lateral e luvas de nitrila. </text:span></text:p>
        </text:list-item>
        <text:list-item>
          <text:p text:style-name="P323">Manuseie o produto em local aberto e ventilado. </text:p>
        </text:list-item>
      </text:list>
      <text:p text:style-name="P285"/>
      <text:p text:style-name="P78">PRECAUÇÕES DURANTE A APLICAÇÃO: </text:p>
      <text:list xml:id="list1166538687" text:style-name="WWNum11">
        <text:list-item>
          <text:p text:style-name="P324">Evite o máximo possível o contato com a área de aplicação </text:p>
        </text:list-item>
        <text:list-item>
          <text:p text:style-name="P324"><text:soft-page-break/>Não aplique o produto na presença de ventos fortes e nas horas mais quentes do dia. </text:p>
        </text:list-item>
        <text:list-item>
          <text:p text:style-name="P324">Verifique a direção do vento, aplique o produto de forma a evitar o contato do aplicador com a névoa do produto, conforme o equipamento de aplicação. </text:p>
        </text:list-item>
        <text:list-item>
          <text:p text:style-name="P324">Aplique o produto somente nas doses recomendadas e observe o intervalo de segurança (intervalo entre a última aplicação e a colheita). </text:p>
        </text:list-item>
        <text:list-item>
          <text:p text:style-name="P324">Utilize equipamento de proteção individual - EPI: macacão de algodão hidrorrepelente com mangas compridas passando por cima do punho das luvas e as pernas das calças por cima das botas; óculos de segurança com proteção lateral, touca árabe, máscara com filtro combinado (filtro químico contra vapores orgânico e filtro mecânico classe P2) e luvas de nitrila. </text:p>
        </text:list-item>
      </text:list>
      <text:p text:style-name="P73"/>
      <text:p text:style-name="P78">PRECAUÇÕES APÓS A APLICAÇÃO: </text:p>
      <text:list xml:id="list1956210730" text:style-name="WWNum12">
        <text:list-item>
          <text:p text:style-name="P325">Sinalizar a área tratada com os dizeres: "PROIBIDA A ENTRADA. ÁREA TRATADA" e manter os avisos até o final do período de reentrada </text:p>
        </text:list-item>
        <text:list-item>
          <text:p text:style-name="P325">Caso necessite entrar na área tratada com o produto antes do término do intervalo de reentrada, utilize os equipamentos de proteção individual (EPls) recomendados para o uso durante a aplicação. </text:p>
        </text:list-item>
        <text:list-item>
          <text:p text:style-name="P325">Mantenha o restante do produto adequadamente fechado em sua embalagem original em local trancado, longe do alcance de crianças e animais. </text:p>
        </text:list-item>
        <text:list-item>
          <text:p text:style-name="P325">Antes de retirar os equipamentos de proteção individual (EPI), lave as luvas ainda vestidas para evitar contaminação. </text:p>
        </text:list-item>
        <text:list-item>
          <text:p text:style-name="P325">Os equipamentos de proteção individual (EPls) recomendados devem ser retirados na seguinte ordem: touca árabe, óculos, avental, botas, macacão, luvas e máscara. </text:p>
        </text:list-item>
        <text:list-item>
          <text:p text:style-name="P325">Tome banho imediatamente após a aplicação do produto. </text:p>
        </text:list-item>
        <text:list-item>
          <text:p text:style-name="P325">Troque e lave as suas roupas de proteção separado das demais roupas da família. Ao lavar as roupas utilizar luvas e avental impermeável. </text:p>
        </text:list-item>
        <text:list-item>
          <text:p text:style-name="P325">Faça a manutenção e lavagem dos equipamentos de proteção após cada aplicação do produto.</text:p>
        </text:list-item>
        <text:list-item>
          <text:p text:style-name="P325">Fique atento ao tempo de uso dos filtros, seguindo corretamente as especificações do fabricante.</text:p>
        </text:list-item>
        <text:list-item>
          <text:p text:style-name="P325">Não reutilizar a embalagem vazia. </text:p>
        </text:list-item>
        <text:list-item>
          <text:p text:style-name="P326">No descarte de embalagens utilize equipamento de proteção individual - EPI: macacão de algodão hidrorrepelente com mangas compridas, luvas de nitrila e botas de borracha.</text:p>
        </text:list-item>
      </text:list>
      <text:p text:style-name="P267"><text:span text:style-name="Fuente_20_de_20_párrafo_20_predeter."><text:span text:style-name="T40"/></text:span></text:p>
      <text:list xml:id="list1835559078" text:continue-numbering="true" text:style-name="WWNum12">
        <text:list-header>
          <text:p text:style-name="P329"><text:span text:style-name="Fuente_20_de_20_párrafo_20_predeter."><text:span text:style-name="T40"><text:placeholder text:placeholder-type="text">&lt;/if&gt;</text:placeholder></text:span></text:span></text:p>
        </text:list-header>
      </text:list>
      <text:p text:style-name="P228"/>
      <table:table table:name="Tabla4" table:style-name="Tabla4">
        <table:table-column table:style-name="Tabla4.A"/>
        <table:table-row>
          <table:table-cell table:style-name="Tabla4.A1" office:value-type="string">
            <text:p text:style-name="P150"><text:placeholder text:placeholder-type="text">&lt;for each="inf in informations(o, 'Primeiros socorros','approved')"&gt;</text:placeholder></text:p>
            <text:p text:style-name="P150"><text:placeholder text:placeholder-type="text">&lt;insert_html(inf)&gt;</text:placeholder></text:p>
            <text:p text:style-name="P194"><text:placeholder text:placeholder-type="text">&lt;/for&gt;</text:placeholder></text:p>
          </table:table-cell>
        </table:table-row>
      </table:table>
      <text:p text:style-name="P211"/>
      <text:p text:style-name="P139"><text:span text:style-name="T28">intoxicações por </text:span><text:span text:style-name="T29"><text:placeholder text:placeholder-type="text">&lt;if test="o.type=='technical_product'"&gt;</text:placeholder></text:span><text:span text:style-name="T29"><text:placeholder text:placeholder-type="text">&lt;o.technical_product_id.name&gt;</text:placeholder></text:span><text:span text:style-name="T29"><text:placeholder text:placeholder-type="text">&lt;/if&gt;</text:placeholder></text:span><text:span text:style-name="T29"><text:placeholder text:placeholder-type="text">&lt;if test="o.type=='formulated_product'"&gt;</text:placeholder></text:span><text:span text:style-name="T29"><text:placeholder text:placeholder-type="text">&lt;o.formulated_product_id.name&gt;</text:placeholder></text:span><text:span text:style-name="T29"><text:placeholder text:placeholder-type="text">&lt;/if&gt;</text:placeholder></text:span></text:p>
      <text:p text:style-name="P140">Informações MÉdicas</text:p>
      <text:p text:style-name="P141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11">Grupo químico</text:p>
          </table:table-cell>
          <table:table-cell table:style-name="Tabla5.B1" office:value-type="string">
            <text:p text:style-name="P150"><text:placeholder text:placeholder-type="text">&lt;for each="cqq in cqqs(o,'chemical')"&gt;</text:placeholder></text:p>
            <text:p text:style-name="P150"><text:soft-page-break/><text:placeholder text:placeholder-type="text">&lt;cqq.ingredient_id.ingredient_group_id.name&gt;</text:placeholder></text:p>
            <text:p text:style-name="P172"><text:placeholder text:placeholder-type="text">&lt;/for&gt;</text:placeholder></text:p>
          </table:table-cell>
        </table:table-row>
        <table:table-row table:style-name="Tabla5.1">
          <table:table-cell table:style-name="Tabla5.A2" office:value-type="string">
            <text:p text:style-name="P11">Classe toxicológica </text:p>
          </table:table-cell>
          <table:table-cell table:style-name="Tabla5.B2" office:value-type="string">
            <text:p text:style-name="P21">A ser definido pela ANVISA</text:p>
          </table:table-cell>
        </table:table-row>
        <table:table-row table:style-name="Tabla5.1">
          <table:table-cell table:style-name="Tabla5.A3" office:value-type="string">
            <text:p text:style-name="P11">Vias de exposição</text:p>
          </table:table-cell>
          <table:table-cell table:style-name="Tabla5.B7" office:value-type="string">
            <text:p text:style-name="P49"><text:placeholder text:placeholder-type="text">&lt;for each="inf in informations(o, 'Informações Médicas - Vias de exposição','approved')"&gt;</text:placeholder></text:p>
            <text:p text:style-name="P149"><text:placeholder text:placeholder-type="text">&lt;insert_html(inf)&gt;</text:placeholder></text:p>
            <text:p text:style-name="P54"><text:placeholder text:placeholder-type="text">&lt;/for&gt;</text:placeholder></text:p>
          </table:table-cell>
        </table:table-row>
        <table:table-row table:style-name="Tabla5.1">
          <table:table-cell table:style-name="Tabla5.A3" office:value-type="string">
            <text:p text:style-name="P11">Toxicocinética</text:p>
          </table:table-cell>
          <table:table-cell table:style-name="Tabla5.B7" office:value-type="string">
            <text:p text:style-name="P147"><text:placeholder text:placeholder-type="text">&lt;if test="o.type=='formulated_product'"&gt;</text:placeholder></text:p>
            <text:p text:style-name="P147"><text:placeholder text:placeholder-type="text">&lt;for each="cqq in cqqs(o,'chemical')"&gt;</text:placeholder></text:p>
            <text:p text:style-name="P148"><text:placeholder text:placeholder-type="text">&lt;cqq.ingredient_id.name&gt;</text:placeholder></text:p>
            <text:p text:style-name="P179"><text:placeholder text:placeholder-type="text">&lt;/for&gt;</text:placeholder></text:p>
            <text:p text:style-name="P179"><text:placeholder text:placeholder-type="text">&lt;/if&gt;</text:placeholder></text:p>
            <text:p text:style-name="P49"><text:placeholder text:placeholder-type="text">&lt;for each="inf in informations(o, 'Informações Médicas - Toxicocinética','approved')"&gt;</text:placeholder></text:p>
            <text:p text:style-name="P149"><text:placeholder text:placeholder-type="text">&lt;insert_html(inf)&gt;</text:placeholder></text:p>
            <text:p text:style-name="P54"><text:placeholder text:placeholder-type="text">&lt;/for&gt;</text:placeholder></text:p>
          </table:table-cell>
        </table:table-row>
        <table:table-row table:style-name="Tabla5.1">
          <table:table-cell table:style-name="Tabla5.A3" office:value-type="string">
            <text:p text:style-name="P11">Mecanismos de toxicidade</text:p>
          </table:table-cell>
          <table:table-cell table:style-name="Tabla5.B7" office:value-type="string">
            <text:p text:style-name="P147"><text:placeholder text:placeholder-type="text">&lt;if test="o.type=='formulated_product'"&gt;</text:placeholder></text:p>
            <text:p text:style-name="P147"><text:placeholder text:placeholder-type="text">&lt;for each="cqq in cqqs(o,'chemical')"&gt;</text:placeholder></text:p>
            <text:p text:style-name="P148"><text:placeholder text:placeholder-type="text">&lt;cqq.ingredient_id.name&gt;</text:placeholder></text:p>
            <text:p text:style-name="P179"><text:placeholder text:placeholder-type="text">&lt;/for&gt;</text:placeholder></text:p>
            <text:p text:style-name="P179"><text:placeholder text:placeholder-type="text">&lt;/if&gt;</text:placeholder></text:p>
            <text:p text:style-name="P49"><text:placeholder text:placeholder-type="text">&lt;for each="inf in informations(o, 'Informações Médicas - Mecanismos de Toxicidade','approved')"&gt;</text:placeholder></text:p>
            <text:p text:style-name="P149"><text:placeholder text:placeholder-type="text">&lt;insert_html(inf)&gt;</text:placeholder></text:p>
            <text:p text:style-name="P54"><text:placeholder text:placeholder-type="text">&lt;/for&gt;</text:placeholder></text:p>
          </table:table-cell>
        </table:table-row>
        <table:table-row table:style-name="Tabla5.1">
          <table:table-cell table:style-name="Tabla5.A3" office:value-type="string">
            <text:p text:style-name="P11">Sintomas e sinais clínicos</text:p>
          </table:table-cell>
          <table:table-cell table:style-name="Tabla5.B7" office:value-type="string">
            <text:p text:style-name="P147"><text:placeholder text:placeholder-type="text">&lt;if test="o.type=='formulated_product'"&gt;</text:placeholder></text:p>
            <text:p text:style-name="P147"><text:placeholder text:placeholder-type="text">&lt;for each="cqq in cqqs(o,'chemical')"&gt;</text:placeholder></text:p>
            <text:p text:style-name="P148"><text:placeholder text:placeholder-type="text">&lt;cqq.ingredient_id.name&gt;</text:placeholder></text:p>
            <text:p text:style-name="P179"><text:placeholder text:placeholder-type="text">&lt;/for&gt;</text:placeholder></text:p>
            <text:p text:style-name="P179"><text:placeholder text:placeholder-type="text">&lt;/if&gt;</text:placeholder></text:p>
            <text:p text:style-name="P49"><text:placeholder text:placeholder-type="text">&lt;for each="inf in informations(o, 'Informações Médicas - Sintomas e sinais clínicos','approved')"&gt;</text:placeholder></text:p>
            <text:p text:style-name="P149"><text:placeholder text:placeholder-type="text">&lt;insert_html(inf)&gt;</text:placeholder></text:p>
            <text:p text:style-name="P54"><text:placeholder text:placeholder-type="text">&lt;/for&gt;</text:placeholder></text:p>
          </table:table-cell>
        </table:table-row>
        <table:table-row table:style-name="Tabla5.1">
          <table:table-cell table:style-name="Tabla5.A3" office:value-type="string">
            <text:p text:style-name="P11">Diagnóstico</text:p>
          </table:table-cell>
          <table:table-cell table:style-name="Tabla5.B7" office:value-type="string">
            <text:p text:style-name="P147"><text:placeholder text:placeholder-type="text">&lt;if test="o.type=='formulated_product'"&gt;</text:placeholder></text:p>
            <text:p text:style-name="P147"><text:placeholder text:placeholder-type="text">&lt;for each="cqq in cqqs(o,'chemical')"&gt;</text:placeholder></text:p>
            <text:p text:style-name="P148"><text:placeholder text:placeholder-type="text">&lt;cqq.ingredient_id.name&gt;</text:placeholder></text:p>
            <text:p text:style-name="P179"><text:placeholder text:placeholder-type="text">&lt;/for&gt;</text:placeholder></text:p>
            <text:p text:style-name="P179"><text:placeholder text:placeholder-type="text">&lt;/if&gt;</text:placeholder></text:p>
            <text:p text:style-name="P49"><text:placeholder text:placeholder-type="text">&lt;for each="inf in informations(o, 'Informações Médicas - Diagnóstico','approved')"&gt;</text:placeholder></text:p>
            <text:p text:style-name="P149"><text:placeholder text:placeholder-type="text">&lt;insert_html(inf)&gt;</text:placeholder></text:p>
            <text:p text:style-name="P54"><text:placeholder text:placeholder-type="text">&lt;/for&gt;</text:placeholder></text:p>
          </table:table-cell>
        </table:table-row>
        <table:table-row table:style-name="Tabla5.1">
          <table:table-cell table:style-name="Tabla5.A3" office:value-type="string">
            <text:h text:style-name="P138" text:outline-level="1">Tratamento</text:h>
            <text:p text:style-name="P11"/>
          </table:table-cell>
          <table:table-cell table:style-name="Tabla5.B8" office:value-type="string">
            <text:p text:style-name="P147"><text:placeholder text:placeholder-type="text">&lt;if test="o.type=='formulated_product'"&gt;</text:placeholder></text:p>
            <text:p text:style-name="P147"><text:placeholder text:placeholder-type="text">&lt;for each="cqq in cqqs(o,'chemical')"&gt;</text:placeholder></text:p>
            <text:p text:style-name="P148"><text:placeholder text:placeholder-type="text">&lt;cqq.ingredient_id.name&gt;</text:placeholder></text:p>
            <text:p text:style-name="P179"><text:soft-page-break/><text:placeholder text:placeholder-type="text">&lt;/for&gt;</text:placeholder></text:p>
            <text:p text:style-name="P179"><text:placeholder text:placeholder-type="text">&lt;/if&gt;</text:placeholder></text:p>
            <text:p text:style-name="P49"><text:placeholder text:placeholder-type="text">&lt;for each="inf in informations(o, 'Informações Médicas - Tratamento','approved')"&gt;</text:placeholder></text:p>
            <text:p text:style-name="P149"><text:placeholder text:placeholder-type="text">&lt;insert_html(inf)&gt;</text:placeholder></text:p>
            <text:p text:style-name="P54"><text:placeholder text:placeholder-type="text">&lt;/for&gt;</text:placeholder></text:p>
          </table:table-cell>
        </table:table-row>
        <table:table-row table:style-name="Tabla5.1">
          <table:table-cell table:style-name="Tabla5.A3" office:value-type="string">
            <text:h text:style-name="P138" text:outline-level="1">Contra-indicações</text:h>
          </table:table-cell>
          <table:table-cell table:style-name="Tabla5.B12" office:value-type="string">
            <text:p text:style-name="P147"><text:placeholder text:placeholder-type="text">&lt;if test="o.type=='formulated_product'"&gt;</text:placeholder></text:p>
            <text:p text:style-name="P147"><text:placeholder text:placeholder-type="text">&lt;for each="cqq in cqqs(o,'chemical')"&gt;</text:placeholder></text:p>
            <text:p text:style-name="P148"><text:placeholder text:placeholder-type="text">&lt;cqq.ingredient_id.name&gt;</text:placeholder></text:p>
            <text:p text:style-name="P179"><text:placeholder text:placeholder-type="text">&lt;/for&gt;</text:placeholder></text:p>
            <text:p text:style-name="P179"><text:placeholder text:placeholder-type="text">&lt;/if&gt;</text:placeholder></text:p>
            <text:p text:style-name="P49"><text:placeholder text:placeholder-type="text">&lt;for each="inf in informations(o, 'Informações Médicas - Contra-indicações','approved')"&gt;</text:placeholder></text:p>
            <text:p text:style-name="P149"><text:placeholder text:placeholder-type="text">&lt;insert_html(inf)&gt;</text:placeholder></text:p>
            <text:p text:style-name="P55"><text:placeholder text:placeholder-type="text">&lt;/for&gt;</text:placeholder></text:p>
          </table:table-cell>
        </table:table-row>
        <table:table-row table:style-name="Tabla5.1">
          <table:table-cell table:style-name="Tabla5.A10" table:number-columns-spanned="2" office:value-type="string">
            <text:p text:style-name="P215"><text:span text:style-name="Fuente_20_de_20_párrafo_20_predeter."><text:span text:style-name="T50"><text:placeholder text:placeholder-type="text">&lt;if test="o.type=='technical_product'"&gt;</text:placeholder></text:span></text:span></text:p>
          </table:table-cell>
          <table:covered-table-cell/>
        </table:table-row>
        <table:table-row table:style-name="Tabla5.1">
          <table:table-cell table:style-name="Tabla5.A3" office:value-type="string">
            <text:p text:style-name="P57">Efeitos sinérgicos</text:p>
          </table:table-cell>
          <table:table-cell table:style-name="Tabla5.B12" office:value-type="string">
            <text:p text:style-name="P49"><text:placeholder text:placeholder-type="text">&lt;for each="inf in informations(o, 'Efeitos sinérgicos','approved')"&gt;</text:placeholder></text:p>
            <text:p text:style-name="P149"><text:placeholder text:placeholder-type="text">&lt;insert_html(inf)&gt;</text:placeholder></text:p>
            <text:p text:style-name="P54"><text:placeholder text:placeholder-type="text">&lt;/for&gt;</text:placeholder></text:p>
          </table:table-cell>
        </table:table-row>
        <table:table-row table:style-name="Tabla5.1">
          <table:table-cell table:style-name="Tabla5.A12" office:value-type="string">
            <text:p text:style-name="P57">ATENÇÃO</text:p>
          </table:table-cell>
          <table:table-cell table:style-name="Tabla5.B12" office:value-type="string">
            <text:p text:style-name="P4"><text:span text:style-name="T97">Ligue para o </text:span><text:span text:style-name="T86">Disque-Intoxicação:</text:span><text:span text:style-name="T97"> </text:span><text:span text:style-name="T86">0800-722-6001 </text:span><text:span text:style-name="T97">para notificar o caso e obter informações especializadas sobre o diagnóstico e tratamento.</text:span></text:p>
            <text:p text:style-name="P22">Rede Nacional de Centros de Informação e Assistência Toxicológica</text:p>
            <text:p text:style-name="P22">RENACIAT – ANVISA/MS</text:p>
            <text:p text:style-name="P22"/>
            <text:p text:style-name="P22">Notifique ao sistema de informação de agravos de notificação (SINAN / MS)</text:p>
            <text:p text:style-name="P22"/>
            <text:p text:style-name="P40">Telefone de Emergência da empresa: (41) 3071-9100</text:p>
          </table:table-cell>
        </table:table-row>
        <table:table-row table:style-name="Tabla5.1">
          <table:table-cell table:style-name="Tabla5.A13" table:number-columns-spanned="2" office:value-type="string">
            <text:p text:style-name="P217"><text:span text:style-name="Fuente_20_de_20_párrafo_20_predeter."><text:span text:style-name="T44"><text:placeholder text:placeholder-type="text">&lt;/if&gt;</text:placeholder></text:span></text:span></text:p>
          </table:table-cell>
          <table:covered-table-cell/>
        </table:table-row>
        <table:table-row table:style-name="Tabla5.1">
          <table:table-cell table:style-name="Tabla5.A13" table:number-columns-spanned="2" office:value-type="string">
            <text:p text:style-name="P217"><text:span text:style-name="Fuente_20_de_20_párrafo_20_predeter."><text:span text:style-name="T44"><text:placeholder text:placeholder-type="text">&lt;if test="o.type=='formulated_product'"&gt;</text:placeholder></text:span></text:span></text:p>
          </table:table-cell>
          <table:covered-table-cell/>
        </table:table-row>
        <table:table-row table:style-name="Tabla5.1">
          <table:table-cell table:style-name="Tabla5.A12" office:value-type="string">
            <text:p text:style-name="P57">ATENÇÃO</text:p>
          </table:table-cell>
          <table:table-cell table:style-name="Tabla5.B15" office:value-type="string">
            <text:p text:style-name="P9">As Intoxicações por Agrotóxicos estão incluídas entre as Enfermidades de Notificação Compulsória. Comunique o caso e obtenha informações especializadas sobre o diagnóstico e tratamento através dos Telefones de Emergência Disque-Intoxicação: 0800-722-6001</text:p>
            <text:p text:style-name="P9">Rede Nacional de Centros de Informação e Assistência Toxicológica</text:p>
            <text:p text:style-name="P9">RENACIAT – ANVISA/MS</text:p>
            <text:p text:style-name="P9"/>
            <text:p text:style-name="P9">Notifique ao sistema de informação de agravos de notificação (SINAN / MS)</text:p>
            <text:p text:style-name="P9"/>
            <text:p text:style-name="P9">TELEFONES PARA OS CASOS DE EMERGÊNCIA: </text:p>
            <text:p text:style-name="P9">Centro do Controle de Envenenamento do Paraná: 0800 41 0148</text:p>
            <text:p text:style-name="P9">ALTA – América Latina Tecnologia Agrícola Ltda.: (41) 3071-9100</text:p>
          </table:table-cell>
        </table:table-row>
        <table:table-row table:style-name="Tabla5.1">
          <table:table-cell table:style-name="Tabla5.A10" table:number-columns-spanned="2" office:value-type="string">
            <text:p text:style-name="P215"><text:span text:style-name="Fuente_20_de_20_párrafo_20_predeter."><text:span text:style-name="T50"><text:placeholder text:placeholder-type="text">&lt;/if&gt;</text:placeholder></text:span></text:span></text:p>
          </table:table-cell>
          <table:covered-table-cell/>
        </table:table-row>
      </table:table>
      <text:p text:style-name="P216"><text:span text:style-name="Fuente_20_de_20_párrafo_20_predeter."><text:span text:style-name="T51"><text:placeholder text:placeholder-type="text">&lt;if test="o.type=='technical_product'"&gt;</text:placeholder></text:span></text:span></text:p>
      <text:p text:style-name="P29"><text:soft-page-break/>MECANISMOS DE AÇÃO, ABSORÇÃO E EXCREÇÃO PARA ANIMAIS DE LABORATÓRIO:</text:p>
      <text:p text:style-name="P62"><text:span text:style-name="T16">Trata-se de Registro de Produto Técnico por Equivalência, e, portanto, as características bioquímicas e toxicológicas são equivalentes ao produto técnico de referência </text:span><text:span text:style-name="T79"><text:placeholder text:placeholder-type="text">&lt;for each="inf in informations(o, 'Produto de referência - Nome','approved')"&gt;</text:placeholder></text:span><text:span text:style-name="T79"><text:placeholder text:placeholder-type="text">&lt;insert_html(inf)&gt;</text:placeholder></text:span><text:span text:style-name="T12"><text:placeholder text:placeholder-type="text">&lt;/for&gt;</text:placeholder></text:span><text:span text:style-name="T12"> - </text:span><text:span text:style-name="T16">registro no MAPA sob o n</text:span><text:span text:style-name="T10">0</text:span><text:span text:style-name="T79"><text:placeholder text:placeholder-type="text">&lt;for each="inf in informations(o, 'Produto de referência - Número Registro','approved')"&gt;</text:placeholder></text:span><text:span text:style-name="T79"> </text:span><text:span text:style-name="T79"><text:placeholder text:placeholder-type="text">&lt;insert_html(inf)&gt;</text:placeholder></text:span><text:span text:style-name="T13"><text:placeholder text:placeholder-type="text">&lt;/for&gt;</text:placeholder></text:span><text:span text:style-name="T13"> </text:span><text:span text:style-name="T16">de acordo com Lista Positiva de Produtos Técnicos de Referência, emitida pela ANVISA.</text:span></text:p>
      <text:p text:style-name="P12"/>
      <text:p text:style-name="P30">EFEITOS AGUDOS PARA ANIMAIS DE LABORATÓRIO:</text:p>
      <text:p text:style-name="P62"><text:span text:style-name="T16">Trata-se de Registro de Produto Técnico por Equivalência, e, portanto, as características bioquímicas e toxicológicas são equivalentes ao produto técnico de referência </text:span><text:span text:style-name="T79"><text:placeholder text:placeholder-type="text">&lt;for each="inf in informations(o, 'Produto de referência - Nome','approved')"&gt;</text:placeholder></text:span><text:span text:style-name="T79"><text:placeholder text:placeholder-type="text">&lt;insert_html(inf)&gt;</text:placeholder></text:span><text:span text:style-name="T12"><text:placeholder text:placeholder-type="text">&lt;/for&gt;</text:placeholder></text:span><text:span text:style-name="T12"> - </text:span><text:span text:style-name="T16">registro no MAPA sob o n</text:span><text:span text:style-name="T10">0</text:span><text:span text:style-name="T79"><text:placeholder text:placeholder-type="text">&lt;for each="inf in informations(o, 'Produto de referência - Número Registro','approved')"&gt;</text:placeholder></text:span><text:span text:style-name="T79"> </text:span><text:span text:style-name="T79"><text:placeholder text:placeholder-type="text">&lt;insert_html(inf)&gt;</text:placeholder></text:span><text:span text:style-name="T13"><text:placeholder text:placeholder-type="text">&lt;/for&gt;</text:placeholder></text:span><text:span text:style-name="T13"> </text:span><text:span text:style-name="T16">de acordo com Lista Positiva de Produtos Técnicos de Referência, emitida pela ANVISA.</text:span></text:p>
      <text:p text:style-name="P23"/>
      <text:p text:style-name="P30">EFEITOS CRÔNICOS PARA ANIMAIS DE LABORATÓRIO:</text:p>
      <text:p text:style-name="P62"><text:span text:style-name="T16">Trata-se de Registro de Produto Técnico por Equivalência, e, portanto, as características bioquímicas e toxicológicas são equivalentes ao produto técnico de referência </text:span><text:span text:style-name="T79"><text:placeholder text:placeholder-type="text">&lt;for each="inf in informations(o, 'Produto de referência - Nome','approved')"&gt;</text:placeholder></text:span><text:span text:style-name="T79"><text:placeholder text:placeholder-type="text">&lt;insert_html(inf)&gt;</text:placeholder></text:span><text:span text:style-name="T12"><text:placeholder text:placeholder-type="text">&lt;/for&gt;</text:placeholder></text:span><text:span text:style-name="T12"> - </text:span><text:span text:style-name="T16">registro no MAPA sob o n</text:span><text:span text:style-name="T10">0</text:span><text:span text:style-name="T79"><text:placeholder text:placeholder-type="text">&lt;for each="inf in informations(o, 'Produto de referência - Número Registro','approved')"&gt;</text:placeholder></text:span><text:span text:style-name="T79"> </text:span><text:span text:style-name="T79"><text:placeholder text:placeholder-type="text">&lt;insert_html(inf)&gt;</text:placeholder></text:span><text:span text:style-name="T13"><text:placeholder text:placeholder-type="text">&lt;/for&gt;</text:placeholder></text:span><text:span text:style-name="T13"> </text:span><text:span text:style-name="T20">de acordo com Lista Positiva de Produtos Técnicos de Referência, emitida pela ANVISA.</text:span></text:p>
      <text:p text:style-name="P198"/>
      <text:p text:style-name="P45">RELATÓRIO DE ESTUDOS DE PROPRIEDADES FÍSICO-QUÍMICAS</text:p>
      <text:p text:style-name="P45"/>
      <text:p text:style-name="P128">INFORMAÇÕES E DOCUMENTOS EXIGIDOS NO ANEXO II, ITEM 16.6 DO DECRETO 4.074/02, ALTERADO PELO DEC. 5.981/06.</text:p>
      <text:p text:style-name="P19"/>
      <text:p text:style-name="P111">16.6.1. Pressão de vapor (Anexo 16.6.1)</text:p>
      <text:p text:style-name="P19"/>
      <text:p text:style-name="P158"><text:placeholder text:placeholder-type="text">&lt;for each="study in studies(o,  'Pressão vapor','approved')"&gt;</text:placeholder></text:p>
      <text:p text:style-name="P243"/>
      <text:p text:style-name="P69"><text:span text:style-name="T87">Resumo</text:span><text:span text:style-name="T99">: </text:span><text:span text:style-name="T107"><text:placeholder text:placeholder-type="text">&lt;insert_html(study.summary_pt)&gt;</text:placeholder></text:span></text:p>
      <text:p text:style-name="P100"/>
      <text:p text:style-name="P70"><text:span text:style-name="T87">Resultado</text:span><text:span text:style-name="T99">: </text:span><text:span text:style-name="T108"><text:placeholder text:placeholder-type="text">&lt;insert_html(study.result_pt)&gt;</text:placeholder></text:span></text:p>
      <text:p text:style-name="P76"/>
      <text:p text:style-name="P80">Ref.: <text:span text:style-name="T61"><text:placeholder text:placeholder-type="text">&lt;study.reference&gt;</text:placeholder></text:span><text:span text:style-name="T61">, </text:span><text:span text:style-name="T61"><text:placeholder text:placeholder-type="text">&lt;study.name&gt;</text:placeholder></text:span><text:span text:style-name="T61">, </text:span><text:span text:style-name="T61"><text:placeholder text:placeholder-type="text">&lt;if test="study.laboratory_id"&gt;</text:placeholder></text:span><text:span text:style-name="T61"><text:placeholder text:placeholder-type="text">&lt;study.laboratory_id.name&gt;</text:placeholder></text:span><text:span text:style-name="T61"><text:placeholder text:placeholder-type="text">&lt;/if&gt;</text:placeholder></text:span><text:span text:style-name="T61">, </text:span><text:span text:style-name="T61"><text:placeholder text:placeholder-type="text">&lt;if test="study.director_author_id"&gt;</text:placeholder></text:span><text:span text:style-name="T61"><text:placeholder text:placeholder-type="text">&lt;study.director_author_id.name&gt;</text:placeholder></text:span><text:span text:style-name="T61"><text:placeholder text:placeholder-type="text">&lt;/if&gt;</text:placeholder></text:span><text:span text:style-name="T61">, </text:span><text:span text:style-name="T61"><text:placeholder text:placeholder-type="text">&lt;study.number_of_pages&gt;</text:placeholder></text:span><text:span text:style-name="T61"> pag, </text:span><text:span text:style-name="T61"><text:placeholder text:placeholder-type="text">&lt;if test="study.end_date"&gt;</text:placeholder></text:span><text:span text:style-name="T61"><text:placeholder text:placeholder-type="text">&lt;formatLang(study.end_date,date=True)&gt;</text:placeholder></text:span><text:span text:style-name="T61"><text:placeholder text:placeholder-type="text">&lt;/if&gt;</text:placeholder></text:span></text:p>
      <text:p text:style-name="P230"><text:placeholder text:placeholder-type="text">&lt;/for&gt;</text:placeholder></text:p>
      <text:p text:style-name="P229"/>
      <text:p text:style-name="P111">16.6.2. Ponto de fusão/ebulição (Anexo 16.6.2)</text:p>
      <text:p text:style-name="P19"/>
      <text:p text:style-name="P158"><text:placeholder text:placeholder-type="text">&lt;for each="study in studies(o,  'Ponto de fusão','approved')"&gt;</text:placeholder></text:p>
      <text:p text:style-name="P81"/>
      <text:p text:style-name="P66"><text:span text:style-name="T87">Resumo</text:span><text:span text:style-name="T99">: </text:span><text:span text:style-name="T105"><text:placeholder text:placeholder-type="text">&lt;insert_html(study.summary_pt)&gt;</text:placeholder></text:span></text:p>
      <text:p text:style-name="P75"/>
      <text:p text:style-name="P67"><text:span text:style-name="T87">Resultado</text:span><text:span text:style-name="T99">: </text:span><text:span text:style-name="T106"><text:placeholder text:placeholder-type="text">&lt;insert_html(study.result_pt)&gt;</text:placeholder></text:span></text:p>
      <text:p text:style-name="P76"/>
      <text:p text:style-name="P80"><text:soft-page-break/>Ref.: <text:span text:style-name="T61"><text:placeholder text:placeholder-type="text">&lt;study.reference&gt;</text:placeholder></text:span><text:span text:style-name="T61">, </text:span><text:span text:style-name="T61"><text:placeholder text:placeholder-type="text">&lt;study.name&gt;</text:placeholder></text:span><text:span text:style-name="T61">, </text:span><text:span text:style-name="T61"><text:placeholder text:placeholder-type="text">&lt;if test="study.laboratory_id"&gt;</text:placeholder></text:span><text:span text:style-name="T61"><text:placeholder text:placeholder-type="text">&lt;study.laboratory_id.name&gt;</text:placeholder></text:span><text:span text:style-name="T61"><text:placeholder text:placeholder-type="text">&lt;/if&gt;</text:placeholder></text:span><text:span text:style-name="T61">, </text:span><text:span text:style-name="T61"><text:placeholder text:placeholder-type="text">&lt;if test="study.director_author_id"&gt;</text:placeholder></text:span><text:span text:style-name="T61"><text:placeholder text:placeholder-type="text">&lt;study.director_author_id.name&gt;</text:placeholder></text:span><text:span text:style-name="T61"><text:placeholder text:placeholder-type="text">&lt;/if&gt;</text:placeholder></text:span><text:span text:style-name="T61">, </text:span><text:span text:style-name="T61"><text:placeholder text:placeholder-type="text">&lt;study.number_of_pages&gt;</text:placeholder></text:span><text:span text:style-name="T61"> pag, </text:span><text:span text:style-name="T61"><text:placeholder text:placeholder-type="text">&lt;if test="study.end_date"&gt;</text:placeholder></text:span><text:span text:style-name="T61"><text:placeholder text:placeholder-type="text">&lt;formatLang(study.end_date,date=True)&gt;</text:placeholder></text:span><text:span text:style-name="T61"><text:placeholder text:placeholder-type="text">&lt;/if&gt;</text:placeholder></text:span></text:p>
      <text:p text:style-name="P230"><text:placeholder text:placeholder-type="text">&lt;/for&gt;</text:placeholder></text:p>
      <text:p text:style-name="P19"/>
      <text:p text:style-name="P114"><text:span text:style-name="T95">16.6.3. Solubilidade em água</text:span><text:span text:style-name="T96"> </text:span><text:span text:style-name="T87">e solventes orgânicos </text:span><text:span text:style-name="T96">(Anexo </text:span><text:span text:style-name="T95">16.6.3)</text:span></text:p>
      <text:p text:style-name="P35"/>
      <text:p text:style-name="P158"><text:placeholder text:placeholder-type="text">&lt;for each="study in studies(o,  'Solubilidade/Miscibilidade','approved')"&gt;</text:placeholder></text:p>
      <text:p text:style-name="P245"/>
      <text:p text:style-name="P69"><text:span text:style-name="T87">Resumo</text:span><text:span text:style-name="T99">: </text:span><text:span text:style-name="T107"><text:placeholder text:placeholder-type="text">&lt;insert_html(study.summary_pt)&gt;</text:placeholder></text:span></text:p>
      <text:p text:style-name="P100"/>
      <text:p text:style-name="P70"><text:span text:style-name="T87">Resultado</text:span><text:span text:style-name="T99">: </text:span><text:span text:style-name="T108"><text:placeholder text:placeholder-type="text">&lt;insert_html(study.result_pt)&gt;</text:placeholder></text:span></text:p>
      <text:p text:style-name="P101"/>
      <text:p text:style-name="P90">Ref.: <text:span text:style-name="T63"><text:placeholder text:placeholder-type="text">&lt;study.reference&gt;</text:placeholder></text:span><text:span text:style-name="T63">, </text:span><text:span text:style-name="T63"><text:placeholder text:placeholder-type="text">&lt;study.name&gt;</text:placeholder></text:span><text:span text:style-name="T63">, </text:span><text:span text:style-name="T63"><text:placeholder text:placeholder-type="text">&lt;if test="study.laboratory_id"&gt;</text:placeholder></text:span><text:span text:style-name="T63"><text:placeholder text:placeholder-type="text">&lt;study.laboratory_id.name&gt;</text:placeholder></text:span><text:span text:style-name="T63"><text:placeholder text:placeholder-type="text">&lt;/if&gt;</text:placeholder></text:span><text:span text:style-name="T63">, </text:span><text:span text:style-name="T63"><text:placeholder text:placeholder-type="text">&lt;if test="study.director_author_id"&gt;</text:placeholder></text:span><text:span text:style-name="T63"><text:placeholder text:placeholder-type="text">&lt;study.director_author_id.name&gt;</text:placeholder></text:span><text:span text:style-name="T63"><text:placeholder text:placeholder-type="text">&lt;/if&gt;</text:placeholder></text:span><text:span text:style-name="T63">, </text:span><text:span text:style-name="T63"><text:placeholder text:placeholder-type="text">&lt;study.number_of_pages&gt;</text:placeholder></text:span><text:span text:style-name="T63"> pag, </text:span><text:span text:style-name="T63"><text:placeholder text:placeholder-type="text">&lt;if test="study.end_date"&gt;</text:placeholder></text:span><text:span text:style-name="T63"><text:placeholder text:placeholder-type="text">&lt;formatLang(study.end_date,date=True)&gt;</text:placeholder></text:span><text:span text:style-name="T63"><text:placeholder text:placeholder-type="text">&lt;/if&gt;</text:placeholder></text:span></text:p>
      <text:p text:style-name="P230"><text:placeholder text:placeholder-type="text">&lt;/for&gt;</text:placeholder></text:p>
      <text:p text:style-name="P19"/>
      <text:p text:style-name="P111">16.6.4. Coeficiente de partição N-octanol/água (Anexo 16.6.4)</text:p>
      <text:p text:style-name="P19"/>
      <text:p text:style-name="P158"><text:placeholder text:placeholder-type="text">&lt;for each="study in studies(o,  'Coeficiente de partição N-octanol/água','approved')"&gt;</text:placeholder></text:p>
      <text:p text:style-name="P245"/>
      <text:p text:style-name="P69"><text:span text:style-name="T87">Resumo</text:span><text:span text:style-name="T99">: </text:span><text:span text:style-name="T107"><text:placeholder text:placeholder-type="text">&lt;insert_html(study.summary_pt)&gt;</text:placeholder></text:span></text:p>
      <text:p text:style-name="P100"/>
      <text:p text:style-name="P70"><text:span text:style-name="T87">Resultado</text:span><text:span text:style-name="T99">: </text:span><text:span text:style-name="T108"><text:placeholder text:placeholder-type="text">&lt;insert_html(study.result_pt)&gt;</text:placeholder></text:span></text:p>
      <text:p text:style-name="P166"/>
      <text:p text:style-name="P90">Ref.: <text:span text:style-name="T63"><text:placeholder text:placeholder-type="text">&lt;study.reference&gt;</text:placeholder></text:span><text:span text:style-name="T63">, </text:span><text:span text:style-name="T63"><text:placeholder text:placeholder-type="text">&lt;study.name&gt;</text:placeholder></text:span><text:span text:style-name="T63">, </text:span><text:span text:style-name="T63"><text:placeholder text:placeholder-type="text">&lt;if test="study.laboratory_id"&gt;</text:placeholder></text:span><text:span text:style-name="T63"><text:placeholder text:placeholder-type="text">&lt;study.laboratory_id.name&gt;</text:placeholder></text:span><text:span text:style-name="T63"><text:placeholder text:placeholder-type="text">&lt;/if&gt;</text:placeholder></text:span><text:span text:style-name="T63">, </text:span><text:span text:style-name="T63"><text:placeholder text:placeholder-type="text">&lt;if test="study.director_author_id"&gt;</text:placeholder></text:span><text:span text:style-name="T63"><text:placeholder text:placeholder-type="text">&lt;study.director_author_id.name&gt;</text:placeholder></text:span><text:span text:style-name="T63"><text:placeholder text:placeholder-type="text">&lt;/if&gt;</text:placeholder></text:span><text:span text:style-name="T63">, </text:span><text:span text:style-name="T63"><text:placeholder text:placeholder-type="text">&lt;study.number_of_pages&gt;</text:placeholder></text:span><text:span text:style-name="T63"> pag, </text:span><text:span text:style-name="T63"><text:placeholder text:placeholder-type="text">&lt;if test="study.end_date"&gt;</text:placeholder></text:span><text:span text:style-name="T63"><text:placeholder text:placeholder-type="text">&lt;formatLang(study.end_date,date=True)&gt;</text:placeholder></text:span><text:span text:style-name="T63"><text:placeholder text:placeholder-type="text">&lt;/if&gt;</text:placeholder></text:span></text:p>
      <text:p text:style-name="P231"><text:placeholder text:placeholder-type="text">&lt;/for&gt;</text:placeholder></text:p>
      <text:p text:style-name="P223"/>
      <text:list xml:id="list1354899708" text:continue-list="list881115268" text:style-name="WWNum5">
        <text:list-item>
          <text:p text:style-name="P341">Outros dados, informações ou documentos exigidos em normas complementares:</text:p>
        </text:list-item>
      </text:list>
      <text:p text:style-name="P227"/>
      <text:p text:style-name="P112">Relatório de estudo da análise de 5 bateladas para cada fabricante. (Anexo 16.1)</text:p>
      <text:p text:style-name="P58"/>
      <text:p text:style-name="P46">Encaminhamos o estudo de análise de 5 bateladas do fabricante: </text:p>
      <text:p text:style-name="P58"/>
      <text:p text:style-name="P190"><text:placeholder text:placeholder-type="text">&lt;for each="manufacturer in partners(o, 'manufacturer')"&gt;</text:placeholder></text:p>
      <text:p text:style-name="P281"><text:span text:style-name="T30">Fabricante:</text:span><text:span text:style-name="T31"> </text:span><text:span text:style-name="T31"><text:placeholder text:placeholder-type="text">&lt;manufacturer.name&gt;</text:placeholder></text:span></text:p>
      <text:p text:style-name="P286"/>
      <text:p text:style-name="P287"><text:placeholder text:placeholder-type="text">&lt;if test="study(o, 'Five-Batches', 'approved', manufacturer)"&gt;</text:placeholder></text:p>
      <text:p text:style-name="P287"><text:placeholder text:placeholder-type="text">&lt;for each="study in study(o, 'Five-Batches', 'approved', manufacturer)"&gt;</text:placeholder></text:p>
      <text:p text:style-name="P202"/>
      <text:p text:style-name="P66"><text:span text:style-name="T22">Ref: </text:span><text:span text:style-name="T18"><text:placeholder text:placeholder-type="text">&lt;study.reference&gt;</text:placeholder></text:span><text:span text:style-name="T18">, </text:span><text:span text:style-name="T18"><text:placeholder text:placeholder-type="text">&lt;study.name&gt;</text:placeholder></text:span><text:span text:style-name="T18">, </text:span><text:span text:style-name="T18"><text:placeholder text:placeholder-type="text">&lt;if test="study.laboratory_id"&gt;</text:placeholder></text:span><text:span text:style-name="T18"><text:placeholder text:placeholder-type="text">&lt;study.laboratory_id.name&gt;</text:placeholder></text:span><text:span text:style-name="T18"><text:placeholder text:placeholder-type="text">&lt;/if&gt;</text:placeholder></text:span><text:span text:style-name="T18">, </text:span><text:span text:style-name="T18"><text:placeholder text:placeholder-type="text">&lt;if test="study.director_author_id"&gt;</text:placeholder></text:span><text:span text:style-name="T18"><text:placeholder text:placeholder-type="text">&lt;study.director_author_id.name&gt;</text:placeholder></text:span><text:span text:style-name="T18"><text:placeholder text:placeholder-type="text">&lt;/if&gt;</text:placeholder></text:span><text:span text:style-name="T18">, <text:s text:c="5"/></text:span><text:span text:style-name="T18"><text:placeholder text:placeholder-type="text">&lt;study.number_of_pages&gt;</text:placeholder></text:span><text:span text:style-name="T18"> pag, </text:span><text:span text:style-name="T18"><text:placeholder text:placeholder-type="text">&lt;if test="study.end_date"&gt;</text:placeholder></text:span><text:span text:style-name="T18"><text:placeholder text:placeholder-type="text">&lt;formatLang(study.end_date, date=True)&gt;</text:placeholder></text:span><text:span text:style-name="T18"><text:placeholder text:placeholder-type="text">&lt;/if&gt;</text:placeholder></text:span></text:p>
      <text:p text:style-name="P56"/>
      <text:p text:style-name="P195"><text:soft-page-break/><text:placeholder text:placeholder-type="text">&lt;/for&gt;</text:placeholder></text:p>
      <text:p text:style-name="P232"><text:placeholder text:placeholder-type="text">&lt;/if&gt;</text:placeholder></text:p>
      <text:p text:style-name="P273"><text:placeholder text:placeholder-type="text">&lt;/for&gt;</text:placeholder></text:p>
      <text:p text:style-name="P223"/>
      <text:p text:style-name="P223">Juntamente com o estudo de análise de 5 bateladas segue cópia autenticada com tradução juramentada do documento comprobatório de produção de cada batelada informando a unidade de fabricação</text:p>
      <text:p text:style-name="P223"/>
      <text:p text:style-name="P112">Declaração única do registrante sobre a composição qualitativa e quantitativa do produto, elaborada com base no(s) laudo(s) laboratorial(is) das análises de cinco bateladas de cada fabricante, o(s) qual(is) deverá(ão) acompanhar a declaração. </text:p>
      <text:p text:style-name="P279"/>
      <text:p text:style-name="P279">Segue anexo:</text:p>
      <text:p text:style-name="P304"/>
      <text:p text:style-name="P282"><text:span text:style-name="T90">“Declaração da Composição Qualitativa e Quantitativa”</text:span><text:span text:style-name="T100"> do produto </text:span><text:span text:style-name="T93"><text:placeholder text:placeholder-type="text">&lt;o.technical_product_id.name&gt;</text:placeholder></text:span><text:span text:style-name="T93"> </text:span><text:span text:style-name="T100"><text:s/>elaborada com base no estudo de análise de cinco bateladas.</text:span></text:p>
      <text:p text:style-name="P280"/>
      <text:p text:style-name="P190"><text:placeholder text:placeholder-type="text">&lt;for each="manufacturer in partners(o, 'manufacturer')"&gt;</text:placeholder></text:p>
      <text:p text:style-name="P274"/>
      <text:p text:style-name="P289">Estudo de análise de cinco bateladas do fabricante:</text:p>
      <text:p text:style-name="P281"><text:span text:style-name="T30">Fabricante:</text:span><text:span text:style-name="T31"> </text:span><text:span text:style-name="T31"><text:placeholder text:placeholder-type="text">&lt;manufacturer.name&gt;</text:placeholder></text:span></text:p>
      <text:p text:style-name="P287"><text:placeholder text:placeholder-type="text">&lt;if test="study(o, 'Five-Batches', 'approved', manufacturer)"&gt;</text:placeholder></text:p>
      <text:p text:style-name="P287"><text:placeholder text:placeholder-type="text">&lt;for each="study in study(o, 'Five-Batches', 'approved', manufacturer)"&gt;</text:placeholder></text:p>
      <text:p text:style-name="P203"/>
      <text:p text:style-name="P69"><text:span text:style-name="T22">Ref: </text:span><text:span text:style-name="T21"><text:placeholder text:placeholder-type="text">&lt;study.reference&gt;</text:placeholder></text:span><text:span text:style-name="T21">, </text:span><text:span text:style-name="T21"><text:placeholder text:placeholder-type="text">&lt;study.name&gt;</text:placeholder></text:span><text:span text:style-name="T21">, </text:span><text:span text:style-name="T21"><text:placeholder text:placeholder-type="text">&lt;if test="study.laboratory_id"&gt;</text:placeholder></text:span><text:span text:style-name="T21"><text:placeholder text:placeholder-type="text">&lt;study.laboratory_id.name&gt;</text:placeholder></text:span><text:span text:style-name="T21"><text:placeholder text:placeholder-type="text">&lt;/if&gt;</text:placeholder></text:span><text:span text:style-name="T21">, </text:span><text:span text:style-name="T21"><text:placeholder text:placeholder-type="text">&lt;if test="study.director_author_id"&gt;</text:placeholder></text:span><text:span text:style-name="T21"><text:placeholder text:placeholder-type="text">&lt;study.director_author_id.name&gt;</text:placeholder></text:span><text:span text:style-name="T21"><text:placeholder text:placeholder-type="text">&lt;/if&gt;</text:placeholder></text:span><text:span text:style-name="T21">, <text:s text:c="5"/></text:span><text:span text:style-name="T21"><text:placeholder text:placeholder-type="text">&lt;study.number_of_pages&gt;</text:placeholder></text:span><text:span text:style-name="T21"> pag, </text:span><text:span text:style-name="T21"><text:placeholder text:placeholder-type="text">&lt;if test="study.end_date"&gt;</text:placeholder></text:span><text:span text:style-name="T21"><text:placeholder text:placeholder-type="text">&lt;formatLang(study.end_date, date=True)&gt;</text:placeholder></text:span><text:span text:style-name="T21"><text:placeholder text:placeholder-type="text">&lt;/if&gt;</text:placeholder></text:span></text:p>
      <text:p text:style-name="P56"/>
      <text:p text:style-name="P195"><text:placeholder text:placeholder-type="text">&lt;/for&gt;</text:placeholder></text:p>
      <text:p text:style-name="P232"><text:placeholder text:placeholder-type="text">&lt;/if&gt;</text:placeholder></text:p>
      <text:p text:style-name="P59"><text:placeholder text:placeholder-type="text">&lt;/for&gt;</text:placeholder></text:p>
      <text:p text:style-name="P20"/>
      <text:p text:style-name="P233">Juntamente com o estudo de análise de 5 bateladas segue cópia autenticada com tradução juramentada do documento comprobatório de produção de cada batelada informando a unidade de fabricação</text:p>
      <text:p text:style-name="P280"/>
      <text:p text:style-name="P280"/>
      <text:p text:style-name="P113">Descrição da metodologia analítica para determinação qualitativa e quantitativa do ingrediente ativo, das impurezas em concentrações superiores ou iguais a 0,1% e das impurezas toxicológica ou ambientalmente relevantes em concentrações inferiores a 0,1%.</text:p>
      <text:p text:style-name="P20"/>
      <text:p text:style-name="P136"><text:span text:style-name="T90">As impurezas são discutidas na </text:span><text:span text:style-name="T100">“Declaração da Composição Qualitativa e Quantitativa”</text:span><text:span text:style-name="T90"> do produto </text:span><text:span text:style-name="T93"><text:placeholder text:placeholder-type="text">&lt;o.technical_product_id.name&gt;</text:placeholder></text:span><text:span text:style-name="T93">;</text:span></text:p>
      <text:p text:style-name="P137"/>
      <text:p text:style-name="P136"><text:span text:style-name="T90">A metologia analítica quali-quantitativa do ingrediente ativo e suas impurezas encontram-se descritas no </text:span><text:span text:style-name="T100">Estudo de Análise de Cinco Bateladas</text:span><text:span text:style-name="T90"> do produto;</text:span></text:p>
      <text:p text:style-name="P137"/>
      <text:p text:style-name="P20">Estas informações e documentos estão constantes no Anexo 16.1</text:p>
      <text:p text:style-name="P38"/>
      <text:p text:style-name="P112"><text:soft-page-break/>Descrição da metodologia analítica dos principais produtos de degradação do ingrediente ativo, para fins de monitoramento e fiscalização. A dispensa desta informação fica sujeita à justificativa técnica fundamentada. </text:p>
      <text:p text:style-name="P38"/>
      <text:p text:style-name="P296"><text:span text:style-name="T90">Os principais produtos de degradação do ingrediente ativo, para fins de monitoramento e fiscalização, são discutidos na </text:span><text:span text:style-name="T100">“Declaração da Composição Qualitativa e Quantitativa</text:span><text:span text:style-name="T90">” do produto </text:span><text:span text:style-name="T93"><text:placeholder text:placeholder-type="text">&lt;o.technical_product_id.name&gt;</text:placeholder></text:span></text:p>
      <text:p text:style-name="P297"/>
      <text:p text:style-name="P296"><text:span text:style-name="T90">A descrição da metodologia analítica para os produtos de degradação do ingrediente ativo, para fins de monitoramento e fiscalização, encontra-se detalhada no </text:span><text:span text:style-name="T100">“Estudo de Análise de Cinco Bateladas”</text:span><text:span text:style-name="T90"> do produto; </text:span></text:p>
      <text:p text:style-name="P16"/>
      <text:p text:style-name="P20">Estas informações e documentos estão constantes no Anexo 16.1</text:p>
      <text:p text:style-name="P38"/>
      <text:p text:style-name="P112">Descrição do processo de produção do produto técnico, contemplando suas etapas de síntese, seus subprodutos e impurezas, fornecida pelo fabricante. (Anexo 16.5)</text:p>
      <text:p text:style-name="P302"/>
      <text:p text:style-name="P293"><text:span text:style-name="T102">Seguem anexas as cópias autenticadas das</text:span><text:span text:style-name="T92"> </text:span><text:span text:style-name="T102">declarações fornecidas pelo fabricante e de suas respectivas traduções juramentadas:</text:span></text:p>
      <text:p text:style-name="P294"/>
      <text:p text:style-name="P190"><text:placeholder text:placeholder-type="text">&lt;for each="manufacturer in partners(o, 'manufacturer')"&gt;</text:placeholder></text:p>
      <text:p text:style-name="P281"><text:placeholder text:placeholder-type="text">&lt;manufacturer.name&gt;</text:placeholder></text:p>
      <text:p text:style-name="P286"/>
      <text:p text:style-name="P287"><text:placeholder text:placeholder-type="text">&lt;if test="p_doc(o, 'Authorization letter', 'approved', manufacturer)"&gt;</text:placeholder></text:p>
      <text:p text:style-name="P287"><text:placeholder text:placeholder-type="text">&lt;for each="doc in p_doc(o, 'Authorization letter', 'approved', manufacturer)"&gt;</text:placeholder></text:p>
      <text:p text:style-name="P292"><text:span text:style-name="T22">- Carta de Autorização de Acesso de Uso de Dados – </text:span><text:span text:style-name="T22"><text:placeholder text:placeholder-type="text">&lt;doc.name&gt;</text:placeholder></text:span><text:span text:style-name="T99">.</text:span><text:span text:style-name="T23"> </text:span><text:span text:style-name="T23"><text:placeholder text:placeholder-type="text">&lt;doc.number_of_pages&gt;</text:placeholder></text:span><text:span text:style-name="T23"> </text:span><text:span text:style-name="T22">páginas. </text:span><text:span text:style-name="T22"><text:placeholder text:placeholder-type="text">&lt;if test="doc.issue_date"&gt;</text:placeholder></text:span><text:span text:style-name="T22"><text:placeholder text:placeholder-type="text">&lt;formatLang(doc.issue_date,date=True)&gt;</text:placeholder></text:span><text:span text:style-name="T22"><text:placeholder text:placeholder-type="text">&lt;/if&gt;</text:placeholder></text:span></text:p>
      <text:p text:style-name="P290"><text:placeholder text:placeholder-type="text">&lt;/for&gt;</text:placeholder></text:p>
      <text:p text:style-name="P290"><text:placeholder text:placeholder-type="text">&lt;/if&gt;</text:placeholder></text:p>
      <text:p text:style-name="P287"><text:placeholder text:placeholder-type="text">&lt;if test="p_doc(o, 'Process of manufacture', 'approved', manufacturer)"&gt;</text:placeholder></text:p>
      <text:p text:style-name="P287"><text:placeholder text:placeholder-type="text">&lt;for each="doc in p_doc(o, 'Process of manufacture', 'approved', manufacturer)"&gt;</text:placeholder></text:p>
      <text:p text:style-name="P292"><text:span text:style-name="T22">- Descrição do processo de produção do produto técnico fornecida pelo fabricante </text:span><text:span text:style-name="T22"><text:placeholder text:placeholder-type="text">&lt;doc.name&gt;</text:placeholder></text:span><text:span text:style-name="T22"> </text:span><text:span text:style-name="T23">Processo de Manufatura</text:span><text:span text:style-name="T99">.</text:span><text:span text:style-name="T23"> </text:span><text:span text:style-name="T23"><text:placeholder text:placeholder-type="text">&lt;doc.number_of_pages&gt;</text:placeholder></text:span><text:span text:style-name="T23"> </text:span><text:span text:style-name="T22">páginas. </text:span><text:span text:style-name="T22"><text:placeholder text:placeholder-type="text">&lt;if test="doc.issue_date"&gt;</text:placeholder></text:span><text:span text:style-name="T22"><text:placeholder text:placeholder-type="text">&lt;formatLang(doc.issue_date,date=True)&gt;</text:placeholder></text:span><text:span text:style-name="T22"><text:placeholder text:placeholder-type="text">&lt;/if&gt;</text:placeholder></text:span></text:p>
      <text:p text:style-name="P291"><text:placeholder text:placeholder-type="text">&lt;/for&gt;</text:placeholder></text:p>
      <text:p text:style-name="P288"><text:placeholder text:placeholder-type="text">&lt;/if&gt;</text:placeholder></text:p>
      <text:p text:style-name="P287"><text:placeholder text:placeholder-type="text">&lt;if test="p_doc(o, 'Declaration of Supply', 'approved', manufacturer)"&gt;</text:placeholder></text:p>
      <text:p text:style-name="P287"><text:placeholder text:placeholder-type="text">&lt;for each="doc in p_doc(o, 'Declaration of Supply', 'approved', manufacturer)"&gt;</text:placeholder></text:p>
      <text:p text:style-name="P292"><text:span text:style-name="T22">- Declaração do fabricante assegurando o fornecimento do produto para o registrante conforme as especificações do registro </text:span><text:span text:style-name="T22"><text:placeholder text:placeholder-type="text">&lt;doc.name&gt;</text:placeholder></text:span><text:span text:style-name="T22"> </text:span><text:span text:style-name="T23">Declaração de Fornecimento. </text:span><text:span text:style-name="T23"><text:placeholder text:placeholder-type="text">&lt;doc.number_of_pages&gt;</text:placeholder></text:span><text:span text:style-name="T23"> </text:span><text:span text:style-name="T22">páginas. </text:span><text:span text:style-name="T22"><text:placeholder text:placeholder-type="text">&lt;if test="doc.issue_date"&gt;</text:placeholder></text:span><text:span text:style-name="T22"><text:placeholder text:placeholder-type="text">&lt;formatLang(doc.issue_date,date=True)&gt;</text:placeholder></text:span><text:span text:style-name="T22"><text:placeholder text:placeholder-type="text">&lt;/if&gt;</text:placeholder></text:span></text:p>
      <text:p text:style-name="P291"><text:placeholder text:placeholder-type="text">&lt;/for&gt;</text:placeholder></text:p>
      <text:p text:style-name="P288"><text:placeholder text:placeholder-type="text">&lt;/if&gt;</text:placeholder></text:p>
      <text:p text:style-name="P295"><text:placeholder text:placeholder-type="text">&lt;/for&gt;</text:placeholder></text:p>
      <text:p text:style-name="P47"/>
      <text:p text:style-name="P112">Discussão sobre a formação teórica de todas as possíveis impurezas geradas no processo de produção.</text:p>
      <text:p text:style-name="P38"/>
      <text:p text:style-name="P296"><text:span text:style-name="T90">A discussão sobre a formação teórica de todas as possíveis impurezas geradas no processo de produção é relatada na </text:span><text:span text:style-name="T100">“Declaração da Composição Qualitativa e Quantitativa”</text:span><text:span text:style-name="T90"> do produto </text:span><text:span text:style-name="T93"><text:placeholder text:placeholder-type="text">&lt;o.technical_product_id.name&gt;</text:placeholder></text:span><text:span text:style-name="T90"> e na </text:span><text:span text:style-name="T100">“Descrição do processo de produção do produto técnico fornecida pelo fabricante”</text:span><text:span text:style-name="T90">.</text:span></text:p>
      <text:p text:style-name="P305"><text:soft-page-break/></text:p>
      <text:p text:style-name="P237"><text:span text:style-name="T99">Estas informações e documentos estão constantes no </text:span><text:span text:style-name="T87">Anexo 16.1</text:span><text:span text:style-name="T99"> e no </text:span><text:span text:style-name="T87">Anexo 16.5.</text:span></text:p>
      <text:p text:style-name="P227"/>
      <text:p text:style-name="P254">Cópia do Certificado de Registro Especial Temporário – RET quando houver testes realizados no Brasil. Anexo 11.6</text:p>
      <text:p text:style-name="P134"/>
      <text:p text:style-name="P50"><text:placeholder text:placeholder-type="text">&lt;if test="study(o, 'Certificado de análise física-química','approved')"&gt;</text:placeholder></text:p>
      <text:p text:style-name="P93"><text:placeholder text:placeholder-type="text">&lt;for each="study in studies(o, 'Certificado de análise física-química','approved')"&gt;</text:placeholder></text:p>
      <text:p text:style-name="P66"><text:span text:style-name="T97">De acordo com o resultado da análise, o produto encontra-se dentro das especificações, conforme cópia autenticada do Certificado de Análise nº </text:span><text:span text:style-name="T105"><text:placeholder text:placeholder-type="text">&lt;study.reference&gt;</text:placeholder></text:span><text:span text:style-name="T97">, expedido pela </text:span><text:span text:style-name="T105"><text:placeholder text:placeholder-type="text">&lt;if test="study.laboratory_id"&gt;</text:placeholder></text:span><text:span text:style-name="T105"><text:placeholder text:placeholder-type="text">&lt;study.laboratory_id.name&gt;</text:placeholder></text:span><text:span text:style-name="T105"><text:placeholder text:placeholder-type="text">&lt;/if&gt;</text:placeholder></text:span><text:span text:style-name="T105">.</text:span></text:p>
      <text:p text:style-name="P51"><text:placeholder text:placeholder-type="text">&lt;/for&gt;</text:placeholder></text:p>
      <text:p text:style-name="P52"><text:placeholder text:placeholder-type="text">&lt;/if&gt;</text:placeholder></text:p>
      <text:p text:style-name="P235"/>
      <text:p text:style-name="P253">Ficha de Emergência. Anexo 17.1 </text:p>
      <text:p text:style-name="P260"/>
      <text:p text:style-name="P238"><text:span text:style-name="T97">Segue anexa Ficha de Emergência elaborada pela</text:span><text:span text:style-name="T86"> </text:span><text:span text:style-name="T86"><text:placeholder text:placeholder-type="text">&lt;o.operative_id.partner_id.name&gt;</text:placeholder></text:span><text:span text:style-name="T86">.</text:span></text:p>
      <text:p text:style-name="P260"/>
      <text:p text:style-name="P253">Peticionamento Eletrônico gerado no SIA e Taxa de Avaliação Toxicológica </text:p>
      <text:p text:style-name="P261"/>
      <text:p text:style-name="P220">Segue anexos à capa deste relatório:</text:p>
      <text:p text:style-name="P226"/>
      <text:p text:style-name="P174"><text:placeholder text:placeholder-type="text">&lt;for each="tax in taxes(o, partner_ref='ANVISA')"&gt;</text:placeholder></text:p>
      <text:p text:style-name="P298"/>
      <text:p text:style-name="P234">Peticionamento Eletrônico, Transação nº <text:span text:style-name="T31"><text:placeholder text:placeholder-type="text">&lt;tax.reference&gt;</text:placeholder></text:span>, <text:s/>de <text:span text:style-name="T31"><text:placeholder text:placeholder-type="text">&lt;formatLang(tax.approval_date, date=True)&gt;</text:placeholder></text:span><text:span text:style-name="T31">.</text:span> </text:p>
      <text:p text:style-name="P239"><text:span text:style-name="T97">Comprovante de pagamento da taxa no valor de R$ </text:span><text:span text:style-name="T80"><text:placeholder text:placeholder-type="text">&lt;tax.amount&gt;</text:placeholder></text:span><text:span text:style-name="T80">.</text:span></text:p>
      <text:p text:style-name="P178"><text:placeholder text:placeholder-type="text">&lt;/for&gt;</text:placeholder></text:p>
      <text:p text:style-name="P236"/>
      <text:p text:style-name="P255"><text:span text:style-name="T87">Produto Técnico de referência, indicando o número do registro</text:span><text:span text:style-name="T86">. Anexo 15</text:span></text:p>
      <text:p text:style-name="P35"/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303">Produto de Referência</text:p>
          </table:table-cell>
          <table:table-cell table:style-name="Tabla6.A1" office:value-type="string">
            <text:p text:style-name="P303">Nº Registro MAPA</text:p>
          </table:table-cell>
        </table:table-row>
        <table:table-row table:style-name="Tabla6.1">
          <table:table-cell table:style-name="Tabla6.A2" office:value-type="string">
            <text:p text:style-name="P214"><text:span text:style-name="Fuente_20_de_20_párrafo_20_predeter."><text:span text:style-name="T53"><text:placeholder text:placeholder-type="text">&lt;if test="information(o, 'Produto de referência - Nome')"&gt;</text:placeholder></text:span></text:span><text:span text:style-name="Fuente_20_de_20_párrafo_20_predeter."><text:span text:style-name="T53"><text:placeholder text:placeholder-type="text">&lt;insert_html(information(o, 'Produto de referência - Nome',))&gt;</text:placeholder></text:span></text:span><text:span text:style-name="Fuente_20_de_20_párrafo_20_predeter."><text:span text:style-name="T53"><text:placeholder text:placeholder-type="text">&lt;/if&gt;</text:placeholder></text:span></text:span></text:p>
          </table:table-cell>
          <table:table-cell table:style-name="Tabla6.B2" office:value-type="string">
            <text:p text:style-name="P214"><text:span text:style-name="Fuente_20_de_20_párrafo_20_predeter."><text:span text:style-name="T53"><text:placeholder text:placeholder-type="text">&lt;if test="information(o, 'Produto de referência - Número Registro')"&gt;</text:placeholder></text:span></text:span><text:span text:style-name="Fuente_20_de_20_párrafo_20_predeter."><text:span text:style-name="T53"><text:placeholder text:placeholder-type="text">&lt;insert_html(information(o, 'Produto de referência - Número Registro',))&gt;</text:placeholder></text:span></text:span><text:span text:style-name="Fuente_20_de_20_párrafo_20_predeter."><text:span text:style-name="T53"><text:placeholder text:placeholder-type="text">&lt;/if&gt;</text:placeholder></text:span></text:span></text:p>
          </table:table-cell>
        </table:table-row>
      </table:table>
      <text:p text:style-name="P200">Segue anexa a Lista Positiva de Referência publicada pela ANVISA. </text:p>
      <text:p text:style-name="P215"><text:span text:style-name="Fuente_20_de_20_párrafo_20_predeter."><text:span text:style-name="T50"><text:placeholder text:placeholder-type="text">&lt;/if&gt;</text:placeholder></text:span></text:span></text:p>
      <text:p text:style-name="P251"><text:span text:style-name="Fuente_20_de_20_párrafo_20_predeter."><text:span text:style-name="T43"><text:placeholder text:placeholder-type="text">&lt;if test="o.type=='formulated_product'"&gt;</text:placeholder></text:span></text:span></text:p>
      <text:p text:style-name="P132"><text:span text:style-name="T86">ANEXO I - </text:span><text:span text:style-name="T92">DADOS TOXICOLÓGICOS ENVOLVENDO ASPECTOS BIOQUÍMICOS E PROVAS TOXICOLÓGICAS PARA A AVALIAÇÃO DE AGROTÓXICOS E AFINS</text:span></text:p>
      <text:p text:style-name="P82"/>
      <text:p text:style-name="P144">PRODUTO FORMULADO COM BASE EM PRODUTO TÉCNICO EQUIVALENTE</text:p>
      <text:p text:style-name="P144"/>
      <text:p text:style-name="P144"/>
      <text:p text:style-name="P130">Este Relatório Técnico contém as informações e documentos exigidos no Anexo II, item 22 do Decreto 4.074/02 e informações de acordo com os § 2 e 16, do Art.10, do Decreto 5.981/06.</text:p>
      <text:p text:style-name="P145"/>
      <text:p text:style-name="P115"><text:span text:style-name="T87">22.1 - Relatório de estudos de propriedades físico-químicas</text:span><text:span text:style-name="T86"> </text:span></text:p>
      <text:p text:style-name="P83"/>
      <text:p text:style-name="P119">22.1.1 - Estado físico, aspecto, cor e odor (Anexo 22.1.1)</text:p>
      <text:p text:style-name="P154"/>
      <text:p text:style-name="P154"><text:placeholder text:placeholder-type="text">&lt;for each="study in studies(o, 'Estado Físico, aspecto, cor e odor')"&gt;</text:placeholder></text:p>
      <text:p text:style-name="P71"><text:span text:style-name="T87">Resumo:</text:span><text:span text:style-name="T97"> </text:span><text:span text:style-name="T85"><text:placeholder text:placeholder-type="text">&lt;insert_html(study.summary_pt)&gt;</text:placeholder></text:span></text:p>
      <text:p text:style-name="P71"><text:span text:style-name="T87">Resultado:</text:span><text:span text:style-name="T97"> </text:span><text:span text:style-name="T85"><text:placeholder text:placeholder-type="text">&lt;insert_html(study.result_pt)&gt;</text:placeholder></text:span></text:p>
      <text:p text:style-name="P247"><text:span text:style-name="T89">Ref.:</text:span><text:span text:style-name="T98"> </text:span><text:span text:style-name="T109"><text:placeholder text:placeholder-type="text">&lt;study.reference&gt;</text:placeholder></text:span><text:span text:style-name="T109">, </text:span><text:span text:style-name="T109"><text:placeholder text:placeholder-type="text">&lt;study.name&gt;</text:placeholder></text:span><text:span text:style-name="T109">,</text:span><text:span text:style-name="T109"><text:placeholder text:placeholder-type="text">&lt;study.laboratory_id.name&gt;</text:placeholder></text:span><text:span text:style-name="T109">, </text:span><text:span text:style-name="T109"><text:placeholder text:placeholder-type="text">&lt;study.director_author_id.name&gt;</text:placeholder></text:span><text:span text:style-name="T109">, </text:span><text:span text:style-name="T109"><text:placeholder text:placeholder-type="text">&lt;study.number_of_pages&gt;</text:placeholder></text:span><text:span text:style-name="T109"> pag, </text:span><text:span text:style-name="T109"><text:placeholder text:placeholder-type="text">&lt;formatLang(study.end_date,date=True)&gt;</text:placeholder></text:span><text:span text:style-name="T98"> </text:span></text:p>
      <text:p text:style-name="P96"/>
      <text:p text:style-name="P96"><text:placeholder text:placeholder-type="text">&lt;/for&gt;</text:placeholder></text:p>
      <text:p text:style-name="P119">22.1.2 - Solubilidade/Miscibilidade (Anexo 22.1.2)</text:p>
      <text:p text:style-name="P84"/>
      <text:p text:style-name="P154"><text:placeholder text:placeholder-type="text">&lt;for each="study in studies(o, 'Solubilidade/Miscibilidade')"&gt;</text:placeholder></text:p>
      <text:p text:style-name="P71"><text:span text:style-name="T87">Resumo:</text:span><text:span text:style-name="T97"> </text:span><text:span text:style-name="T85"><text:placeholder text:placeholder-type="text">&lt;insert_html(study.summary_pt)&gt;</text:placeholder></text:span></text:p>
      <text:p text:style-name="P71"><text:span text:style-name="T87">Resultado:</text:span><text:span text:style-name="T97"> </text:span><text:span text:style-name="T85"><text:placeholder text:placeholder-type="text">&lt;insert_html(study.result_pt)&gt;</text:placeholder></text:span></text:p>
      <text:p text:style-name="P247"><text:span text:style-name="T75">Ref.:</text:span><text:span text:style-name="T77"> </text:span><text:span text:style-name="T78"><text:placeholder text:placeholder-type="text">&lt;study.reference&gt;</text:placeholder></text:span><text:span text:style-name="T78">, </text:span><text:span text:style-name="T78"><text:placeholder text:placeholder-type="text">&lt;study.name&gt;</text:placeholder></text:span><text:span text:style-name="T78">,</text:span><text:span text:style-name="T78"><text:placeholder text:placeholder-type="text">&lt;study.laboratory_id.name&gt;</text:placeholder></text:span><text:span text:style-name="T78">, </text:span><text:span text:style-name="T78"><text:placeholder text:placeholder-type="text">&lt;study.director_author_id.name&gt;</text:placeholder></text:span><text:span text:style-name="T78">, </text:span><text:span text:style-name="T78"><text:placeholder text:placeholder-type="text">&lt;study.number_of_pages&gt;</text:placeholder></text:span><text:span text:style-name="T78"> pag, </text:span><text:span text:style-name="T78"><text:placeholder text:placeholder-type="text">&lt;formatLang(study.end_date,date=True)&gt;</text:placeholder></text:span><text:span text:style-name="T77"> </text:span></text:p>
      <text:p text:style-name="P96"/>
      <text:p text:style-name="P96"><text:placeholder text:placeholder-type="text">&lt;/for&gt;</text:placeholder></text:p>
      <text:p text:style-name="P119">22.1.3 - pH (Anexo 22.1.3)</text:p>
      <text:p text:style-name="P84"/>
      <text:p text:style-name="P154"><text:placeholder text:placeholder-type="text">&lt;for each="study in studies(o, 'pH')"&gt;</text:placeholder></text:p>
      <text:p text:style-name="P71"><text:span text:style-name="T87">Resumo:</text:span><text:span text:style-name="T97"> </text:span><text:span text:style-name="T85"><text:placeholder text:placeholder-type="text">&lt;insert_html(study.summary_pt)&gt;</text:placeholder></text:span></text:p>
      <text:p text:style-name="P71"><text:span text:style-name="T87">Resultado:</text:span><text:span text:style-name="T97"> </text:span><text:span text:style-name="T85"><text:placeholder text:placeholder-type="text">&lt;insert_html(study.result_pt)&gt;</text:placeholder></text:span></text:p>
      <text:p text:style-name="P247"><text:span text:style-name="T75">Ref.:</text:span><text:span text:style-name="T77"> </text:span><text:span text:style-name="T78"><text:placeholder text:placeholder-type="text">&lt;study.reference&gt;</text:placeholder></text:span><text:span text:style-name="T78">, </text:span><text:span text:style-name="T78"><text:placeholder text:placeholder-type="text">&lt;study.name&gt;</text:placeholder></text:span><text:span text:style-name="T78">,</text:span><text:span text:style-name="T78"><text:placeholder text:placeholder-type="text">&lt;study.laboratory_id.name&gt;</text:placeholder></text:span><text:span text:style-name="T78">, </text:span><text:span text:style-name="T78"><text:placeholder text:placeholder-type="text">&lt;study.director_author_id.name&gt;</text:placeholder></text:span><text:span text:style-name="T78">, </text:span><text:span text:style-name="T78"><text:placeholder text:placeholder-type="text">&lt;study.number_of_pages&gt;</text:placeholder></text:span><text:span text:style-name="T78"> pag, </text:span><text:span text:style-name="T78"><text:placeholder text:placeholder-type="text">&lt;formatLang(study.end_date,date=True)&gt;</text:placeholder></text:span><text:span text:style-name="T77"> </text:span></text:p>
      <text:p text:style-name="P96"/>
      <text:p text:style-name="P96"><text:placeholder text:placeholder-type="text">&lt;/for&gt;</text:placeholder></text:p>
      <text:p text:style-name="P119">22.1.4 - Densidade (Anexo 22.1.4)</text:p>
      <text:p text:style-name="P84"/>
      <text:p text:style-name="P154"><text:placeholder text:placeholder-type="text">&lt;for each="study in studies(o, 'Densidade')"&gt;</text:placeholder></text:p>
      <text:p text:style-name="P71"><text:span text:style-name="T87">Resumo:</text:span><text:span text:style-name="T97"> </text:span><text:span text:style-name="T85"><text:placeholder text:placeholder-type="text">&lt;insert_html(study.summary_pt)&gt;</text:placeholder></text:span></text:p>
      <text:p text:style-name="P71"><text:span text:style-name="T87">Resultado:</text:span><text:span text:style-name="T97"> </text:span><text:span text:style-name="T85"><text:placeholder text:placeholder-type="text">&lt;insert_html(study.result_pt)&gt;</text:placeholder></text:span></text:p>
      <text:p text:style-name="P247"><text:span text:style-name="T75">Ref.:</text:span><text:span text:style-name="T77"> </text:span><text:span text:style-name="T78"><text:placeholder text:placeholder-type="text">&lt;study.reference&gt;</text:placeholder></text:span><text:span text:style-name="T78">, </text:span><text:span text:style-name="T78"><text:placeholder text:placeholder-type="text">&lt;study.name&gt;</text:placeholder></text:span><text:span text:style-name="T78">,</text:span><text:span text:style-name="T78"><text:placeholder text:placeholder-type="text">&lt;study.laboratory_id.name&gt;</text:placeholder></text:span><text:span text:style-name="T78">, </text:span><text:span text:style-name="T78"><text:placeholder text:placeholder-type="text">&lt;study.director_author_id.name&gt;</text:placeholder></text:span><text:span text:style-name="T78">, </text:span><text:span text:style-name="T78"><text:placeholder text:placeholder-type="text">&lt;study.number_of_pages&gt;</text:placeholder></text:span><text:span text:style-name="T78"> pag, </text:span><text:span text:style-name="T78"><text:placeholder text:placeholder-type="text">&lt;formatLang(study.end_date,date=True)&gt;</text:placeholder></text:span><text:span text:style-name="T77"> </text:span></text:p>
      <text:p text:style-name="P96"/>
      <text:p text:style-name="P96"><text:placeholder text:placeholder-type="text">&lt;/for&gt;</text:placeholder></text:p>
      <text:p text:style-name="P119">22.1.5 - Tensão Superficial (Anexo 22.1.5)</text:p>
      <text:p text:style-name="P84"/>
      <text:p text:style-name="P154"><text:soft-page-break/><text:placeholder text:placeholder-type="text">&lt;for each="study in studies(o, 'Tensão superficial de soluções')"&gt;</text:placeholder></text:p>
      <text:p text:style-name="P71"><text:span text:style-name="T87">Resumo:</text:span><text:span text:style-name="T97"> </text:span><text:span text:style-name="T85"><text:placeholder text:placeholder-type="text">&lt;insert_html(study.summary_pt)&gt;</text:placeholder></text:span></text:p>
      <text:p text:style-name="P71"><text:span text:style-name="T87">Resultado:</text:span><text:span text:style-name="T97"> </text:span><text:span text:style-name="T85"><text:placeholder text:placeholder-type="text">&lt;insert_html(study.result_pt)&gt;</text:placeholder></text:span></text:p>
      <text:p text:style-name="P247"><text:span text:style-name="T75">Ref.:</text:span><text:span text:style-name="T77"> </text:span><text:span text:style-name="T78"><text:placeholder text:placeholder-type="text">&lt;study.reference&gt;</text:placeholder></text:span><text:span text:style-name="T78">, </text:span><text:span text:style-name="T78"><text:placeholder text:placeholder-type="text">&lt;study.name&gt;</text:placeholder></text:span><text:span text:style-name="T78">,</text:span><text:span text:style-name="T78"><text:placeholder text:placeholder-type="text">&lt;study.laboratory_id.name&gt;</text:placeholder></text:span><text:span text:style-name="T78">, </text:span><text:span text:style-name="T78"><text:placeholder text:placeholder-type="text">&lt;study.director_author_id.name&gt;</text:placeholder></text:span><text:span text:style-name="T78">, </text:span><text:span text:style-name="T78"><text:placeholder text:placeholder-type="text">&lt;study.number_of_pages&gt;</text:placeholder></text:span><text:span text:style-name="T78"> pag, </text:span><text:span text:style-name="T78"><text:placeholder text:placeholder-type="text">&lt;formatLang(study.end_date,date=True)&gt;</text:placeholder></text:span><text:span text:style-name="T77"> </text:span></text:p>
      <text:p text:style-name="P96"/>
      <text:p text:style-name="P96"><text:placeholder text:placeholder-type="text">&lt;/for&gt;</text:placeholder></text:p>
      <text:p text:style-name="P116"><text:span text:style-name="T86">22.1.6 - <text:s/></text:span><field:fieldmark-start text:name="__Fieldmark__95729_1203057633" field:type=""/><text:span text:style-name="T24">Study/Physical, eco and toxicological/Category</text:span><field:fieldmark-end/><text:span text:style-name="T24"> </text:span><text:span text:style-name="T86">(Anexo 22.1.6) </text:span></text:p>
      <text:p text:style-name="P84"/>
      <text:p text:style-name="P154"><text:placeholder text:placeholder-type="text">&lt;for each="study in studies(o, 'Viscosidade')"&gt;</text:placeholder></text:p>
      <text:p text:style-name="P71"><text:span text:style-name="T87">Resumo:</text:span><text:span text:style-name="T97"> </text:span><text:span text:style-name="T85"><text:placeholder text:placeholder-type="text">&lt;insert_html(study.summary_pt)&gt;</text:placeholder></text:span></text:p>
      <text:p text:style-name="P71"><text:span text:style-name="T87">Resultado:</text:span><text:span text:style-name="T97"> </text:span><text:span text:style-name="T85"><text:placeholder text:placeholder-type="text">&lt;insert_html(study.result_pt)&gt;</text:placeholder></text:span></text:p>
      <text:p text:style-name="P247"><text:span text:style-name="T75">Ref.:</text:span><text:span text:style-name="T77"> </text:span><text:span text:style-name="T78"><text:placeholder text:placeholder-type="text">&lt;study.reference&gt;</text:placeholder></text:span><text:span text:style-name="T78">, </text:span><text:span text:style-name="T78"><text:placeholder text:placeholder-type="text">&lt;study.name&gt;</text:placeholder></text:span><text:span text:style-name="T78">,</text:span><text:span text:style-name="T78"><text:placeholder text:placeholder-type="text">&lt;study.laboratory_id.name&gt;</text:placeholder></text:span><text:span text:style-name="T78">, </text:span><text:span text:style-name="T78"><text:placeholder text:placeholder-type="text">&lt;study.director_author_id.name&gt;</text:placeholder></text:span><text:span text:style-name="T78">, </text:span><text:span text:style-name="T78"><text:placeholder text:placeholder-type="text">&lt;study.number_of_pages&gt;</text:placeholder></text:span><text:span text:style-name="T78"> pag, </text:span><text:span text:style-name="T78"><text:placeholder text:placeholder-type="text">&lt;formatLang(study.end_date,date=True)&gt;</text:placeholder></text:span><text:span text:style-name="T77"> </text:span></text:p>
      <text:p text:style-name="P96"/>
      <text:p text:style-name="P96"><text:placeholder text:placeholder-type="text">&lt;/for&gt;</text:placeholder></text:p>
      <text:p text:style-name="P119">22.1.7 - Corrosividade (Anexo 22.1.7)</text:p>
      <text:p text:style-name="P84"/>
      <text:p text:style-name="P154"><text:placeholder text:placeholder-type="text">&lt;for each="study in studies(o, 'Corrosividade')"&gt;</text:placeholder></text:p>
      <text:p text:style-name="P71"><text:span text:style-name="T87">Resumo:</text:span><text:span text:style-name="T97"> </text:span><text:span text:style-name="T85"><text:placeholder text:placeholder-type="text">&lt;insert_html(study.summary_pt)&gt;</text:placeholder></text:span></text:p>
      <text:p text:style-name="P71"><text:span text:style-name="T87">Resultado:</text:span><text:span text:style-name="T97"> </text:span><text:span text:style-name="T85"><text:placeholder text:placeholder-type="text">&lt;insert_html(study.result_pt)&gt;</text:placeholder></text:span></text:p>
      <text:p text:style-name="P247"><text:span text:style-name="T76">Ref.:</text:span><text:span text:style-name="T78"> </text:span><text:span text:style-name="T78"><text:placeholder text:placeholder-type="text">&lt;study.reference&gt;</text:placeholder></text:span><text:span text:style-name="T78">, </text:span><text:span text:style-name="T78"><text:placeholder text:placeholder-type="text">&lt;study.name&gt;</text:placeholder></text:span><text:span text:style-name="T78">,</text:span><text:span text:style-name="T78"><text:placeholder text:placeholder-type="text">&lt;study.laboratory_id.name&gt;</text:placeholder></text:span><text:span text:style-name="T78">, </text:span><text:span text:style-name="T78"><text:placeholder text:placeholder-type="text">&lt;study.director_author_id.name&gt;</text:placeholder></text:span><text:span text:style-name="T78">, </text:span><text:span text:style-name="T78"><text:placeholder text:placeholder-type="text">&lt;study.number_of_pages&gt;</text:placeholder></text:span><text:span text:style-name="T78"> pag, </text:span><text:span text:style-name="T78"><text:placeholder text:placeholder-type="text">&lt;formatLang(study.end_date,date=True)&gt;</text:placeholder></text:span><text:span text:style-name="T78"> </text:span><text:span text:style-name="T98"><text:s/></text:span></text:p>
      <text:p text:style-name="P96"/>
      <text:p text:style-name="P96"><text:placeholder text:placeholder-type="text">&lt;/for&gt;</text:placeholder></text:p>
      <text:p text:style-name="P119">22.1.8 - Estabilidade Térmica e ao Ar (Anexo 22.1.8)</text:p>
      <text:p text:style-name="P84"/>
      <text:p text:style-name="P154"><text:placeholder text:placeholder-type="text">&lt;for each="study in studies(o, 'Estabilidade Térmica e ao Ar')"&gt;</text:placeholder></text:p>
      <text:p text:style-name="P71"><text:span text:style-name="T87">Resumo:</text:span><text:span text:style-name="T97"> </text:span><text:span text:style-name="T85"><text:placeholder text:placeholder-type="text">&lt;insert_html(study.summary_pt)&gt;</text:placeholder></text:span></text:p>
      <text:p text:style-name="P71"><text:span text:style-name="T87">Resultado:</text:span><text:span text:style-name="T97"> </text:span><text:span text:style-name="T85"><text:placeholder text:placeholder-type="text">&lt;insert_html(study.result_pt)&gt;</text:placeholder></text:span></text:p>
      <text:p text:style-name="P247"><text:span text:style-name="T75">Ref.:</text:span><text:span text:style-name="T77"> </text:span><text:span text:style-name="T78"><text:placeholder text:placeholder-type="text">&lt;study.reference&gt;</text:placeholder></text:span><text:span text:style-name="T78">, </text:span><text:span text:style-name="T78"><text:placeholder text:placeholder-type="text">&lt;study.name&gt;</text:placeholder></text:span><text:span text:style-name="T78">,</text:span><text:span text:style-name="T78"><text:placeholder text:placeholder-type="text">&lt;study.laboratory_id.name&gt;</text:placeholder></text:span><text:span text:style-name="T78">, </text:span><text:span text:style-name="T78"><text:placeholder text:placeholder-type="text">&lt;study.director_author_id.name&gt;</text:placeholder></text:span><text:span text:style-name="T78">, </text:span><text:span text:style-name="T78"><text:placeholder text:placeholder-type="text">&lt;study.number_of_pages&gt;</text:placeholder></text:span><text:span text:style-name="T78"> pag, </text:span><text:span text:style-name="T78"><text:placeholder text:placeholder-type="text">&lt;formatLang(study.end_date,date=True)&gt;</text:placeholder></text:span><text:span text:style-name="T77"> </text:span></text:p>
      <text:p text:style-name="P96"/>
      <text:p text:style-name="P96"><text:placeholder text:placeholder-type="text">&lt;/for&gt;</text:placeholder></text:p>
      <text:p text:style-name="P119">22.1.9 - Ponto de Fulgor (Anexo 22.1.9)</text:p>
      <text:p text:style-name="P84"/>
      <text:p text:style-name="P168"><text:span text:style-name="T85"><text:s/></text:span><text:span text:style-name="T85"><text:placeholder text:placeholder-type="text">&lt;for each="study in studies(o, 'Ponto de Fulgor')"&gt;</text:placeholder></text:span></text:p>
      <text:p text:style-name="P71"><text:span text:style-name="T87">Resumo:</text:span><text:span text:style-name="T97"> </text:span><text:span text:style-name="T85"><text:placeholder text:placeholder-type="text">&lt;insert_html(study.summary_pt)&gt;</text:placeholder></text:span></text:p>
      <text:p text:style-name="P71"><text:span text:style-name="T87">Resultado:</text:span><text:span text:style-name="T97"> </text:span><text:span text:style-name="T85"><text:placeholder text:placeholder-type="text">&lt;insert_html(study.result_pt)&gt;</text:placeholder></text:span></text:p>
      <text:p text:style-name="P247"><text:span text:style-name="T75">Ref.:</text:span><text:span text:style-name="T77"> </text:span><text:span text:style-name="T78"><text:placeholder text:placeholder-type="text">&lt;study.reference&gt;</text:placeholder></text:span><text:span text:style-name="T78">, </text:span><text:span text:style-name="T78"><text:placeholder text:placeholder-type="text">&lt;study.name&gt;</text:placeholder></text:span><text:span text:style-name="T78">,</text:span><text:span text:style-name="T78"><text:placeholder text:placeholder-type="text">&lt;study.laboratory_id.name&gt;</text:placeholder></text:span><text:span text:style-name="T78">, </text:span><text:span text:style-name="T78"><text:placeholder text:placeholder-type="text">&lt;study.director_author_id.name&gt;</text:placeholder></text:span><text:span text:style-name="T78">, </text:span><text:span text:style-name="T78"><text:placeholder text:placeholder-type="text">&lt;study.number_of_pages&gt;</text:placeholder></text:span><text:span text:style-name="T78"> pag, </text:span><text:span text:style-name="T78"><text:placeholder text:placeholder-type="text">&lt;formatLang(study.end_date,date=True)&gt;</text:placeholder></text:span><text:span text:style-name="T77"> </text:span></text:p>
      <text:p text:style-name="P96"/>
      <text:p text:style-name="P96"><text:placeholder text:placeholder-type="text">&lt;/for&gt;</text:placeholder></text:p>
      <text:p text:style-name="P121">22.2 – Relatório de estudos de resíduos, intervalo de segurança e, quando for o caso, limite dos resíduos estranhos:</text:p>
      <text:p text:style-name="P133"/>
      <text:p text:style-name="P77">Trata-se de registro de Produto Formulado com base em Produto Técnico Equivalente, e, segundo o Decreto Nº 5.981, de 06 de dezembro de 2006:</text:p>
      <text:p text:style-name="P299"/>
      <text:p text:style-name="P102"><text:soft-page-break/>“Os estudos de resíduos constantes dos itens 18.4 e 19.2 e dos itens 21.4 e 22.2 do Anexo II, relacionados respectivamente a produtos formulados e produtos formulados com base em produto técnico equivalente, não serão exigidos dos produtos que, comparados a produtos formulados já registrados,  apresentarem todas as características a seguir:</text:p>
      <text:p text:style-name="P102">I - mesmo tipo de formulação;</text:p>
      <text:p text:style-name="P102">II - mesmas indicações de culturas e modalidades de emprego já registradas;</text:p>
      <text:p text:style-name="P102">III - aplicação de quantidade igual ou inferior de ingrediente ativo durante o ciclo ou safra da cultura; e</text:p>
      <text:p text:style-name="P62"><text:span text:style-name="T110">IV - intervalo de segurança igual ou superior.</text:span><text:span text:style-name="T111"> </text:span></text:p>
      <text:p text:style-name="P103"/>
      <text:p text:style-name="P103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85">Laudo</text:p>
          </table:table-cell>
          <table:table-cell table:style-name="Tabla7.A1" office:value-type="string">
            <text:p text:style-name="P300">Título / Instituição / Autor / Data</text:p>
          </table:table-cell>
        </table:table-row>
        <table:table-row table:style-name="Tabla7.2">
          <table:table-cell table:style-name="Tabla7.A2" office:value-type="string">
            <text:p text:style-name="P151"><text:placeholder text:placeholder-type="text">&lt;for each="study in studies(o, 'Residue')"&gt;</text:placeholder></text:p>
          </table:table-cell>
          <table:table-cell table:style-name="Tabla7.B2" office:value-type="string">
            <text:p text:style-name="P65"/>
          </table:table-cell>
        </table:table-row>
        <table:table-row table:style-name="Tabla7.2">
          <table:table-cell table:style-name="Tabla7.A2" office:value-type="string">
            <text:p text:style-name="P152"><text:placeholder text:placeholder-type="text">&lt;study.reference&gt;</text:placeholder></text:p>
          </table:table-cell>
          <table:table-cell table:style-name="Tabla7.B3" office:value-type="string">
            <text:p text:style-name="P65"><text:span text:style-name="T86">Laboratorio:</text:span><text:span text:style-name="T97"> </text:span><text:span text:style-name="T80"><text:placeholder text:placeholder-type="text">&lt;study.name&gt;</text:placeholder></text:span><text:span text:style-name="T80">. </text:span><text:span text:style-name="T80"><text:placeholder text:placeholder-type="text">&lt;study.laboratory_id.name&gt;</text:placeholder></text:span><text:span text:style-name="T80">. </text:span><text:span text:style-name="T80"><text:placeholder text:placeholder-type="text">&lt;study.laboratory_id.city&gt;</text:placeholder></text:span><text:span text:style-name="T80">. </text:span><text:span text:style-name="T80"><text:placeholder text:placeholder-type="text">&lt;study.director_author_id.name&gt;</text:placeholder></text:span><text:span text:style-name="T80"> - </text:span><text:span text:style-name="T80"><text:placeholder text:placeholder-type="text">&lt;study.approval_date&gt;</text:placeholder></text:span><text:span text:style-name="T80"> </text:span><text:span text:style-name="T83">(Anexo 21.4.</text:span><text:span text:style-name="T84">x</text:span><text:span text:style-name="T80">)</text:span></text:p>
          </table:table-cell>
        </table:table-row>
        <table:table-row table:style-name="Tabla7.2">
          <table:table-cell table:style-name="Tabla7.A2" office:value-type="string">
            <text:p text:style-name="P151"><text:placeholder text:placeholder-type="text">&lt;/for&gt;</text:placeholder></text:p>
          </table:table-cell>
          <table:table-cell table:style-name="Tabla7.B4" office:value-type="string">
            <text:p text:style-name="P65"/>
          </table:table-cell>
        </table:table-row>
      </table:table>
      <text:p text:style-name="P311"><text:placeholder text:placeholder-type="text">&lt;for each="study in studies(o, 'Residue')"&gt;</text:placeholder></text:p>
      <text:p text:style-name="P330"><text:placeholder text:placeholder-type="text">&lt;insert_html(study.summary_pt)&gt;</text:placeholder></text:p>
      <text:p text:style-name="P204"><text:placeholder text:placeholder-type="text">&lt;/for&gt;</text:placeholder></text:p>
      <text:p text:style-name="P103"/>
      <text:p text:style-name="P121">22.3 - Método analítico e sua sensibilidade para determinação de residuos de agrotóxico, para fins de monitoramento e fiscalização.</text:p>
      <text:p text:style-name="P259"/>
      <text:p text:style-name="P77">Trata-se de registro de Produto Formulado com base em Produto Técnico Equivalente, e, segundo o Decreto Nº 5.981, de 06 de dezembro de 2006:</text:p>
      <text:p text:style-name="P301"/>
      <text:p text:style-name="P102">“Os estudos de resíduos constantes dos itens 18.4 e 19.2 e dos itens 21.4 e 22.2 do Anexo II, relacionados respectivamente a produtos formulados e produtos formulados com base em produto técnico equivalente, não serão exigidos dos produtos que, comparados a produtos formulados já registrados,  apresentarem todas as características a seguir:</text:p>
      <text:p text:style-name="P102">I - mesmo tipo de formulação;</text:p>
      <text:p text:style-name="P102">II - mesmas indicações de culturas e modalidades de emprego já registradas;</text:p>
      <text:p text:style-name="P102">III - aplicação de quantidade igual ou inferior de ingrediente ativo durante o ciclo ou safra da cultura; e</text:p>
      <text:p text:style-name="P102">IV - intervalo de segurança igual ou superior.</text:p>
      <text:p text:style-name="P62"><text:span text:style-name="T97">Segue anexo “Método analítico para determinação de resíduos de imidacloprido em diversas culturas”</text:span><text:span text:style-name="T111"> </text:span></text:p>
      <text:p text:style-name="P103"/>
      <text:p text:style-name="P62"><text:span text:style-name="T97">Segue anexo “Método analítico para determinação de resíduos de tiodicarbe em diversas culturas”</text:span><text:span text:style-name="T111"> </text:span></text:p>
      <text:p text:style-name="P103"/>
      <text:list xml:id="list13109891542" text:style-name="L1">
        <text:list-item>
          <text:list>
            <text:list-item>
              <text:p text:style-name="P320">- Intervalo de reentrada de pessoas nas áreas tratadas</text:p>
            </text:list-item>
            <text:list-item>
              <text:p text:style-name="P331"/>
            </text:list-item>
          </text:list>
        </text:list-item>
      </text:list>
      <text:p text:style-name="P150"><text:placeholder text:placeholder-type="text">&lt;for each="inf in informations(o, 'Intervalo de reentrada')"&gt;</text:placeholder></text:p>
      <text:p text:style-name="P149"><text:soft-page-break/><text:placeholder text:placeholder-type="text">&lt;insert_html(inf)&gt;</text:placeholder></text:p>
      <text:p text:style-name="P149"/>
      <text:p text:style-name="P213"><text:placeholder text:placeholder-type="text">&lt;/for&gt;</text:placeholder></text:p>
      <text:p text:style-name="P119">22.5 – Estudos toxicológicos agudos e de mutagenicidade</text:p>
      <text:p text:style-name="P91"/>
      <text:p text:style-name="P123">22.5.1 Avaliação da dose letal 50 aguda oral (Anexo 22.5.1)</text:p>
      <text:p text:style-name="P84"/>
      <text:p text:style-name="P154"><text:placeholder text:placeholder-type="text">&lt;for each="study in studies(o, 'Toxicidade oral aguda para ratos')"&gt;</text:placeholder></text:p>
      <text:p text:style-name="P71"><text:span text:style-name="T87">Resumo:</text:span><text:span text:style-name="T97"> </text:span><text:span text:style-name="T85"><text:placeholder text:placeholder-type="text">&lt;insert_html(study.summary_pt)&gt;</text:placeholder></text:span></text:p>
      <text:p text:style-name="P71"><text:span text:style-name="T87">Resultado:</text:span><text:span text:style-name="T97"> </text:span><text:span text:style-name="T85"><text:placeholder text:placeholder-type="text">&lt;insert_html(study.result_pt)&gt;</text:placeholder></text:span></text:p>
      <text:p text:style-name="P247"><text:span text:style-name="T75">Ref.:</text:span><text:span text:style-name="T77"> </text:span><text:span text:style-name="T78"><text:placeholder text:placeholder-type="text">&lt;study.reference&gt;</text:placeholder></text:span><text:span text:style-name="T78">, </text:span><text:span text:style-name="T78"><text:placeholder text:placeholder-type="text">&lt;study.name&gt;</text:placeholder></text:span><text:span text:style-name="T78">,</text:span><text:span text:style-name="T78"><text:placeholder text:placeholder-type="text">&lt;study.laboratory_id.name&gt;</text:placeholder></text:span><text:span text:style-name="T78">, </text:span><text:span text:style-name="T78"><text:placeholder text:placeholder-type="text">&lt;study.director_author_id.name&gt;</text:placeholder></text:span><text:span text:style-name="T78">, </text:span><text:span text:style-name="T78"><text:placeholder text:placeholder-type="text">&lt;study.number_of_pages&gt;</text:placeholder></text:span><text:span text:style-name="T78"> pag, </text:span><text:span text:style-name="T78"><text:placeholder text:placeholder-type="text">&lt;formatLang(study.end_date,date=True)&gt;</text:placeholder></text:span><text:span text:style-name="T77"> </text:span></text:p>
      <text:p text:style-name="P96"/>
      <text:p text:style-name="P96"><text:placeholder text:placeholder-type="text">&lt;/for&gt;</text:placeholder></text:p>
      <text:p text:style-name="P123">22.5.2 Avaliação da dose letal 50 aguda dermal (Anexo 22.5.2)</text:p>
      <text:p text:style-name="P84"/>
      <text:p text:style-name="P154"><text:placeholder text:placeholder-type="text">&lt;for each="study in studies(o, 'Toxicidade cutânea aguda para ratos')"&gt;</text:placeholder></text:p>
      <text:p text:style-name="P71"><text:span text:style-name="T87">Resumo:</text:span><text:span text:style-name="T97"> </text:span><text:span text:style-name="T85"><text:placeholder text:placeholder-type="text">&lt;insert_html(study.summary_pt)&gt;</text:placeholder></text:span></text:p>
      <text:p text:style-name="P71"><text:span text:style-name="T87">Resultado:</text:span><text:span text:style-name="T97"> </text:span><text:span text:style-name="T85"><text:placeholder text:placeholder-type="text">&lt;insert_html(study.result_pt)&gt;</text:placeholder></text:span></text:p>
      <text:p text:style-name="P247"><text:span text:style-name="T75">Ref.:</text:span><text:span text:style-name="T77"> </text:span><text:span text:style-name="T78"><text:placeholder text:placeholder-type="text">&lt;study.reference&gt;</text:placeholder></text:span><text:span text:style-name="T78">, </text:span><text:span text:style-name="T78"><text:placeholder text:placeholder-type="text">&lt;study.name&gt;</text:placeholder></text:span><text:span text:style-name="T78">,</text:span><text:span text:style-name="T78"><text:placeholder text:placeholder-type="text">&lt;study.laboratory_id.name&gt;</text:placeholder></text:span><text:span text:style-name="T78">, </text:span><text:span text:style-name="T78"><text:placeholder text:placeholder-type="text">&lt;study.director_author_id.name&gt;</text:placeholder></text:span><text:span text:style-name="T78">, </text:span><text:span text:style-name="T78"><text:placeholder text:placeholder-type="text">&lt;study.number_of_pages&gt;</text:placeholder></text:span><text:span text:style-name="T78"> pag, </text:span><text:span text:style-name="T78"><text:placeholder text:placeholder-type="text">&lt;formatLang(study.end_date,date=True)&gt;</text:placeholder></text:span><text:span text:style-name="T77"> </text:span></text:p>
      <text:p text:style-name="P96"/>
      <text:p text:style-name="P96"><text:placeholder text:placeholder-type="text">&lt;/for&gt;</text:placeholder></text:p>
      <text:p text:style-name="P123">22.5.3 - Avaliação da concentração letal 50 inalatória (Anexo 22.5.3)</text:p>
      <text:p text:style-name="P84"/>
      <text:p text:style-name="P154"><text:placeholder text:placeholder-type="text">&lt;for each="study in studies(o, 'Toxicidade inalatória aguda para ratos')"&gt;</text:placeholder></text:p>
      <text:p text:style-name="P71"><text:span text:style-name="T87">Resumo:</text:span><text:span text:style-name="T97"> </text:span><text:span text:style-name="T85"><text:placeholder text:placeholder-type="text">&lt;insert_html(study.summary_pt)&gt;</text:placeholder></text:span></text:p>
      <text:p text:style-name="P71"><text:span text:style-name="T87">Resultado:</text:span><text:span text:style-name="T97"> </text:span><text:span text:style-name="T85"><text:placeholder text:placeholder-type="text">&lt;insert_html(study.result_pt)&gt;</text:placeholder></text:span></text:p>
      <text:p text:style-name="P247"><text:span text:style-name="T75">Ref.:</text:span><text:span text:style-name="T77"> </text:span><text:span text:style-name="T78"><text:placeholder text:placeholder-type="text">&lt;study.reference&gt;</text:placeholder></text:span><text:span text:style-name="T78">, </text:span><text:span text:style-name="T78"><text:placeholder text:placeholder-type="text">&lt;study.name&gt;</text:placeholder></text:span><text:span text:style-name="T78">,</text:span><text:span text:style-name="T78"><text:placeholder text:placeholder-type="text">&lt;study.laboratory_id.name&gt;</text:placeholder></text:span><text:span text:style-name="T78">, </text:span><text:span text:style-name="T78"><text:placeholder text:placeholder-type="text">&lt;study.director_author_id.name&gt;</text:placeholder></text:span><text:span text:style-name="T78">, </text:span><text:span text:style-name="T78"><text:placeholder text:placeholder-type="text">&lt;study.number_of_pages&gt;</text:placeholder></text:span><text:span text:style-name="T78"> pag, </text:span><text:span text:style-name="T78"><text:placeholder text:placeholder-type="text">&lt;formatLang(study.end_date,date=True)&gt;</text:placeholder></text:span><text:span text:style-name="T77"> </text:span></text:p>
      <text:p text:style-name="P96"/>
      <text:p text:style-name="P97"><text:placeholder text:placeholder-type="text">&lt;/for&gt;</text:placeholder></text:p>
      <text:p text:style-name="P117"><text:span text:style-name="T86">22.5.4 - Avaliação de lesões oculares</text:span><text:span text:style-name="T97"> </text:span><text:span text:style-name="T86">(Anexo 22.5.4)</text:span></text:p>
      <text:p text:style-name="P84"/>
      <text:p text:style-name="P154"><text:placeholder text:placeholder-type="text">&lt;for each="study in studies(o, 'Irritação ocular curto prazo (coelhos)')"&gt;</text:placeholder></text:p>
      <text:p text:style-name="P71"><text:span text:style-name="T87">Resumo:</text:span><text:span text:style-name="T97"> </text:span><text:span text:style-name="T85"><text:placeholder text:placeholder-type="text">&lt;insert_html(study.summary_pt)&gt;</text:placeholder></text:span></text:p>
      <text:p text:style-name="P71"><text:span text:style-name="T87">Resultado:</text:span><text:span text:style-name="T97"> </text:span><text:span text:style-name="T85"><text:placeholder text:placeholder-type="text">&lt;insert_html(study.result_pt)&gt;</text:placeholder></text:span></text:p>
      <text:p text:style-name="P247"><text:span text:style-name="T75">Ref.:</text:span><text:span text:style-name="T77"> </text:span><text:span text:style-name="T78"><text:placeholder text:placeholder-type="text">&lt;study.reference&gt;</text:placeholder></text:span><text:span text:style-name="T78">, </text:span><text:span text:style-name="T78"><text:placeholder text:placeholder-type="text">&lt;study.name&gt;</text:placeholder></text:span><text:span text:style-name="T78">,</text:span><text:span text:style-name="T78"><text:placeholder text:placeholder-type="text">&lt;study.laboratory_id.name&gt;</text:placeholder></text:span><text:span text:style-name="T78">, </text:span><text:span text:style-name="T78"><text:placeholder text:placeholder-type="text">&lt;study.director_author_id.name&gt;</text:placeholder></text:span><text:span text:style-name="T78">, </text:span><text:span text:style-name="T78"><text:placeholder text:placeholder-type="text">&lt;study.number_of_pages&gt;</text:placeholder></text:span><text:span text:style-name="T78"> pag, </text:span><text:span text:style-name="T78"><text:placeholder text:placeholder-type="text">&lt;formatLang(study.end_date,date=True)&gt;</text:placeholder></text:span><text:span text:style-name="T77"> </text:span></text:p>
      <text:p text:style-name="P96"/>
      <text:p text:style-name="P96"><text:placeholder text:placeholder-type="text">&lt;/for&gt;</text:placeholder></text:p>
      <text:p text:style-name="P123">22.5.5 - Avaliação de lesões cutâneas (Anexo 22.5.5)</text:p>
      <text:p text:style-name="P84"/>
      <text:p text:style-name="P154"><text:placeholder text:placeholder-type="text">&lt;for each="study in studies(o, 'Irritação cutânea primária')"&gt;</text:placeholder></text:p>
      <text:p text:style-name="P71"><text:span text:style-name="T87">Resumo:</text:span><text:span text:style-name="T97"> </text:span><text:span text:style-name="T85"><text:placeholder text:placeholder-type="text">&lt;insert_html(study.summary_pt)&gt;</text:placeholder></text:span></text:p>
      <text:p text:style-name="P71"><text:span text:style-name="T87">Resultado:</text:span><text:span text:style-name="T97"> </text:span><text:span text:style-name="T85"><text:placeholder text:placeholder-type="text">&lt;insert_html(study.result_pt)&gt;</text:placeholder></text:span></text:p>
      <text:p text:style-name="P247"><text:span text:style-name="T75">Ref.:</text:span><text:span text:style-name="T77"> </text:span><text:span text:style-name="T78"><text:placeholder text:placeholder-type="text">&lt;study.reference&gt;</text:placeholder></text:span><text:span text:style-name="T78">, </text:span><text:span text:style-name="T78"><text:placeholder text:placeholder-type="text">&lt;study.name&gt;</text:placeholder></text:span><text:span text:style-name="T78">,</text:span><text:span text:style-name="T78"><text:placeholder text:placeholder-type="text">&lt;study.laboratory_id.name&gt;</text:placeholder></text:span><text:span text:style-name="T78">, </text:span><text:span text:style-name="T78"><text:placeholder text:placeholder-type="text">&lt;study.director_author_id.name&gt;</text:placeholder></text:span><text:span text:style-name="T78">, </text:span><text:span text:style-name="T78"><text:placeholder text:placeholder-type="text">&lt;study.number_of_pages&gt;</text:placeholder></text:span><text:span text:style-name="T78"> pag, </text:span><text:span text:style-name="T78"><text:placeholder text:placeholder-type="text">&lt;formatLang(study.end_date,date=True)&gt;</text:placeholder></text:span><text:span text:style-name="T77"> </text:span></text:p>
      <text:p text:style-name="P96"/>
      <text:p text:style-name="P96"><text:placeholder text:placeholder-type="text">&lt;/for&gt;</text:placeholder></text:p>
      <text:p text:style-name="P122"><text:soft-page-break/>22.5.6 – Sensibilização Dérmica (Anexo 22.5.6)</text:p>
      <text:p text:style-name="P84"/>
      <text:p text:style-name="P154"><text:placeholder text:placeholder-type="text">&lt;for each="study in studies(o, 'Sensibilidade dérmica')"&gt;</text:placeholder></text:p>
      <text:p text:style-name="P71"><text:span text:style-name="T87">Resumo:</text:span><text:span text:style-name="T97"> </text:span><text:span text:style-name="T85"><text:placeholder text:placeholder-type="text">&lt;insert_html(study.summary_pt)&gt;</text:placeholder></text:span></text:p>
      <text:p text:style-name="P71"><text:span text:style-name="T87">Resultado:</text:span><text:span text:style-name="T97"> </text:span><text:span text:style-name="T85"><text:placeholder text:placeholder-type="text">&lt;insert_html(study.result_pt)&gt;</text:placeholder></text:span></text:p>
      <text:p text:style-name="P247"><text:span text:style-name="T75">Ref.:</text:span><text:span text:style-name="T77"> </text:span><text:span text:style-name="T78"><text:placeholder text:placeholder-type="text">&lt;study.reference&gt;</text:placeholder></text:span><text:span text:style-name="T78">, </text:span><text:span text:style-name="T78"><text:placeholder text:placeholder-type="text">&lt;study.name&gt;</text:placeholder></text:span><text:span text:style-name="T78">,</text:span><text:span text:style-name="T78"><text:placeholder text:placeholder-type="text">&lt;study.laboratory_id.name&gt;</text:placeholder></text:span><text:span text:style-name="T78">, </text:span><text:span text:style-name="T78"><text:placeholder text:placeholder-type="text">&lt;study.director_author_id.name&gt;</text:placeholder></text:span><text:span text:style-name="T78">, </text:span><text:span text:style-name="T78"><text:placeholder text:placeholder-type="text">&lt;study.number_of_pages&gt;</text:placeholder></text:span><text:span text:style-name="T78"> pag, </text:span><text:span text:style-name="T78"><text:placeholder text:placeholder-type="text">&lt;formatLang(study.end_date,date=True)&gt;</text:placeholder></text:span><text:span text:style-name="T77"> </text:span></text:p>
      <text:p text:style-name="P96"/>
      <text:p text:style-name="P96"><text:placeholder text:placeholder-type="text">&lt;/for&gt;</text:placeholder></text:p>
      <text:p text:style-name="P123">22.5.7 - Procariontes (Anexo 22.5.7)</text:p>
      <text:p text:style-name="P84"/>
      <text:p text:style-name="P154"><text:placeholder text:placeholder-type="text">&lt;for each="study in studies(o, 'Potencial genotóxico para procariontes')"&gt;</text:placeholder></text:p>
      <text:p text:style-name="P71"><text:span text:style-name="T87">Resumo:</text:span><text:span text:style-name="T97"> </text:span><text:span text:style-name="T85"><text:placeholder text:placeholder-type="text">&lt;insert_html(study.summary_pt)&gt;</text:placeholder></text:span></text:p>
      <text:p text:style-name="P71"><text:span text:style-name="T87">Resultado:</text:span><text:span text:style-name="T97"> </text:span><text:span text:style-name="T85"><text:placeholder text:placeholder-type="text">&lt;insert_html(study.result_pt)&gt;</text:placeholder></text:span></text:p>
      <text:p text:style-name="P247"><text:span text:style-name="T75">Ref.:</text:span><text:span text:style-name="T77"> </text:span><text:span text:style-name="T78"><text:placeholder text:placeholder-type="text">&lt;study.reference&gt;</text:placeholder></text:span><text:span text:style-name="T78">, </text:span><text:span text:style-name="T78"><text:placeholder text:placeholder-type="text">&lt;study.name&gt;</text:placeholder></text:span><text:span text:style-name="T78">,</text:span><text:span text:style-name="T78"><text:placeholder text:placeholder-type="text">&lt;study.laboratory_id.name&gt;</text:placeholder></text:span><text:span text:style-name="T78">, </text:span><text:span text:style-name="T78"><text:placeholder text:placeholder-type="text">&lt;study.director_author_id.name&gt;</text:placeholder></text:span><text:span text:style-name="T78">, </text:span><text:span text:style-name="T78"><text:placeholder text:placeholder-type="text">&lt;study.number_of_pages&gt;</text:placeholder></text:span><text:span text:style-name="T78"> pag, </text:span><text:span text:style-name="T78"><text:placeholder text:placeholder-type="text">&lt;formatLang(study.end_date,date=True)&gt;</text:placeholder></text:span><text:span text:style-name="T77"> </text:span></text:p>
      <text:p text:style-name="P96"/>
      <text:p text:style-name="P96"><text:placeholder text:placeholder-type="text">&lt;/for&gt;</text:placeholder></text:p>
      <text:p text:style-name="P123">22.5.8 - Eucariontes (Anexo 22.5.8)</text:p>
      <text:p text:style-name="P66"/>
      <text:p text:style-name="P154"><text:placeholder text:placeholder-type="text">&lt;for each="study in studies(o, 'Potencial genotóxico para eucariontes')"&gt;</text:placeholder></text:p>
      <text:p text:style-name="P71"><text:span text:style-name="T87">Resumo:</text:span><text:span text:style-name="T97"> </text:span><text:span text:style-name="T85"><text:placeholder text:placeholder-type="text">&lt;insert_html(study.summary_pt)&gt;</text:placeholder></text:span></text:p>
      <text:p text:style-name="P71"><text:span text:style-name="T87">Resultado:</text:span><text:span text:style-name="T97"> </text:span><text:span text:style-name="T85"><text:placeholder text:placeholder-type="text">&lt;insert_html(study.result_pt)&gt;</text:placeholder></text:span></text:p>
      <text:p text:style-name="P247"><text:span text:style-name="T75">Ref.:</text:span><text:span text:style-name="T77"> </text:span><text:span text:style-name="T78"><text:placeholder text:placeholder-type="text">&lt;study.reference&gt;</text:placeholder></text:span><text:span text:style-name="T78">, </text:span><text:span text:style-name="T78"><text:placeholder text:placeholder-type="text">&lt;study.name&gt;</text:placeholder></text:span><text:span text:style-name="T78">,</text:span><text:span text:style-name="T78"><text:placeholder text:placeholder-type="text">&lt;study.laboratory_id.name&gt;</text:placeholder></text:span><text:span text:style-name="T78">, </text:span><text:span text:style-name="T78"><text:placeholder text:placeholder-type="text">&lt;study.director_author_id.name&gt;</text:placeholder></text:span><text:span text:style-name="T78">, </text:span><text:span text:style-name="T78"><text:placeholder text:placeholder-type="text">&lt;study.number_of_pages&gt;</text:placeholder></text:span><text:span text:style-name="T78"> pag, </text:span><text:span text:style-name="T78"><text:placeholder text:placeholder-type="text">&lt;formatLang(study.end_date,date=True)&gt;</text:placeholder></text:span><text:span text:style-name="T77"> </text:span></text:p>
      <text:p text:style-name="P96"/>
      <text:p text:style-name="P98"><text:placeholder text:placeholder-type="text">&lt;/for&gt;</text:placeholder></text:p>
      <text:p text:style-name="P118"><text:span text:style-name="T87">22.6. </text:span><text:span text:style-name="T94">Antídoto ou tratamento disponível no País, para os casos de intoxicação humana:</text:span></text:p>
      <text:p text:style-name="P99"/>
      <text:p text:style-name="P159"><text:placeholder text:placeholder-type="text">&lt;for each="inf in informations(o, 'Antídoto e tratamento')"&gt;</text:placeholder></text:p>
      <text:p text:style-name="P160"><text:placeholder text:placeholder-type="text">&lt;insert_html(inf)&gt;</text:placeholder></text:p>
      <text:p text:style-name="P160"/>
      <text:p text:style-name="P212"><text:placeholder text:placeholder-type="text">&lt;/for&gt;</text:placeholder></text:p>
      <text:p text:style-name="P99"/>
      <text:p text:style-name="P127">22.7. Informações referentes a sua compatibilidade com outros produtos. </text:p>
      <text:p text:style-name="P89"/>
      <text:p text:style-name="P150"><text:placeholder text:placeholder-type="text">&lt;for each="inf in informations(o, 'Testes e informações referentes a sua compatibilidade com outros produtos')"&gt;</text:placeholder></text:p>
      <text:p text:style-name="P149"><text:placeholder text:placeholder-type="text">&lt;insert_html(inf)&gt;</text:placeholder></text:p>
      <text:p text:style-name="P160"/>
      <text:p text:style-name="P252"><text:placeholder text:placeholder-type="text">&lt;/for&gt;</text:placeholder></text:p>
      <text:p text:style-name="P86"/>
      <text:p text:style-name="P119">22.8. OUTROS DADOS, INFORMAÇÕES OU DOCUMENTOS EXIGIDOS EM NORMAS COMPLEMENTARES </text:p>
      <text:p text:style-name="P103"/>
      <text:p text:style-name="P125">22.8.1 Sumário dos dados relacionados aos efeitos sobre o ambiente para o produto formulado (Anexo I, item 16 da Portaria nº03, de 16 de janeiro de 1992)</text:p>
      <text:p text:style-name="P104"/>
      <text:p text:style-name="P124">Microrganismos – Ciclo do Nitrogênio (Anexo 22.8.1.1)</text:p>
      <text:p text:style-name="P84"/>
      <text:p text:style-name="P154"><text:soft-page-break/><text:placeholder text:placeholder-type="text">&lt;for each="study in studies(o, 'Toxicidade para microorganismos - Ciclo de Nitrogênio')"&gt;</text:placeholder></text:p>
      <text:p text:style-name="P71"><text:span text:style-name="T87">Resumo:</text:span><text:span text:style-name="T97"> </text:span><text:span text:style-name="T85"><text:placeholder text:placeholder-type="text">&lt;insert_html(study.summary_pt)&gt;</text:placeholder></text:span></text:p>
      <text:p text:style-name="P71"><text:span text:style-name="T87">Resultado:</text:span><text:span text:style-name="T97"> </text:span><text:span text:style-name="T85"><text:placeholder text:placeholder-type="text">&lt;insert_html(study.result_pt)&gt;</text:placeholder></text:span></text:p>
      <text:p text:style-name="P247"><text:span text:style-name="T75">Ref.:</text:span><text:span text:style-name="T77"> </text:span><text:span text:style-name="T78"><text:placeholder text:placeholder-type="text">&lt;study.reference&gt;</text:placeholder></text:span><text:span text:style-name="T78">, </text:span><text:span text:style-name="T78"><text:placeholder text:placeholder-type="text">&lt;study.name&gt;</text:placeholder></text:span><text:span text:style-name="T78">,</text:span><text:span text:style-name="T78"><text:placeholder text:placeholder-type="text">&lt;study.laboratory_id.name&gt;</text:placeholder></text:span><text:span text:style-name="T78">, </text:span><text:span text:style-name="T78"><text:placeholder text:placeholder-type="text">&lt;study.director_author_id.name&gt;</text:placeholder></text:span><text:span text:style-name="T78">, </text:span><text:span text:style-name="T78"><text:placeholder text:placeholder-type="text">&lt;study.number_of_pages&gt;</text:placeholder></text:span><text:span text:style-name="T78"> pag, </text:span><text:span text:style-name="T78"><text:placeholder text:placeholder-type="text">&lt;formatLang(study.end_date,date=True)&gt;</text:placeholder></text:span><text:span text:style-name="T77"> </text:span></text:p>
      <text:p text:style-name="P96"/>
      <text:p text:style-name="P108"><text:placeholder text:placeholder-type="text">&lt;/for&gt;</text:placeholder></text:p>
      <text:p text:style-name="P124">Microrganismos – Ciclo do Carbono (Anexo 22.8.1.2)</text:p>
      <text:p text:style-name="P84"/>
      <text:p text:style-name="P154"><text:placeholder text:placeholder-type="text">&lt;for each="study in studies(o, 'Toxicidade para microorganismos - Ciclo do Carbono')"&gt;</text:placeholder></text:p>
      <text:p text:style-name="P71"><text:span text:style-name="T87">Resumo:</text:span><text:span text:style-name="T97"> </text:span><text:span text:style-name="T85"><text:placeholder text:placeholder-type="text">&lt;insert_html(study.summary_pt)&gt;</text:placeholder></text:span></text:p>
      <text:p text:style-name="P71"><text:span text:style-name="T87">Resultado:</text:span><text:span text:style-name="T97"> </text:span><text:span text:style-name="T85"><text:placeholder text:placeholder-type="text">&lt;insert_html(study.result_pt)&gt;</text:placeholder></text:span></text:p>
      <text:p text:style-name="P247"><text:span text:style-name="T75">Ref.:</text:span><text:span text:style-name="T77"> </text:span><text:span text:style-name="T78"><text:placeholder text:placeholder-type="text">&lt;study.reference&gt;</text:placeholder></text:span><text:span text:style-name="T78">, </text:span><text:span text:style-name="T78"><text:placeholder text:placeholder-type="text">&lt;study.name&gt;</text:placeholder></text:span><text:span text:style-name="T78">,</text:span><text:span text:style-name="T78"><text:placeholder text:placeholder-type="text">&lt;study.laboratory_id.name&gt;</text:placeholder></text:span><text:span text:style-name="T78">, </text:span><text:span text:style-name="T78"><text:placeholder text:placeholder-type="text">&lt;study.director_author_id.name&gt;</text:placeholder></text:span><text:span text:style-name="T78">, </text:span><text:span text:style-name="T78"><text:placeholder text:placeholder-type="text">&lt;study.number_of_pages&gt;</text:placeholder></text:span><text:span text:style-name="T78"> pag, </text:span><text:span text:style-name="T78"><text:placeholder text:placeholder-type="text">&lt;formatLang(study.end_date,date=True)&gt;</text:placeholder></text:span><text:span text:style-name="T77"> </text:span></text:p>
      <text:p text:style-name="P96"/>
      <text:p text:style-name="P107"><text:placeholder text:placeholder-type="text">&lt;/for&gt;</text:placeholder></text:p>
      <text:p text:style-name="P124"><text:s/>Algas (Anexo 22.8.1.3)</text:p>
      <text:p text:style-name="P84"/>
      <text:p text:style-name="P154"><text:placeholder text:placeholder-type="text">&lt;for each="study in studies(o, 'Toxicidade para algas')"&gt;</text:placeholder></text:p>
      <text:p text:style-name="P71"><text:span text:style-name="T87">Resumo:</text:span><text:span text:style-name="T97"> </text:span><text:span text:style-name="T85"><text:placeholder text:placeholder-type="text">&lt;insert_html(study.summary_pt)&gt;</text:placeholder></text:span></text:p>
      <text:p text:style-name="P71"><text:span text:style-name="T87">Resultado:</text:span><text:span text:style-name="T97"> </text:span><text:span text:style-name="T85"><text:placeholder text:placeholder-type="text">&lt;insert_html(study.result_pt)&gt;</text:placeholder></text:span></text:p>
      <text:p text:style-name="P247"><text:span text:style-name="T75">Ref.:</text:span><text:span text:style-name="T77"> </text:span><text:span text:style-name="T78"><text:placeholder text:placeholder-type="text">&lt;study.reference&gt;</text:placeholder></text:span><text:span text:style-name="T78">, </text:span><text:span text:style-name="T78"><text:placeholder text:placeholder-type="text">&lt;study.name&gt;</text:placeholder></text:span><text:span text:style-name="T78">,</text:span><text:span text:style-name="T78"><text:placeholder text:placeholder-type="text">&lt;study.laboratory_id.name&gt;</text:placeholder></text:span><text:span text:style-name="T78">, </text:span><text:span text:style-name="T78"><text:placeholder text:placeholder-type="text">&lt;study.director_author_id.name&gt;</text:placeholder></text:span><text:span text:style-name="T78">, </text:span><text:span text:style-name="T78"><text:placeholder text:placeholder-type="text">&lt;study.number_of_pages&gt;</text:placeholder></text:span><text:span text:style-name="T78"> pag, </text:span><text:span text:style-name="T78"><text:placeholder text:placeholder-type="text">&lt;formatLang(study.end_date,date=True)&gt;</text:placeholder></text:span><text:span text:style-name="T77"> </text:span></text:p>
      <text:p text:style-name="P96"/>
      <text:p text:style-name="P104"><text:placeholder text:placeholder-type="text">&lt;/for&gt;</text:placeholder></text:p>
      <text:p text:style-name="P129"><text:s/>Organismos do solo (Anexo 22.8.1.4)</text:p>
      <text:p text:style-name="P84"/>
      <text:p text:style-name="P154"><text:placeholder text:placeholder-type="text">&lt;for each="study in studies(o, 'Toxicidade para organismos do solo')"&gt;</text:placeholder></text:p>
      <text:p text:style-name="P71"><text:span text:style-name="T87">Resumo:</text:span><text:span text:style-name="T97"> </text:span><text:span text:style-name="T85"><text:placeholder text:placeholder-type="text">&lt;insert_html(study.summary_pt)&gt;</text:placeholder></text:span></text:p>
      <text:p text:style-name="P71"><text:span text:style-name="T87">Resultado:</text:span><text:span text:style-name="T97"> </text:span><text:span text:style-name="T85"><text:placeholder text:placeholder-type="text">&lt;insert_html(study.result_pt)&gt;</text:placeholder></text:span></text:p>
      <text:p text:style-name="P247"><text:span text:style-name="T75">Ref.:</text:span><text:span text:style-name="T77"> </text:span><text:span text:style-name="T78"><text:placeholder text:placeholder-type="text">&lt;study.reference&gt;</text:placeholder></text:span><text:span text:style-name="T78">, </text:span><text:span text:style-name="T78"><text:placeholder text:placeholder-type="text">&lt;study.name&gt;</text:placeholder></text:span><text:span text:style-name="T78">,</text:span><text:span text:style-name="T78"><text:placeholder text:placeholder-type="text">&lt;study.laboratory_id.name&gt;</text:placeholder></text:span><text:span text:style-name="T78">, </text:span><text:span text:style-name="T78"><text:placeholder text:placeholder-type="text">&lt;study.director_author_id.name&gt;</text:placeholder></text:span><text:span text:style-name="T78">, </text:span><text:span text:style-name="T78"><text:placeholder text:placeholder-type="text">&lt;study.number_of_pages&gt;</text:placeholder></text:span><text:span text:style-name="T78"> pag, </text:span><text:span text:style-name="T78"><text:placeholder text:placeholder-type="text">&lt;formatLang(study.end_date,date=True)&gt;</text:placeholder></text:span><text:span text:style-name="T77"> </text:span></text:p>
      <text:p text:style-name="P96"/>
      <text:p text:style-name="P104"><text:placeholder text:placeholder-type="text">&lt;/for&gt;</text:placeholder></text:p>
      <text:p text:style-name="P124">Abelhas (Anexo 22.8.1.5)</text:p>
      <text:p text:style-name="P84"/>
      <text:p text:style-name="P154"><text:placeholder text:placeholder-type="text">&lt;for each="study in studies(o, 'Toxicidade para abelhas')"&gt;</text:placeholder></text:p>
      <text:p text:style-name="P71"><text:span text:style-name="T87">Resumo:</text:span><text:span text:style-name="T97"> </text:span><text:span text:style-name="T85"><text:placeholder text:placeholder-type="text">&lt;insert_html(study.summary_pt)&gt;</text:placeholder></text:span></text:p>
      <text:p text:style-name="P71"><text:span text:style-name="T87">Resultado:</text:span><text:span text:style-name="T97"> </text:span><text:span text:style-name="T85"><text:placeholder text:placeholder-type="text">&lt;insert_html(study.result_pt)&gt;</text:placeholder></text:span></text:p>
      <text:p text:style-name="P247"><text:span text:style-name="T75">Ref.:</text:span><text:span text:style-name="T77"> </text:span><text:span text:style-name="T78"><text:placeholder text:placeholder-type="text">&lt;study.reference&gt;</text:placeholder></text:span><text:span text:style-name="T78">, </text:span><text:span text:style-name="T78"><text:placeholder text:placeholder-type="text">&lt;study.name&gt;</text:placeholder></text:span><text:span text:style-name="T78">,</text:span><text:span text:style-name="T78"><text:placeholder text:placeholder-type="text">&lt;study.laboratory_id.name&gt;</text:placeholder></text:span><text:span text:style-name="T78">, </text:span><text:span text:style-name="T78"><text:placeholder text:placeholder-type="text">&lt;study.director_author_id.name&gt;</text:placeholder></text:span><text:span text:style-name="T78">, </text:span><text:span text:style-name="T78"><text:placeholder text:placeholder-type="text">&lt;study.number_of_pages&gt;</text:placeholder></text:span><text:span text:style-name="T78"> pag, </text:span><text:span text:style-name="T78"><text:placeholder text:placeholder-type="text">&lt;formatLang(study.end_date,date=True)&gt;</text:placeholder></text:span><text:span text:style-name="T77"> </text:span></text:p>
      <text:p text:style-name="P96"/>
      <text:p text:style-name="P104"><text:placeholder text:placeholder-type="text">&lt;/for&gt;</text:placeholder></text:p>
      <text:p text:style-name="P123"><text:s/>Microcrustáceos Agudo (Anexo 22.8.1.6)</text:p>
      <text:p text:style-name="P84"/>
      <text:p text:style-name="P154"><text:placeholder text:placeholder-type="text">&lt;for each="study in studies(o, 'Toxicidade aguda para microcrustáceos')"&gt;</text:placeholder></text:p>
      <text:p text:style-name="P71"><text:span text:style-name="T87">Resumo:</text:span><text:span text:style-name="T97"> </text:span><text:span text:style-name="T85"><text:placeholder text:placeholder-type="text">&lt;insert_html(study.summary_pt)&gt;</text:placeholder></text:span></text:p>
      <text:p text:style-name="P71"><text:span text:style-name="T87">Resultado:</text:span><text:span text:style-name="T97"> </text:span><text:span text:style-name="T85"><text:placeholder text:placeholder-type="text">&lt;insert_html(study.result_pt)&gt;</text:placeholder></text:span></text:p>
      <text:p text:style-name="P247"><text:soft-page-break/><text:span text:style-name="T75">Ref.:</text:span><text:span text:style-name="T77"> </text:span><text:span text:style-name="T78"><text:placeholder text:placeholder-type="text">&lt;study.reference&gt;</text:placeholder></text:span><text:span text:style-name="T78">, </text:span><text:span text:style-name="T78"><text:placeholder text:placeholder-type="text">&lt;study.name&gt;</text:placeholder></text:span><text:span text:style-name="T78">,</text:span><text:span text:style-name="T78"><text:placeholder text:placeholder-type="text">&lt;study.laboratory_id.name&gt;</text:placeholder></text:span><text:span text:style-name="T78">, </text:span><text:span text:style-name="T78"><text:placeholder text:placeholder-type="text">&lt;study.director_author_id.name&gt;</text:placeholder></text:span><text:span text:style-name="T78">, </text:span><text:span text:style-name="T78"><text:placeholder text:placeholder-type="text">&lt;study.number_of_pages&gt;</text:placeholder></text:span><text:span text:style-name="T78"> pag, </text:span><text:span text:style-name="T78"><text:placeholder text:placeholder-type="text">&lt;formatLang(study.end_date,date=True)&gt;</text:placeholder></text:span><text:span text:style-name="T77"> </text:span></text:p>
      <text:p text:style-name="P96"/>
      <text:p text:style-name="P105"><text:placeholder text:placeholder-type="text">&lt;/for&gt;</text:placeholder></text:p>
      <text:p text:style-name="P124">Peixes Agudo (Anexo 22.8.1.7)</text:p>
      <text:p text:style-name="P84"/>
      <text:p text:style-name="P154"><text:placeholder text:placeholder-type="text">&lt;for each="study in studies(o, 'Toxicidade aguda para peixes')"&gt;</text:placeholder></text:p>
      <text:p text:style-name="P71"><text:span text:style-name="T87">Resumo:</text:span><text:span text:style-name="T97"> </text:span><text:span text:style-name="T85"><text:placeholder text:placeholder-type="text">&lt;insert_html(study.summary_pt)&gt;</text:placeholder></text:span></text:p>
      <text:p text:style-name="P71"><text:span text:style-name="T87">Resultado:</text:span><text:span text:style-name="T97"> </text:span><text:span text:style-name="T85"><text:placeholder text:placeholder-type="text">&lt;insert_html(study.result_pt)&gt;</text:placeholder></text:span></text:p>
      <text:p text:style-name="P247"><text:span text:style-name="T75">Ref.:</text:span><text:span text:style-name="T77"> </text:span><text:span text:style-name="T78"><text:placeholder text:placeholder-type="text">&lt;study.reference&gt;</text:placeholder></text:span><text:span text:style-name="T78">, </text:span><text:span text:style-name="T78"><text:placeholder text:placeholder-type="text">&lt;study.name&gt;</text:placeholder></text:span><text:span text:style-name="T78">,</text:span><text:span text:style-name="T78"><text:placeholder text:placeholder-type="text">&lt;study.laboratory_id.name&gt;</text:placeholder></text:span><text:span text:style-name="T78">, </text:span><text:span text:style-name="T78"><text:placeholder text:placeholder-type="text">&lt;study.director_author_id.name&gt;</text:placeholder></text:span><text:span text:style-name="T78">, </text:span><text:span text:style-name="T78"><text:placeholder text:placeholder-type="text">&lt;study.number_of_pages&gt;</text:placeholder></text:span><text:span text:style-name="T78"> pag, </text:span><text:span text:style-name="T78"><text:placeholder text:placeholder-type="text">&lt;formatLang(study.end_date,date=True)&gt;</text:placeholder></text:span><text:span text:style-name="T77"> </text:span></text:p>
      <text:p text:style-name="P96"/>
      <text:p text:style-name="P106"><text:placeholder text:placeholder-type="text">&lt;/for&gt;</text:placeholder></text:p>
      <text:p text:style-name="P124">Aves Dose única (Anexo 22.8.1.8)</text:p>
      <text:p text:style-name="P84"/>
      <text:p text:style-name="P154"><text:placeholder text:placeholder-type="text">&lt;for each="study in studies(o, 'Toxicidade dose única (aves)')"&gt;</text:placeholder></text:p>
      <text:p text:style-name="P71"><text:span text:style-name="T87">Resumo:</text:span><text:span text:style-name="T97"> </text:span><text:span text:style-name="T85"><text:placeholder text:placeholder-type="text">&lt;insert_html(study.summary_pt)&gt;</text:placeholder></text:span></text:p>
      <text:p text:style-name="P71"><text:span text:style-name="T87">Resultado:</text:span><text:span text:style-name="T97"> </text:span><text:span text:style-name="T85"><text:placeholder text:placeholder-type="text">&lt;insert_html(study.result_pt)&gt;</text:placeholder></text:span></text:p>
      <text:p text:style-name="P247"><text:span text:style-name="T75">Ref.:</text:span><text:span text:style-name="T77"> </text:span><text:span text:style-name="T78"><text:placeholder text:placeholder-type="text">&lt;study.reference&gt;</text:placeholder></text:span><text:span text:style-name="T78">, </text:span><text:span text:style-name="T78"><text:placeholder text:placeholder-type="text">&lt;study.name&gt;</text:placeholder></text:span><text:span text:style-name="T78">,</text:span><text:span text:style-name="T78"><text:placeholder text:placeholder-type="text">&lt;study.laboratory_id.name&gt;</text:placeholder></text:span><text:span text:style-name="T78">, </text:span><text:span text:style-name="T78"><text:placeholder text:placeholder-type="text">&lt;study.director_author_id.name&gt;</text:placeholder></text:span><text:span text:style-name="T78">, </text:span><text:span text:style-name="T78"><text:placeholder text:placeholder-type="text">&lt;study.number_of_pages&gt;</text:placeholder></text:span><text:span text:style-name="T78"> pag, </text:span><text:span text:style-name="T78"><text:placeholder text:placeholder-type="text">&lt;formatLang(study.end_date,date=True)&gt;</text:placeholder></text:span><text:span text:style-name="T77"> </text:span></text:p>
      <text:p text:style-name="P96"/>
      <text:p text:style-name="P107"><text:placeholder text:placeholder-type="text">&lt;/for&gt;</text:placeholder></text:p>
      <text:p text:style-name="P256">22.8.2. Sumário dos dados relacionados aos efeitos sobre o ambiente para o produto técnico (Anexo I, item 16 da Portaria nº03, de 16 de janeiro de 1992)</text:p>
      <text:p text:style-name="P242"/>
      <text:p text:style-name="P66"><text:span text:style-name="T114">Não se aplica. Trata-se de Registro de Produto Formulado com base em Registro de Produto Técnico por Equivalência, e, portanto, estas características são equivalentes ao produto técnico de referência <text:s text:c="2"/></text:span><text:span text:style-name="T19"><text:placeholder text:placeholder-type="text">&lt;o.formulated_product_id.name&gt;</text:placeholder></text:span><text:span text:style-name="T19"> nº </text:span><text:span text:style-name="T14"><text:placeholder text:placeholder-type="text">&lt;for each="process in processes(o, 'MAPA')"&gt;</text:placeholder></text:span><text:span text:style-name="T14"> </text:span><text:span text:style-name="T14"><text:placeholder text:placeholder-type="text">&lt;if test="process.open_official_letter_id"&gt;</text:placeholder></text:span><text:span text:style-name="T14"> </text:span><text:span text:style-name="T14"><text:placeholder text:placeholder-type="text">&lt;process.open_official_letter_id.protocol&gt;</text:placeholder></text:span><text:span text:style-name="T14"><text:tab/></text:span><text:span text:style-name="T14"><text:placeholder text:placeholder-type="text">&lt;/if&gt;</text:placeholder></text:span><text:span text:style-name="T14"> </text:span><text:span text:style-name="T14"><text:placeholder text:placeholder-type="text">&lt;/for&gt;</text:placeholder></text:span><text:span text:style-name="T107"> </text:span><text:span text:style-name="T114">de acordo com Lista Positiva de Produtos Técnicos de Referência, emitida pela ANVISA.</text:span></text:p>
      <text:p text:style-name="P109"/>
      <text:p text:style-name="P126">22.8.3. Declaração da Composição Quali-Quantitativa do produto técnico. (Anexo 22.8.3)</text:p>
      <text:p text:style-name="P74"/>
      <text:p text:style-name="P63"><text:span text:style-name="T101">Segue anexa a Declaração da Composição Quali-quantitativa do(s) produto(s) </text:span><text:span text:style-name="T19"><text:placeholder text:placeholder-type="text">&lt;o.formulated_product_id.name&gt;</text:placeholder></text:span><text:span text:style-name="T101"> com base no estudo de análise das 5 bateladas.</text:span></text:p>
      <text:p text:style-name="P74"/>
      <text:p text:style-name="P120">22.8.4. Ficha de Emergência (Anexo 22.8.4.)</text:p>
      <text:p text:style-name="P315"/>
      <text:p text:style-name="P64"><text:span text:style-name="T97">Segue anexa Ficha de Emergência elaborada pela </text:span><text:span text:style-name="T114"><text:placeholder text:placeholder-type="text">&lt;o.operative_id.name&gt;</text:placeholder></text:span></text:p>
      <text:p text:style-name="P317"/>
      <text:list xml:id="list1857043976" text:style-name="WWNum34">
        <text:list-item>
          <text:list>
            <text:list-item>
              <text:list>
                <text:list-item>
                  <text:p text:style-name="P339"><text:span text:style-name="T87">Metodologia validada para determinação de teor de ingrediente ativo, de acordo com a ABNT ou norma internacionalmente reconhecida:</text:span><text:span text:style-name="T88"> (Anexo 22.8.5)</text:span></text:p>
                </text:list-item>
              </text:list>
            </text:list-item>
          </text:list>
        </text:list-item>
      </text:list>
      <text:p text:style-name="P313"/>
      <text:p text:style-name="P66"><text:span text:style-name="T112"><text:placeholder text:placeholder-type="text">&lt;for each="ing in cqqs(o,'chemical')"&gt;</text:placeholder></text:span><text:span text:style-name="T112"> <text:s text:c="2"/></text:span></text:p>
      <text:p text:style-name="P66"><text:span text:style-name="T114">Segue anexo o Método de Análise de Teor validado dos ingredientes ativos</text:span><text:span text:style-name="T113"> </text:span><text:span text:style-name="T112"><text:s/></text:span><text:span text:style-name="T115"><text:placeholder text:placeholder-type="text">&lt;ing.ingredient_id.name&gt;</text:placeholder></text:span><text:span text:style-name="T115"> </text:span><text:span text:style-name="T114">em produtos técnico e formulado, conforme NBR-14029.</text:span></text:p>
      <text:p text:style-name="P244"><text:placeholder text:placeholder-type="text">&lt;/for&gt;</text:placeholder></text:p>
      <text:p text:style-name="P155"><text:placeholder text:placeholder-type="text">&lt;for each="study in studies(o, 'Método Analítico de Teor/Validação')"&gt;</text:placeholder></text:p>
      <text:p text:style-name="P247"><text:soft-page-break/><text:span text:style-name="T98">Ref.: </text:span><text:span text:style-name="T109"><text:placeholder text:placeholder-type="text">&lt;study.reference&gt;</text:placeholder></text:span><text:span text:style-name="T109">, </text:span><text:span text:style-name="T109"><text:placeholder text:placeholder-type="text">&lt;study.name&gt;</text:placeholder></text:span><text:span text:style-name="T109">,</text:span><text:span text:style-name="T109"><text:placeholder text:placeholder-type="text">&lt;study.laboratory_id.name&gt;</text:placeholder></text:span><text:span text:style-name="T109">, </text:span><text:span text:style-name="T109"><text:placeholder text:placeholder-type="text">&lt;study.director_author_id.name&gt;</text:placeholder></text:span><text:span text:style-name="T109">, <text:s text:c="5"/></text:span><text:span text:style-name="T109"><text:placeholder text:placeholder-type="text">&lt;study.number_of_pages&gt;</text:placeholder></text:span><text:span text:style-name="T109"> pag, </text:span><text:span text:style-name="T109"><text:placeholder text:placeholder-type="text">&lt;formatLang(study.end_date,date=True)&gt;</text:placeholder></text:span><text:span text:style-name="T98"> </text:span></text:p>
      <text:p text:style-name="P246"/>
      <text:p text:style-name="P316"><text:placeholder text:placeholder-type="text">&lt;/for&gt;</text:placeholder></text:p>
      <text:list xml:id="list358473208" text:continue-numbering="true" text:style-name="WWNum34">
        <text:list-item>
          <text:list>
            <text:list-item>
              <text:list>
                <text:list-item>
                  <text:p text:style-name="P342">Peticionamento Eletrônico gerado no SIA e Taxa de Avaliação Toxicológica </text:p>
                </text:list-item>
              </text:list>
            </text:list-item>
          </text:list>
        </text:list-item>
      </text:list>
      <text:p text:style-name="P222"/>
      <text:p text:style-name="P222">Segue anexos à capa deste relatório:</text:p>
      <text:p text:style-name="P174"><text:placeholder text:placeholder-type="text">&lt;for each="tax in taxes(o, partner_ref='ANVISA')"&gt;</text:placeholder></text:p>
      <text:p text:style-name="P298"/>
      <text:p text:style-name="P234">Peticionamento Eletrônico, Transação nº <text:span text:style-name="T31"><text:placeholder text:placeholder-type="text">&lt;tax.reference&gt;</text:placeholder></text:span>, <text:s/>de <text:span text:style-name="T31"><text:placeholder text:placeholder-type="text">&lt;formatLang(tax.approval_date, date=True)&gt;</text:placeholder></text:span><text:span text:style-name="T31">.</text:span> </text:p>
      <text:p text:style-name="P239"><text:span text:style-name="T97">Comprovante de pagamento da taxa no valor de R$ </text:span><text:span text:style-name="T80"><text:placeholder text:placeholder-type="text">&lt;tax.amount&gt;</text:placeholder></text:span><text:span text:style-name="T80">.</text:span></text:p>
      <text:p text:style-name="P316"/>
      <text:p text:style-name="P316"><text:placeholder text:placeholder-type="text">&lt;/for&gt;</text:placeholder></text:p>
      <text:list xml:id="list1662564813" text:continue-numbering="true" text:style-name="WWNum34">
        <text:list-item>
          <text:list>
            <text:list-item>
              <text:list>
                <text:list-item>
                  <text:p text:style-name="P321"><text:span text:style-name="T73">Cópia do Certificado de Registro Especial Temporário – RET </text:span>(Anexo 11.10)</text:p>
                </text:list-item>
              </text:list>
            </text:list-item>
          </text:list>
        </text:list-item>
      </text:list>
      <text:p text:style-name="P201"/>
      <text:p text:style-name="P20"><text:placeholder text:placeholder-type="text">&lt;for each="ret in o.product_in_ret_ids"&gt;</text:placeholder></text:p>
      <text:p text:style-name="P63"><text:span text:style-name="T98">Segue RET nº </text:span><text:span text:style-name="T98"><text:placeholder text:placeholder-type="text">&lt;ret.ret_registry_id.name&gt;</text:placeholder></text:span><text:span text:style-name="T98"> emitido em </text:span><text:span text:style-name="T98"><text:placeholder text:placeholder-type="text">&lt;ret.ret_registry_id.registry_date&gt;</text:placeholder></text:span><text:span text:style-name="T98"> com validade até </text:span><text:span text:style-name="T98"><text:placeholder text:placeholder-type="text">&lt;formatLang(ret.ret_registry_id.registry_expiration_date,date=True)&gt;</text:placeholder></text:span><text:span text:style-name="T98"> que suporta as pesquisas realizadas para o produto </text:span><text:span text:style-name="T98"><text:placeholder text:placeholder-type="text">&lt;o.formulated_product_id.name&gt;</text:placeholder></text:span></text:p>
      <text:p text:style-name="P316"/>
      <text:p text:style-name="P316"><text:placeholder text:placeholder-type="text">&lt;/for&gt;</text:placeholder></text:p>
      <text:list xml:id="list1748668334" text:continue-numbering="true" text:style-name="WWNum34">
        <text:list-item>
          <text:list>
            <text:list-item>
              <text:list>
                <text:list-item>
                  <text:p text:style-name="P333">Cópia dos comprovantes ou protocolos no Brasil de seus componentes, inclusive do produto técnico. (Anexo 13.10)</text:p>
                </text:list-item>
              </text:list>
            </text:list-item>
          </text:list>
        </text:list-item>
      </text:list>
      <text:p text:style-name="P269"/>
      <text:p text:style-name="P270"><text:span text:style-name="T97">Cópia dos protocolos de requerimento de registro do produto</text:span><text:span text:style-name="T86"> </text:span><text:span text:style-name="T25"><text:placeholder text:placeholder-type="text">&lt;o.formulated_product_id.name&gt;</text:placeholder></text:span><text:span text:style-name="T86"> </text:span><text:span text:style-name="T97">no MAPA, ANVISA e IBAMA, realizados em </text:span><text:span text:style-name="T80"><text:placeholder text:placeholder-type="text">&lt;for each="process in processes(o, 'MAPA')"&gt;</text:placeholder></text:span><text:span text:style-name="T80"> </text:span><text:span text:style-name="T79"><text:placeholder text:placeholder-type="text">&lt;if test="process.open_official_letter_id"&gt;</text:placeholder></text:span><text:span text:style-name="T79"><text:tab/></text:span><text:span text:style-name="T79"><text:placeholder text:placeholder-type="text">&lt;formatLang(process.open_official_letter_id.protocol_date,date=True)&gt;</text:placeholder></text:span><text:span text:style-name="T79"><text:tab/></text:span><text:span text:style-name="T79"><text:placeholder text:placeholder-type="text">&lt;/if&gt;</text:placeholder></text:span><text:span text:style-name="T79"> </text:span><text:span text:style-name="T80"><text:placeholder text:placeholder-type="text">&lt;/for&gt;</text:placeholder></text:span></text:p>
      <text:list xml:id="list1406671611" text:style-name="L2">
        <text:list-item>
          <text:p text:style-name="P318"><text:span text:style-name="T97">Processo no MAPA sob nº </text:span><text:span text:style-name="T80"><text:placeholder text:placeholder-type="text">&lt;for each="process in processes(o, 'MAPA')"&gt;</text:placeholder></text:span><text:span text:style-name="T80"> </text:span><text:span text:style-name="T80"><text:placeholder text:placeholder-type="text">&lt;if test="process.open_official_letter_id"&gt;</text:placeholder></text:span><text:span text:style-name="T80"><text:tab/></text:span><text:span text:style-name="T80"><text:placeholder text:placeholder-type="text">&lt;process.open_official_letter_id.protocol&gt;</text:placeholder></text:span><text:span text:style-name="T80"><text:tab/></text:span><text:span text:style-name="T80"><text:placeholder text:placeholder-type="text">&lt;/if&gt;</text:placeholder></text:span><text:span text:style-name="T80"> </text:span><text:span text:style-name="T80"><text:placeholder text:placeholder-type="text">&lt;/for&gt;</text:placeholder></text:span></text:p>
        </text:list-item>
        <text:list-item>
          <text:p text:style-name="P319"><text:span text:style-name="T97">Processo na ANVISA sob nº </text:span><text:span text:style-name="T80"><text:placeholder text:placeholder-type="text">&lt;for each="process in processes(o, 'ANVISA')"&gt;</text:placeholder></text:span><text:span text:style-name="T80"> </text:span><text:span text:style-name="T80"><text:placeholder text:placeholder-type="text">&lt;if test="process.open_official_letter_id"&gt;</text:placeholder></text:span><text:span text:style-name="T80"><text:tab/></text:span><text:span text:style-name="T80"><text:placeholder text:placeholder-type="text">&lt;process.open_official_letter_id.protocol&gt;</text:placeholder></text:span><text:span text:style-name="T80"><text:tab/></text:span><text:span text:style-name="T80"><text:placeholder text:placeholder-type="text">&lt;/if&gt;</text:placeholder></text:span><text:span text:style-name="T80"> </text:span><text:span text:style-name="T80"><text:placeholder text:placeholder-type="text">&lt;/for&gt;</text:placeholder></text:span></text:p>
        </text:list-item>
        <text:list-item>
          <text:p text:style-name="P332"><text:span text:style-name="Fuente_20_de_20_párrafo_20_predeter."><text:span text:style-name="T45">Processo no IBAMA sob nº </text:span></text:span><text:span text:style-name="Fuente_20_de_20_párrafo_20_predeter."><text:span text:style-name="T45"><text:placeholder text:placeholder-type="text">&lt;for each="process in processes(o, 'IBAMA')"&gt;</text:placeholder></text:span></text:span><text:span text:style-name="Fuente_20_de_20_párrafo_20_predeter."><text:span text:style-name="T45"> </text:span></text:span><text:span text:style-name="Fuente_20_de_20_párrafo_20_predeter."><text:span text:style-name="T45"><text:placeholder text:placeholder-type="text">&lt;if test="process.open_official_letter_id"&gt;</text:placeholder></text:span></text:span><text:span text:style-name="Fuente_20_de_20_párrafo_20_predeter."><text:span text:style-name="T45"><text:tab/></text:span></text:span><text:span text:style-name="Fuente_20_de_20_párrafo_20_predeter."><text:span text:style-name="T45"><text:placeholder text:placeholder-type="text">&lt;process.open_official_letter_id.protocol&gt;</text:placeholder></text:span></text:span><text:span text:style-name="Fuente_20_de_20_párrafo_20_predeter."><text:span text:style-name="T45"><text:tab/></text:span></text:span><text:span text:style-name="Fuente_20_de_20_párrafo_20_predeter."><text:span text:style-name="T45"><text:placeholder text:placeholder-type="text">&lt;/if&gt;</text:placeholder></text:span></text:span><text:span text:style-name="Fuente_20_de_20_párrafo_20_predeter."><text:span text:style-name="T45"> </text:span></text:span><text:span text:style-name="Fuente_20_de_20_párrafo_20_predeter."><text:span text:style-name="T45"><text:placeholder text:placeholder-type="text">&lt;/for&gt;</text:placeholder></text:span></text:span></text:p>
        </text:list-item>
      </text:list>
      <text:p text:style-name="P215"><text:span text:style-name="Fuente_20_de_20_párrafo_20_predeter."><text:span text:style-name="T50"><text:placeholder text:placeholder-type="text">&lt;/if&gt;</text:placeholder></text:span></text:span></text:p>
      <text:p text:style-name="P207"/>
      <text:p text:style-name="P198"/>
      <text:p text:style-name="P7"><text:span text:style-name="T99">Curitiba, </text:span><text:span text:style-name="T94"><text:date style:data-style-name="N76" text:date-value="2013-09-30T15:44:10" text:fixed="true">30 de setembro de 2013</text:date></text:span><text:span text:style-name="T99"> </text:span></text:p>
      <text:p text:style-name="P17"/>
      <text:p text:style-name="P17"/>
      <text:p text:style-name="P17"/>
      <text:p text:style-name="P17"/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34">ALTA – América Latina Tecnologia Agrícola</text:p>
            <text:p text:style-name="P37"><text:placeholder text:placeholder-type="text">&lt;o.proxy_id.function&gt;</text:placeholder> <text:placeholder text:placeholder-type="text">&lt;o.proxy_id.name&gt;</text:placeholder> <text:s/><text:placeholder text:placeholder-type="text">&lt;o.proxy_id.state_registration_code&gt;</text:placeholder></text:p>
            <text:p text:style-name="P15">Responsável Técnico e Representante Legal</text:p>
          </table:table-cell>
        </table:table-row>
      </table:table>
      <text:p text:style-name="P8"><text:bookmark-end text:name="bkmFabNome31"/><text:bookmark-end text:name="bkmFabProcs"/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Hindi" svg:font-family="'Lohit Hindi'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DejaVu Sans Mono" svg:font-family="'DejaVu Sans Mono'" style:font-family-generic="modern" style:font-pitch="fixed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Arial3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language="pt" fo:country="BR"/>
    </style:style>
    <style:style style:name="Head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cm" fo:margin-bottom="0cm" fo:line-height="100%" fo:text-align="center" style:justify-single-word="false" fo:keep-with-next="always"/>
      <style:text-properties fo:color="#00800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353cm" fo:margin-bottom="0cm" fo:keep-together="always" fo:keep-with-next="always"/>
      <style:text-properties fo:color="#4f81bd" style:font-name="Cambria" fo:font-style="italic" fo:font-weight="bold" style:font-style-asian="italic" style:font-weight-asian="bold" style:font-style-complex="italic" style:font-weight-complex="bold"/>
    </style:style>
    <style:style style:name="Foot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.353cm" fo:text-indent="0cm" style:auto-text-indent="false"/>
    </style:style>
    <style:style style:name="Body_20_Text_20_3" style:display-name="Body Text 3" style:family="paragraph" style:parent-style-name="Standard" style:default-outline-level="">
      <style:paragraph-properties fo:margin-top="0cm" fo:margin-bottom="0cm" fo:line-height="100%" fo:text-align="justify" style:justify-single-word="false"/>
      <style:text-properties style:font-name="Times New Roman" style:font-name-asian="Times New Roman1" style:language-asian="pt" style:country-asian="BR" style:font-name-complex="Times New Roman1" style:font-size-complex="10pt"/>
    </style:style>
    <style:style style:name="Title" style:family="paragraph" style:parent-style-name="Standard" style:next-style-name="Subtitle" style:default-outline-level="" style:class="chapter">
      <style:paragraph-properties fo:margin-top="0cm" fo:margin-bottom="0cm" fo:line-height="100%" fo:text-align="center" style:justify-single-word="false"/>
      <style:text-properties style:font-name="Arial1" fo:font-size="12pt" fo:language="fr" fo:country="CA" fo:font-weight="bold" style:font-name-asian="Times New Roman1" style:font-size-asian="12pt" style:language-asian="pt" style:country-asian="BR" style:font-weight-asian="bold" style:font-name-complex="Arial3" style:font-size-complex="10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Frame_20_contents" style:display-name="Frame contents" style:family="paragraph" style:parent-style-name="Text_20_body" style:class="extra"/>
    <style:style style:name="Normal_20__28_Web_29_" style:display-name="Normal (Web)" style:family="paragraph" style:parent-style-name="Standard" style:default-outline-level="">
      <style:paragraph-properties fo:margin-top="0.049cm" fo:margin-bottom="0.049cm" fo:line-height="100%"/>
      <style:text-properties style:font-name="Arial Unicode MS" fo:font-size="12pt" style:font-name-asian="Arial Unicode MS1" style:font-size-asian="12pt" style:language-asian="pt" style:country-asian="BR" style:font-name-complex="Arial Unicode MS1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údo_20_de_20_tabela" style:display-name="Conteúdo de tabela" style:family="paragraph" style:parent-style-name="Standard" style:default-outline-level="">
      <style:paragraph-properties fo:orphans="0" fo:widows="0" fo:hyphenation-ladder-count="no-limit" text:number-lines="false" text:line-number="0"/>
      <style:text-properties fo:language="pt" fo:country="BR" style:letter-kerning="true" style:font-name-asian="Arial Unicode MS1" fo:hyphenate="false" fo:hyphenation-remain-char-count="2" fo:hyphenation-push-char-count="2"/>
    </style:style>
    <style:style style:name="No_20_Spacing" style:display-name="No Spacing" style:family="paragraph" style:default-outline-level="">
      <style:paragraph-properties fo:orphans="2" fo:widows="2" style:writing-mode="lr-tb"/>
      <style:text-properties style:use-window-font-color="true" fo:font-size="11pt" fo:language="pt" fo:country="BR" style:font-size-asian="11pt" style:font-size-complex="11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fo:color="#008000" style:font-name="Times New Roman" fo:font-size="12pt" fo:language="pt" fo:country="BR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ítulo_20_4_20_Char" style:display-name="Título 4 Char" style:family="text" style:parent-style-name="Default_20_Paragraph_20_Font">
      <style:text-properties fo:color="#4f81bd" style:font-name="Cambria" fo:language="pt" fo:country="BR" fo:font-style="italic" fo:font-weight="bold" style:font-style-asian="italic" style:font-weight-asian="bold" style:font-style-complex="italic" style:font-weight-complex="bold"/>
    </style:style>
    <style:style style:name="Cabeçalho_20_Char" style:display-name="Cabeçalho Char" style:family="text" style:parent-style-name="Default_20_Paragraph_20_Font">
      <style:text-properties fo:language="pt" fo:country="BR"/>
    </style:style>
    <style:style style:name="Rodapé_20_Char" style:display-name="Rodapé Char" style:family="text" style:parent-style-name="Default_20_Paragraph_20_Font">
      <style:text-properties fo:language="pt" fo:country="BR"/>
    </style:style>
    <style:style style:name="Corpo_20_de_20_texto_20_3_20_Char" style:display-name="Corpo de texto 3 Char" style:family="text" style:parent-style-name="Default_20_Paragraph_20_Font">
      <style:text-properties style:font-name="Times New Roman" fo:language="pt" fo:country="BR" style:font-name-asian="Times New Roman1" style:language-asian="pt" style:country-asian="BR" style:font-name-complex="Times New Roman1" style:font-size-complex="10pt"/>
    </style:style>
    <style:style style:name="medium_5f_text1" style:display-name="medium_text1" style:family="text" style:parent-style-name="Default_20_Paragraph_20_Font">
      <style:text-properties fo:font-size="10pt" style:font-size-asian="10pt" style:font-size-complex="10pt"/>
    </style:style>
    <style:style style:name="Título_20_Char" style:display-name="Título Char" style:family="text" style:parent-style-name="Default_20_Paragraph_20_Font">
      <style:text-properties style:font-name="Arial1" fo:font-size="12pt" fo:language="fr" fo:country="CA" fo:font-weight="bold" style:font-name-asian="Times New Roman1" style:font-size-asian="12pt" style:language-asian="pt" style:country-asian="BR" style:font-weight-asian="bold" style:font-name-complex="Arial3" style:font-size-complex="10pt" style:font-weight-complex="bold"/>
    </style:style>
    <style:style style:name="Texto_20_de_20_balão_20_Char" style:display-name="Texto de balão Char" style:family="text" style:parent-style-name="Default_20_Paragraph_20_Font">
      <style:text-properties style:font-name="Tahoma" fo:font-size="8pt" fo:language="pt" fo:country="BR" style:font-size-asian="8pt" style:font-name-complex="Tahoma1" style:font-size-complex="8pt"/>
    </style:style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fo:color="#00000a"/>
    </style:style>
    <style:style style:name="ListLabel_20_3" style:display-name="ListLabel 3" style:family="text">
      <style:text-properties fo:font-weight="bold" style:font-weight-asian="bold"/>
    </style:style>
    <style:style style:name="ListLabel_20_4" style:display-name="ListLabel 4" style:family="text">
      <style:text-properties style:font-name-asian="Times New Roman1" style:font-name-complex="Arial3"/>
    </style:style>
    <style:style style:name="ListLabel_20_5" style:display-name="ListLabel 5" style:family="text">
      <style:text-properties style:font-name-complex="Arial3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138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40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67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94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218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488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758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028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29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773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043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3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853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3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66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5" style:num-suffix="" text:bullet-char="">
        <style:list-level-properties text:list-level-position-and-space-mode="label-alignment">
          <style:list-level-label-alignment text:label-followed-by="listtab" fo:text-indent="-0.635cm" fo:margin-left="1.136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3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." style:num-format="1" text:start-value="22">
        <style:list-level-properties text:list-level-position-and-space-mode="label-alignment">
          <style:list-level-label-alignment text:label-followed-by="listtab" fo:text-indent="-1.058cm" fo:margin-left="1.058cm"/>
        </style:list-level-properties>
      </text:list-level-style-number>
      <text:list-level-style-number text:level="2" style:num-suffix="." style:num-format="1" text:start-value="8" text:display-levels="2">
        <style:list-level-properties text:list-level-position-and-space-mode="label-alignment">
          <style:list-level-label-alignment text:label-followed-by="listtab" fo:text-indent="-1.058cm" fo:margin-left="1.058cm"/>
        </style:list-level-properties>
      </text:list-level-style-number>
      <text:list-level-style-number text:level="3" style:num-suffix="." style:num-format="1" text:start-value="5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 fo:background-color="transparent">
        <style:tab-stops>
          <style:tab-stop style:position="7.5cm" style:type="center"/>
        </style:tab-stops>
        <style:background-image/>
      </style:paragraph-properties>
      <style:text-properties fo:language="pt" fo:country="BR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color="#000000" style:font-name="Arial" fo:font-size="8pt" fo:font-weight="bold" fo:background-color="transparent" style:font-size-asian="8pt" style:font-weight-asian="bold" style:font-name-complex="Arial" style:font-size-complex="8pt" style:font-weight-complex="bold"/>
    </style:style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bookmark-start text:name="bkmHeaderName"/><text:bookmark-start text:name="bmkHeaderProd"/><text:span text:style-name="MT1"><text:placeholder text:placeholder-type="text">&lt;if test="o.type=='technical_product'"&gt;</text:placeholder></text:span><text:bookmark-end text:name="bmkHeaderProd"/><text:span text:style-name="MT1"><text:placeholder text:placeholder-type="text">&lt;o.technical_product_id.name&gt;</text:placeholder></text:span><text:span text:style-name="MT1"><text:placeholder text:placeholder-type="text">&lt;/if&gt;</text:placeholder></text:span><text:bookmark-end text:name="bkmHeaderName"/><text:bookmark-start text:name="bmkHeaderProd2"/><text:span text:style-name="MT1"><text:placeholder text:placeholder-type="text">&lt;if test="o.type=='formulated_product'"&gt;</text:placeholder></text:span><text:bookmark-end text:name="bmkHeaderProd2"/><text:span text:style-name="MT1"><text:placeholder text:placeholder-type="text">&lt;o.formulated_product_id.name&gt;</text:placeholder></text:span><text:span text:style-name="MT1"><text:placeholder text:placeholder-type="text">&lt;/if&gt;</text:placeholder></text:span></text:p>
      </style:header>
      <style:footer>
        <text:p text:style-name="MP2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26</meta:editing-cycles>
    <meta:creation-date>2013-06-25T18:02:18</meta:creation-date>
    <dc:date>2013-11-13T10:18:41</dc:date>
    <meta:editing-duration>PT16H22M3S</meta:editing-duration>
    <meta:generator>LibreOffice/3.5$Linux_X86_64 LibreOffice_project/350m1$Build-2</meta:generator>
    <dc:creator>Juan Scarafia</dc:creator>
    <meta:document-statistic meta:table-count="8" meta:image-count="0" meta:object-count="0" meta:page-count="24" meta:paragraph-count="687" meta:word-count="4724" meta:character-count="44310" meta:non-whitespace-character-count="40221"/>
    <meta:user-defined meta:name="AppVersion">14.0000</meta:user-defined>
    <meta:user-defined meta:name="Company">INFOMATRIX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RTII-PTE.dotx" xlink:href=""/>
  </office:meta>
</office:document-meta>
</file>